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x="urn:openoffice:names:experimental:ooxml-odf-interop:xmlns:form:1.0" xmlns:draw="urn:oasis:names:tc:opendocument:xmlns:drawing:1.0" xmlns:rpt="http://openoffice.org/2005/report" xmlns:office="urn:oasis:names:tc:opendocument:xmlns:office:1.0" xmlns:text="urn:oasis:names:tc:opendocument:xmlns:text:1.0" xmlns:ooo="http://openoffice.org/2004/office" xmlns:grddl="http://www.w3.org/2003/g/data-view#" xmlns:dc="http://purl.org/dc/elements/1.1/" xmlns:number="urn:oasis:names:tc:opendocument:xmlns:datastyle:1.0" xmlns:oooc="http://openoffice.org/2004/calc" xmlns:meta="urn:oasis:names:tc:opendocument:xmlns:meta:1.0" xmlns:table="urn:oasis:names:tc:opendocument:xmlns:table:1.0" xmlns:dr3d="urn:oasis:names:tc:opendocument:xmlns:dr3d:1.0" xmlns:fo="urn:oasis:names:tc:opendocument:xmlns:xsl-fo-compatible:1.0" xmlns:style="urn:oasis:names:tc:opendocument:xmlns:style:1.0" xmlns:xsi="http://www.w3.org/2001/XMLSchema-instance" xmlns:form="urn:oasis:names:tc:opendocument:xmlns:form:1.0" xmlns:script="urn:oasis:names:tc:opendocument:xmlns:script:1.0" xmlns:ooow="http://openoffice.org/2004/writer" xmlns:svg="urn:oasis:names:tc:opendocument:xmlns:svg-compatible:1.0" xmlns:chart="urn:oasis:names:tc:opendocument:xmlns:chart:1.0" xmlns:dom="http://www.w3.org/2001/xml-events" xmlns:xlink="http://www.w3.org/1999/xlink" xmlns:css3t="http://www.w3.org/TR/css3-text/" xmlns:field="urn:openoffice:names:experimental:ooo-ms-interop:xmlns:field:1.0" xmlns:xsd="http://www.w3.org/2001/XMLSchema" xmlns:of="urn:oasis:names:tc:opendocument:xmlns:of:1.2" xmlns:xhtml="http://www.w3.org/1999/xhtml" xmlns:xforms="http://www.w3.org/2002/xforms" xmlns:presentation="urn:oasis:names:tc:opendocument:xmlns:presentation:1.0" xmlns:tableooo="http://openoffice.org/2009/table" xmlns:math="http://www.w3.org/1998/Math/MathML">
  <office:scripts/>
  <office:font-face-decls/>
  <office:automatic-styles/>
  <office:body>
    <office:text>
      <text:variable-decls/>
      <text:user-field-decls/>
      <text:p>1. <text:span>(158r)</text:span><text:span text:style-name="T7"> | </text:span><text:span text:style-name="T7"> \\·XXXIIII// </text:span><text:span text:style-name="T7">S<text:span text:style-name="T1">AN</text:span>C<text:span text:style-name="T1">T</text:span>IPATRICIIEPISCOPIXVI·KLAPRILI;-</text:span><text:span text:style-name="T7"> | </text:span><text:span text:style-name="T7"/></text:p>
      <text:p>1. <text:span text:style-name="T7"/><text:span text:style-name="T7"/><text:span text:style-name="T7"><text:span text:style-name="T3">E</text:span>GO</text:span> <text:span text:style-name="T7">PATRICIUS</text:span> <text:span text:style-name="T7">peccator</text:span> <text:span text:style-name="T7">rusticissim<text:span text:style-name="T1">us</text:span></text:span> <text:span text:style-name="T7"><text:span text:style-name="T1">et</text:span></text:span> <text:span text:style-name="T7">minim<text:span text:style-name="T1">us</text:span></text:span> <text:span text:style-name="T7">omnium</text:span><text:span text:style-name="T7"> | </text:span><text:span text:style-name="T7"/><text:span text:style-name="T7">fidelium</text:span><text:span text:style-name="T7">·</text:span> <text:span text:style-name="T7"><text:span text:style-name="T1">et</text:span></text:span> <text:span text:style-name="T7">conte<text:span text:style-name="T1">m</text:span>ptibilissim<text:span text:style-name="T1">us</text:span></text:span> <text:span text:style-name="T7">apud</text:span> <text:span text:style-name="T7">plurimos</text:span><text:span text:style-name="T7">.</text:span> <text:span text:style-name="T7"/><text:span text:style-name="T7">patre<text:span text:style-name="T1">m</text:span></text:span> <text:span text:style-name="T7">habui</text:span><text:span text:style-name="T7"> | </text:span><text:span text:style-name="T7">calporniu<text:span text:style-name="T1">m</text:span></text:span> <text:span text:style-name="T7">diacone<text:span text:style-name="T1">m</text:span></text:span><text:span text:style-name="T7">·</text:span> <text:span text:style-name="T7">filium</text:span> <text:span text:style-name="T7">quonda<text:span text:style-name="T1">m</text:span></text:span> <text:span text:style-name="T7">potiti</text:span> <text:span text:style-name="T7">p<text:span text:style-name="T1">res</text:span>b<text:span text:style-name="T1">yte</text:span>ri</text:span><text:span text:style-name="T7">·</text:span> <text:span text:style-name="T7"/><text:span text:style-name="T7">q<text:span text:style-name="T1">u</text:span>i</text:span> <text:span text:style-name="T7">fuit</text:span> <text:span text:style-name="T7">in</text:span> <text:span text:style-name="T7">uico</text:span><text:span text:style-name="T7"> | </text:span><text:span text:style-name="T7">banauem</text:span> <text:span text:style-name="T7">tabernie</text:span><text:span text:style-name="T7">;</text:span> <text:span text:style-name="T7"><text:span text:style-name="T3">U</text:span>illula<text:span text:style-name="T1">m</text:span></text:span> <text:span text:style-name="T7">enim</text:span> <text:span text:style-name="T7">p<text:span text:style-name="T1">ro</text:span>pe</text:span> <text:span text:style-name="T7"/><text:span text:style-name="T7">habuit</text:span><text:span text:style-name="T7">·</text:span> <text:span text:style-name="T7">ubi</text:span> <text:span text:style-name="T7">ego</text:span> <text:span text:style-name="T7">cap</text:span><text:span text:style-name="T7">-</text:span><text:span text:style-name="T7"> | </text:span><text:span text:style-name="T7">-</text:span> <text:span text:style-name="T7">tura<text:span text:style-name="T1">m</text:span></text:span> <text:span text:style-name="T7">dedi</text:span> <text:span text:style-name="T7"/><text:span text:style-name="T7">anno<text:span text:style-name="T1">rum</text:span></text:span> <text:span text:style-name="T7">eram</text:span> <text:span text:style-name="T7">tunc</text:span> <text:span text:style-name="T7">fere</text:span> <text:span text:style-name="T7">sedecim</text:span><text:span text:style-name="T7">;</text:span> <text:span text:style-name="T7"><text:span text:style-name="T3">D</text:span><text:span text:style-name="T1">eu</text:span>m</text:span> <text:span text:style-name="T7">eni<text:span text:style-name="T1">m</text:span></text:span> <text:span text:style-name="T7">ueru<text:span text:style-name="T1">m</text:span></text:span><text:span text:style-name="T7"> | </text:span><text:span text:style-name="T7">ignorabam</text:span><text:span text:style-name="T7">.</text:span> <text:span text:style-name="T7"><text:span text:style-name="T1">et</text:span></text:span> <text:span text:style-name="T7"/><text:span text:style-name="T7">hiberione</text:span> <text:span text:style-name="T7">in</text:span> <text:span text:style-name="T7">captiuitate</text:span> <text:span text:style-name="T7">adduct<text:span text:style-name="T1">us</text:span></text:span> <text:span text:style-name="T7">sum</text:span><text:span text:style-name="T7">·</text:span> <text:span text:style-name="T7">cu<text:span text:style-name="T1">m</text:span></text:span><text:span text:style-name="T7"> | </text:span><text:span text:style-name="T7">tot</text:span> <text:span text:style-name="T7">milib<text:span text:style-name="T1">us</text:span></text:span> <text:span text:style-name="T7">hominu<text:span text:style-name="T1">m</text:span></text:span> <text:span text:style-name="T7"/><text:span text:style-name="T7">s<text:span text:style-name="T1">e</text:span>c<text:span text:style-name="T1">un</text:span>d<text:span text:style-name="T1">u</text:span>m</text:span> <text:span text:style-name="T7">merita</text:span> <text:span text:style-name="T7">n<text:span text:style-name="T1">ost</text:span>ra</text:span> <text:span text:style-name="T7">q<text:span text:style-name="T1">u</text:span>ia</text:span> <text:span text:style-name="T7">a</text:span> <text:span text:style-name="T7">deo</text:span> <text:span text:style-name="T7">recessim<text:span text:style-name="T1">us</text:span></text:span><text:span text:style-name="T7">·</text:span> <text:span text:style-name="T7">et</text:span><text:span text:style-name="T7"> | </text:span><text:span text:style-name="T7">p<text:span text:style-name="T1">rae</text:span>cepta</text:span> <text:span text:style-name="T7">ei<text:span text:style-name="T1">us</text:span></text:span> <text:span text:style-name="T7">n<text:span text:style-name="T1">on</text:span></text:span> <text:span text:style-name="T7"/><text:span text:style-name="T7">custodiuim<text:span text:style-name="T1">us</text:span></text:span><text:span text:style-name="T7">·</text:span> <text:span text:style-name="T7"><text:span text:style-name="T1">et</text:span></text:span> <text:span text:style-name="T7">sacerdotib<text:span text:style-name="T1">us</text:span></text:span> <text:span text:style-name="T7">n<text:span text:style-name="T1">ost</text:span>ris</text:span> <text:span text:style-name="T7">inobedentes</text:span> <text:span text:style-name="T7">fuim<text:span text:style-name="T1">us</text:span></text:span><text:span text:style-name="T7">·</text:span><text:span text:style-name="T7"> | </text:span><text:span text:style-name="T7">q<text:span text:style-name="T1">u</text:span>i</text:span> <text:span text:style-name="T7"/><text:span text:style-name="T7">n<text:span text:style-name="T1">ost</text:span>ram</text:span> <text:span text:style-name="T7">salute<text:span text:style-name="T1">m</text:span></text:span> <text:span text:style-name="T7">admonebant</text:span><text:span text:style-name="T7">·</text:span> <text:span text:style-name="T7"><text:span text:style-name="T1">et</text:span></text:span> <text:span text:style-name="T7">d<text:span text:style-name="T1">omi</text:span>n<text:span text:style-name="T1">u</text:span>s</text:span> <text:span text:style-name="T7">indux<text:span text:style-name="T1">it</text:span></text:span> <text:span text:style-name="T7">sup<text:span text:style-name="T1">er</text:span></text:span> <text:span text:style-name="T7">nos</text:span> <text:span text:style-name="T7">iram</text:span> <text:span text:style-name="T7"/><text:span text:style-name="T7">anima</text:span><text:span text:style-name="T7">-</text:span><text:span text:style-name="T7"> | </text:span><text:span text:style-name="T7">-</text:span> <text:span text:style-name="T7">tionis</text:span> <text:span text:style-name="T7">sue</text:span><text:span text:style-name="T7">·</text:span> <text:span text:style-name="T7"><text:span text:style-name="T1">et</text:span></text:span> <text:span text:style-name="T7">disp<text:span text:style-name="T1">er</text:span>sit</text:span> <text:span text:style-name="T7">nos</text:span> <text:span text:style-name="T7">in</text:span> <text:span text:style-name="T7">gentib<text:span text:style-name="T1">us</text:span></text:span> <text:span text:style-name="T7">multis</text:span> <text:span text:style-name="T7">etiam</text:span> <text:span text:style-name="T7">usq<text:span text:style-name="T1">ue</text:span></text:span> <text:span text:style-name="T7">ad</text:span> <text:span text:style-name="T7">ultimu<text:span text:style-name="T1">m</text:span></text:span><text:span text:style-name="T7"> | </text:span><text:span text:style-name="T7"/><text:span text:style-name="T7">t<text:span text:style-name="T1">er</text:span>re</text:span><text:span text:style-name="T7">;</text:span> <text:span text:style-name="T7">ubi</text:span> <text:span text:style-name="T7">nunc</text:span> <text:span text:style-name="T7">paruitas</text:span> <text:span text:style-name="T7">mea</text:span> <text:span text:style-name="T7">uidet<text:span text:style-name="T1">ur</text:span></text:span> <text:span text:style-name="T7">e<text:span text:style-name="T1">ss</text:span>e</text:span> <text:span text:style-name="T7">int<text:span text:style-name="T1">er</text:span></text:span> <text:span text:style-name="T7">alienigenas</text:span><text:span text:style-name="T7">·</text:span> <text:span text:style-name="T7"/></text:p>
      <text:p>2. <text:span text:style-name="T7"/><text:span text:style-name="T7">et</text:span><text:span text:style-name="T7"> | </text:span><text:span text:style-name="T7">ubi</text:span> <text:span text:style-name="T7">d<text:span text:style-name="T1">omi</text:span>n<text:span text:style-name="T1">u</text:span>s</text:span> <text:span text:style-name="T7">ap<text:span text:style-name="T1">er</text:span>uit</text:span> <text:span text:style-name="T7">sensus</text:span> <text:span text:style-name="T7">cordis</text:span> <text:span text:style-name="T7">mee</text:span> <text:span text:style-name="T7">incredulitatis</text:span><text:span text:style-name="T7">·</text:span> <text:span text:style-name="T7">ut</text:span> <text:span text:style-name="T7">uel</text:span> <text:span text:style-name="T7"/><text:span text:style-name="T7">sero</text:span><text:span text:style-name="T7"> | </text:span><text:span text:style-name="T7">rememorare<text:span text:style-name="T1">m</text:span></text:span> <text:span text:style-name="T7">delicta</text:span> <text:span text:style-name="T7">mea</text:span><text:span text:style-name="T7">·</text:span> <text:span text:style-name="T7"><text:span text:style-name="T1">et</text:span></text:span> <text:span text:style-name="T7">ut</text:span> <text:span text:style-name="T7">conuerterer</text:span> <text:span text:style-name="T7">toto</text:span> <text:span text:style-name="T7">corde</text:span><text:span text:style-name="T7"> | </text:span><text:span text:style-name="T7">ad</text:span> <text:span text:style-name="T7"/><text:span text:style-name="T7">d<text:span text:style-name="T1">omi</text:span>n<text:span text:style-name="T1">u</text:span>m</text:span> <text:span text:style-name="T7">meu<text:span text:style-name="T1">m</text:span></text:span> <text:span text:style-name="T7">q<text:span text:style-name="T1">u</text:span>i</text:span> <text:span text:style-name="T7">respexit</text:span> <text:span text:style-name="T7">humilitate<text:span text:style-name="T1">m</text:span></text:span> <text:span text:style-name="T7">mea<text:span text:style-name="T1">m</text:span></text:span><text:span text:style-name="T7">·</text:span> <text:span text:style-name="T7"><text:span text:style-name="T1">et</text:span></text:span> <text:span text:style-name="T7">misert<text:span text:style-name="T1">us</text:span></text:span> <text:span text:style-name="T7">
                    ERROR
                </text:span><text:span text:style-name="T7"/><text:span text:style-name="T7">adulescentie</text:span><text:span text:style-name="T7"> | </text:span><text:span text:style-name="T7">mee</text:span> <text:span text:style-name="T7"><text:span text:style-name="T1">et</text:span></text:span> <text:span text:style-name="T7">ignorantie</text:span><text:span text:style-name="T7">·</text:span> <text:span text:style-name="T7"><text:span text:style-name="T1">et</text:span></text:span> <text:span text:style-name="T7">custodiuit</text:span> <text:span text:style-name="T7">me</text:span> <text:span text:style-name="T7">antequa<text:span text:style-name="T1">m</text:span></text:span> <text:span text:style-name="T7"/><text:span text:style-name="T7"/><text:span text:style-name="T7">scire<text:span text:style-name="T1">m</text:span></text:span> <text:span text:style-name="T7">eum</text:span><text:span text:style-name="T7">·</text:span><text:span text:style-name="T7"> | </text:span><text:span text:style-name="T7"><text:span text:style-name="T1">et</text:span></text:span> <text:span text:style-name="T7">antequa<text:span text:style-name="T1">m</text:span></text:span> <text:span text:style-name="T7">sap<text:span text:style-name="T1">er</text:span>em</text:span> <text:span text:style-name="T7">u<text:span text:style-name="T1">e</text:span>l</text:span> <text:span text:style-name="T7">distinguere<text:span text:style-name="T1">m</text:span></text:span> <text:span text:style-name="T7">int<text:span text:style-name="T1">er</text:span></text:span> <text:span text:style-name="T7">bonu<text:span text:style-name="T1">m</text:span></text:span> <text:span text:style-name="T7"><text:span text:style-name="T1">et</text:span></text:span> <text:span text:style-name="T7">malu<text:span text:style-name="T1">m</text:span></text:span><text:span text:style-name="T7">·</text:span> <text:span text:style-name="T7"/><text:span text:style-name="T7">et</text:span><text:span text:style-name="T7"> | </text:span><text:span text:style-name="T7">monuit</text:span> <text:span text:style-name="T7">me</text:span> <text:span text:style-name="T7"><text:span text:style-name="T1">et</text:span></text:span> <text:span text:style-name="T7">consolatus</text:span> <text:span text:style-name="T7">e<text:span text:style-name="T1">st</text:span></text:span> <text:span text:style-name="T7">me</text:span> <text:span text:style-name="T7">ut</text:span> <text:span text:style-name="T7">pat<text:span text:style-name="T1">er</text:span></text:span> <text:span text:style-name="T7">filium</text:span><text:span text:style-name="T7">;</text:span> <text:span text:style-name="T7"/></text:p>
      <text:p>3. <text:span text:style-name="T7"/><text:span text:style-name="T7"><text:span text:style-name="T3">U</text:span>nde</text:span> <text:span text:style-name="T7">aut<text:span text:style-name="T1">em</text:span></text:span><text:span text:style-name="T7"> | </text:span><text:span text:style-name="T7">tacere</text:span> <text:span text:style-name="T7">n<text:span text:style-name="T1">on</text:span></text:span> <text:span text:style-name="T7">possum</text:span> <text:span text:style-name="T7">neq<text:span text:style-name="T1">ue</text:span></text:span> <text:span text:style-name="T7">expedit</text:span> <text:span text:style-name="T7">q<text:span text:style-name="T1">u</text:span>idem</text:span> <text:span text:style-name="T7">tanta</text:span> <text:span text:style-name="T7"/><text:span text:style-name="T7">beneficia</text:span><text:span text:style-name="T7">·</text:span> <text:span text:style-name="T7"><text:span text:style-name="T1">et</text:span></text:span><text:span text:style-name="T7"> | </text:span><text:span text:style-name="T7">tantam</text:span> <text:span text:style-name="T7">gr<text:span text:style-name="T1">ati</text:span>am</text:span> <text:span text:style-name="T7">quam</text:span> <text:span text:style-name="T7">m<text:span text:style-name="T1">ih</text:span>i</text:span> <text:span text:style-name="T7">d<text:span text:style-name="T1">omi</text:span>n<text:span text:style-name="T1">u</text:span>s</text:span> <text:span text:style-name="T7">pestare</text:span> <text:span text:style-name="T7">dignat<text:span text:style-name="T1">us</text:span></text:span> <text:span text:style-name="T7"/><text:span text:style-name="T7">e<text:span text:style-name="T1">st</text:span></text:span> <text:span text:style-name="T7">in</text:span> <text:span text:style-name="T7">t<text:span text:style-name="T1">er</text:span>ra</text:span> <text:span text:style-name="T7">capti</text:span><text:span text:style-name="T7">-</text:span><text:span text:style-name="T7">|</text:span><text:span text:style-name="T7">uitatis</text:span> <text:span text:style-name="T7">mee</text:span><text:span text:style-name="T7">·</text:span> <text:span text:style-name="T7">quia</text:span> <text:span text:style-name="T7">hec</text:span> <text:span text:style-name="T7">e<text:span text:style-name="T1">st</text:span></text:span> <text:span text:style-name="T7">retributio</text:span> <text:span text:style-name="T7">n<text:span text:style-name="T1">ost</text:span>ra</text:span><text:span text:style-name="T7">·</text:span> <text:span text:style-name="T7">ut</text:span> <text:span text:style-name="T7">po<text:span text:style-name="T1">st</text:span></text:span> <text:span text:style-name="T7"/><text:span text:style-name="T7">correctione<text:span text:style-name="T1">m</text:span></text:span><text:span text:style-name="T7"> | </text:span><text:span text:style-name="T7">uel</text:span> <text:span text:style-name="T7">agnitione<text:span text:style-name="T1">m</text:span></text:span> <text:span text:style-name="T7">dei</text:span> <text:span text:style-name="T7">exaltare<text:span text:style-name="T1">ur</text:span></text:span><text:span text:style-name="T7">·</text:span> <text:span text:style-name="T7"><text:span text:style-name="T1">et</text:span></text:span> <text:span text:style-name="T7">confitere<text:span text:style-name="T1">ur</text:span></text:span> <text:span text:style-name="T7">mirabilia</text:span> <text:span text:style-name="T7">ei<text:span text:style-name="T1">us</text:span></text:span><text:span text:style-name="T7"> | </text:span><text:span text:style-name="T7"/><text:span text:style-name="T7">coram</text:span> <text:span text:style-name="T7">om<text:span text:style-name="T1">n</text:span>i</text:span> <text:span text:style-name="T7">natione</text:span> <text:span text:style-name="T7">que</text:span> <text:span text:style-name="T7">e<text:span text:style-name="T1">st</text:span></text:span> <text:span text:style-name="T7">sub</text:span> <text:span text:style-name="T7">om<text:span text:style-name="T1">n</text:span>i</text:span> <text:span text:style-name="T7">celo</text:span><text:span text:style-name="T7">·</text:span> <text:span text:style-name="T7"/></text:p>
      <text:p>4. <text:span text:style-name="T7"/><text:span text:style-name="T7">q<text:span text:style-name="T1">u</text:span>ia</text:span> <text:span text:style-name="T7">non</text:span> <text:span text:style-name="T7">e<text:span text:style-name="T1">st</text:span></text:span> <text:span text:style-name="T7">alius</text:span> <text:span text:style-name="T7">d<text:span text:style-name="T1">eu</text:span>s</text:span><text:span text:style-name="T7">.</text:span><text:span text:style-name="T7"> | </text:span><text:span text:style-name="T7">nec</text:span> <text:span text:style-name="T7">unqua<text:span text:style-name="T1">m</text:span></text:span> <text:span text:style-name="T7">fuit</text:span><text:span text:style-name="T7">·</text:span> <text:span text:style-name="T7">nec</text:span> <text:span text:style-name="T7">erit</text:span> <text:span text:style-name="T7"/><text:span text:style-name="T7">post</text:span> <text:span text:style-name="T7">hunc</text:span> <text:span text:style-name="T7">preter</text:span> <text:span text:style-name="T7">d<text:span text:style-name="T1">eu</text:span>m</text:span> <text:span text:style-name="T7">patrem</text:span><text:span text:style-name="T7">(158v)</text:span><text:span text:style-name="T7"/><text:span text:style-name="T7"> | </text:span><text:span text:style-name="T7">ingenitum</text:span> <text:span text:style-name="T7">sine</text:span> <text:span text:style-name="T7">principio</text:span><text:span text:style-name="T7">·</text:span> <text:span text:style-name="T7">a</text:span> <text:span text:style-name="T7">quo</text:span> <text:span text:style-name="T7">e<text:span text:style-name="T1">st</text:span></text:span> <text:span text:style-name="T7"/><text:span text:style-name="T7">om<text:span text:style-name="T1">n</text:span>e</text:span> <text:span text:style-name="T7">principiu<text:span text:style-name="T1">m</text:span></text:span> <text:span text:style-name="T7">om<text:span text:style-name="T1">n</text:span>ia</text:span> <text:span text:style-name="T7">tenen</text:span><text:span text:style-name="T7">-</text:span><text:span text:style-name="T7"> | </text:span><text:span text:style-name="T7">-</text:span><text:span text:style-name="T7">te</text:span><text:span text:style-name="T7">;</text:span> <text:span text:style-name="T7">ut</text:span> <text:span text:style-name="T7">dicim<text:span text:style-name="T1">us</text:span></text:span><text:span text:style-name="T7">·</text:span> <text:span text:style-name="T7"><text:span text:style-name="T1">et</text:span></text:span> <text:span text:style-name="T7">huius</text:span> <text:span text:style-name="T7">filium</text:span> <text:span text:style-name="T7"/><text:span text:style-name="T7">ie<text:span text:style-name="T1">su</text:span>m</text:span> <text:span text:style-name="T7">chr<text:span text:style-name="T1">istu</text:span>m</text:span> <text:span text:style-name="T7">que<text:span text:style-name="T1">m</text:span></text:span> <text:span text:style-name="T7">cum</text:span> <text:span text:style-name="T7">patre</text:span> <text:span text:style-name="T7">scilicet</text:span><text:span text:style-name="T7"> | </text:span><text:span text:style-name="T7">fuisse</text:span> <text:span text:style-name="T7">semp<text:span text:style-name="T1">er</text:span></text:span> <text:span text:style-name="T7">testamur</text:span> <text:span text:style-name="T7"/><text:span text:style-name="T7">ante</text:span> <text:span text:style-name="T7">origine<text:span text:style-name="T1">m</text:span></text:span> <text:span text:style-name="T7">s<text:span text:style-name="T1">ae</text:span>c<text:span text:style-name="T1">u</text:span>li</text:span><text:span text:style-name="T7">·</text:span> <text:span text:style-name="T7">sp<text:span text:style-name="T1">irit</text:span>ualit<text:span text:style-name="T1">er</text:span></text:span> <text:span text:style-name="T7">apud</text:span> <text:span text:style-name="T7">patre<text:span text:style-name="T1">m</text:span></text:span><text:span text:style-name="T7"> | </text:span><text:span text:style-name="T7">inenarrabilit<text:span text:style-name="T1">er</text:span></text:span> <text:span text:style-name="T7">genitu<text:span text:style-name="T1">m</text:span></text:span> <text:span text:style-name="T7"/><text:span text:style-name="T7">ante</text:span> <text:span text:style-name="T7">om<text:span text:style-name="T1">n</text:span>e</text:span> <text:span text:style-name="T7">principiu<text:span text:style-name="T1">m</text:span></text:span><text:span text:style-name="T7">·</text:span> <text:span text:style-name="T7">p<text:span text:style-name="T1">er</text:span></text:span> <text:span text:style-name="T7">ipsum</text:span> <text:span text:style-name="T7">facta</text:span> <text:span text:style-name="T7">s<text:span text:style-name="T1">un</text:span>t</text:span><text:span text:style-name="T7"> | </text:span><text:span text:style-name="T7">uisibilia</text:span> <text:span text:style-name="T7"><text:span text:style-name="T1">et</text:span></text:span> <text:span text:style-name="T7"/><text:span text:style-name="T7">inuisibilia</text:span> <text:span text:style-name="T7">homine<text:span text:style-name="T1">m</text:span></text:span> <text:span text:style-name="T7">factum</text:span><text:span text:style-name="T7">·</text:span> <text:span text:style-name="T7">deuicta</text:span> <text:span text:style-name="T7">morte</text:span> <text:span text:style-name="T7">in</text:span> <text:span text:style-name="T7">celis</text:span><text:span text:style-name="T7"> | </text:span><text:span text:style-name="T7">ad</text:span> <text:span text:style-name="T7">patrem</text:span> <text:span text:style-name="T7"/><text:span text:style-name="T7">receptum</text:span><text:span text:style-name="T7">;</text:span> <text:span text:style-name="T7"><text:span text:style-name="T3">E</text:span>t</text:span> <text:span text:style-name="T7">dedit</text:span> <text:span text:style-name="T7">illi</text:span> <text:span text:style-name="T7">omne<text:span text:style-name="T1">m</text:span></text:span> <text:span text:style-name="T7">potestate<text:span text:style-name="T1">m</text:span></text:span> <text:span text:style-name="T7">super</text:span><text:span text:style-name="T7"> | </text:span><text:span text:style-name="T7">om<text:span text:style-name="T1">n</text:span>e</text:span> <text:span text:style-name="T7">nom<text:span text:style-name="T1">en</text:span></text:span><text:span text:style-name="T7">·</text:span> <text:span text:style-name="T7">celestiu<text:span text:style-name="T1">m</text:span></text:span><text:span text:style-name="T7">·</text:span> <text:span text:style-name="T7"/><text:span text:style-name="T7"><text:span text:style-name="T1">et</text:span></text:span> <text:span text:style-name="T7">terrestriu<text:span text:style-name="T1">m</text:span></text:span><text:span text:style-name="T7">·</text:span> <text:span text:style-name="T7"><text:span text:style-name="T1">et</text:span></text:span> <text:span text:style-name="T7">inferno<text:span text:style-name="T1">rum</text:span></text:span><text:span text:style-name="T7">·</text:span> <text:span text:style-name="T7">ut</text:span> <text:span text:style-name="T7">om<text:span text:style-name="T1">n</text:span>is</text:span> <text:span text:style-name="T7">lingua</text:span><text:span text:style-name="T7"> | </text:span><text:span text:style-name="T7">confiteat<text:span text:style-name="T1">ur</text:span></text:span><text:span text:style-name="T7">·</text:span> <text:span text:style-name="T7">quia</text:span> <text:span text:style-name="T7"/><text:span text:style-name="T7">d<text:span text:style-name="T1">omi</text:span>n<text:span text:style-name="T1">u</text:span>s</text:span> <text:span text:style-name="T7"><text:span text:style-name="T1">et</text:span></text:span> <text:span text:style-name="T7">d<text:span text:style-name="T1">eu</text:span>s</text:span> <text:span text:style-name="T7">e<text:span text:style-name="T1">st</text:span></text:span> <text:span text:style-name="T7">ie<text:span text:style-name="T1">su</text:span>s</text:span> <text:span text:style-name="T7">chr<text:span text:style-name="T1">istu</text:span>s</text:span> <text:span text:style-name="T7">quem</text:span> <text:span text:style-name="T7">credim<text:span text:style-name="T1">us</text:span></text:span><text:span text:style-name="T7">·</text:span> <text:span text:style-name="T7"><text:span text:style-name="T1">et</text:span></text:span> <text:span text:style-name="T7">expec</text:span><text:span text:style-name="T7">-</text:span><text:span text:style-name="T7"> | </text:span><text:span text:style-name="T7">-</text:span> <text:span text:style-name="T7">tamus</text:span> <text:span text:style-name="T7"/><text:span text:style-name="T7">aduentum</text:span> <text:span text:style-name="T7">ipsi<text:span text:style-name="T1">us</text:span></text:span><text:span text:style-name="T7">;</text:span> <text:span text:style-name="T7"><text:span text:style-name="T3">M</text:span>ox</text:span> <text:span text:style-name="T7">fut<text:span text:style-name="T1">ur</text:span>us</text:span> <text:span text:style-name="T7">iudex</text:span> <text:span text:style-name="T7">uiuo<text:span text:style-name="T1">rum</text:span></text:span> <text:span text:style-name="T7">atq<text:span text:style-name="T1">ue</text:span></text:span> <text:span text:style-name="T7">mor</text:span><text:span text:style-name="T7">-</text:span><text:span text:style-name="T7"> | </text:span><text:span text:style-name="T7">-</text:span> <text:span text:style-name="T7">tuo<text:span text:style-name="T1">rum</text:span></text:span><text:span text:style-name="T7">.</text:span> <text:span text:style-name="T7"/><text:span text:style-name="T7">qui</text:span> <text:span text:style-name="T7">reddet</text:span> <text:span text:style-name="T7">unicuiq<text:span text:style-name="T1">ue</text:span></text:span> <text:span text:style-name="T7">s<text:span text:style-name="T1">e</text:span>c<text:span text:style-name="T1">un</text:span>d<text:span text:style-name="T1">u</text:span>m</text:span> <text:span text:style-name="T7">facta</text:span> <text:span text:style-name="T7">sua</text:span><text:span text:style-name="T7">·</text:span> <text:span text:style-name="T7"><text:span text:style-name="T1">et</text:span></text:span> <text:span text:style-name="T7">infudit</text:span> <text:span text:style-name="T7">in</text:span><text:span text:style-name="T7"> | </text:span><text:span text:style-name="T7">nobis</text:span> <text:span text:style-name="T7"/><text:span text:style-name="T7">abunde</text:span> <text:span text:style-name="T7">sp<text:span text:style-name="T1">iritu</text:span>s</text:span> <text:span text:style-name="T7">s<text:span text:style-name="T1">an</text:span>c<text:span text:style-name="T1">t</text:span>i</text:span> <text:span text:style-name="T7">donu<text:span text:style-name="T1">m</text:span></text:span><text:span text:style-name="T7">·</text:span> <text:span text:style-name="T7"><text:span text:style-name="T1">et</text:span></text:span> <text:span text:style-name="T7">pignus</text:span> <text:span text:style-name="T7">inmortalitatis</text:span><text:span text:style-name="T7">·</text:span> <text:span text:style-name="T7">q<text:span text:style-name="T1">u</text:span>i</text:span> <text:span text:style-name="T7">facit</text:span><text:span text:style-name="T7"> | </text:span><text:span text:style-name="T7"/><text:span text:style-name="T7">credentes</text:span> <text:span text:style-name="T7"><text:span text:style-name="T1">et</text:span></text:span> <text:span text:style-name="T7">obedientes</text:span> <text:span text:style-name="T7">ut</text:span> <text:span text:style-name="T7">sint</text:span> <text:span text:style-name="T7">filii</text:span> <text:span text:style-name="T7">dei</text:span> <text:span text:style-name="T7">patris</text:span><text:span text:style-name="T7">·</text:span> <text:span text:style-name="T7"><text:span text:style-name="T1">et</text:span></text:span> <text:span text:style-name="T7">coheredes</text:span><text:span text:style-name="T7"> | </text:span><text:span text:style-name="T7">chr<text:span text:style-name="T1">ist</text:span>i</text:span><text:span text:style-name="T7">·</text:span> <text:span text:style-name="T7">que<text:span text:style-name="T1">m</text:span></text:span> <text:span text:style-name="T7"/><text:span text:style-name="T7">confite<text:span text:style-name="T1">ur</text:span></text:span> <text:span text:style-name="T7"><text:span text:style-name="T1">et</text:span></text:span> <text:span text:style-name="T7">adoram<text:span text:style-name="T1">us</text:span></text:span> <text:span text:style-name="T7">unum</text:span> <text:span text:style-name="T7">d<text:span text:style-name="T1">eu</text:span>m</text:span> <text:span text:style-name="T7">in</text:span> <text:span text:style-name="T7">trinitate</text:span> <text:span text:style-name="T7">sacri</text:span><text:span text:style-name="T7"> | </text:span><text:span text:style-name="T7">nominis</text:span><text:span text:style-name="T7">;</text:span> <text:span text:style-name="T7"/></text:p>
      <text:p>5. <text:span text:style-name="T7"/><text:span text:style-name="T7"><text:span text:style-name="T3">I</text:span>pse</text:span> <text:span text:style-name="T7">enim</text:span> <text:span text:style-name="T7">dix<text:span text:style-name="T1">it</text:span></text:span> <text:span text:style-name="T7">p<text:span text:style-name="T1">er</text:span></text:span> <text:span text:style-name="T7">p<text:span text:style-name="T1">ro</text:span>p<text:span text:style-name="T1">et</text:span>am</text:span><text:span text:style-name="T7">;</text:span> <text:span text:style-name="T7"><text:span text:style-name="T3">I</text:span>nuoca</text:span> <text:span text:style-name="T7">me</text:span> <text:span text:style-name="T7">in</text:span> <text:span text:style-name="T7">die</text:span> <text:span text:style-name="T7">tribu</text:span><text:span text:style-name="T7">-</text:span><text:span text:style-name="T7"> | </text:span><text:span text:style-name="T7">-</text:span> <text:span text:style-name="T7">lationis</text:span> <text:span text:style-name="T7"/><text:span text:style-name="T7">tue</text:span><text:span text:style-name="T7">;</text:span> <text:span text:style-name="T7"><text:span text:style-name="T1">et</text:span></text:span> <text:span text:style-name="T7">liberabo</text:span> <text:span text:style-name="T7">te</text:span><text:span text:style-name="T7">·</text:span> <text:span text:style-name="T7"><text:span text:style-name="T1">et</text:span></text:span> <text:span text:style-name="T7">magnificabis</text:span> <text:span text:style-name="T7">me</text:span><text:span text:style-name="T7">;</text:span> <text:span text:style-name="T7"><text:span text:style-name="T3">E</text:span>t</text:span> <text:span text:style-name="T7">iterum</text:span><text:span text:style-name="T7"> | </text:span><text:span text:style-name="T7">inq<text:span text:style-name="T1">u</text:span>it</text:span><text:span text:style-name="T7">;</text:span> <text:span text:style-name="T7"><text:span text:style-name="T3">O</text:span>p<text:span text:style-name="T1">er</text:span>a</text:span> <text:span text:style-name="T7">aute<text:span text:style-name="T1">m</text:span></text:span> <text:span text:style-name="T7"/><text:span text:style-name="T7">dei</text:span> <text:span text:style-name="T7">reuelare</text:span> <text:span text:style-name="T7"><text:span text:style-name="T1">et</text:span></text:span> <text:span text:style-name="T7">confiteri</text:span><text:span text:style-name="T7">;</text:span> <text:span text:style-name="T7">honorificu<text:span text:style-name="T1">m</text:span></text:span> <text:span text:style-name="T7">est</text:span><text:span text:style-name="T7">;</text:span><text:span text:style-name="T7"> | </text:span><text:span text:style-name="T7"/><text:span text:style-name="T7"/></text:p>
      <text:p>6. <text:span text:style-name="T7"/><text:span text:style-name="T7"><text:span text:style-name="T3">T</text:span>am<text:span text:style-name="T1">en</text:span></text:span> <text:span text:style-name="T7"><text:span text:style-name="T1">et</text:span>si</text:span> <text:span text:style-name="T7">in</text:span> <text:span text:style-name="T7">multis</text:span> <text:span text:style-name="T7">inp<text:span text:style-name="T1">er</text:span>fect<text:span text:style-name="T1">us</text:span></text:span> <text:span text:style-name="T7">su<text:span text:style-name="T1">m</text:span></text:span><text:span text:style-name="T7">;</text:span> <text:span text:style-name="T7">opto</text:span> <text:span text:style-name="T7">fr<text:span text:style-name="T1">atre</text:span>s</text:span> <text:span text:style-name="T7"><text:span text:style-name="T1">et</text:span></text:span> <text:span text:style-name="T7">cognatos</text:span> <text:span text:style-name="T7"/><text:span text:style-name="T7">meos</text:span> <text:span text:style-name="T7">scire</text:span><text:span text:style-name="T7"> | </text:span><text:span text:style-name="T7">qualitate<text:span text:style-name="T1">m</text:span></text:span> <text:span text:style-name="T7">mea<text:span text:style-name="T1">m</text:span></text:span><text:span text:style-name="T7">·</text:span> <text:span text:style-name="T7"><text:span text:style-name="T1">et</text:span></text:span> <text:span text:style-name="T7">ut</text:span> <text:span text:style-name="T7">possint</text:span> <text:span text:style-name="T7">p<text:span text:style-name="T1">er</text:span>spicere</text:span> <text:span text:style-name="T7">uotum</text:span> <text:span text:style-name="T7">anime</text:span> <text:span text:style-name="T7"/><text:span text:style-name="T7">mee</text:span><text:span text:style-name="T7">;</text:span><text:span text:style-name="T7"> | </text:span><text:span text:style-name="T7"/></text:p>
      <text:p>7. <text:span text:style-name="T7"/><text:span text:style-name="T7"><text:span text:style-name="T3">N</text:span>on</text:span> <text:span text:style-name="T7">ignoro</text:span> <text:span text:style-name="T7">testimoniu<text:span text:style-name="T1">m</text:span></text:span> <text:span text:style-name="T7">d<text:span text:style-name="T1">omi</text:span>ni</text:span> <text:span text:style-name="T7">mei</text:span><text:span text:style-name="T7">.</text:span> <text:span text:style-name="T7">q<text:span text:style-name="T1">u</text:span>i</text:span> <text:span text:style-name="T7">in</text:span> <text:span text:style-name="T7">psalmo</text:span> <text:span text:style-name="T7">testatur</text:span><text:span text:style-name="T7">·</text:span> <text:span text:style-name="T7"/><text:span text:style-name="T7">p<text:span text:style-name="T1">er</text:span>des</text:span><text:span text:style-name="T7"> | </text:span><text:span text:style-name="T7">eos</text:span> <text:span text:style-name="T7">qui</text:span> <text:span text:style-name="T7">loquunt<text:span text:style-name="T1">ur</text:span></text:span> <text:span text:style-name="T7">mendaciu<text:span text:style-name="T1">m</text:span></text:span><text:span text:style-name="T7">;</text:span> <text:span text:style-name="T7"><text:span text:style-name="T3">E</text:span>t</text:span> <text:span text:style-name="T7">it<text:span text:style-name="T1">er</text:span>um</text:span><text:span text:style-name="T7">;</text:span> <text:span text:style-name="T7"><text:span text:style-name="T3">O</text:span>s
                    \/
                </text:span> <text:span text:style-name="T7">q<text:span text:style-name="T1">uo</text:span>d</text:span> <text:span text:style-name="T7"/><text:span text:style-name="T7">mentit<text:span text:style-name="T1">ur</text:span></text:span><text:span text:style-name="T7">.</text:span> <text:span text:style-name="T7">occidit</text:span><text:span text:style-name="T7"> | </text:span><text:span text:style-name="T7">anima<text:span text:style-name="T1">m</text:span></text:span><text:span text:style-name="T7">;</text:span> <text:span text:style-name="T7"><text:span text:style-name="T3">E</text:span>t</text:span> <text:span text:style-name="T7">isdem</text:span> <text:span text:style-name="T7">d<text:span text:style-name="T1">omi</text:span>n<text:span text:style-name="T1">u</text:span>s</text:span> <text:span text:style-name="T7">in</text:span> <text:span text:style-name="T7">euang<text:span text:style-name="T1">e</text:span>l<text:span text:style-name="T1">i</text:span>o</text:span> <text:span text:style-name="T7">inq<text:span text:style-name="T1">u</text:span>it</text:span><text:span text:style-name="T7">;</text:span> <text:span text:style-name="T7"/><text:span text:style-name="T7"><text:span text:style-name="T3">U</text:span>erbum</text:span> <text:span text:style-name="T7">otiosum</text:span><text:span text:style-name="T7"> | </text:span><text:span text:style-name="T7">q<text:span text:style-name="T1">uo</text:span>d</text:span> <text:span text:style-name="T7">locuti</text:span> <text:span text:style-name="T7">fuerint</text:span> <text:span text:style-name="T7">homines</text:span><text:span text:style-name="T7">·</text:span> <text:span text:style-name="T7">reddent</text:span> <text:span text:style-name="T7">p<text:span text:style-name="T1">ro</text:span></text:span> <text:span text:style-name="T7">eo</text:span> <text:span text:style-name="T7">ratione<text:span text:style-name="T1">m</text:span></text:span> <text:span text:style-name="T7">in</text:span> <text:span text:style-name="T7"/><text:span text:style-name="T7">die</text:span><text:span text:style-name="T7"> | </text:span><text:span text:style-name="T7">iudicii</text:span><text:span text:style-name="T7">;</text:span> <text:span text:style-name="T7"/></text:p>
      <text:p>8. <text:span text:style-name="T7"/><text:span text:style-name="T7"><text:span text:style-name="T3">U</text:span>nde</text:span> <text:span text:style-name="T7">aute<text:span text:style-name="T1">m</text:span></text:span> <text:span text:style-name="T7">uehem<text:span text:style-name="T1">en</text:span>ter</text:span> <text:span text:style-name="T7">debueram</text:span> <text:span text:style-name="T7">cu<text:span text:style-name="T1">m</text:span></text:span> <text:span text:style-name="T7">timore</text:span> <text:span text:style-name="T7"><text:span text:style-name="T1">et</text:span></text:span><text:span text:style-name="T7"> | </text:span><text:span text:style-name="T7">tremore</text:span> <text:span text:style-name="T7"/><text:span text:style-name="T7">metuere</text:span> <text:span text:style-name="T7">hanc</text:span> <text:span text:style-name="T7">sententia<text:span text:style-name="T1">m</text:span></text:span> <text:span text:style-name="T7">in</text:span> <text:span text:style-name="T7">die</text:span> <text:span text:style-name="T7">illa</text:span><text:span text:style-name="T7">·</text:span> <text:span text:style-name="T7">ubi</text:span> <text:span text:style-name="T7">nemo</text:span><text:span text:style-name="T7"> | </text:span><text:span text:style-name="T7">poterit</text:span> <text:span text:style-name="T7">se</text:span> <text:span text:style-name="T7">subtrahere</text:span> <text:span text:style-name="T7"/><text:span text:style-name="T7">uel</text:span> <text:span text:style-name="T7">abscondere</text:span><text:span text:style-name="T7">·</text:span> <text:span text:style-name="T7">sed</text:span> <text:span text:style-name="T7">om<text:span text:style-name="T1">ne</text:span>s</text:span> <text:span text:style-name="T7">om<text:span text:style-name="T1">n</text:span>ino</text:span><text:span text:style-name="T7"> | </text:span><text:span text:style-name="T7">reddituri</text:span> <text:span text:style-name="T7">sum<text:span text:style-name="T1">us</text:span></text:span> <text:span text:style-name="T7">ratione<text:span text:style-name="T1">m</text:span></text:span><text:span text:style-name="T7">·</text:span> <text:span text:style-name="T7">etiam</text:span> <text:span text:style-name="T7"/><text:span text:style-name="T7">minimo<text:span text:style-name="T1">rum</text:span></text:span> <text:span text:style-name="T7">peccato<text:span text:style-name="T1">rum</text:span></text:span> <text:span text:style-name="T7">ante</text:span><text:span text:style-name="T7"> | </text:span><text:span text:style-name="T7">tribunal</text:span> <text:span text:style-name="T7">chr<text:span text:style-name="T1">ist</text:span>i</text:span> <text:span text:style-name="T7">d<text:span text:style-name="T1">omi</text:span>ni</text:span><text:span text:style-name="T7">;</text:span> <text:span text:style-name="T7"/></text:p>
      <text:p>9. <text:span text:style-name="T7"/><text:span text:style-name="T7"><text:span text:style-name="T3">Q</text:span>uap<text:span text:style-name="T1">ro</text:span>pt<text:span text:style-name="T1">er</text:span></text:span> <text:span text:style-name="T7">olim</text:span> <text:span text:style-name="T7">cogitaui</text:span> <text:span text:style-name="T7">scribere</text:span> <text:span text:style-name="T7">sed</text:span><text:span text:style-name="T7"> | </text:span><text:span text:style-name="T7">usq<text:span text:style-name="T1">ue</text:span></text:span> <text:span text:style-name="T7">nunc</text:span> <text:span text:style-name="T7">hesitaui</text:span><text:span text:style-name="T7">·</text:span> <text:span text:style-name="T7"/><text:span text:style-name="T7">timui</text:span> <text:span text:style-name="T7">enim</text:span> <text:span text:style-name="T7">ne</text:span> <text:span text:style-name="T7">incedere<text:span text:style-name="T1">m</text:span></text:span> <text:span text:style-name="T7">linguam</text:span><text:span text:style-name="T7"> | </text:span><text:span text:style-name="T7">hominu<text:span text:style-name="T1">m</text:span></text:span><text:span text:style-name="T7">;</text:span> <text:span text:style-name="T7"><text:span text:style-name="T3">E</text:span>t</text:span><text:span text:style-name="T7">q<text:span text:style-name="T1">u</text:span>ia</text:span> <text:span text:style-name="T7">n<text:span text:style-name="T1">on</text:span></text:span> <text:span text:style-name="T7">legi</text:span> <text:span text:style-name="T7"/><text:span text:style-name="T7">sic<text:span text:style-name="T1">ut</text:span></text:span> <text:span text:style-name="T7">cet<text:span text:style-name="T1">er</text:span>i</text:span> <text:span text:style-name="T7">qui</text:span> <text:span text:style-name="T7">optime</text:span> <text:span text:style-name="T7">itaq<text:span text:style-name="T1">ue</text:span></text:span> <text:span text:style-name="T7">iure</text:span> <text:span text:style-name="T7"><text:span text:style-name="T1">et</text:span></text:span><text:span text:style-name="T7"> | </text:span><text:span text:style-name="T7">sacras</text:span> <text:span text:style-name="T7">litteras</text:span> <text:span text:style-name="T7">utraq<text:span text:style-name="T1">ue</text:span></text:span> <text:span text:style-name="T7"/><text:span text:style-name="T7">pari</text:span> <text:span text:style-name="T7">modo</text:span> <text:span text:style-name="T7">c[u]
                    ERROR
                mbiberunt</text:span><text:span text:style-name="T7">.</text:span> <text:span text:style-name="T7"><text:span text:style-name="T1">et</text:span></text:span> <text:span text:style-name="T7">sermone<text:span text:style-name="T1">m</text:span></text:span><text:span text:style-name="T7"> | </text:span><text:span text:style-name="T7">illo<text:span text:style-name="T1">rum</text:span></text:span> <text:span text:style-name="T7">ex</text:span> <text:span text:style-name="T7">infantia</text:span> <text:span text:style-name="T7">nunqua<text:span text:style-name="T1">m</text:span></text:span> <text:span text:style-name="T7"/><text:span text:style-name="T7">mutauer<text:span text:style-name="T1">un</text:span>t</text:span><text:span text:style-name="T7">·</text:span> <text:span text:style-name="T7">sed</text:span> <text:span text:style-name="T7">magis</text:span> <text:span text:style-name="T7">ad</text:span> <text:span text:style-name="T7">p<text:span text:style-name="T1">er</text:span>fectu<text:span text:style-name="T1">m</text:span></text:span><text:span text:style-name="T7"> | </text:span><text:span text:style-name="T7">semp<text:span text:style-name="T1">er</text:span></text:span> <text:span text:style-name="T7">addiderunt</text:span><text:span text:style-name="T7">;</text:span> <text:span text:style-name="T7"><text:span text:style-name="T3">N</text:span>am</text:span> <text:span text:style-name="T7">sermo</text:span> <text:span text:style-name="T7"/><text:span text:style-name="T7"><text:span text:style-name="T1">et</text:span></text:span> <text:span text:style-name="T7">loquela</text:span> <text:span text:style-name="T7">n<text:span text:style-name="T1">ost</text:span>ra</text:span><text:span text:style-name="T7">;</text:span> <text:span text:style-name="T7">translata</text:span><text:span text:style-name="T7"> | </text:span><text:span text:style-name="T7">e<text:span text:style-name="T1">st</text:span></text:span> <text:span text:style-name="T7">in</text:span> <text:span text:style-name="T7">lingua<text:span text:style-name="T1">m</text:span></text:span> <text:span text:style-name="T7">alienam</text:span><text:span text:style-name="T7">;</text:span> <text:span text:style-name="T7"><text:span text:style-name="T3">S</text:span>ic<text:span text:style-name="T1">ut</text:span></text:span> <text:span text:style-name="T7">facile</text:span> <text:span text:style-name="T7">potest</text:span> <text:span text:style-name="T7"/><text:span text:style-name="T7">p<text:span text:style-name="T1">ro</text:span>bari</text:span> <text:span text:style-name="T7">ex</text:span> <text:span text:style-name="T7">saliua</text:span><text:span text:style-name="T7"> | </text:span><text:span text:style-name="T7">scripture</text:span> <text:span text:style-name="T7">mee</text:span><text:span text:style-name="T7">·</text:span> <text:span text:style-name="T7">qualit<text:span text:style-name="T1">er</text:span></text:span> <text:span text:style-name="T7">sum</text:span> <text:span text:style-name="T7">ego</text:span> <text:span text:style-name="T7">in</text:span> <text:span text:style-name="T7">sermonib<text:span text:style-name="T1">us</text:span></text:span> <text:span text:style-name="T7"/><text:span text:style-name="T7">instruct<text:span text:style-name="T1">us</text:span></text:span><text:span text:style-name="T7"> | </text:span><text:span text:style-name="T7">atq<text:span text:style-name="T1">ue</text:span></text:span> <text:span text:style-name="T7">erudit<text:span text:style-name="T1">us</text:span></text:span><text:span text:style-name="T7">·</text:span> <text:span text:style-name="T7">q<text:span text:style-name="T1">u</text:span>ia</text:span> <text:span text:style-name="T7">inq<text:span text:style-name="T1">u</text:span>it</text:span> <text:span text:style-name="T7">sapiens</text:span> <text:span text:style-name="T7">p<text:span text:style-name="T1">er</text:span></text:span> <text:span text:style-name="T7">lingua<text:span text:style-name="T1">m</text:span></text:span> <text:span text:style-name="T7"/><text:span text:style-name="T7">dinoscit<text:span text:style-name="T1">ur</text:span></text:span><text:span text:style-name="T7">·</text:span> <text:span text:style-name="T7"><text:span text:style-name="T1">et</text:span></text:span> <text:span text:style-name="T7">sensus</text:span><text:span text:style-name="T7">·</text:span><text:span text:style-name="T7"> | </text:span><text:span text:style-name="T7"><text:span text:style-name="T1">et</text:span></text:span> <text:span text:style-name="T7">scientia</text:span><text:span text:style-name="T7">·</text:span> <text:span text:style-name="T7"><text:span text:style-name="T1">et</text:span></text:span> <text:span text:style-name="T7">doctrina</text:span> <text:span text:style-name="T7">uarietatis</text:span><text:span text:style-name="T7">;</text:span> <text:span text:style-name="T7"/></text:p>
      <text:p>10. <text:span text:style-name="T7"/><text:span text:style-name="T7"><text:span text:style-name="T3">S</text:span>ed</text:span> <text:span text:style-name="T7">p<text:span text:style-name="T1">ro</text:span>dest</text:span> <text:span text:style-name="T7">excusatio</text:span><text:span text:style-name="T7">(159r)</text:span><text:span text:style-name="T7"/><text:span text:style-name="T7"> | </text:span><text:span text:style-name="T7">iuxta</text:span> <text:span text:style-name="T7">ueritate<text:span text:style-name="T1">m</text:span></text:span> <text:span text:style-name="T7">p<text:span text:style-name="T1">rae</text:span>sertim</text:span> <text:span text:style-name="T7">cum</text:span> <text:span text:style-name="T7"/><text:span text:style-name="T7">p<text:span text:style-name="T1">rae</text:span>su<text:span text:style-name="T1">m</text:span>ptione</text:span><text:span text:style-name="T7">·</text:span> <text:span text:style-name="T7">quatin<text:span text:style-name="T1">us</text:span></text:span> <text:span text:style-name="T7">m<text:span text:style-name="T1">odo</text:span></text:span> <text:span text:style-name="T7">ipse</text:span> <text:span text:style-name="T7">appeto</text:span> <text:span text:style-name="T7">in</text:span><text:span text:style-name="T7"> | </text:span><text:span text:style-name="T7">senectute</text:span> <text:span text:style-name="T7">mea</text:span> <text:span text:style-name="T7">q<text:span text:style-name="T1">uo</text:span>d</text:span> <text:span text:style-name="T7"/><text:span text:style-name="T7">in</text:span> <text:span text:style-name="T7">iuuentute</text:span> <text:span text:style-name="T7">n<text:span text:style-name="T1">on</text:span></text:span> <text:span text:style-name="T7">comparaui</text:span><text:span text:style-name="T7">·</text:span> <text:span text:style-name="T7">q<text:span text:style-name="T1">u</text:span>ia</text:span> <text:span text:style-name="T7">obstiter<text:span text:style-name="T1">unt</text:span></text:span> <text:span text:style-name="T7">peccata</text:span><text:span text:style-name="T7"> | </text:span><text:span text:style-name="T7">mea</text:span><text:span text:style-name="T7">;</text:span> <text:span text:style-name="T7">ut</text:span> <text:span text:style-name="T7"/><text:span text:style-name="T7">confirmare<text:span text:style-name="T1">m</text:span></text:span> <text:span text:style-name="T7">quodq<text:span text:style-name="T1">ue</text:span></text:span> <text:span text:style-name="T7">ante</text:span> <text:span text:style-name="T7">n<text:span text:style-name="T1">on</text:span></text:span> <text:span text:style-name="T7">p<text:span text:style-name="T1">er</text:span>legera<text:span text:style-name="T1">m</text:span></text:span><text:span text:style-name="T7">;</text:span><text:span text:style-name="T7"><text:span text:style-name="T3">S</text:span>ed</text:span> <text:span text:style-name="T7">q<text:span text:style-name="T1">u</text:span>is</text:span> <text:span text:style-name="T7">me</text:span> <text:span text:style-name="T7">credit</text:span><text:span text:style-name="T7">?</text:span><text:span text:style-name="T7"> | </text:span><text:span text:style-name="T7"><text:span text:style-name="T3">E</text:span>tsi</text:span> <text:span text:style-name="T7"/><text:span text:style-name="T7">dixero</text:span> <text:span text:style-name="T7">q<text:span text:style-name="T1">uo</text:span>d</text:span> <text:span text:style-name="T7">ante</text:span> <text:span text:style-name="T7">prefatus</text:span> <text:span text:style-name="T7">sum</text:span> <text:span text:style-name="T7"/><text:span text:style-name="T7"/><text:span text:style-name="T7">ad[u]
                    ERROR
                lescens</text:span> <text:span text:style-name="T7">immo</text:span> <text:span text:style-name="T7">pene</text:span> <text:span text:style-name="T7">puer</text:span><text:span text:style-name="T7"> | </text:span><text:span text:style-name="T7">inuerbis</text:span> <text:span text:style-name="T7">capturam</text:span> <text:span text:style-name="T7">dedi</text:span><text:span text:style-name="T7">·</text:span> <text:span text:style-name="T7">antequa<text:span text:style-name="T1">m</text:span></text:span> <text:span text:style-name="T7"/><text:span text:style-name="T7">scirem</text:span> <text:span text:style-name="T7">q<text:span text:style-name="T1">u</text:span>id</text:span> <text:span text:style-name="T7">adpetere<text:span text:style-name="T1">m</text:span></text:span> <text:span text:style-name="T7">u<text:span text:style-name="T1">e</text:span>l</text:span> <text:span text:style-name="T7">q<text:span text:style-name="T1">u</text:span>id</text:span><text:span text:style-name="T7"> | </text:span><text:span text:style-name="T7">uitare</text:span> <text:span text:style-name="T7">debueram</text:span><text:span text:style-name="T7">;</text:span> <text:span text:style-name="T7"/><text:span text:style-name="T7"><text:span text:style-name="T3">U</text:span>nde</text:span> <text:span text:style-name="T7"><text:span text:style-name="T1">er</text:span>go</text:span> <text:span text:style-name="T7">hodie</text:span> <text:span text:style-name="T7">erubesco</text:span> <text:span text:style-name="T7"><text:span text:style-name="T1">et</text:span></text:span> <text:span text:style-name="T7">uehem<text:span text:style-name="T1">en</text:span>ter</text:span> <text:span text:style-name="T7">per</text:span><text:span text:style-name="T7">-</text:span><text:span text:style-name="T7">|</text:span><text:span text:style-name="T7">timeo</text:span> <text:span text:style-name="T7">denudare</text:span> <text:span text:style-name="T7"/><text:span text:style-name="T7">imp<text:span text:style-name="T1">er</text:span>itia<text:span text:style-name="T1">m</text:span></text:span> <text:span text:style-name="T7">mea<text:span text:style-name="T1">m</text:span></text:span><text:span text:style-name="T7">·</text:span> <text:span text:style-name="T7">quia</text:span> <text:span text:style-name="T7">disertis</text:span> <text:span text:style-name="T7">breuitate</text:span> <text:span text:style-name="T7">ser</text:span><text:span text:style-name="T7">-</text:span><text:span text:style-name="T7"> | </text:span><text:span text:style-name="T7">-</text:span> <text:span text:style-name="T7">mon&lt;i&gt;s</text:span> <text:span text:style-name="T7">explicare</text:span> <text:span text:style-name="T7">nequeo</text:span><text:span text:style-name="T7">·</text:span> <text:span text:style-name="T7"/><text:span text:style-name="T7">sic<text:span text:style-name="T1">ut</text:span></text:span> <text:span text:style-name="T7">enim</text:span> <text:span text:style-name="T7">sp<text:span text:style-name="T1">iritu</text:span>s</text:span> <text:span text:style-name="T7">gessit</text:span><text:span text:style-name="T7">;</text:span> <text:span text:style-name="T7"><text:span text:style-name="T1">et</text:span></text:span> <text:span text:style-name="T7">anim<text:span text:style-name="T1">us</text:span></text:span> <text:span text:style-name="T7"><text:span text:style-name="T1">et</text:span></text:span> <text:span text:style-name="T7">sensus</text:span><text:span text:style-name="T7">;</text:span><text:span text:style-name="T7"> | </text:span><text:span text:style-name="T7">monstrat</text:span> <text:span text:style-name="T7">affect<text:span text:style-name="T1">us</text:span></text:span><text:span text:style-name="T7">;</text:span> <text:span text:style-name="T7"/></text:p>
      <text:p>11. <text:span text:style-name="T7"/><text:span text:style-name="T7"><text:span text:style-name="T3">S</text:span>ed</text:span> <text:span text:style-name="T7">si</text:span> <text:span text:style-name="T7">itaq
                    ERROR
                <text:note text:id="ftn1" text:note-class="footnote"><text:note-citation>0</text:note-citation><text:note-body><text:p text:style-name="Footnote">The word 'itaq' is
                                fully attached at the following 'd' of the word
                                'datum'. The abbreviation marker ';' for
                                'ue' was forgotten and later added.</text:p></text:note-body></text:note></text:span> <text:span text:style-name="T7">datum</text:span> <text:span text:style-name="T7">m<text:span text:style-name="T1">ih</text:span>i</text:span> <text:span text:style-name="T7">fuisset</text:span> <text:span text:style-name="T7">sic<text:span text:style-name="T1">ut</text:span></text:span> <text:span text:style-name="T7">cet<text:span text:style-name="T1">er</text:span>is</text:span><text:span text:style-name="T7">·</text:span> <text:span text:style-name="T7">uerumtam<text:span text:style-name="T1">en</text:span></text:span><text:span text:style-name="T7"> | </text:span><text:span text:style-name="T7"/><text:span text:style-name="T7">n<text:span text:style-name="T1">on</text:span></text:span> <text:span text:style-name="T7">silerem</text:span> <text:span text:style-name="T7">p<text:span text:style-name="T1">ro</text:span>pter</text:span> <text:span text:style-name="T7">retributione<text:span text:style-name="T1">m</text:span></text:span><text:span text:style-name="T7">;</text:span> <text:span text:style-name="T7"><text:span text:style-name="T3">E</text:span>t</text:span> <text:span text:style-name="T7">si</text:span> <text:span text:style-name="T7">forte</text:span> <text:span text:style-name="T7">uidet<text:span text:style-name="T1">ur</text:span></text:span> <text:span text:style-name="T7">apud</text:span> <text:span text:style-name="T7"/><text:span text:style-name="T7">aliq<text:span text:style-name="T1">u</text:span>ntos</text:span><text:span text:style-name="T7"> | </text:span><text:span text:style-name="T7">me</text:span> <text:span text:style-name="T7">in</text:span> <text:span text:style-name="T7">hoc</text:span> <text:span text:style-name="T7">p<text:span text:style-name="T1">rae</text:span>ponere</text:span> <text:span text:style-name="T7">cu<text:span text:style-name="T1">m</text:span></text:span> <text:span text:style-name="T7">mea</text:span> <text:span text:style-name="T7">in</text:span> <text:span text:style-name="T7">scientia</text:span> <text:span text:style-name="T7"><text:span text:style-name="T1">et</text:span></text:span> <text:span text:style-name="T7">tardiori</text:span> <text:span text:style-name="T7">lingu[e]
                    ERROR
                </text:span> <text:span text:style-name="T7">
                    ERROR
                </text:span><text:span text:style-name="T7"/><text:span text:style-name="T7">sed</text:span> <text:span text:style-name="T7">etia<text:span text:style-name="T1">m</text:span></text:span><text:span text:style-name="T7"> | </text:span><text:span text:style-name="T7">scriptum</text:span> <text:span text:style-name="T7">e<text:span text:style-name="T1">st</text:span></text:span> <text:span text:style-name="T7">
                    \eni<text:span text:style-name="T1">m</text:span>/
                </text:span><text:span text:style-name="T7">lingue</text:span><text:span text:style-name="T7">,</text:span> <text:span text:style-name="T7">balbutientes</text:span><text:span text:style-name="T7">;</text:span> <text:span text:style-name="T7">uelocit<text:span text:style-name="T1">er</text:span></text:span> <text:span text:style-name="T7">discent</text:span> <text:span text:style-name="T7">loqui</text:span> <text:span text:style-name="T7">pacem</text:span><text:span text:style-name="T7">·</text:span><text:span text:style-name="T7"> | </text:span><text:span text:style-name="T7"/><text:span text:style-name="T7">quanto</text:span> <text:span text:style-name="T7">magis</text:span> <text:span text:style-name="T7">nos</text:span> <text:span text:style-name="T7">adpetere</text:span> <text:span text:style-name="T7">debem<text:span text:style-name="T1">us</text:span></text:span> <text:span text:style-name="T7">qui</text:span> <text:span text:style-name="T7">sum<text:span text:style-name="T1">us</text:span></text:span> <text:span text:style-name="T7">inq<text:span text:style-name="T1">u</text:span>it</text:span> <text:span text:style-name="T7">ep<text:span text:style-name="T1">isto</text:span>la</text:span> <text:span text:style-name="T7"/><text:span text:style-name="T7">chr<text:span text:style-name="T1">ist</text:span>i</text:span> <text:span text:style-name="T7">in</text:span><text:span text:style-name="T7"> | </text:span><text:span text:style-name="T7">salute<text:span text:style-name="T1">m</text:span></text:span> <text:span text:style-name="T7">usq<text:span text:style-name="T1">ue</text:span></text:span> <text:span text:style-name="T7">ad</text:span> <text:span text:style-name="T7">ultimu<text:span text:style-name="T1">m</text:span></text:span> <text:span text:style-name="T7">terre</text:span><text:span text:style-name="T7">?</text:span> <text:span text:style-name="T7"><text:span text:style-name="T3">E</text:span>t</text:span> <text:span text:style-name="T7">si</text:span> <text:span text:style-name="T7">n<text:span text:style-name="T1">on</text:span></text:span> <text:span text:style-name="T7">deserta</text:span><text:span text:style-name="T7">·</text:span> <text:span text:style-name="T7">sed</text:span> <text:span text:style-name="T7"/><text:span text:style-name="T7">rata</text:span><text:span text:style-name="T7">·</text:span> <text:span text:style-name="T7"><text:span text:style-name="T1">et</text:span></text:span> <text:span text:style-name="T7">fortissi</text:span><text:span text:style-name="T7">-</text:span><text:span text:style-name="T7"> | </text:span><text:span text:style-name="T7">-</text:span> <text:span text:style-name="T7">me</text:span> <text:span text:style-name="T7">scripta</text:span> <text:span text:style-name="T7">in</text:span> <text:span text:style-name="T7">cordib<text:span text:style-name="T1">us</text:span></text:span> <text:span text:style-name="T7">n<text:span text:style-name="T1">ost</text:span>ris</text:span><text:span text:style-name="T7">·</text:span> <text:span text:style-name="T7">n<text:span text:style-name="T1">on</text:span></text:span> <text:span text:style-name="T7">atram<text:span text:style-name="T1">en</text:span>to</text:span> <text:span text:style-name="T7">sed</text:span> <text:span text:style-name="T7"/><text:span text:style-name="T7">sp<text:span text:style-name="T1">irit</text:span>u</text:span> <text:span text:style-name="T7">dei</text:span> <text:span text:style-name="T7">uiui</text:span><text:span text:style-name="T7">;</text:span> <text:span text:style-name="T7"><text:span text:style-name="T3">E</text:span>t</text:span> <text:span text:style-name="T7">it<text:span text:style-name="T1">er</text:span>um</text:span><text:span text:style-name="T7"> | </text:span><text:span text:style-name="T7">sp<text:span text:style-name="T1">iritu</text:span>s</text:span> <text:span text:style-name="T7">testatur</text:span><text:span text:style-name="T7">;</text:span> <text:span text:style-name="T7"><text:span text:style-name="T1">et</text:span></text:span> <text:span text:style-name="T7">rusticitatio</text:span> <text:span text:style-name="T7"/><text:span text:style-name="T7">ab</text:span> <text:span text:style-name="T7">altissimo</text:span> <text:span text:style-name="T7">creata</text:span> <text:span text:style-name="T7">e<text:span text:style-name="T1">st</text:span></text:span><text:span text:style-name="T7">;</text:span> <text:span text:style-name="T7"/></text:p>
      <text:p>12. <text:span text:style-name="T7"/><text:span text:style-name="T7"><text:span text:style-name="T3">U</text:span>nde</text:span> <text:span text:style-name="T7">ego</text:span><text:span text:style-name="T7"> | </text:span><text:span text:style-name="T7">primus</text:span> <text:span text:style-name="T7">rusticius</text:span><text:span text:style-name="T7">·</text:span> <text:span text:style-name="T7">p<text:span text:style-name="T1">er</text:span>fuga</text:span><text:span text:style-name="T7">·</text:span> <text:span text:style-name="T7">indoct<text:span text:style-name="T1">us</text:span></text:span><text:span text:style-name="T7">·</text:span> <text:span text:style-name="T7">scilicet</text:span> <text:span text:style-name="T7">q<text:span text:style-name="T1">u</text:span>i</text:span> <text:span text:style-name="T7"/><text:span text:style-name="T7">nescio</text:span> <text:span text:style-name="T7">in</text:span> <text:span text:style-name="T7">posteru<text:span text:style-name="T1">m</text:span></text:span><text:span text:style-name="T7"> | </text:span><text:span text:style-name="T7">p<text:span text:style-name="T1">ro</text:span>uidere</text:span><text:span text:style-name="T7">;</text:span> <text:span text:style-name="T7"><text:span text:style-name="T3">S</text:span>ed</text:span> <text:span text:style-name="T7">scio</text:span> <text:span text:style-name="T7">illud</text:span> <text:span text:style-name="T7">certissime</text:span> <text:span text:style-name="T7">quia</text:span> <text:span text:style-name="T7">utiq<text:span text:style-name="T1">ue</text:span></text:span> <text:span text:style-name="T7"/><text:span text:style-name="T7">priusqua<text:span text:style-name="T1">m</text:span></text:span> <text:span text:style-name="T7">humi</text:span><text:span text:style-name="T7">-</text:span><text:span text:style-name="T7"> | </text:span><text:span text:style-name="T7">-</text:span> <text:span text:style-name="T7">liarer</text:span><text:span text:style-name="T7">·</text:span> <text:span text:style-name="T7">ego</text:span> <text:span text:style-name="T7">eram</text:span> <text:span text:style-name="T7">uelut</text:span> <text:span text:style-name="T7">lapis</text:span> <text:span text:style-name="T7">q<text:span text:style-name="T1">u</text:span>i</text:span> <text:span text:style-name="T7">iac<text:span text:style-name="T1">et</text:span></text:span> <text:span text:style-name="T7">in</text:span> <text:span text:style-name="T7">luto</text:span> <text:span text:style-name="T7">p<text:span text:style-name="T1">ro</text:span>fundo</text:span><text:span text:style-name="T7">.</text:span> <text:span text:style-name="T7"/><text:span text:style-name="T7"><text:span text:style-name="T1">et</text:span></text:span> <text:span text:style-name="T7">uenit</text:span><text:span text:style-name="T7"> | </text:span><text:span text:style-name="T7">q<text:span text:style-name="T1">u</text:span>i</text:span> <text:span text:style-name="T7">potens</text:span> <text:span text:style-name="T7">est</text:span><text:span text:style-name="T7">·</text:span> <text:span text:style-name="T7"><text:span text:style-name="T1">et</text:span></text:span> <text:span text:style-name="T7">in</text:span> <text:span text:style-name="T7">sua</text:span> <text:span text:style-name="T7">mis<text:span text:style-name="T1">eri</text:span>c<text:span text:style-name="T1">or</text:span>dia</text:span> <text:span text:style-name="T7">sustulit</text:span> <text:span text:style-name="T7">me</text:span><text:span text:style-name="T7">.</text:span> <text:span text:style-name="T7"><text:span text:style-name="T1">et</text:span></text:span> <text:span text:style-name="T7">quide<text:span text:style-name="T1">m</text:span></text:span> <text:span text:style-name="T7"/><text:span text:style-name="T7">scilic<text:span text:style-name="T1">et</text:span></text:span><text:span text:style-name="T7"> | </text:span><text:span text:style-name="T7">sursum</text:span> <text:span text:style-name="T7">adleuauit</text:span><text:span text:style-name="T7">·</text:span> <text:span text:style-name="T7"><text:span text:style-name="T1">et</text:span></text:span> <text:span text:style-name="T7">collocauit</text:span> <text:span text:style-name="T7">me</text:span> <text:span text:style-name="T7">in</text:span> <text:span text:style-name="T7">su<text:span text:style-name="T1">m</text:span>mo</text:span> <text:span text:style-name="T7">pariete</text:span><text:span text:style-name="T7">;</text:span> <text:span text:style-name="T7"/><text:span text:style-name="T7"><text:span text:style-name="T3">E</text:span>t</text:span> <text:span text:style-name="T7">inde</text:span><text:span text:style-name="T7"> | </text:span><text:span text:style-name="T7">fortit<text:span text:style-name="T1">er</text:span></text:span> <text:span text:style-name="T7">debueram</text:span> <text:span text:style-name="T7">ex
                    \c/
                lamare</text:span> <text:span text:style-name="T7">ad</text:span> <text:span text:style-name="T7">retribuendu<text:span text:style-name="T1">m</text:span></text:span> <text:span text:style-name="T7">quoq<text:span text:style-name="T1">ue</text:span></text:span> <text:span text:style-name="T7"/><text:span text:style-name="T7">aliquid</text:span><text:span text:style-name="T7"> | </text:span><text:span text:style-name="T7">d<text:span text:style-name="T1">omi</text:span>no</text:span> <text:span text:style-name="T7">p<text:span text:style-name="T1">ro</text:span></text:span> <text:span text:style-name="T7">tantis</text:span> <text:span text:style-name="T7">beneficiis</text:span> <text:span text:style-name="T7">eius</text:span> <text:span text:style-name="T7">hic</text:span> <text:span text:style-name="T7"><text:span text:style-name="T1">et</text:span></text:span> <text:span text:style-name="T7">in</text:span> <text:span text:style-name="T7">et<text:span text:style-name="T1">er</text:span>num</text:span><text:span text:style-name="T7">;</text:span> <text:span text:style-name="T7">que</text:span> <text:span text:style-name="T7"/><text:span text:style-name="T7">mens</text:span> <text:span text:style-name="T7">hominu<text:span text:style-name="T1">m</text:span></text:span><text:span text:style-name="T7"> | </text:span><text:span text:style-name="T7">estimare</text:span> <text:span text:style-name="T7">n<text:span text:style-name="T1">on</text:span></text:span> <text:span text:style-name="T7">potest</text:span><text:span text:style-name="T7">;</text:span> <text:span text:style-name="T7"/></text:p>
      <text:p>13. <text:span text:style-name="T7"/><text:span text:style-name="T7"><text:span text:style-name="T3">U</text:span>nde</text:span> <text:span text:style-name="T7">aut<text:span text:style-name="T1">em</text:span></text:span> <text:span text:style-name="T7">admiramini</text:span> <text:span text:style-name="T7">itaq<text:span text:style-name="T1">ue</text:span></text:span> <text:span text:style-name="T7">magni</text:span> <text:span text:style-name="T7"><text:span text:style-name="T1">et</text:span></text:span><text:span text:style-name="T7"> | </text:span><text:span text:style-name="T7">pusilli</text:span> <text:span text:style-name="T7">qui</text:span> <text:span text:style-name="T7">timetis</text:span> <text:span text:style-name="T7">d<text:span text:style-name="T1">eu</text:span>m</text:span><text:span text:style-name="T7">·</text:span> <text:span text:style-name="T7"/><text:span text:style-name="T7"><text:span text:style-name="T1">et</text:span></text:span> <text:span text:style-name="T7">uos</text:span> <text:span text:style-name="T7">domni</text:span> <text:span text:style-name="T7">ignari</text:span> <text:span text:style-name="T7">nethorici</text:span><text:span text:style-name="T7"/><text:span text:style-name="T7"> | </text:span><text:span text:style-name="T7">audite</text:span> <text:span text:style-name="T7">ergo</text:span> <text:span text:style-name="T7"><text:span text:style-name="T1">et</text:span></text:span> <text:span text:style-name="T7">scrutamini</text:span> <text:span text:style-name="T7">quis</text:span> <text:span text:style-name="T7">me</text:span> <text:span text:style-name="T7">stultum</text:span> <text:span text:style-name="T7"/><text:span text:style-name="T7">excitauit</text:span> <text:span text:style-name="T7">de</text:span><text:span text:style-name="T7"> | </text:span><text:span text:style-name="T7">medio</text:span> <text:span text:style-name="T7">eoru<text:span text:style-name="T1">m</text:span></text:span> <text:span text:style-name="T7">qui</text:span> <text:span text:style-name="T7">uidentur</text:span> <text:span text:style-name="T7">sapientes</text:span> <text:span text:style-name="T7">esse</text:span> <text:span text:style-name="T7"><text:span text:style-name="T1">et</text:span></text:span> <text:span text:style-name="T7">legis</text:span> <text:span text:style-name="T7">periti</text:span><text:span text:style-name="T7">·</text:span><text:span text:style-name="T7"/><text:span text:style-name="T7"><text:span text:style-name="T1">et</text:span></text:span><text:span text:style-name="T7"> | </text:span><text:span text:style-name="T7">potentes</text:span> <text:span text:style-name="T7">in</text:span> <text:span text:style-name="T7">sermone</text:span> <text:span text:style-name="T7"><text:span text:style-name="T1">et</text:span></text:span> <text:span text:style-name="T7">in</text:span> <text:span text:style-name="T7">om<text:span text:style-name="T1">n</text:span>i</text:span> <text:span text:style-name="T7">re</text:span><text:span text:style-name="T7">·</text:span> <text:span text:style-name="T7"><text:span text:style-name="T1">et</text:span></text:span> <text:span text:style-name="T7">me</text:span> <text:span text:style-name="T7">q<text:span text:style-name="T1">u</text:span>idem</text:span> <text:span text:style-name="T7">detestabile<text:span text:style-name="T1">m</text:span></text:span> <text:span text:style-name="T7"/><text:span text:style-name="T7"/><text:span text:style-name="T7">hui<text:span text:style-name="T1">us</text:span></text:span> <text:span text:style-name="T7">mundi</text:span><text:span text:style-name="T7"> | </text:span><text:span text:style-name="T7">p<text:span text:style-name="T1">rae</text:span></text:span> <text:span text:style-name="T7">ceteris</text:span> <text:span text:style-name="T7">inspirauit</text:span> <text:span text:style-name="T7">si</text:span> <text:span text:style-name="T7">talis</text:span> <text:span text:style-name="T7">essem</text:span><text:span text:style-name="T7">;</text:span> <text:span text:style-name="T7"><text:span text:style-name="T3">D</text:span>um<text:span text:style-name="T1">od</text:span>o</text:span> <text:span text:style-name="T7">aute<text:span text:style-name="T1">m</text:span></text:span> <text:span text:style-name="T7"/><text:span text:style-name="T7">ut</text:span> <text:span text:style-name="T7">cu<text:span text:style-name="T1">m</text:span></text:span> <text:span text:style-name="T7">metu</text:span> <text:span text:style-name="T7"><text:span text:style-name="T1">et</text:span></text:span> <text:span text:style-name="T7">reue</text:span><text:span text:style-name="T7">-</text:span><text:span text:style-name="T7"> | </text:span><text:span text:style-name="T7">-</text:span> <text:span text:style-name="T7">rentia</text:span> <text:span text:style-name="T7"><text:span text:style-name="T1">et</text:span></text:span> <text:span text:style-name="T7">sine</text:span> <text:span text:style-name="T7">querela</text:span> <text:span text:style-name="T7">fidelit<text:span text:style-name="T1">er</text:span></text:span> <text:span text:style-name="T7">p<text:span text:style-name="T1">ro</text:span>dessem</text:span> <text:span text:style-name="T7">genti</text:span><text:span text:style-name="T7">·</text:span><text:span text:style-name="T7">ad</text:span> <text:span text:style-name="T7"/><text:span text:style-name="T7">qua<text:span text:style-name="T1">m</text:span></text:span> <text:span text:style-name="T7">caritas</text:span><text:span text:style-name="T7"> | </text:span><text:span text:style-name="T7">chr<text:span text:style-name="T1">ist</text:span>i</text:span> <text:span text:style-name="T7">transtulit</text:span><text:span text:style-name="T7">·</text:span> <text:span text:style-name="T7">et</text:span> <text:span text:style-name="T7">donauit</text:span> <text:span text:style-name="T7">me</text:span> <text:span text:style-name="T7">in</text:span> <text:span text:style-name="T7">uita</text:span> <text:span text:style-name="T7">mea</text:span> <text:span text:style-name="T7">si</text:span> <text:span text:style-name="T7">dignus</text:span> <text:span text:style-name="T7"/><text:span text:style-name="T7">fuero</text:span><text:span text:style-name="T7">;</text:span><text:span text:style-name="T7"> | </text:span><text:span text:style-name="T7"><text:span text:style-name="T3">D</text:span>eniq<text:span text:style-name="T1">ue</text:span></text:span> <text:span text:style-name="T7">ut</text:span> <text:span text:style-name="T7">cu<text:span text:style-name="T1">m</text:span></text:span> <text:span text:style-name="T7">humilitate</text:span> <text:span text:style-name="T7"><text:span text:style-name="T1">et</text:span></text:span> <text:span text:style-name="T7">ueracit<text:span text:style-name="T1">er</text:span></text:span> <text:span text:style-name="T7">deseruire<text:span text:style-name="T1">m</text:span></text:span> <text:span text:style-name="T7">illis</text:span><text:span text:style-name="T7">·</text:span> <text:span text:style-name="T7"/></text:p>
      <text:p>14. <text:span text:style-name="T7"/><text:span text:style-name="T7">in</text:span> <text:span text:style-name="T7">m<text:span text:style-name="T1">en</text:span>sura</text:span><text:span text:style-name="T7"> | </text:span><text:span text:style-name="T7">itaq<text:span text:style-name="T1">ue</text:span></text:span> <text:span text:style-name="T7">fidei</text:span> <text:span text:style-name="T7">trinitatis</text:span> <text:span text:style-name="T7">oportet</text:span> <text:span text:style-name="T7">distinguere</text:span><text:span text:style-name="T7">·</text:span> <text:span text:style-name="T7">sine</text:span> <text:span text:style-name="T7"/><text:span text:style-name="T7">rep<text:span text:style-name="T1">re</text:span>hensione</text:span><text:span text:style-name="T7"> | </text:span><text:span text:style-name="T7">p<text:span text:style-name="T1">er</text:span>iculi</text:span> <text:span text:style-name="T7">notum</text:span> <text:span text:style-name="T7">facere</text:span> <text:span text:style-name="T7">donum</text:span> <text:span text:style-name="T7">dei</text:span><text:span text:style-name="T7">·</text:span> <text:span text:style-name="T7"><text:span text:style-name="T1">et</text:span></text:span> <text:span text:style-name="T7">consolatione<text:span text:style-name="T1">m</text:span></text:span> <text:span text:style-name="T7">et<text:span text:style-name="T1">er</text:span>nam</text:span><text:span text:style-name="T7">;</text:span><text:span text:style-name="T7"/><text:span text:style-name="T7"> | </text:span><text:span text:style-name="T7">sine</text:span> <text:span text:style-name="T7">timore</text:span> <text:span text:style-name="T7">fiducialit<text:span text:style-name="T1">er</text:span></text:span> <text:span text:style-name="T7">dei</text:span> <text:span text:style-name="T7">nomen</text:span> <text:span text:style-name="T7">nomine</text:span> <text:span text:style-name="T7">ubiq<text:span text:style-name="T1">ue</text:span></text:span> <text:span text:style-name="T7">expandere</text:span><text:span text:style-name="T7">.</text:span><text:span text:style-name="T7"> | </text:span><text:span text:style-name="T7">ut</text:span> <text:span text:style-name="T7">etiam</text:span> <text:span text:style-name="T7">post</text:span> <text:span text:style-name="T7"/><text:span text:style-name="T7">obitum</text:span> <text:span text:style-name="T7">meu<text:span text:style-name="T1">m</text:span></text:span> <text:span text:style-name="T7">ex</text:span> <text:span text:style-name="T7">gall&lt;ii&gt;s</text:span> <text:span text:style-name="T7">relinquere<text:span text:style-name="T1">m</text:span></text:span> <text:span text:style-name="T7">fr<text:span text:style-name="T1">atr</text:span>ib<text:span text:style-name="T1">us</text:span></text:span> <text:span text:style-name="T7"><text:span text:style-name="T1">et</text:span></text:span> <text:span text:style-name="T7">filiis</text:span><text:span text:style-name="T7">(159v)</text:span><text:span text:style-name="T7"/><text:span text:style-name="T7"> | </text:span><text:span text:style-name="T7">meis</text:span> <text:span text:style-name="T7">quos</text:span> <text:span text:style-name="T7">ego</text:span> <text:span text:style-name="T7"/><text:span text:style-name="T7">baptizaui</text:span> <text:span text:style-name="T7">in</text:span> <text:span text:style-name="T7">d<text:span text:style-name="T1">omi</text:span>no</text:span> <text:span text:style-name="T7">tot</text:span> <text:span text:style-name="T7">milia</text:span> <text:span text:style-name="T7">hominu<text:span text:style-name="T1">m</text:span></text:span><text:span text:style-name="T7">·</text:span> <text:span text:style-name="T7"/></text:p>
      <text:p>15. <text:span text:style-name="T7"/><text:span text:style-name="T7"><text:span text:style-name="T1">et</text:span></text:span> <text:span text:style-name="T7">n<text:span text:style-name="T1">on</text:span></text:span> <text:span text:style-name="T7">etia<text:span text:style-name="T1">m</text:span></text:span> <text:span text:style-name="T7">dign<text:span text:style-name="T1">us</text:span></text:span><text:span text:style-name="T7"> | </text:span><text:span text:style-name="T7">neq<text:span text:style-name="T1">ue</text:span></text:span> <text:span text:style-name="T7">talis</text:span> <text:span text:style-name="T7">ut</text:span> <text:span text:style-name="T7">hoc</text:span> <text:span text:style-name="T7">d<text:span text:style-name="T1">omi</text:span>nus</text:span> <text:span text:style-name="T7">seruulo</text:span> <text:span text:style-name="T7">suo</text:span> <text:span text:style-name="T7"/><text:span text:style-name="T7">concederet</text:span> <text:span text:style-name="T7">po<text:span text:style-name="T1">st</text:span></text:span> <text:span text:style-name="T7">erumnas</text:span><text:span text:style-name="T7">·</text:span> <text:span text:style-name="T7"><text:span text:style-name="T1">et</text:span></text:span> <text:span text:style-name="T7">tante</text:span><text:span text:style-name="T7"> | </text:span><text:span text:style-name="T7">molis</text:span><text:span text:style-name="T7">·</text:span> <text:span text:style-name="T7">post</text:span> <text:span text:style-name="T7">captiuitate<text:span text:style-name="T1">m</text:span></text:span> <text:span text:style-name="T7">po<text:span text:style-name="T1">st</text:span></text:span> <text:span text:style-name="T7"/><text:span text:style-name="T7">annos</text:span> <text:span text:style-name="T7">multos</text:span> <text:span text:style-name="T7">in</text:span> <text:span text:style-name="T7">gente<text:span text:style-name="T1">m</text:span></text:span> <text:span text:style-name="T7">illa<text:span text:style-name="T1">m</text:span></text:span> <text:span text:style-name="T7">tantam</text:span><text:span text:style-name="T7"> | </text:span><text:span text:style-name="T7">gra<text:span text:style-name="T1">ti</text:span>am</text:span> <text:span text:style-name="T7">m<text:span text:style-name="T1">ih</text:span>i</text:span> <text:span text:style-name="T7">donaret</text:span><text:span text:style-name="T7">·</text:span> <text:span text:style-name="T7">q<text:span text:style-name="T1">uo</text:span>d</text:span> <text:span text:style-name="T7">ego</text:span> <text:span text:style-name="T7"/><text:span text:style-name="T7">aliq<text:span text:style-name="T1">u</text:span>ndo</text:span> <text:span text:style-name="T7">in</text:span> <text:span text:style-name="T7">iuuente</text:span> <text:span text:style-name="T7">mea</text:span> <text:span text:style-name="T7">non</text:span> <text:span text:style-name="T7">quia</text:span><text:span text:style-name="T7"> | </text:span><text:span text:style-name="T7">desp<text:span text:style-name="T1">er</text:span>aui</text:span> <text:span text:style-name="T7">neq<text:span text:style-name="T1">ue</text:span></text:span> <text:span text:style-name="T7">cogitaui</text:span><text:span text:style-name="T7">·</text:span> <text:span text:style-name="T7"/></text:p>
      <text:p>16. <text:span text:style-name="T7"/><text:span text:style-name="T7">sed</text:span> <text:span text:style-name="T7">postqua<text:span text:style-name="T1">m</text:span></text:span> <text:span text:style-name="T7">hiberione</text:span> <text:span text:style-name="T7">deueneram</text:span><text:span text:style-name="T7">;</text:span><text:span text:style-name="T7"> | </text:span><text:span text:style-name="T7">cotidie</text:span> <text:span text:style-name="T7">ig<text:span text:style-name="T1">itur</text:span></text:span> <text:span text:style-name="T7">pe&lt;c&gt;cora</text:span> <text:span text:style-name="T7"/><text:span text:style-name="T7">pas
                    \c/
                ebam</text:span><text:span text:style-name="T7">·</text:span> <text:span text:style-name="T7"><text:span text:style-name="T1">et</text:span></text:span> <text:span text:style-name="T7">frequens</text:span> <text:span text:style-name="T7">in</text:span> <text:span text:style-name="T7">die</text:span> <text:span text:style-name="T7">oraba<text:span text:style-name="T1">m</text:span></text:span><text:span text:style-name="T7">·</text:span> <text:span text:style-name="T7">magis</text:span><text:span text:style-name="T7"> | </text:span><text:span text:style-name="T7">ac</text:span> <text:span text:style-name="T7">magis</text:span> <text:span text:style-name="T7">accedebat</text:span> <text:span text:style-name="T7"/><text:span text:style-name="T7">timor</text:span> <text:span text:style-name="T7">d<text:span text:style-name="T1">e</text:span>i</text:span><text:span text:style-name="T7">·</text:span> <text:span text:style-name="T7"><text:span text:style-name="T1">et</text:span></text:span> <text:span text:style-name="T7">timor</text:span> <text:span text:style-name="T7">illi<text:span text:style-name="T1">us</text:span></text:span> <text:span text:style-name="T7"><text:span text:style-name="T1">et</text:span></text:span> <text:span text:style-name="T7">fides</text:span> <text:span text:style-name="T7">augebatur</text:span><text:span text:style-name="T7">·</text:span><text:span text:style-name="T7"> | </text:span><text:span text:style-name="T7"><text:span text:style-name="T1">et</text:span></text:span> <text:span text:style-name="T7">sp<text:span text:style-name="T1">iritu</text:span>s</text:span> <text:span text:style-name="T7">agebat<text:span text:style-name="T1">ur</text:span></text:span><text:span text:style-name="T7">·</text:span> <text:span text:style-name="T7"/><text:span text:style-name="T7">ut</text:span> <text:span text:style-name="T7">in</text:span> <text:span text:style-name="T7">die</text:span> <text:span text:style-name="T7">una</text:span> <text:span text:style-name="T7">usq<text:span text:style-name="T1">ue</text:span></text:span> <text:span text:style-name="T7">ad</text:span> <text:span text:style-name="T7">centu<text:span text:style-name="T1">m</text:span></text:span> <text:span text:style-name="T7">orationes</text:span><text:span text:style-name="T7">·</text:span> <text:span text:style-name="T7"><text:span text:style-name="T1">et</text:span></text:span> <text:span text:style-name="T7">in</text:span> <text:span text:style-name="T7">no&lt;c&gt;te</text:span> <text:span text:style-name="T7">p<text:span text:style-name="T1">ro</text:span>pe</text:span><text:span text:style-name="T7"> | </text:span><text:span text:style-name="T7">similit<text:span text:style-name="T1">er</text:span></text:span><text:span text:style-name="T7">·</text:span> <text:span text:style-name="T7"/><text:span text:style-name="T7">ut</text:span> <text:span text:style-name="T7">etiam</text:span> <text:span text:style-name="T7">in</text:span> <text:span text:style-name="T7">siluis</text:span><text:span text:style-name="T7">·</text:span> <text:span text:style-name="T7"><text:span text:style-name="T1">et</text:span></text:span> <text:span text:style-name="T7">in</text:span> <text:span text:style-name="T7">m
                    \on/
                te</text:span> <text:span text:style-name="T7">maneba<text:span text:style-name="T1">m</text:span></text:span><text:span text:style-name="T7">·</text:span> <text:span text:style-name="T7"><text:span text:style-name="T1">et</text:span></text:span> <text:span text:style-name="T7">ante</text:span> <text:span text:style-name="T7">luce<text:span text:style-name="T1">m</text:span></text:span> <text:span text:style-name="T7">exerci</text:span><text:span text:style-name="T7">-</text:span><text:span text:style-name="T7"> | </text:span><text:span text:style-name="T7">-</text:span> <text:span text:style-name="T7">tabar</text:span> <text:span text:style-name="T7">ad</text:span> <text:span text:style-name="T7"/><text:span text:style-name="T7">oratione<text:span text:style-name="T1">m</text:span></text:span> <text:span text:style-name="T7">p<text:span text:style-name="T1">er</text:span></text:span> <text:span text:style-name="T7">niue<text:span text:style-name="T1">m</text:span></text:span><text:span text:style-name="T7">·</text:span> <text:span text:style-name="T7">p<text:span text:style-name="T1">er</text:span></text:span> <text:span text:style-name="T7">gelu</text:span><text:span text:style-name="T7">·</text:span> <text:span text:style-name="T7">p<text:span text:style-name="T1">er</text:span></text:span> <text:span text:style-name="T7">pluuia<text:span text:style-name="T1">m</text:span></text:span><text:span text:style-name="T7">·</text:span> <text:span text:style-name="T7">
                    \<text:span text:style-name="T1">et</text:span>/
                </text:span><text:span text:style-name="T7">nichil</text:span> <text:span text:style-name="T7">mali</text:span> <text:span text:style-name="T7">sentiebam</text:span><text:span text:style-name="T7">·</text:span><text:span text:style-name="T7"> | </text:span><text:span text:style-name="T7"/><text:span text:style-name="T7">neq<text:span text:style-name="T1">ue</text:span></text:span> <text:span text:style-name="T7">ulla</text:span> <text:span text:style-name="T7">pigritia</text:span> <text:span text:style-name="T7">erat</text:span> <text:span text:style-name="T7">in</text:span> <text:span text:style-name="T7">me</text:span> <text:span text:style-name="T7">sic<text:span text:style-name="T1">ut</text:span></text:span> <text:span text:style-name="T7">modo</text:span> <text:span text:style-name="T7">uideo</text:span><text:span text:style-name="T7">·</text:span> <text:span text:style-name="T7">q<text:span text:style-name="T1">u</text:span>ia</text:span> <text:span text:style-name="T7">tunc</text:span> <text:span text:style-name="T7">in</text:span> <text:span text:style-name="T7">me</text:span><text:span text:style-name="T7"> | </text:span><text:span text:style-name="T7">sp<text:span text:style-name="T1">iritu</text:span>s</text:span> <text:span text:style-name="T7"/><text:span text:style-name="T7">feruebat</text:span><text:span text:style-name="T7">·</text:span> <text:span text:style-name="T7"/></text:p>
      <text:p>17. <text:span text:style-name="T7"/><text:span text:style-name="T7"><text:span text:style-name="T1">et</text:span></text:span> <text:span text:style-name="T7">ibi</text:span> <text:span text:style-name="T7">scilic<text:span text:style-name="T1">et</text:span></text:span> <text:span text:style-name="T7">quada<text:span text:style-name="T1">m</text:span></text:span> <text:span text:style-name="T7">nocte</text:span> <text:span text:style-name="T7">in</text:span> <text:span text:style-name="T7">so<text:span text:style-name="T1">m</text:span>no</text:span> <text:span text:style-name="T7">audiui</text:span> <text:span text:style-name="T7">uoce<text:span text:style-name="T1">m</text:span></text:span><text:span text:style-name="T7"> | </text:span><text:span text:style-name="T7"/><text:span text:style-name="T7">dicente<text:span text:style-name="T1">m</text:span></text:span> <text:span text:style-name="T7">m<text:span text:style-name="T1">ih</text:span>i</text:span><text:span text:style-name="T7">;</text:span> <text:span text:style-name="T7"><text:span text:style-name="T3">B</text:span>ene</text:span> <text:span text:style-name="T7">ieiunas</text:span><text:span text:style-name="T7">·</text:span> <text:span text:style-name="T7">cito</text:span> <text:span text:style-name="T7">iturus</text:span> <text:span text:style-name="T7">ad</text:span> <text:span text:style-name="T7">patria<text:span text:style-name="T1">m</text:span></text:span> <text:span text:style-name="T7">tua<text:span text:style-name="T1">m</text:span></text:span> <text:span text:style-name="T7"/><text:span text:style-name="T7"><text:span text:style-name="T1">et</text:span></text:span> <text:span text:style-name="T7">terram</text:span><text:span text:style-name="T7">;</text:span><text:span text:style-name="T7"> | </text:span><text:span text:style-name="T7"><text:span text:style-name="T3">E</text:span>t</text:span> <text:span text:style-name="T7">po<text:span text:style-name="T1">st</text:span></text:span> <text:span text:style-name="T7">paululu<text:span text:style-name="T1">m</text:span></text:span> <text:span text:style-name="T7">temp<text:span text:style-name="T1">us</text:span></text:span><text:span text:style-name="T7">;</text:span> <text:span text:style-name="T7">audiui</text:span> <text:span text:style-name="T7">responsu<text:span text:style-name="T1">m</text:span></text:span> <text:span text:style-name="T7">dicens</text:span> <text:span text:style-name="T7">m<text:span text:style-name="T1">ih</text:span>i</text:span><text:span text:style-name="T7">;</text:span> <text:span text:style-name="T7"/><text:span text:style-name="T7"><text:span text:style-name="T3">E</text:span>cce</text:span> <text:span text:style-name="T7">nauis</text:span> <text:span text:style-name="T7">tua</text:span><text:span text:style-name="T7"> | </text:span><text:span text:style-name="T7">parata</text:span> <text:span text:style-name="T7">e<text:span text:style-name="T1">st</text:span></text:span><text:span text:style-name="T7">;</text:span><text:span text:style-name="T7"><text:span text:style-name="T3">E</text:span>t</text:span> <text:span text:style-name="T7">erat</text:span> <text:span text:style-name="T7">p<text:span text:style-name="T1">ro</text:span>pe</text:span><text:span text:style-name="T7">·</text:span> <text:span text:style-name="T7">sed</text:span> <text:span text:style-name="T7">forte</text:span> <text:span text:style-name="T7">habebat</text:span> <text:span text:style-name="T7"/><text:span text:style-name="T7">ducenta</text:span> <text:span text:style-name="T7">milia</text:span> <text:span text:style-name="T7">pass<text:span text:style-name="T1">us</text:span></text:span><text:span text:style-name="T7">·</text:span><text:span text:style-name="T7"> | </text:span><text:span text:style-name="T7"><text:span text:style-name="T1">et</text:span></text:span> <text:span text:style-name="T7">ibi</text:span> <text:span text:style-name="T7">nunqua<text:span text:style-name="T1">m</text:span></text:span> <text:span text:style-name="T7">fueram</text:span><text:span text:style-name="T7">·</text:span> <text:span text:style-name="T7">nec</text:span> <text:span text:style-name="T7">ibi</text:span> <text:span text:style-name="T7">notum</text:span> <text:span text:style-name="T7">habeba<text:span text:style-name="T1">m</text:span></text:span> <text:span text:style-name="T7"/><text:span text:style-name="T7">quenqua<text:span text:style-name="T1">m</text:span></text:span> <text:span text:style-name="T7">de</text:span><text:span text:style-name="T7"> | </text:span><text:span text:style-name="T7">hominib<text:span text:style-name="T1">us</text:span></text:span><text:span text:style-name="T7">·</text:span> <text:span text:style-name="T7"><text:span text:style-name="T1">et</text:span></text:span> <text:span text:style-name="T7">deinde</text:span> <text:span text:style-name="T7">postmodu<text:span text:style-name="T1">m</text:span></text:span> <text:span text:style-name="T7">conuersus</text:span> <text:span text:style-name="T7">sum</text:span> <text:span text:style-name="T7"/><text:span text:style-name="T7"/><text:span text:style-name="T7">in</text:span> <text:span text:style-name="T7">fugam</text:span><text:span text:style-name="T7">·</text:span><text:span text:style-name="T7"> | </text:span><text:span text:style-name="T7"><text:span text:style-name="T1">et</text:span></text:span> <text:span text:style-name="T7">int<text:span text:style-name="T1">er</text:span>misi</text:span> <text:span text:style-name="T7">homine<text:span text:style-name="T1">m</text:span></text:span> <text:span text:style-name="T7">cum</text:span> <text:span text:style-name="T7">quo</text:span> <text:span text:style-name="T7">fueram</text:span> <text:span text:style-name="T7">annis</text:span> <text:span text:style-name="T7">sex</text:span><text:span text:style-name="T7">·</text:span> <text:span text:style-name="T7"><text:span text:style-name="T1">et</text:span></text:span> <text:span text:style-name="T7"/><text:span text:style-name="T7">ueni</text:span> <text:span text:style-name="T7">in</text:span> <text:span text:style-name="T7">uir</text:span><text:span text:style-name="T7"> | </text:span><text:span text:style-name="T7">-</text:span> <text:span text:style-name="T7">tute</text:span> <text:span text:style-name="T7">dei</text:span> <text:span text:style-name="T7">q<text:span text:style-name="T1">u</text:span>i</text:span> <text:span text:style-name="T7">uia<text:span text:style-name="T1">m</text:span></text:span> <text:span text:style-name="T7">mea<text:span text:style-name="T1">m</text:span></text:span> <text:span text:style-name="T7">ad</text:span> <text:span text:style-name="T7">bonu<text:span text:style-name="T1">m</text:span></text:span> <text:span text:style-name="T7">dirigebat</text:span><text:span text:style-name="T7">·</text:span> <text:span text:style-name="T7">ex</text:span> <text:span text:style-name="T7">nichilo</text:span> <text:span text:style-name="T7"/><text:span text:style-name="T7">metueba<text:span text:style-name="T1">m</text:span></text:span><text:span text:style-name="T7"> | </text:span><text:span text:style-name="T7">donec</text:span> <text:span text:style-name="T7">p<text:span text:style-name="T1">er</text:span>ueni</text:span> <text:span text:style-name="T7">ad</text:span> <text:span text:style-name="T7">naue<text:span text:style-name="T1">m</text:span></text:span> <text:span text:style-name="T7">illam</text:span><text:span text:style-name="T7">·</text:span> <text:span text:style-name="T7"/></text:p>
      <text:p>18. <text:span text:style-name="T7"/><text:span text:style-name="T7"><text:span text:style-name="T1">et</text:span></text:span> <text:span text:style-name="T7">illa</text:span> <text:span text:style-name="T7">
                    \ad/
                </text:span><text:span text:style-name="T7">qua<text:span text:style-name="T1">m</text:span></text:span> <text:span text:style-name="T7">p<text:span text:style-name="T1">er</text:span>ueni</text:span> <text:span text:style-name="T7">p<text:span text:style-name="T1">ro</text:span>fecta</text:span> <text:span text:style-name="T7">est</text:span><text:span text:style-name="T7"> | </text:span><text:span text:style-name="T7">nauis</text:span> <text:span text:style-name="T7">de</text:span> <text:span text:style-name="T7">loco</text:span> <text:span text:style-name="T7">suo</text:span><text:span text:style-name="T7">·</text:span> <text:span text:style-name="T7"><text:span text:style-name="T1">et</text:span></text:span> <text:span text:style-name="T7"/><text:span text:style-name="T7">locutus</text:span> <text:span text:style-name="T7">su<text:span text:style-name="T1">m</text:span></text:span> <text:span text:style-name="T7">ut</text:span> <text:span text:style-name="T7">hab<text:span text:style-name="T1">er</text:span>em</text:span> <text:span text:style-name="T7">unde</text:span> <text:span text:style-name="T7">nauigare</text:span> <text:span text:style-name="T7">cu<text:span text:style-name="T1">m</text:span></text:span><text:span text:style-name="T7"> | </text:span><text:span text:style-name="T7">illis</text:span><text:span text:style-name="T7">·</text:span> <text:span text:style-name="T7"><text:span text:style-name="T1">et</text:span></text:span> <text:span text:style-name="T7">gubernatori</text:span> <text:span text:style-name="T7"/><text:span text:style-name="T7">displicuit</text:span><text:span text:style-name="T7">·</text:span><text:span text:style-name="T7">·</text:span><text:span text:style-name="T7">·</text:span><text:span text:style-name="T7">·</text:span><text:span text:style-name="T7">·</text:span> <text:span text:style-name="T7"><text:span text:style-name="T1">et</text:span></text:span> <text:span text:style-name="T7">acriter</text:span> <text:span text:style-name="T7">cu<text:span text:style-name="T1">m</text:span></text:span> <text:span text:style-name="T7">indignatione</text:span><text:span text:style-name="T7"> | </text:span><text:span text:style-name="T7">respondit</text:span><text:span text:style-name="T7">·</text:span> <text:span text:style-name="T7">nequaqua<text:span text:style-name="T1">m</text:span></text:span> <text:span text:style-name="T7">tu</text:span> <text:span text:style-name="T7"/><text:span text:style-name="T7">nobiscum</text:span> <text:span text:style-name="T7">adpetas</text:span> <text:span text:style-name="T7">ire</text:span><text:span text:style-name="T7">;</text:span> <text:span text:style-name="T7"/><text:span text:style-name="T7"><text:span text:style-name="T3">E</text:span>t</text:span> <text:span text:style-name="T7">cum</text:span> <text:span text:style-name="T7">hec</text:span><text:span text:style-name="T7"> | </text:span><text:span text:style-name="T7">audisse<text:span text:style-name="T1">m</text:span></text:span><text:span text:style-name="T7">;</text:span> <text:span text:style-name="T7">separaui</text:span> <text:span text:style-name="T7">me</text:span> <text:span text:style-name="T7">ab</text:span> <text:span text:style-name="T7">illis</text:span><text:span text:style-name="T7">·</text:span> <text:span text:style-name="T7">ut</text:span> <text:span text:style-name="T7"><text:span text:style-name="T1">et</text:span></text:span> <text:span text:style-name="T7">uenire<text:span text:style-name="T1">m</text:span></text:span> <text:span text:style-name="T7"/><text:span text:style-name="T7">tuguriolum</text:span> <text:span text:style-name="T7">ibi</text:span><text:span text:style-name="T7"> | </text:span><text:span text:style-name="T7">hospitabam</text:span><text:span text:style-name="T7">·</text:span> <text:span text:style-name="T7"><text:span text:style-name="T1">et</text:span></text:span> <text:span text:style-name="T7">in</text:span> <text:span text:style-name="T7">itinere</text:span> <text:span text:style-name="T7">cepi</text:span> <text:span text:style-name="T7">orare</text:span><text:span text:style-name="T7">;</text:span> <text:span text:style-name="T7"><text:span text:style-name="T3">E</text:span>t</text:span> <text:span text:style-name="T7">antequa<text:span text:style-name="T1">m</text:span></text:span> <text:span text:style-name="T7"/><text:span text:style-name="T7">oratione<text:span text:style-name="T1">m</text:span></text:span><text:span text:style-name="T7"> | </text:span><text:span text:style-name="T7">consu<text:span text:style-name="T1">m</text:span>mare<text:span text:style-name="T1">m</text:span></text:span><text:span text:style-name="T7">;</text:span> <text:span text:style-name="T7">audiui</text:span> <text:span text:style-name="T7">unum</text:span> <text:span text:style-name="T7">ex</text:span> <text:span text:style-name="T7">illis</text:span> <text:span text:style-name="T7">fortit<text:span text:style-name="T1">er</text:span></text:span> <text:span text:style-name="T7"/><text:span text:style-name="T7">exclamante<text:span text:style-name="T1">m</text:span></text:span> <text:span text:style-name="T7">po<text:span text:style-name="T1">st</text:span></text:span> <text:span text:style-name="T7">me</text:span><text:span text:style-name="T7">;</text:span><text:span text:style-name="T7"> | </text:span><text:span text:style-name="T7"><text:span text:style-name="T3">U</text:span>eni</text:span> <text:span text:style-name="T7">cito</text:span><text:span text:style-name="T7">·</text:span> <text:span text:style-name="T7">q<text:span text:style-name="T1">u</text:span>ia</text:span> <text:span text:style-name="T7">uocant</text:span> <text:span text:style-name="T7">te</text:span> <text:span text:style-name="T7">homines</text:span> <text:span text:style-name="T7">isti</text:span><text:span text:style-name="T7">;</text:span> <text:span text:style-name="T7"><text:span text:style-name="T3">E</text:span>t</text:span> <text:span text:style-name="T7">statim</text:span> <text:span text:style-name="T7">ad</text:span> <text:span text:style-name="T7">illos</text:span> <text:span text:style-name="T7"/><text:span text:style-name="T7">reuer</text:span><text:span text:style-name="T7">-</text:span><text:span text:style-name="T7"> | </text:span><text:span text:style-name="T7">-</text:span> <text:span text:style-name="T7">sus</text:span> <text:span text:style-name="T7">sum</text:span><text:span text:style-name="T7">·</text:span> <text:span text:style-name="T7"/><text:span text:style-name="T7"><text:span text:style-name="T1">et</text:span></text:span> <text:span text:style-name="T7">cep<text:span text:style-name="T1">er</text:span>unt</text:span> <text:span text:style-name="T7">m<text:span text:style-name="T1">ih</text:span>i</text:span> <text:span text:style-name="T7">dicere</text:span><text:span text:style-name="T7">;</text:span> <text:span text:style-name="T7"><text:span text:style-name="T3">U</text:span>eni</text:span> <text:span text:style-name="T7">quia</text:span> <text:span text:style-name="T7">ex</text:span> <text:span text:style-name="T7">fide</text:span> <text:span text:style-name="T7">recepim<text:span text:style-name="T1">us</text:span></text:span><text:span text:style-name="T7"> | </text:span><text:span text:style-name="T7">te</text:span><text:span text:style-name="T7">·</text:span> <text:span text:style-name="T7"><text:span text:style-name="T1">et</text:span></text:span> <text:span text:style-name="T7">fac</text:span> <text:span text:style-name="T7"/><text:span text:style-name="T7">nobiscu<text:span text:style-name="T1">m</text:span></text:span> <text:span text:style-name="T7">amicitia<text:span text:style-name="T1">m</text:span></text:span> <text:span text:style-name="T7">quom<text:span text:style-name="T1">od</text:span>o</text:span> <text:span text:style-name="T7">uolueris</text:span><text:span text:style-name="T7">;</text:span> <text:span text:style-name="T7"><text:span text:style-name="T3">E</text:span>t</text:span> <text:span text:style-name="T7">in</text:span> <text:span text:style-name="T7">illa</text:span> <text:span text:style-name="T7">die</text:span><text:span text:style-name="T7"> | </text:span><text:span text:style-name="T7">itaq<text:span text:style-name="T1">ue</text:span></text:span> <text:span text:style-name="T7">repulsus</text:span> <text:span text:style-name="T7">sum</text:span> <text:span text:style-name="T7"/><text:span text:style-name="T7">fugere</text:span> <text:span text:style-name="T7">amicitias</text:span> <text:span text:style-name="T7">illo<text:span text:style-name="T1">rum</text:span></text:span> <text:span text:style-name="T7">p<text:span text:style-name="T1">ro</text:span>pt<text:span text:style-name="T1">er</text:span></text:span> <text:span text:style-name="T7">timore<text:span text:style-name="T1">m</text:span></text:span><text:span text:style-name="T7"> | </text:span><text:span text:style-name="T7">dei</text:span><text:span text:style-name="T7">;</text:span> <text:span text:style-name="T7">ueruntam<text:span text:style-name="T1">en</text:span></text:span> <text:span text:style-name="T7"/><text:span text:style-name="T7">sp<text:span text:style-name="T1">er</text:span>aui</text:span> <text:span text:style-name="T7">ab</text:span> <text:span text:style-name="T7">illis</text:span> <text:span text:style-name="T7">ut</text:span> <text:span text:style-name="T7">m<text:span text:style-name="T1">ih</text:span>i</text:span> <text:span text:style-name="T7">dicerent</text:span><text:span text:style-name="T7">·</text:span> <text:span text:style-name="T7">ueni</text:span> <text:span text:style-name="T7">in</text:span><text:span text:style-name="T7"> | </text:span><text:span text:style-name="T7">fide</text:span> <text:span text:style-name="T7">ie<text:span text:style-name="T1">s</text:span>u</text:span> <text:span text:style-name="T7">chr<text:span text:style-name="T1">ist</text:span>i</text:span><text:span text:style-name="T7">;</text:span> <text:span text:style-name="T7">q<text:span text:style-name="T1">u</text:span>ia</text:span> <text:span text:style-name="T7">gentes</text:span> <text:span text:style-name="T7">erant</text:span><text:span text:style-name="T7">;</text:span> <text:span text:style-name="T7"><text:span text:style-name="T1">et</text:span></text:span> <text:span text:style-name="T7"/><text:span text:style-name="T7">hoc</text:span> <text:span text:style-name="T7">obtinui</text:span> <text:span text:style-name="T7">cum</text:span> <text:span text:style-name="T7">illis</text:span><text:span text:style-name="T7">;</text:span><text:span text:style-name="T7"> | </text:span><text:span text:style-name="T7"><text:span text:style-name="T1">et</text:span></text:span> <text:span text:style-name="T7">p<text:span text:style-name="T1">ro</text:span>tinus</text:span> <text:span text:style-name="T7">nauigauim<text:span text:style-name="T1">us</text:span></text:span><text:span text:style-name="T7">;</text:span> <text:span text:style-name="T7"/></text:p>
      <text:p>19. <text:span text:style-name="T7"/><text:span text:style-name="T7"><text:span text:style-name="T3">E</text:span>t</text:span> <text:span text:style-name="T7">post</text:span> <text:span text:style-name="T7">triduu<text:span text:style-name="T1">m</text:span></text:span> <text:span text:style-name="T7">t<text:span text:style-name="T1">er</text:span>ram</text:span> <text:span text:style-name="T7">cepim<text:span text:style-name="T1">us</text:span></text:span><text:span text:style-name="T7">·</text:span> <text:span text:style-name="T7"><text:span text:style-name="T1">et</text:span></text:span> <text:span text:style-name="T7">uiginti</text:span><text:span text:style-name="T7"> | </text:span><text:span text:style-name="T7"><text:span text:style-name="T1">et</text:span></text:span> <text:span text:style-name="T7">septe<text:span text:style-name="T1">m</text:span></text:span> <text:span text:style-name="T7">dies</text:span> <text:span text:style-name="T7">p<text:span text:style-name="T1">er</text:span></text:span> <text:span text:style-name="T7">desertum</text:span> <text:span text:style-name="T7"/><text:span text:style-name="T7">iter</text:span> <text:span text:style-name="T7">fecim<text:span text:style-name="T1">us</text:span></text:span><text:span text:style-name="T7">·</text:span> <text:span text:style-name="T7"><text:span text:style-name="T1">et</text:span></text:span> <text:span text:style-name="T7">cib<text:span text:style-name="T1">us</text:span></text:span> <text:span text:style-name="T7">defuit</text:span> <text:span text:style-name="T7">illis</text:span><text:span text:style-name="T7">·</text:span><text:span text:style-name="T7"> | </text:span><text:span text:style-name="T7"><text:span text:style-name="T1">et</text:span></text:span> <text:span text:style-name="T7">fames</text:span> <text:span text:style-name="T7">inualuit</text:span> <text:span text:style-name="T7">sup<text:span text:style-name="T1">er</text:span></text:span> <text:span text:style-name="T7">eos</text:span><text:span text:style-name="T7">·</text:span> <text:span text:style-name="T7"/><text:span text:style-name="T7"><text:span text:style-name="T1">et</text:span></text:span> <text:span text:style-name="T7">alia</text:span> <text:span text:style-name="T7">die</text:span> <text:span text:style-name="T7">cepit</text:span> <text:span text:style-name="T7">gubernator</text:span><text:span text:style-name="T7"> | </text:span><text:span text:style-name="T7">m<text:span text:style-name="T1">ih</text:span>i</text:span> <text:span text:style-name="T7">dicere</text:span><text:span text:style-name="T7">;</text:span> <text:span text:style-name="T7"><text:span text:style-name="T3">Q</text:span>uid</text:span> <text:span text:style-name="T7">e<text:span text:style-name="T1">st</text:span></text:span> <text:span text:style-name="T7">chr<text:span text:style-name="T1">ist</text:span>iane</text:span><text:span text:style-name="T7">·</text:span> <text:span text:style-name="T7">tu</text:span> <text:span text:style-name="T7"/><text:span text:style-name="T7">dicis</text:span> <text:span text:style-name="T7">d<text:span text:style-name="T1">eu</text:span>s</text:span> <text:span text:style-name="T7">tuus</text:span> <text:span text:style-name="T7">magn<text:span text:style-name="T1">us</text:span></text:span> <text:span text:style-name="T7"><text:span text:style-name="T1">et</text:span></text:span> <text:span text:style-name="T7">om<text:span text:style-name="T1">n</text:span>ip<text:span text:style-name="T1">oten</text:span>s</text:span> <text:span text:style-name="T7">e<text:span text:style-name="T1">st</text:span></text:span><text:span text:style-name="T7">(160r)</text:span><text:span text:style-name="T7"/><text:span text:style-name="T7"> | </text:span><text:span text:style-name="T7">quare</text:span> <text:span text:style-name="T7"><text:span text:style-name="T1">er</text:span>go</text:span> <text:span text:style-name="T7">n<text:span text:style-name="T1">on</text:span></text:span> <text:span text:style-name="T7">potes</text:span> <text:span text:style-name="T7"/><text:span text:style-name="T7">p<text:span text:style-name="T1">ro</text:span></text:span> <text:span text:style-name="T7">nobis</text:span> <text:span text:style-name="T7">orare</text:span><text:span text:style-name="T7">.</text:span> <text:span text:style-name="T7">q<text:span text:style-name="T1">u</text:span>ia</text:span> <text:span text:style-name="T7">nos</text:span> <text:span text:style-name="T7">fame</text:span> <text:span text:style-name="T7">p<text:span text:style-name="T1">er</text:span>iclita<text:span text:style-name="T1">ur</text:span></text:span><text:span text:style-name="T7">?</text:span> <text:span text:style-name="T7"><text:span text:style-name="T3">D</text:span>ifficile</text:span><text:span text:style-name="T7"> | </text:span><text:span text:style-name="T7"/><text:span text:style-name="T7">est</text:span> <text:span text:style-name="T7">enim</text:span> <text:span text:style-name="T7">ut</text:span> <text:span text:style-name="T7">alique<text:span text:style-name="T1">m</text:span></text:span> <text:span text:style-name="T7">homine<text:span text:style-name="T1">m</text:span></text:span> <text:span text:style-name="T7">unqua<text:span text:style-name="T1">m</text:span><text:note text:id="ftn1" text:note-class="footnote"><text:note-citation>0</text:note-citation><text:note-body><text:p text:style-name="Footnote">Bieler: umquam</text:p></text:note-body></text:note></text:span> <text:span text:style-name="T7">uideam<text:span text:style-name="T1">us</text:span></text:span><text:span text:style-name="T7">;</text:span> <text:span text:style-name="T7"><text:span text:style-name="T3">E</text:span>go</text:span> <text:span text:style-name="T7">eni<text:span text:style-name="T1">m</text:span></text:span> <text:span text:style-name="T7">euidenter</text:span><text:span text:style-name="T7"> | </text:span><text:span text:style-name="T7"/><text:span text:style-name="T7">dixi</text:span> <text:span text:style-name="T7">illis</text:span><text:span text:style-name="T7">;</text:span> <text:span text:style-name="T7"><text:span text:style-name="T3">C</text:span>onuertimini</text:span> <text:span text:style-name="T7">ex</text:span> <text:span text:style-name="T7">fide</text:span> <text:span text:style-name="T7"><text:span text:style-name="T1">et</text:span></text:span> <text:span text:style-name="T7">ex</text:span> <text:span text:style-name="T7">toto</text:span> <text:span text:style-name="T7">corde</text:span> <text:span text:style-name="T7">ad</text:span> <text:span text:style-name="T7">d<text:span text:style-name="T1">ominu</text:span>m</text:span> <text:span text:style-name="T7">d<text:span text:style-name="T1">eu</text:span>m</text:span> <text:span text:style-name="T7">meu<text:span text:style-name="T1">m</text:span></text:span><text:span text:style-name="T7">·</text:span><text:span text:style-name="T7"> | </text:span><text:span text:style-name="T7"/><text:span text:style-name="T7"/><text:span text:style-name="T7">quia</text:span> <text:span text:style-name="T7">nichil</text:span> <text:span text:style-name="T7">e<text:span text:style-name="T1">st</text:span></text:span> <text:span text:style-name="T7">illi</text:span> <text:span text:style-name="T7">impossibile</text:span><text:span text:style-name="T7">·</text:span> <text:span text:style-name="T7">ut</text:span> <text:span text:style-name="T7">hodie</text:span> <text:span text:style-name="T7">cibum</text:span> <text:span text:style-name="T7">mittat</text:span> <text:span text:style-name="T7">uobis</text:span> <text:span text:style-name="T7">in</text:span><text:span text:style-name="T7"> | </text:span><text:span text:style-name="T7"/><text:span text:style-name="T7">uiam</text:span> <text:span text:style-name="T7">u<text:span text:style-name="T1">est</text:span>ram</text:span> <text:span text:style-name="T7">usq<text:span text:style-name="T1">ue</text:span></text:span> <text:span text:style-name="T7">du<text:span text:style-name="T1">m</text:span></text:span> <text:span text:style-name="T7">satiemini</text:span><text:span text:style-name="T7">·</text:span> <text:span text:style-name="T7">q<text:span text:style-name="T1">u</text:span>ia</text:span> <text:span text:style-name="T7">ubiq<text:span text:style-name="T1">ue</text:span></text:span> <text:span text:style-name="T7">abundat</text:span> <text:span text:style-name="T7">illi</text:span><text:span text:style-name="T7">;</text:span> <text:span text:style-name="T7"/><text:span text:style-name="T7"><text:span text:style-name="T3">A</text:span>diu</text:span><text:span text:style-name="T7">-</text:span><text:span text:style-name="T7"> | </text:span><text:span text:style-name="T7">-</text:span> <text:span text:style-name="T7">uante</text:span> <text:span text:style-name="T7">deo</text:span><text:span text:style-name="T7">;</text:span> <text:span text:style-name="T7">ita</text:span> <text:span text:style-name="T7">factum</text:span> <text:span text:style-name="T7">e<text:span text:style-name="T1">st</text:span></text:span><text:span text:style-name="T7">;</text:span> <text:span text:style-name="T7"><text:span text:style-name="T3">E</text:span>cce</text:span> <text:span text:style-name="T7">grex</text:span> <text:span text:style-name="T7">porco<text:span text:style-name="T1">rum</text:span></text:span> <text:span text:style-name="T7">in</text:span> <text:span text:style-name="T7">uia</text:span> <text:span text:style-name="T7"/><text:span text:style-name="T7">ante</text:span><text:span text:style-name="T7"> | </text:span><text:span text:style-name="T7">oculos</text:span> <text:span text:style-name="T7">n<text:span text:style-name="T1">ost</text:span>ros</text:span><text:span text:style-name="T7">·</text:span> <text:span text:style-name="T7"><text:span text:style-name="T1">et</text:span></text:span> <text:span text:style-name="T7">multos</text:span> <text:span text:style-name="T7">ex</text:span> <text:span text:style-name="T7">illis</text:span> <text:span text:style-name="T7">interfecerunt</text:span> <text:span text:style-name="T7"><text:span text:style-name="T1">et</text:span></text:span> <text:span text:style-name="T7">ibi</text:span> <text:span text:style-name="T7"/><text:span text:style-name="T7">duas</text:span> <text:span text:style-name="T7">noctes</text:span><text:span text:style-name="T7"> | </text:span><text:span text:style-name="T7">manser<text:span text:style-name="T1">unt</text:span></text:span> <text:span text:style-name="T7">bene</text:span> <text:span text:style-name="T7">refecti</text:span><text:span text:style-name="T7">·</text:span> <text:span text:style-name="T7"><text:span text:style-name="T1">et</text:span></text:span> <text:span text:style-name="T7">carne</text:span> <text:span text:style-name="T7">eo<text:span text:style-name="T1">rum</text:span></text:span> <text:span text:style-name="T7">releuati</text:span> <text:span text:style-name="T7"/><text:span text:style-name="T7">sunt</text:span><text:span text:style-name="T7">·</text:span> <text:span text:style-name="T7">q<text:span text:style-name="T1">u</text:span>ia</text:span> <text:span text:style-name="T7">multi</text:span><text:span text:style-name="T7"> | </text:span><text:span text:style-name="T7">ex</text:span> <text:span text:style-name="T7">eis</text:span> <text:span text:style-name="T7">defecerunt</text:span><text:span text:style-name="T7">·</text:span> <text:span text:style-name="T7"><text:span text:style-name="T1">et</text:span></text:span> <text:span text:style-name="T7">secus</text:span> <text:span text:style-name="T7">uiam</text:span> <text:span text:style-name="T7">semiuiui</text:span> <text:span text:style-name="T7">derelicti</text:span> <text:span text:style-name="T7">sunt</text:span><text:span text:style-name="T7">;</text:span> <text:span text:style-name="T7"/><text:span text:style-name="T7"><text:span text:style-name="T3">E</text:span>t</text:span> <text:span text:style-name="T7">po<text:span text:style-name="T1">st</text:span></text:span><text:span text:style-name="T7"> | </text:span><text:span text:style-name="T7">hoc</text:span> <text:span text:style-name="T7">su<text:span text:style-name="T1">m</text:span>mas</text:span> <text:span text:style-name="T7">gr<text:span text:style-name="T1">ati</text:span>as</text:span> <text:span text:style-name="T7">egerunt</text:span> <text:span text:style-name="T7">d<text:span text:style-name="T1">e</text:span>o</text:span><text:span text:style-name="T7">·</text:span> <text:span text:style-name="T7"><text:span text:style-name="T1">et</text:span></text:span> <text:span text:style-name="T7">ego</text:span> <text:span text:style-name="T7">honorificat<text:span text:style-name="T1">us</text:span></text:span> <text:span text:style-name="T7"/><text:span text:style-name="T7">sum</text:span> <text:span text:style-name="T7">sub</text:span> <text:span text:style-name="T7">oc<text:span text:style-name="T1">u</text:span>lis</text:span><text:span text:style-name="T7"> | </text:span><text:span text:style-name="T7">eo<text:span text:style-name="T1">rum</text:span></text:span><text:span text:style-name="T7">;</text:span> <text:span text:style-name="T7"><text:span text:style-name="T1">et</text:span></text:span> <text:span text:style-name="T7">ex</text:span> <text:span text:style-name="T7">hac</text:span> <text:span text:style-name="T7">die</text:span> <text:span text:style-name="T7">abundant<text:span text:style-name="T1">er</text:span></text:span> <text:span text:style-name="T7">cibum</text:span> <text:span text:style-name="T7">habuer<text:span text:style-name="T1">un</text:span>t</text:span> <text:span text:style-name="T7"/><text:span text:style-name="T7">·</text:span> <text:span text:style-name="T7">etiam</text:span> <text:span text:style-name="T7">mel</text:span><text:span text:style-name="T7"> | </text:span><text:span text:style-name="T7">siluestre</text:span> <text:span text:style-name="T7">inuener<text:span text:style-name="T1">un</text:span>t</text:span><text:span text:style-name="T7">·</text:span> <text:span text:style-name="T7"><text:span text:style-name="T1">et</text:span></text:span> <text:span text:style-name="T7">m<text:span text:style-name="T1">ih</text:span>i</text:span> <text:span text:style-name="T7">parte<text:span text:style-name="T1">m</text:span></text:span> <text:span text:style-name="T7">obtuler<text:span text:style-name="T1">unt</text:span></text:span><text:span text:style-name="T7">;</text:span> <text:span text:style-name="T7"><text:span text:style-name="T3">E</text:span>t</text:span> <text:span text:style-name="T7">unus</text:span> <text:span text:style-name="T7"/><text:span text:style-name="T7">ex</text:span> <text:span text:style-name="T7">illis</text:span> <text:span text:style-name="T7">dix<text:span text:style-name="T1">it</text:span></text:span><text:span text:style-name="T7">;</text:span><text:span text:style-name="T7"> | </text:span><text:span text:style-name="T7"><text:span text:style-name="T3">h</text:span>oc</text:span> <text:span text:style-name="T7">immolatiu<text:span text:style-name="T1">m</text:span></text:span> <text:span text:style-name="T7">est</text:span><text:span text:style-name="T7">;</text:span> <text:span text:style-name="T7"><text:span text:style-name="T3">D</text:span>eo</text:span> <text:span text:style-name="T7">gr<text:span text:style-name="T1">ati</text:span>as</text:span><text:span text:style-name="T7">·</text:span> <text:span text:style-name="T7">exinde</text:span> <text:span text:style-name="T7">nichil</text:span> <text:span text:style-name="T7"/><text:span text:style-name="T7">gustaui</text:span><text:span text:style-name="T7">;</text:span> <text:span text:style-name="T7"/></text:p>
      <text:p>20. <text:span text:style-name="T7"/><text:span text:style-name="T7"><text:span text:style-name="T3">E</text:span>adem</text:span><text:span text:style-name="T7"> | </text:span><text:span text:style-name="T7">uero</text:span> <text:span text:style-name="T7">nocte</text:span> <text:span text:style-name="T7">eram</text:span> <text:span text:style-name="T7">dormiens</text:span><text:span text:style-name="T7">·</text:span> <text:span text:style-name="T7"><text:span text:style-name="T1">et</text:span></text:span> <text:span text:style-name="T7">fortit<text:span text:style-name="T1">er</text:span></text:span> <text:span text:style-name="T7">temptauit</text:span> <text:span text:style-name="T7">me</text:span> <text:span text:style-name="T7"/><text:span text:style-name="T7">satanas</text:span><text:span text:style-name="T7">·</text:span><text:span text:style-name="T7"> | </text:span><text:span text:style-name="T7">cui</text:span> <text:span text:style-name="T7">memor</text:span> <text:span text:style-name="T7">ero</text:span> <text:span text:style-name="T7">quamdiu</text:span> <text:span text:style-name="T7">fuer[i]
                    ERROR
                </text:span> <text:span text:style-name="T7">i<text:span text:style-name="T1">n</text:span></text:span> <text:span text:style-name="T7">hoc</text:span> <text:span text:style-name="T7">corpore</text:span><text:span text:style-name="T7">·</text:span> <text:span text:style-name="T7"><text:span text:style-name="T1">et</text:span></text:span> <text:span text:style-name="T7">cecidit</text:span> <text:span text:style-name="T7"/><text:span text:style-name="T7">sup<text:span text:style-name="T1">er</text:span></text:span><text:span text:style-name="T7"> | </text:span><text:span text:style-name="T7">me</text:span> <text:span text:style-name="T7">ueluti</text:span> <text:span text:style-name="T7">saxa</text:span> <text:span text:style-name="T7">ingentia</text:span><text:span text:style-name="T7">·</text:span> <text:span text:style-name="T7"><text:span text:style-name="T1">et</text:span></text:span> <text:span text:style-name="T7">nichil</text:span> <text:span text:style-name="T7">me<text:span text:style-name="T1">m</text:span>bro<text:span text:style-name="T1">rum</text:span></text:span> <text:span text:style-name="T7">meo<text:span text:style-name="T1">rum</text:span></text:span> <text:span text:style-name="T7">p<text:span text:style-name="T1">rae</text:span></text:span> <text:span text:style-name="T7"/><text:span text:style-name="T7">ualui</text:span><text:span text:style-name="T7">;</text:span><text:span text:style-name="T7"> | </text:span><text:span text:style-name="T7"><text:span text:style-name="T3">S</text:span>ed</text:span> <text:span text:style-name="T7">unde</text:span> <text:span text:style-name="T7">m<text:span text:style-name="T1">ih</text:span>i</text:span> <text:span text:style-name="T7">uenit</text:span><text:span text:style-name="T7">;</text:span> <text:span text:style-name="T7">ignor[u]
                    ERROR
                </text:span><text:span text:style-name="T7">·</text:span> <text:span text:style-name="T7">in</text:span> <text:span text:style-name="T7">sp<text:span text:style-name="T1">irit</text:span>u<text:span text:style-name="T1">m</text:span></text:span> <text:span text:style-name="T7">heliam</text:span> <text:span text:style-name="T7">uocare</text:span><text:span text:style-name="T7">;</text:span> <text:span text:style-name="T7"/><text:span text:style-name="T7"><text:span text:style-name="T1">et</text:span></text:span> <text:span text:style-name="T7">inter</text:span> <text:span text:style-name="T7">hec</text:span><text:span text:style-name="T7"> | </text:span><text:span text:style-name="T7">uidi</text:span> <text:span text:style-name="T7">in</text:span> <text:span text:style-name="T7">celo</text:span> <text:span text:style-name="T7">solem</text:span> <text:span text:style-name="T7">oriri</text:span><text:span text:style-name="T7">·</text:span> <text:span text:style-name="T7"><text:span text:style-name="T1">et</text:span></text:span> <text:span text:style-name="T7">du<text:span text:style-name="T1">m</text:span></text:span> <text:span text:style-name="T7">clamaba<text:span text:style-name="T1">m</text:span></text:span> <text:span text:style-name="T7">heliam</text:span> <text:span text:style-name="T7">heliam</text:span> <text:span text:style-name="T7"/><text:span text:style-name="T7">uiribus</text:span><text:span text:style-name="T7"> | </text:span><text:span text:style-name="T7">meis</text:span><text:span text:style-name="T7">;</text:span> <text:span text:style-name="T7">ecce</text:span> <text:span text:style-name="T7">splendor</text:span> <text:span text:style-name="T7">solis</text:span> <text:span text:style-name="T7">illius</text:span> <text:span text:style-name="T7">decidit</text:span> <text:span text:style-name="T7">sup<text:span text:style-name="T1">er</text:span></text:span> <text:span text:style-name="T7">me</text:span><text:span text:style-name="T7">·</text:span> <text:span text:style-name="T7"><text:span text:style-name="T1">et</text:span></text:span> <text:span text:style-name="T7"/><text:span text:style-name="T7">statim</text:span> <text:span text:style-name="T7">dis</text:span><text:span text:style-name="T7">-</text:span><text:span text:style-name="T7"> | </text:span><text:span text:style-name="T7">-</text:span> <text:span text:style-name="T7">cussit</text:span> <text:span text:style-name="T7">a</text:span> <text:span text:style-name="T7">me</text:span> <text:span text:style-name="T7">omne<text:span text:style-name="T1">m</text:span></text:span> <text:span text:style-name="T7">grauitudine<text:span text:style-name="T1">m</text:span></text:span><text:span text:style-name="T7">;</text:span> <text:span text:style-name="T7"><text:span text:style-name="T1">et</text:span></text:span> <text:span text:style-name="T7">credo</text:span> <text:span text:style-name="T7">q<text:span text:style-name="T1">uo</text:span>d</text:span> <text:span text:style-name="T7">a</text:span> <text:span text:style-name="T7"/><text:span text:style-name="T7">chr<text:span text:style-name="T1">ist</text:span>o</text:span> <text:span text:style-name="T7">d<text:span text:style-name="T1">omi</text:span>no</text:span> <text:span text:style-name="T7">meo</text:span><text:span text:style-name="T7"> | </text:span><text:span text:style-name="T7">subuentus</text:span> <text:span text:style-name="T7">sum</text:span><text:span text:style-name="T7">·</text:span> <text:span text:style-name="T7"><text:span text:style-name="T1">et</text:span></text:span> <text:span text:style-name="T7">sp<text:span text:style-name="T1">iritu</text:span>s</text:span> <text:span text:style-name="T7">eius</text:span> <text:span text:style-name="T7">iam</text:span> <text:span text:style-name="T7">tunc</text:span> <text:span text:style-name="T7"/><text:span text:style-name="T7">clamauit</text:span> <text:span text:style-name="T7">p<text:span text:style-name="T1">ro</text:span></text:span> <text:span text:style-name="T7">me</text:span><text:span text:style-name="T7">;</text:span> <text:span text:style-name="T7"><text:span text:style-name="T3">E</text:span>t</text:span> <text:span text:style-name="T7">spero</text:span><text:span text:style-name="T7"> | </text:span><text:span text:style-name="T7">quod</text:span> <text:span text:style-name="T7">sic</text:span> <text:span text:style-name="T7">erit</text:span> <text:span text:style-name="T7">in</text:span> <text:span text:style-name="T7">die</text:span> <text:span text:style-name="T7">pressure</text:span> <text:span text:style-name="T7">mee</text:span><text:span text:style-name="T7">·</text:span> <text:span text:style-name="T7"/><text:span text:style-name="T7">sic<text:span text:style-name="T1">ut</text:span></text:span> <text:span text:style-name="T7">in</text:span> <text:span text:style-name="T7">euangelio</text:span> <text:span text:style-name="T7">inquit</text:span><text:span text:style-name="T7">;</text:span><text:span text:style-name="T7"> | </text:span><text:span text:style-name="T7"><text:span text:style-name="T3">I</text:span>n</text:span> <text:span text:style-name="T7">illa</text:span> <text:span text:style-name="T7">die</text:span> <text:span text:style-name="T7">d<text:span text:style-name="T1">omi</text:span>n<text:span text:style-name="T1">u</text:span>s</text:span> <text:span text:style-name="T7">testat<text:span text:style-name="T1">ur</text:span></text:span><text:span text:style-name="T7">;</text:span> <text:span text:style-name="T7">n<text:span text:style-name="T1">on</text:span></text:span> <text:span text:style-name="T7"/><text:span text:style-name="T7"/><text:span text:style-name="T7">uos</text:span> <text:span text:style-name="T7">estis</text:span> <text:span text:style-name="T7">qui</text:span> <text:span text:style-name="T7">loq<text:span text:style-name="T1">u</text:span>mini</text:span><text:span text:style-name="T7">;</text:span> <text:span text:style-name="T7">sed</text:span> <text:span text:style-name="T7">sp<text:span text:style-name="T1">iritu</text:span>s</text:span> <text:span text:style-name="T7">patris</text:span> <text:span text:style-name="T7">u<text:span text:style-name="T1">est</text:span>ri</text:span><text:span text:style-name="T7"> | </text:span><text:span text:style-name="T7">qui</text:span> <text:span text:style-name="T7">loq<text:span text:style-name="T1">u</text:span>it<text:span text:style-name="T1">ur</text:span></text:span> <text:span text:style-name="T7">in</text:span> <text:span text:style-name="T7"/><text:span text:style-name="T7">uobis</text:span><text:span text:style-name="T7">;</text:span> <text:span text:style-name="T7"/></text:p>
      <text:p>21. <text:span text:style-name="T7"/><text:span text:style-name="T7"><text:span text:style-name="T3">E</text:span>t</text:span> <text:span text:style-name="T7">it<text:span text:style-name="T1">er</text:span>um</text:span><text:span text:style-name="T7">;</text:span> <text:span text:style-name="T7">post</text:span> <text:span text:style-name="T7">annos</text:span> <text:span text:style-name="T7">m[o]
                    \u/
                ltos</text:span> <text:span text:style-name="T7">adhuc</text:span> <text:span text:style-name="T7">cap</text:span><text:span text:style-name="T7">-</text:span><text:span text:style-name="T7">|</text:span><text:span text:style-name="T7">turam</text:span> <text:span text:style-name="T7">dedi</text:span><text:span text:style-name="T7">;</text:span> <text:span text:style-name="T7">ea</text:span> <text:span text:style-name="T7"/><text:span text:style-name="T7">nocte</text:span> <text:span text:style-name="T7">prima</text:span> <text:span text:style-name="T7">itaq<text:span text:style-name="T1">ue</text:span></text:span> <text:span text:style-name="T7">mansi</text:span> <text:span text:style-name="T7">cum</text:span> <text:span text:style-name="T7">illis</text:span><text:span text:style-name="T7">;</text:span> <text:span text:style-name="T7"><text:span text:style-name="T3">R</text:span>esponsu<text:span text:style-name="T1">m</text:span></text:span><text:span text:style-name="T7"> | </text:span><text:span text:style-name="T7">autem</text:span> <text:span text:style-name="T7">diuinum</text:span> <text:span text:style-name="T7"/><text:span text:style-name="T7">audiui</text:span> <text:span text:style-name="T7">dicens</text:span> <text:span text:style-name="T7">m<text:span text:style-name="T1">ih</text:span>i</text:span><text:span text:style-name="T7">;</text:span> <text:span text:style-name="T7">duos</text:span> <text:span text:style-name="T7">m<text:span text:style-name="T1">en</text:span>ses</text:span> <text:span text:style-name="T7">eris</text:span> <text:span text:style-name="T7">cum</text:span> <text:span text:style-name="T7">illis</text:span><text:span text:style-name="T7">;</text:span><text:span text:style-name="T7"> | </text:span><text:span text:style-name="T7"><text:span text:style-name="T3">Q</text:span><text:span text:style-name="T1">uo</text:span>d</text:span> <text:span text:style-name="T7"/><text:span text:style-name="T7">ita</text:span> <text:span text:style-name="T7">factum</text:span> <text:span text:style-name="T7">e<text:span text:style-name="T1">st</text:span></text:span><text:span text:style-name="T7">;</text:span> <text:span text:style-name="T7"><text:span text:style-name="T3">N</text:span>octe</text:span> <text:span text:style-name="T7">illa</text:span> <text:span text:style-name="T7">sexagesimo</text:span> <text:span text:style-name="T7">die</text:span><text:span text:style-name="T7">;</text:span> <text:span text:style-name="T7">liberauit</text:span> <text:span text:style-name="T7">me</text:span><text:span text:style-name="T7"> | </text:span><text:span text:style-name="T7">d<text:span text:style-name="T1">omi</text:span>n<text:span text:style-name="T1">u</text:span>s</text:span> <text:span text:style-name="T7">de</text:span> <text:span text:style-name="T7"/><text:span text:style-name="T7">manib<text:span text:style-name="T1">us</text:span></text:span> <text:span text:style-name="T7">eo<text:span text:style-name="T1">rum</text:span></text:span><text:span text:style-name="T7">;</text:span> <text:span text:style-name="T7"/></text:p>
      <text:p>22. <text:span text:style-name="T7"/><text:span text:style-name="T7"><text:span text:style-name="T3">E</text:span>cce</text:span> <text:span text:style-name="T7">in</text:span> <text:span text:style-name="T7">itinere</text:span> <text:span text:style-name="T7">p<text:span text:style-name="T1">rae</text:span>uidit</text:span> <text:span text:style-name="T7">nobis</text:span> <text:span text:style-name="T7">cibum</text:span><text:span text:style-name="T7">·</text:span> <text:span text:style-name="T7"><text:span text:style-name="T1">et</text:span></text:span><text:span text:style-name="T7"> | </text:span><text:span text:style-name="T7">ignem</text:span><text:span text:style-name="T7">·</text:span> <text:span text:style-name="T7"><text:span text:style-name="T1">et</text:span></text:span> <text:span text:style-name="T7">siccitate<text:span text:style-name="T1">m</text:span></text:span> <text:span text:style-name="T7"/><text:span text:style-name="T7">cotidie</text:span><text:span text:style-name="T7">·</text:span> <text:span text:style-name="T7">donec</text:span> <text:span text:style-name="T7">quartodecimo</text:span> <text:span text:style-name="T7">die</text:span> <text:span text:style-name="T7">per</text:span><text:span text:style-name="T7">-</text:span><text:span text:style-name="T7">|</text:span><text:span text:style-name="T7">uenim<text:span text:style-name="T1">us</text:span></text:span> <text:span text:style-name="T7">ad</text:span> <text:span text:style-name="T7">homines</text:span><text:span text:style-name="T7">·</text:span> <text:span text:style-name="T7">sic<text:span text:style-name="T1">ut</text:span></text:span> <text:span text:style-name="T7">sup<text:span text:style-name="T1">er</text:span>i<text:span text:style-name="T1">us</text:span></text:span> <text:span text:style-name="T7">insinuaui</text:span><text:span text:style-name="T7">;</text:span> <text:span text:style-name="T7"><text:span text:style-name="T3">U</text:span>iginti</text:span> <text:span text:style-name="T7"><text:span text:style-name="T1">et</text:span></text:span> <text:span text:style-name="T7">octo</text:span> <text:span text:style-name="T7">dies</text:span><text:span text:style-name="T7"> | </text:span><text:span text:style-name="T7">p<text:span text:style-name="T1">er</text:span></text:span> <text:span text:style-name="T7">desertum</text:span> <text:span text:style-name="T7">iter</text:span> <text:span text:style-name="T7">fecim<text:span text:style-name="T1">us</text:span></text:span><text:span text:style-name="T7">·</text:span> <text:span text:style-name="T7"><text:span text:style-name="T1">et</text:span></text:span> <text:span text:style-name="T7">ea</text:span> <text:span text:style-name="T7">nocte</text:span> <text:span text:style-name="T7">qua</text:span> <text:span text:style-name="T7">p<text:span text:style-name="T1">er</text:span>uenim<text:span text:style-name="T1">us</text:span></text:span> <text:span text:style-name="T7">ad</text:span> <text:span text:style-name="T7">homines</text:span><text:span text:style-name="T7">;</text:span><text:span text:style-name="T7"> | </text:span><text:span text:style-name="T7"/><text:span text:style-name="T7">de</text:span> <text:span text:style-name="T7">cibo</text:span> <text:span text:style-name="T7">uero</text:span> <text:span text:style-name="T7">nichil</text:span> <text:span text:style-name="T7">habuimus</text:span><text:span text:style-name="T7">;</text:span> <text:span text:style-name="T7"/></text:p>
      <text:p>23. <text:span text:style-name="T7"/><text:span text:style-name="T7"><text:span text:style-name="T3">E</text:span>t</text:span> <text:span text:style-name="T7">it<text:span text:style-name="T1">er</text:span>um</text:span> <text:span text:style-name="T7">po<text:span text:style-name="T1">st</text:span></text:span> <text:span text:style-name="T7">paucos</text:span> <text:span text:style-name="T7">annos</text:span> <text:span text:style-name="T7">in</text:span> <text:span text:style-name="T7">
                    ERROR
                </text:span><text:span text:style-name="T7"> | </text:span><text:span text:style-name="T7">[[±3]]</text:span><text:span text:style-name="T7">eram</text:span> <text:span text:style-name="T7">cum</text:span> <text:span text:style-name="T7"/><text:span text:style-name="T7">parentib<text:span text:style-name="T1">us</text:span></text:span> <text:span text:style-name="T7">meis</text:span><text:span text:style-name="T7">·</text:span> <text:span text:style-name="T7">q<text:span text:style-name="T1">u</text:span>i</text:span> <text:span text:style-name="T7">me</text:span> <text:span text:style-name="T7">ut</text:span> <text:span text:style-name="T7">filiu<text:span text:style-name="T1">m</text:span></text:span> <text:span text:style-name="T7">suscep<text:span text:style-name="T1">er</text:span>unt</text:span><text:span text:style-name="T7">.</text:span><text:span text:style-name="T7"> | </text:span><text:span text:style-name="T7"><text:span text:style-name="T1">et</text:span></text:span><text:span text:style-name="T7">ex</text:span> <text:span text:style-name="T7">fide</text:span> <text:span text:style-name="T7">rogauerunt</text:span> <text:span text:style-name="T7">me</text:span> <text:span text:style-name="T7">ut</text:span> <text:span text:style-name="T7"/><text:span text:style-name="T7">uel</text:span> <text:span text:style-name="T7">modo</text:span> <text:span text:style-name="T7">me</text:span> <text:span text:style-name="T7">post</text:span> <text:span text:style-name="T7">tantas</text:span> <text:span text:style-name="T7">tribu</text:span><text:span text:style-name="T7">-</text:span><text:span text:style-name="T7">|</text:span><text:span text:style-name="T7">lationes</text:span> <text:span text:style-name="T7">quas</text:span> <text:span text:style-name="T7">ego</text:span> <text:span text:style-name="T7">p<text:span text:style-name="T1">er</text:span>tuli</text:span> <text:span text:style-name="T7">nunqua<text:span text:style-name="T1">m</text:span></text:span> <text:span text:style-name="T7">ab</text:span> <text:span text:style-name="T7"/><text:span text:style-name="T7">illis</text:span> <text:span text:style-name="T7">discedere<text:span text:style-name="T1">m</text:span></text:span><text:span text:style-name="T7">;</text:span> <text:span text:style-name="T7"/><text:span text:style-name="T7"><text:span text:style-name="T3">E</text:span>t</text:span> <text:span text:style-name="T7">ibi</text:span> <text:span text:style-name="T7">scilic<text:span text:style-name="T1">et</text:span></text:span><text:span text:style-name="T7"> | </text:span><text:span text:style-name="T7">uidi</text:span> <text:span text:style-name="T7">in</text:span> <text:span text:style-name="T7">uisu</text:span> <text:span text:style-name="T7">nocte</text:span> <text:span text:style-name="T7">uirum</text:span> <text:span text:style-name="T7">ueniente<text:span text:style-name="T1">m</text:span></text:span> <text:span text:style-name="T7">quasi</text:span> <text:span text:style-name="T7">de</text:span> <text:span text:style-name="T7"/><text:span text:style-name="T7">hiberione</text:span><text:span text:style-name="T7">.</text:span> <text:span text:style-name="T7">uictorici<text:span text:style-name="T1">us</text:span></text:span><text:span text:style-name="T7">(160v)</text:span><text:span text:style-name="T7"/><text:span text:style-name="T7"> | </text:span><text:span text:style-name="T7">nom<text:span text:style-name="T1">en</text:span></text:span> <text:span text:style-name="T7">cum</text:span> <text:span text:style-name="T7">ep<text:span text:style-name="T1">isto</text:span>lis</text:span> <text:span text:style-name="T7">innumerabilib<text:span text:style-name="T1">us</text:span></text:span> <text:span text:style-name="T7"><text:span text:style-name="T1">et</text:span></text:span> <text:span text:style-name="T7"/><text:span text:style-name="T7">dedit</text:span> <text:span text:style-name="T7">m<text:span text:style-name="T1">ih</text:span>i</text:span> <text:span text:style-name="T7">unam</text:span> <text:span text:style-name="T7">ex</text:span> <text:span text:style-name="T7">illis</text:span><text:span text:style-name="T7">·</text:span> <text:span text:style-name="T7"><text:span text:style-name="T1">et</text:span></text:span> <text:span text:style-name="T7">legi</text:span><text:span text:style-name="T7"> | </text:span><text:span text:style-name="T7">principiu<text:span text:style-name="T1">m</text:span></text:span> <text:span text:style-name="T7">ep<text:span text:style-name="T1">isto</text:span>le</text:span> <text:span text:style-name="T7"/><text:span text:style-name="T7">continente<text:span text:style-name="T1">m</text:span></text:span><text:span text:style-name="T7">·</text:span> <text:span text:style-name="T7">uox</text:span> <text:span text:style-name="T7">hiberionacu<text:span text:style-name="T1">m</text:span></text:span><text:span text:style-name="T7">;</text:span> <text:span text:style-name="T7"><text:span text:style-name="T3">E</text:span>t</text:span> <text:span text:style-name="T7">cu<text:span text:style-name="T1">m</text:span></text:span> <text:span text:style-name="T7">recitabam</text:span><text:span text:style-name="T7"> | </text:span><text:span text:style-name="T7">principiu<text:span text:style-name="T1">m</text:span></text:span> <text:span text:style-name="T7">ep<text:span text:style-name="T1">istu</text:span>le</text:span><text:span text:style-name="T7">·</text:span> <text:span text:style-name="T7"/><text:span text:style-name="T7">putaba<text:span text:style-name="T1">m</text:span></text:span> <text:span text:style-name="T7">ipso</text:span> <text:span text:style-name="T7">mom<text:span text:style-name="T1">en</text:span>to</text:span> <text:span text:style-name="T7">audire</text:span> <text:span text:style-name="T7">uoce<text:span text:style-name="T1">m</text:span></text:span> <text:span text:style-name="T7">ipso<text:span text:style-name="T1">rum</text:span></text:span> <text:span text:style-name="T7">q<text:span text:style-name="T1">u</text:span>erant</text:span><text:span text:style-name="T7"> | </text:span><text:span text:style-name="T7">iuxta</text:span> <text:span text:style-name="T7"/><text:span text:style-name="T7">silua<text:span text:style-name="T1">m</text:span></text:span> <text:span text:style-name="T7">uirgulti</text:span><text:span text:style-name="T7">·</text:span> <text:span text:style-name="T7">[uolutiq<text:span text:style-name="T1">ue</text:span><text:note text:id="ftn1" text:note-class="footnote"><text:note-citation>0</text:note-citation><text:note-body><text:p text:style-name="Footnote">The word is deleted by
                                    five punctus under the word.</text:p></text:note-body></text:note>]</text:span> <text:span text:style-name="T7">que</text:span> <text:span text:style-name="T7">e<text:span text:style-name="T1">st</text:span></text:span> <text:span text:style-name="T7">p<text:span text:style-name="T1">ro</text:span>pe</text:span> <text:span text:style-name="T7">mare</text:span> <text:span text:style-name="T7">occidentem</text:span><text:span text:style-name="T7">.</text:span><text:span text:style-name="T7"> | </text:span><text:span text:style-name="T7"><text:span text:style-name="T1">et</text:span></text:span> <text:span text:style-name="T7">sic</text:span> <text:span text:style-name="T7">exclamauer<text:span text:style-name="T1">un</text:span>t</text:span> <text:span text:style-name="T7"/><text:span text:style-name="T7">quasi</text:span> <text:span text:style-name="T7">ex</text:span> <text:span text:style-name="T7">uno</text:span> <text:span text:style-name="T7">ore</text:span><text:span text:style-name="T7">;</text:span> <text:span text:style-name="T7"><text:span text:style-name="T3">R</text:span>ogam<text:span text:style-name="T1">us</text:span></text:span> <text:span text:style-name="T7">te</text:span> <text:span text:style-name="T7">s<text:span text:style-name="T1">a</text:span>c<text:span text:style-name="T1">ru</text:span>m</text:span> <text:span text:style-name="T7">puerum</text:span><text:span text:style-name="T7"> | </text:span><text:span text:style-name="T7">ut</text:span> <text:span text:style-name="T7">uenias</text:span><text:span text:style-name="T7">;</text:span> <text:span text:style-name="T7"><text:span text:style-name="T1">et</text:span></text:span> <text:span text:style-name="T7">adhuc</text:span> <text:span text:style-name="T7"/><text:span text:style-name="T7">ambules</text:span> <text:span text:style-name="T7">inter</text:span> <text:span text:style-name="T7">nos</text:span><text:span text:style-name="T7">;</text:span> <text:span text:style-name="T7"/><text:span text:style-name="T7"/><text:span text:style-name="T7"><text:span text:style-name="T3">E</text:span>t</text:span> <text:span text:style-name="T7">ualde</text:span> <text:span text:style-name="T7">co<text:span text:style-name="T1">n</text:span>pun
                    \c/
                t<text:span text:style-name="T1">us</text:span></text:span><text:span text:style-name="T7"> | </text:span><text:span text:style-name="T7">sum</text:span> <text:span text:style-name="T7">corde</text:span><text:span text:style-name="T7">·</text:span> <text:span text:style-name="T7"><text:span text:style-name="T1">et</text:span></text:span> <text:span text:style-name="T7">amplius</text:span> <text:span text:style-name="T7">non</text:span> <text:span text:style-name="T7">potui</text:span> <text:span text:style-name="T7">legere</text:span><text:span text:style-name="T7">·</text:span> <text:span text:style-name="T7"><text:span text:style-name="T1">et</text:span></text:span> <text:span text:style-name="T7">sic</text:span> <text:span text:style-name="T7"/><text:span text:style-name="T7">exp<text:span text:style-name="T1">er</text:span>gefactus</text:span><text:span text:style-name="T7"> | </text:span><text:span text:style-name="T7">sum</text:span> <text:span text:style-name="T7">deo</text:span> <text:span text:style-name="T7">gra<text:span text:style-name="T1">tia</text:span>s</text:span><text:span text:style-name="T7">·</text:span> <text:span text:style-name="T7">q<text:span text:style-name="T1">u</text:span>ia</text:span> <text:span text:style-name="T7">post</text:span> <text:span text:style-name="T7">an
                    \n/
                os</text:span> <text:span text:style-name="T7">plurimos</text:span> <text:span text:style-name="T7">p<text:span text:style-name="T1">re</text:span>stitit</text:span> <text:span text:style-name="T7">illis</text:span> <text:span text:style-name="T7"/><text:span text:style-name="T7">d<text:span text:style-name="T1">omi</text:span>n<text:span text:style-name="T1">u</text:span>s</text:span> <text:span text:style-name="T7">s<text:span text:style-name="T1">e</text:span>c<text:span text:style-name="T1">un</text:span>d<text:span text:style-name="T1">u</text:span>m</text:span><text:span text:style-name="T7"> | </text:span><text:span text:style-name="T7">clamore<text:span text:style-name="T1">m</text:span></text:span> <text:span text:style-name="T7">eo<text:span text:style-name="T1">rum</text:span></text:span><text:span text:style-name="T7">;</text:span> <text:span text:style-name="T7"/></text:p>
      <text:p>24. <text:span text:style-name="T7"/><text:span text:style-name="T7"><text:span text:style-name="T3">E</text:span>t</text:span> <text:span text:style-name="T7">alia</text:span> <text:span text:style-name="T7">nocte</text:span> <text:span text:style-name="T7">nescio</text:span> <text:span text:style-name="T7">d<text:span text:style-name="T1">eu</text:span>s</text:span> <text:span text:style-name="T7">scit</text:span> <text:span text:style-name="T7">utru<text:span text:style-name="T1">m</text:span></text:span> <text:span text:style-name="T7">in</text:span> <text:span text:style-name="T7">me</text:span> <text:span text:style-name="T7">an</text:span><text:span text:style-name="T7"> | </text:span><text:span text:style-name="T7">iuxta</text:span> <text:span text:style-name="T7">me</text:span> <text:span text:style-name="T7"/><text:span text:style-name="T7">uerbis</text:span> <text:span text:style-name="T7">p<text:span text:style-name="T1">er</text:span>itissimis</text:span> <text:span text:style-name="T7">quos</text:span> <text:span text:style-name="T7">ego</text:span> <text:span text:style-name="T7">audiui</text:span> <text:span text:style-name="T7"><text:span text:style-name="T1">et</text:span></text:span> <text:span text:style-name="T7">n<text:span text:style-name="T1">on</text:span></text:span> <text:span text:style-name="T7">potui</text:span> <text:span text:style-name="T7">intel</text:span><text:span text:style-name="T7">-</text:span><text:span text:style-name="T7"> | </text:span><text:span text:style-name="T7">-</text:span> <text:span text:style-name="T7">ligere</text:span><text:span text:style-name="T7">.</text:span> <text:span text:style-name="T7">nisi</text:span> <text:span text:style-name="T7"/><text:span text:style-name="T7">ad</text:span> <text:span text:style-name="T7">postremu<text:span text:style-name="T1">m</text:span></text:span> <text:span text:style-name="T7">orationis</text:span> <text:span text:style-name="T7">sic</text:span> <text:span text:style-name="T7">affatus</text:span> <text:span text:style-name="T7">e<text:span text:style-name="T1">st</text:span></text:span> <text:span text:style-name="T7">qui</text:span> <text:span text:style-name="T7">p<text:span text:style-name="T1">ro</text:span></text:span> <text:span text:style-name="T7">te</text:span> <text:span text:style-name="T7"/><text:span text:style-name="T7">anima<text:span text:style-name="T1">m</text:span></text:span><text:span text:style-name="T7"> | </text:span><text:span text:style-name="T7">suam</text:span> <text:span text:style-name="T7">posuit</text:span><text:span text:style-name="T7">·</text:span> <text:span text:style-name="T7"><text:span text:style-name="T1">et</text:span></text:span> <text:span text:style-name="T7">sic</text:span> <text:span text:style-name="T7">exp<text:span text:style-name="T1">er</text:span>ge</text:span> <text:span text:style-name="T7">factus</text:span> <text:span text:style-name="T7">sum</text:span> <text:span text:style-name="T7">gaudebundus</text:span><text:span text:style-name="T7">;</text:span> <text:span text:style-name="T7"/></text:p>
      <text:p>25. <text:span text:style-name="T7"/><text:span text:style-name="T7"><text:span text:style-name="T3">E</text:span>t</text:span> <text:span text:style-name="T7">it<text:span text:style-name="T1">er</text:span>um</text:span><text:span text:style-name="T7"> | </text:span><text:span text:style-name="T7">uidi</text:span> <text:span text:style-name="T7">i<text:span text:style-name="T1">n</text:span></text:span> <text:span text:style-name="T7">me</text:span> <text:span text:style-name="T7">ipsu<text:span text:style-name="T1">m</text:span></text:span> <text:span text:style-name="T7">orante<text:span text:style-name="T1">m</text:span></text:span><text:span text:style-name="T7">·</text:span> <text:span text:style-name="T7"><text:span text:style-name="T1">et</text:span></text:span> <text:span text:style-name="T7">eram</text:span> <text:span text:style-name="T7">quasi</text:span> <text:span text:style-name="T7">intra</text:span> <text:span text:style-name="T7"/><text:span text:style-name="T7">corp<text:span text:style-name="T1">us</text:span></text:span> <text:span text:style-name="T7">meu<text:span text:style-name="T1">m</text:span></text:span><text:span text:style-name="T7">;</text:span> <text:span text:style-name="T7"><text:span text:style-name="T3">E</text:span>t</text:span><text:span text:style-name="T7"> | </text:span><text:span text:style-name="T7">audiui</text:span> <text:span text:style-name="T7">sup<text:span text:style-name="T1">er</text:span></text:span> <text:span text:style-name="T7">me</text:span> <text:span text:style-name="T7">hoc</text:span> <text:span text:style-name="T7">
                    ERROR
                </text:span><text:span text:style-name="T7">sup<text:span text:style-name="T1">er</text:span></text:span> <text:span text:style-name="T7">interiore<text:span text:style-name="T1">m</text:span></text:span> <text:span text:style-name="T7">homine<text:span text:style-name="T1">m</text:span></text:span><text:span text:style-name="T7">·</text:span> <text:span text:style-name="T7"/><text:span text:style-name="T7"><text:span text:style-name="T1">et</text:span></text:span> <text:span text:style-name="T7">ibi</text:span> <text:span text:style-name="T7">fortiter</text:span><text:span text:style-name="T7"> | </text:span><text:span text:style-name="T7">orabat</text:span> <text:span text:style-name="T7">gemitib<text:span text:style-name="T1">us</text:span></text:span><text:span text:style-name="T7">·</text:span> <text:span text:style-name="T7"><text:span text:style-name="T1">et</text:span></text:span> <text:span text:style-name="T7">inter</text:span> <text:span text:style-name="T7">hec</text:span> <text:span text:style-name="T7">stupebam</text:span> <text:span text:style-name="T7"><text:span text:style-name="T1">et</text:span></text:span> <text:span text:style-name="T7">admirabar</text:span><text:span text:style-name="T7">·</text:span> <text:span text:style-name="T7"/><text:span text:style-name="T7"><text:span text:style-name="T1">et</text:span></text:span><text:span text:style-name="T7"> | </text:span><text:span text:style-name="T7">cogitabam</text:span> <text:span text:style-name="T7">quis</text:span> <text:span text:style-name="T7">ess<text:span text:style-name="T1">et</text:span></text:span> <text:span text:style-name="T7">q<text:span text:style-name="T1">u</text:span>i</text:span> <text:span text:style-name="T7">oret</text:span> <text:span text:style-name="T7">in</text:span> <text:span text:style-name="T7">me</text:span><text:span text:style-name="T7">;</text:span> <text:span text:style-name="T7"><text:span text:style-name="T3">S</text:span>ed</text:span> <text:span text:style-name="T7">ad</text:span> <text:span text:style-name="T7">postremu<text:span text:style-name="T1">m</text:span></text:span> <text:span text:style-name="T7"/><text:span text:style-name="T7">orationis</text:span><text:span text:style-name="T7"> | </text:span><text:span text:style-name="T7">sic</text:span> <text:span text:style-name="T7">effatus</text:span> <text:span text:style-name="T7">e<text:span text:style-name="T1">st</text:span></text:span> <text:span text:style-name="T7">ut</text:span> <text:span text:style-name="T7">sit</text:span> <text:span text:style-name="T7">sp<text:span text:style-name="T1">iritu</text:span>s</text:span><text:span text:style-name="T7">;</text:span> <text:span text:style-name="T7"><text:span text:style-name="T3">E</text:span>t</text:span> <text:span text:style-name="T7">sic</text:span> <text:span text:style-name="T7">exp<text:span text:style-name="T1">er</text:span>tus</text:span> <text:span text:style-name="T7">sum</text:span> <text:span text:style-name="T7"><text:span text:style-name="T1">et</text:span></text:span> <text:span text:style-name="T7"/><text:span text:style-name="T7">recordatus</text:span> <text:span text:style-name="T7">sum</text:span><text:span text:style-name="T7"> | </text:span><text:span text:style-name="T7">ap<text:span text:style-name="T1">osto</text:span>lo</text:span> <text:span text:style-name="T7">dicente</text:span><text:span text:style-name="T7">·</text:span> <text:span text:style-name="T7">sp<text:span text:style-name="T1">iritu</text:span>s</text:span> <text:span text:style-name="T7">adiuuat</text:span> <text:span text:style-name="T7">infirmitate<text:span text:style-name="T1">m</text:span></text:span> <text:span text:style-name="T7">n<text:span text:style-name="T1">ost</text:span>re</text:span> <text:span text:style-name="T7">orationis</text:span><text:span text:style-name="T7">;</text:span><text:span text:style-name="T7"> | </text:span><text:span text:style-name="T7"/><text:span text:style-name="T7"><text:span text:style-name="T3">N</text:span>am</text:span> <text:span text:style-name="T7">q<text:span text:style-name="T1">u</text:span>id</text:span> <text:span text:style-name="T7">orem<text:span text:style-name="T1">us</text:span></text:span> <text:span text:style-name="T7">sic<text:span text:style-name="T1">ut</text:span></text:span> <text:span text:style-name="T7">oportet</text:span> <text:span text:style-name="T7">nescim<text:span text:style-name="T1">us</text:span></text:span><text:span text:style-name="T7">·</text:span> <text:span text:style-name="T7">sed</text:span> <text:span text:style-name="T7">ipse</text:span> <text:span text:style-name="T7">sp<text:span text:style-name="T1">iritu</text:span>s</text:span> <text:span text:style-name="T7"/><text:span text:style-name="T7">postulat</text:span> <text:span text:style-name="T7">pro</text:span><text:span text:style-name="T7"> | </text:span><text:span text:style-name="T7">nobis</text:span> <text:span text:style-name="T7">gemitib<text:span text:style-name="T1">us</text:span></text:span> <text:span text:style-name="T7">inenarrabilib<text:span text:style-name="T1">us</text:span></text:span> <text:span text:style-name="T7">que</text:span> <text:span text:style-name="T7">uerbis</text:span> <text:span text:style-name="T7">exprimi</text:span> <text:span text:style-name="T7">n<text:span text:style-name="T1">on</text:span></text:span> <text:span text:style-name="T7"/><text:span text:style-name="T7">potest</text:span><text:span text:style-name="T7">;</text:span><text:span text:style-name="T7"> | </text:span><text:span text:style-name="T7"><text:span text:style-name="T3">E</text:span>t</text:span> <text:span text:style-name="T7">it<text:span text:style-name="T1">er</text:span>um</text:span><text:span text:style-name="T7">;</text:span> <text:span text:style-name="T7"><text:span text:style-name="T3">D</text:span><text:span text:style-name="T1">omi</text:span>n<text:span text:style-name="T1">u</text:span>s</text:span> <text:span text:style-name="T7">aduocat<text:span text:style-name="T1">us</text:span></text:span> <text:span text:style-name="T7">n<text:span text:style-name="T1">oste</text:span>r</text:span><text:span text:style-name="T7">;</text:span> <text:span text:style-name="T7">postulat</text:span> <text:span text:style-name="T7">p<text:span text:style-name="T1">ro</text:span></text:span> <text:span text:style-name="T7">nobis</text:span><text:span text:style-name="T7">;</text:span> <text:span text:style-name="T7"/></text:p>
      <text:p>26. <text:span text:style-name="T7"/><text:span text:style-name="T7"><text:span text:style-name="T3">E</text:span>t</text:span> <text:span text:style-name="T7">quando</text:span><text:span text:style-name="T7"> | </text:span><text:span text:style-name="T7">temptat<text:span text:style-name="T1">us</text:span></text:span> <text:span text:style-name="T7">sum</text:span> <text:span text:style-name="T7">ab</text:span> <text:span text:style-name="T7">aliq<text:span text:style-name="T1">u</text:span>ntis</text:span> <text:span text:style-name="T7">seniorib<text:span text:style-name="T1">us</text:span></text:span> <text:span text:style-name="T7">meis</text:span> <text:span text:style-name="T7">qui</text:span> <text:span text:style-name="T7"/><text:span text:style-name="T7">uener<text:span text:style-name="T1">unt</text:span></text:span><text:span text:style-name="T7">·</text:span> <text:span text:style-name="T7"><text:span text:style-name="T1">et</text:span></text:span> <text:span text:style-name="T7">pec</text:span><text:span text:style-name="T7"> | </text:span><text:span text:style-name="T7">-</text:span> <text:span text:style-name="T7">cata</text:span> <text:span text:style-name="T7">mea</text:span> <text:span text:style-name="T7">contra</text:span> <text:span text:style-name="T7">laboriosu<text:span text:style-name="T1">m</text:span></text:span> <text:span text:style-name="T7">ep<text:span text:style-name="T1">iscop</text:span>atum</text:span> <text:span text:style-name="T7">meu<text:span text:style-name="T1">m</text:span></text:span><text:span text:style-name="T7">·</text:span> <text:span text:style-name="T7"/><text:span text:style-name="T7">utiq<text:span text:style-name="T1">ue</text:span></text:span> <text:span text:style-name="T7">in</text:span> <text:span text:style-name="T7">illo</text:span> <text:span text:style-name="T7">die</text:span><text:span text:style-name="T7"> | </text:span><text:span text:style-name="T7">fortiter</text:span> <text:span text:style-name="T7">inpulsus</text:span> <text:span text:style-name="T7">sum</text:span> <text:span text:style-name="T7">ut</text:span> <text:span text:style-name="T7">cadere<text:span text:style-name="T1">m</text:span></text:span> <text:span text:style-name="T7">hic</text:span> <text:span text:style-name="T7"><text:span text:style-name="T1">et</text:span></text:span> <text:span text:style-name="T7">in</text:span> <text:span text:style-name="T7">et<text:span text:style-name="T1">er</text:span>num</text:span><text:span text:style-name="T7">·</text:span> <text:span text:style-name="T7"/><text:span text:style-name="T7">sed</text:span><text:span text:style-name="T7">d<text:span text:style-name="T1">omi</text:span>n<text:span text:style-name="T1">u</text:span>s</text:span><text:span text:style-name="T7"> | </text:span><text:span text:style-name="T7">pep<text:span text:style-name="T1">er</text:span>cit</text:span> <text:span text:style-name="T7">p<text:span text:style-name="T1">ro</text:span>selito</text:span> <text:span text:style-name="T7"><text:span text:style-name="T1">et</text:span></text:span> <text:span text:style-name="T7">p<text:span text:style-name="T1">er</text:span>egrino</text:span> <text:span text:style-name="T7">p<text:span text:style-name="T1">ro</text:span>pter</text:span><text:span text:style-name="T7">nom<text:span text:style-name="T1">en</text:span></text:span> <text:span text:style-name="T7">suu<text:span text:style-name="T1">m</text:span></text:span> <text:span text:style-name="T7">benigne</text:span><text:span text:style-name="T7">·</text:span> <text:span text:style-name="T7"/><text:span text:style-name="T7"><text:span text:style-name="T1">et</text:span></text:span> <text:span text:style-name="T7">ualde</text:span><text:span text:style-name="T7"> | </text:span><text:span text:style-name="T7">michi</text:span> <text:span text:style-name="T7">subuenit</text:span> <text:span text:style-name="T7">in</text:span> <text:span text:style-name="T7">hac</text:span> <text:span text:style-name="T7">conculcatione</text:span> <text:span text:style-name="T7">q<text:span text:style-name="T1">uo</text:span>d</text:span> <text:span text:style-name="T7">in</text:span> <text:span text:style-name="T7">labe<text:span text:style-name="T1">m</text:span></text:span> <text:span text:style-name="T7"><text:span text:style-name="T1">et</text:span></text:span> <text:span text:style-name="T7">in</text:span> <text:span text:style-name="T7">obpro</text:span><text:span text:style-name="T7">-</text:span><text:span text:style-name="T7"> | </text:span><text:span text:style-name="T7">-</text:span> <text:span text:style-name="T7">briu<text:span text:style-name="T1">m</text:span></text:span> <text:span text:style-name="T7"/><text:span text:style-name="T7">n<text:span text:style-name="T1">on</text:span></text:span> <text:span text:style-name="T7">male</text:span> <text:span text:style-name="T7">deueni</text:span> <text:span text:style-name="T7">d<text:span text:style-name="T1">eu</text:span>m</text:span> <text:span text:style-name="T7">oro</text:span><text:span text:style-name="T7">·</text:span> <text:span text:style-name="T7">ut</text:span> <text:span text:style-name="T7">n<text:span text:style-name="T1">on</text:span></text:span> <text:span text:style-name="T7">illis</text:span> <text:span text:style-name="T7">in</text:span> <text:span text:style-name="T7">peccatum</text:span> <text:span text:style-name="T7">reputet<text:span text:style-name="T1">ur</text:span></text:span><text:span text:style-name="T7"> | </text:span><text:span text:style-name="T7"/></text:p>
      <text:p>27. <text:span text:style-name="T7"/><text:span text:style-name="T7">occasionum</text:span><text:span text:style-name="T7">;</text:span> <text:span text:style-name="T7"><text:span text:style-name="T3">P</text:span>ost</text:span> <text:span text:style-name="T7">annos</text:span> <text:span text:style-name="T7">triginta</text:span><text:span text:style-name="T7">.</text:span> <text:span text:style-name="T7">inuener<text:span text:style-name="T1">un</text:span>t</text:span> <text:span text:style-name="T7">me</text:span> <text:span text:style-name="T7"><text:span text:style-name="T1">et</text:span></text:span> <text:span text:style-name="T7">aduersus</text:span><text:span text:style-name="T7"> | </text:span><text:span text:style-name="T7"/><text:span text:style-name="T7">uerbum</text:span> <text:span text:style-name="T7">q<text:span text:style-name="T1">uo</text:span>d</text:span> <text:span text:style-name="T7">confessus</text:span> <text:span text:style-name="T7">fueram</text:span> <text:span text:style-name="T7">antequa<text:span text:style-name="T1">m</text:span></text:span> <text:span text:style-name="T7">essem</text:span> <text:span text:style-name="T7">diacon<text:span text:style-name="T1">us</text:span></text:span><text:span text:style-name="T7">·</text:span> <text:span text:style-name="T7">p<text:span text:style-name="T1">ro</text:span>pter</text:span><text:span text:style-name="T7"> | </text:span><text:span text:style-name="T7"/><text:span text:style-name="T7"/><text:span text:style-name="T7">a[nc]
                    ERROR
                xietate<text:span text:style-name="T1">m</text:span></text:span> <text:span text:style-name="T7">mesto</text:span> <text:span text:style-name="T7">animo</text:span> <text:span text:style-name="T7">insinuaui</text:span> <text:span text:style-name="T7">amicissimo</text:span> <text:span text:style-name="T7">meo</text:span> <text:span text:style-name="T7">que</text:span><text:span text:style-name="T7"> | </text:span><text:span text:style-name="T7">in</text:span> <text:span text:style-name="T7">pueritia</text:span> <text:span text:style-name="T7"/><text:span text:style-name="T7">mea</text:span> <text:span text:style-name="T7">una</text:span> <text:span text:style-name="T7">die</text:span> <text:span text:style-name="T7">gesseram</text:span><text:span text:style-name="T7">;</text:span> <text:span text:style-name="T7">immo</text:span> <text:span text:style-name="T7">in</text:span> <text:span text:style-name="T7">una</text:span> <text:span text:style-name="T7">hora</text:span><text:span text:style-name="T7">·</text:span> <text:span text:style-name="T7">q<text:span text:style-name="T1">u</text:span>ia</text:span><text:span text:style-name="T7"> | </text:span><text:span text:style-name="T7">necdum</text:span> <text:span text:style-name="T7">p<text:span text:style-name="T1">rae</text:span>ualebam</text:span> <text:span text:style-name="T7"/><text:span text:style-name="T7">nescio</text:span> <text:span text:style-name="T7">d<text:span text:style-name="T1">eu</text:span>s</text:span> <text:span text:style-name="T7">scit</text:span><text:span text:style-name="T7">·</text:span> <text:span text:style-name="T7">si</text:span> <text:span text:style-name="T7">habea<text:span text:style-name="T1">m</text:span></text:span> <text:span text:style-name="T7">tunc</text:span> <text:span text:style-name="T7">ann[i]
                    ERROR
                </text:span><text:span text:style-name="T7"> | </text:span><text:span text:style-name="T7">quindecim</text:span><text:span text:style-name="T7">·</text:span> <text:span text:style-name="T7"><text:span text:style-name="T1">et</text:span></text:span> <text:span text:style-name="T7">d<text:span text:style-name="T1">eu</text:span>m</text:span> <text:span text:style-name="T7">uiuum</text:span> <text:span text:style-name="T7"/><text:span text:style-name="T7">n<text:span text:style-name="T1">on</text:span></text:span> <text:span text:style-name="T7">credebam</text:span><text:span text:style-name="T7">·</text:span> <text:span text:style-name="T7">neq<text:span text:style-name="T1">ue</text:span></text:span> <text:span text:style-name="T7">ex</text:span><text:span text:style-name="T7">[[±1]]m<text:span text:style-name="T1">us</text:span>·<text:span text:style-name="T1">et</text:span>uio[[±1]]</text:span><text:span text:style-name="T7"> | </text:span><text:span text:style-name="T7">infantia</text:span> <text:span text:style-name="T7">mea</text:span><text:span text:style-name="T7">·</text:span> <text:span text:style-name="T7">sed</text:span> <text:span text:style-name="T7">in</text:span> <text:span text:style-name="T7">morte</text:span> <text:span text:style-name="T7"><text:span text:style-name="T1">et</text:span></text:span> <text:span text:style-name="T7">in</text:span> <text:span text:style-name="T7">incredulitate</text:span> <text:span text:style-name="T7">mansi</text:span> <text:span text:style-name="T7">donec</text:span><text:span text:style-name="T7"> | </text:span><text:span text:style-name="T7">ualde</text:span> <text:span text:style-name="T7">castigatus</text:span> <text:span text:style-name="T7">sum</text:span><text:span text:style-name="T7">·</text:span> <text:span text:style-name="T7"><text:span text:style-name="T1">et</text:span></text:span> <text:span text:style-name="T7">in</text:span> <text:span text:style-name="T7">ueritat[o]
                    ERROR
                </text:span> <text:span text:style-name="T7">humiliat<text:span text:style-name="T1">us</text:span></text:span> <text:span text:style-name="T7">sum</text:span> <text:span text:style-name="T7"/><text:span text:style-name="T7">a</text:span> <text:span text:style-name="T7">fame</text:span><text:span text:style-name="T7"> | </text:span><text:span text:style-name="T7"><text:span text:style-name="T1">et</text:span></text:span> <text:span text:style-name="T7">nuditate</text:span><text:span text:style-name="T7">·</text:span> <text:span text:style-name="T7"><text:span text:style-name="T1">et</text:span></text:span> <text:span text:style-name="T7">cotidie</text:span> <text:span text:style-name="T7"/></text:p>
      <text:p>28. <text:span text:style-name="T7"/><text:span text:style-name="T7">contra</text:span> <text:span text:style-name="T7">hiberione<text:span text:style-name="T1">m</text:span></text:span> <text:span text:style-name="T7">n<text:span text:style-name="T1">on</text:span></text:span> <text:span text:style-name="T7">sponte</text:span> <text:span text:style-name="T7">p<text:span text:style-name="T1">er</text:span>gebam</text:span><text:span text:style-name="T7">·</text:span><text:span text:style-name="T7">(161r)</text:span><text:span text:style-name="T7"/><text:span text:style-name="T7"> | </text:span><text:span text:style-name="T7"/><text:span text:style-name="T7">donec</text:span> <text:span text:style-name="T7">p<text:span text:style-name="T1">ro</text:span>pe</text:span> <text:span text:style-name="T7">deficiebam</text:span><text:span text:style-name="T7">;</text:span> <text:span text:style-name="T7"><text:span text:style-name="T3">S</text:span>ed</text:span> <text:span text:style-name="T7">hoc</text:span> <text:span text:style-name="T7">potius</text:span> <text:span text:style-name="T7">bene</text:span> <text:span text:style-name="T7">m<text:span text:style-name="T1">ih</text:span>i</text:span> <text:span text:style-name="T7">fuit</text:span> <text:span text:style-name="T7">qa</text:span> <text:span text:style-name="T7">ex</text:span> <text:span text:style-name="T7">hoc</text:span> <text:span text:style-name="T7">em<text:span text:style-name="T1">en</text:span></text:span><text:span text:style-name="T7">-</text:span><text:span text:style-name="T7">|</text:span><text:span text:style-name="T7">datus</text:span> <text:span text:style-name="T7">sum</text:span> <text:span text:style-name="T7">a</text:span> <text:span text:style-name="T7"/><text:span text:style-name="T7">d<text:span text:style-name="T1">omi</text:span>no</text:span><text:span text:style-name="T7">·</text:span> <text:span text:style-name="T7"><text:span text:style-name="T1">et</text:span></text:span> <text:span text:style-name="T7">aptauit</text:span> <text:span text:style-name="T7">me</text:span> <text:span text:style-name="T7">ut</text:span> <text:span text:style-name="T7">hodie</text:span> <text:span text:style-name="T7">essem</text:span><text:span text:style-name="T7">·</text:span> <text:span text:style-name="T7">q<text:span text:style-name="T1">uo</text:span>d</text:span> <text:span text:style-name="T7">aliquando</text:span><text:span text:style-name="T7"> | </text:span><text:span text:style-name="T7">longe</text:span> <text:span text:style-name="T7">a</text:span> <text:span text:style-name="T7">me</text:span> <text:span text:style-name="T7"/><text:span text:style-name="T7">erat</text:span><text:span text:style-name="T7">·</text:span> <text:span text:style-name="T7">ut</text:span> <text:span text:style-name="T7">ego</text:span> <text:span text:style-name="T7">curas</text:span> <text:span text:style-name="T7">haberem</text:span><text:span text:style-name="T7">·</text:span> <text:span text:style-name="T7">aut</text:span> <text:span text:style-name="T7">satagere<text:span text:style-name="T1">m</text:span></text:span> <text:span text:style-name="T7">pro</text:span><text:span text:style-name="T7"> | </text:span><text:span text:style-name="T7">salute</text:span> <text:span text:style-name="T7">alio<text:span text:style-name="T1">rum</text:span></text:span> <text:span text:style-name="T7">
                    ERROR
                </text:span><text:span text:style-name="T7">q<text:span text:style-name="T1">u</text:span>ndo</text:span> <text:span text:style-name="T7"/><text:span text:style-name="T7">[aute<text:span text:style-name="T1">m</text:span>]</text:span> <text:span text:style-name="T7">tunc</text:span> <text:span text:style-name="T7">etiam</text:span> <text:span text:style-name="T7">de</text:span> <text:span text:style-name="T7">me</text:span> <text:span text:style-name="T7">ipso</text:span> <text:span text:style-name="T7">non</text:span> <text:span text:style-name="T7">cogitaba<text:span text:style-name="T1">m</text:span></text:span><text:span text:style-name="T7">;</text:span><text:span text:style-name="T7"> | </text:span><text:span text:style-name="T7"/></text:p>
      <text:p>29. <text:span text:style-name="T7"/><text:span text:style-name="T7"><text:span text:style-name="T3">I</text:span>git<text:span text:style-name="T1">ur</text:span></text:span> <text:span text:style-name="T7">in</text:span> <text:span text:style-name="T7">illo</text:span> <text:span text:style-name="T7">die</text:span> <text:span text:style-name="T7">quo</text:span> <text:span text:style-name="T7">rep<text:span text:style-name="T1">ro</text:span>batus</text:span> <text:span text:style-name="T7">sum</text:span> <text:span text:style-name="T7">a</text:span> <text:span text:style-name="T7">memoratis</text:span> <text:span text:style-name="T7">supra[]dictis</text:span><text:span text:style-name="T7">·</text:span> <text:span text:style-name="T7"/><text:span text:style-name="T7">ad</text:span><text:span text:style-name="T7"> | </text:span><text:span text:style-name="T7">nocte<text:span text:style-name="T1">m</text:span></text:span> <text:span text:style-name="T7">illam</text:span> <text:span text:style-name="T7">uidi</text:span> <text:span text:style-name="T7">in</text:span> <text:span text:style-name="T7">uisu</text:span> <text:span text:style-name="T7">noctis</text:span><text:span text:style-name="T7">·</text:span> <text:span text:style-name="T7">scriptu<text:span text:style-name="T1">m</text:span></text:span> <text:span text:style-name="T7">erat</text:span> <text:span text:style-name="T7">contra</text:span> <text:span text:style-name="T7">facie<text:span text:style-name="T1">m</text:span></text:span> <text:span text:style-name="T7"/><text:span text:style-name="T7">mea<text:span text:style-name="T1">m</text:span></text:span><text:span text:style-name="T7"> | </text:span><text:span text:style-name="T7">sine</text:span> <text:span text:style-name="T7">honore</text:span><text:span text:style-name="T7">;</text:span> <text:span text:style-name="T7"><text:span text:style-name="T3">E</text:span>t</text:span> <text:span text:style-name="T7">int<text:span text:style-name="T1">er</text:span></text:span> <text:span text:style-name="T7">hec</text:span> <text:span text:style-name="T7">audiui</text:span> <text:span text:style-name="T7">responsum</text:span> <text:span text:style-name="T7">diuinu<text:span text:style-name="T1">m</text:span></text:span> <text:span text:style-name="T7">dicens</text:span><text:span text:style-name="T7"> | </text:span><text:span text:style-name="T7"/><text:span text:style-name="T7">michi</text:span><text:span text:style-name="T7">;</text:span> <text:span text:style-name="T7"><text:span text:style-name="T3">M</text:span>ale</text:span> <text:span text:style-name="T7">uidim<text:span text:style-name="T1">us</text:span></text:span> <text:span text:style-name="T7">facie<text:span text:style-name="T1">m</text:span></text:span> <text:span text:style-name="T7">dei</text:span> <text:span text:style-name="T7">signati</text:span> <text:span text:style-name="T7">nudato</text:span> <text:span text:style-name="T7">nomine</text:span><text:span text:style-name="T7">·</text:span> <text:span text:style-name="T7">nec</text:span><text:span text:style-name="T7"> | </text:span><text:span text:style-name="T7"/><text:span text:style-name="T7">sic</text:span> <text:span text:style-name="T7">p<text:span text:style-name="T1">rae</text:span>dix<text:span text:style-name="T1">it</text:span></text:span> <text:span text:style-name="T7">male</text:span> <text:span text:style-name="T7">uidisti</text:span><text:span text:style-name="T7">·</text:span> <text:span text:style-name="T7">sed</text:span> <text:span text:style-name="T7">male</text:span> <text:span text:style-name="T7">uidim<text:span text:style-name="T1">us</text:span></text:span> <text:span text:style-name="T7">quasi</text:span> <text:span text:style-name="T7">ibi</text:span> <text:span text:style-name="T7">se</text:span> <text:span text:style-name="T7">iunx<text:span text:style-name="T1">it</text:span></text:span><text:span text:style-name="T7"> | </text:span><text:span text:style-name="T7"/><text:span text:style-name="T7">sic<text:span text:style-name="T1">ut</text:span></text:span> <text:span text:style-name="T7">dix<text:span text:style-name="T1">it</text:span></text:span><text:span text:style-name="T7">;</text:span> <text:span text:style-name="T7">q<text:span text:style-name="T1">u</text:span>i</text:span> <text:span text:style-name="T7">uos</text:span> <text:span text:style-name="T7">tangit</text:span><text:span text:style-name="T7">;</text:span> <text:span text:style-name="T7">quasi</text:span> <text:span text:style-name="T7">tangit</text:span> <text:span text:style-name="T7">pupilla<text:span text:style-name="T1">m</text:span></text:span> <text:span text:style-name="T7">oculi</text:span> <text:span text:style-name="T7">mei</text:span><text:span text:style-name="T7">;</text:span> <text:span text:style-name="T7"/></text:p>
      <text:p>30. <text:span text:style-name="T7"/><text:span text:style-name="T7"><text:span text:style-name="T3">I</text:span>ccirco</text:span><text:span text:style-name="T7"> | </text:span><text:span text:style-name="T7">gra<text:span text:style-name="T1">tia</text:span>s</text:span> <text:span text:style-name="T7">ago</text:span> <text:span text:style-name="T7">ei</text:span> <text:span text:style-name="T7">q<text:span text:style-name="T1">u</text:span>i</text:span> <text:span text:style-name="T7">me</text:span> <text:span text:style-name="T7">in</text:span> <text:span text:style-name="T7">om<text:span text:style-name="T1">n</text:span>ib<text:span text:style-name="T1">us</text:span></text:span> <text:span text:style-name="T7">confortauit</text:span><text:span text:style-name="T7">·</text:span> <text:span text:style-name="T7">ut</text:span> <text:span text:style-name="T7">n<text:span text:style-name="T1">on</text:span></text:span> <text:span text:style-name="T7">me</text:span> <text:span text:style-name="T7"/><text:span text:style-name="T7">inpe[]diret</text:span><text:span text:style-name="T7"> | </text:span><text:span text:style-name="T7">a</text:span> <text:span text:style-name="T7">p<text:span text:style-name="T1">ro</text:span>fectione</text:span> <text:span text:style-name="T7">
                    \qua<text:span text:style-name="T1">m</text:span>/
                </text:span><text:span text:style-name="T7"/><text:span text:style-name="T7">statuera<text:span text:style-name="T1">m</text:span></text:span><text:span text:style-name="T7">;</text:span> <text:span text:style-name="T7"><text:span text:style-name="T3">E</text:span>t</text:span> <text:span text:style-name="T7">de</text:span> <text:span text:style-name="T7">meo</text:span> <text:span text:style-name="T7">quoq<text:span text:style-name="T1">ue</text:span></text:span> <text:span text:style-name="T7">op<text:span text:style-name="T1">er</text:span>e</text:span> <text:span text:style-name="T7"/><text:span text:style-name="T7">q<text:span text:style-name="T1">uo</text:span>d</text:span> <text:span text:style-name="T7">a</text:span> <text:span text:style-name="T7">chr<text:span text:style-name="T1">ist</text:span>o</text:span> <text:span text:style-name="T7">meo</text:span><text:span text:style-name="T7"> | </text:span><text:span text:style-name="T7">didiceram</text:span><text:span text:style-name="T7">·</text:span> <text:span text:style-name="T7">sed</text:span> <text:span text:style-name="T7">magis</text:span> <text:span text:style-name="T7">ex</text:span> <text:span text:style-name="T7">eo</text:span> <text:span text:style-name="T7">sensi</text:span> <text:span text:style-name="T7">in</text:span> <text:span text:style-name="T7"/><text:span text:style-name="T7">me</text:span> <text:span text:style-name="T7">uirtute<text:span text:style-name="T1">m</text:span></text:span> <text:span text:style-name="T7">n<text:span text:style-name="T1">on</text:span></text:span> <text:span text:style-name="T7">parua<text:span text:style-name="T1">m</text:span></text:span><text:span text:style-name="T7">·</text:span> <text:span text:style-name="T7">et</text:span><text:span text:style-name="T7"> | </text:span><text:span text:style-name="T7">fides</text:span> <text:span text:style-name="T7">mea</text:span> <text:span text:style-name="T7">p<text:span text:style-name="T1">ro</text:span>bata</text:span> <text:span text:style-name="T7">e<text:span text:style-name="T1">st</text:span></text:span> <text:span text:style-name="T7">cora<text:span text:style-name="T1">m</text:span></text:span> <text:span text:style-name="T7">deo</text:span> <text:span text:style-name="T7"><text:span text:style-name="T1">et</text:span></text:span> <text:span text:style-name="T7"/><text:span text:style-name="T7">hominib<text:span text:style-name="T1">us</text:span></text:span><text:span text:style-name="T7">;</text:span> <text:span text:style-name="T7"/></text:p>
      <text:p>31. <text:span text:style-name="T7"/><text:span text:style-name="T7"><text:span text:style-name="T3">U</text:span>nde</text:span> <text:span text:style-name="T7">aut<text:span text:style-name="T1">em</text:span></text:span> <text:span text:style-name="T7">audent<text:span text:style-name="T1">er</text:span></text:span><text:span text:style-name="T7"> | </text:span><text:span text:style-name="T7">dico</text:span><text:span text:style-name="T7">·</text:span> <text:span text:style-name="T7">n<text:span text:style-name="T1">on</text:span></text:span> <text:span text:style-name="T7">me</text:span> <text:span text:style-name="T7">rep<text:span text:style-name="T1">re</text:span>hendit</text:span> <text:span text:style-name="T7">conscientia</text:span> <text:span text:style-name="T7">mea</text:span> <text:span text:style-name="T7"/><text:span text:style-name="T7">hic</text:span> <text:span text:style-name="T7"><text:span text:style-name="T1">et</text:span></text:span> <text:span text:style-name="T7">in</text:span> <text:span text:style-name="T7">futurum</text:span><text:span text:style-name="T7">;</text:span><text:span text:style-name="T7"> | </text:span><text:span text:style-name="T7"><text:span text:style-name="T3">T</text:span>estem</text:span> <text:span text:style-name="T7">d<text:span text:style-name="T1">eu</text:span>m</text:span> <text:span text:style-name="T7">habeo</text:span> <text:span text:style-name="T7">q<text:span text:style-name="T1">u</text:span>ia</text:span> <text:span text:style-name="T7">n<text:span text:style-name="T1">on</text:span></text:span> <text:span text:style-name="T7">sum</text:span> <text:span text:style-name="T7">m<text:span text:style-name="T1">en</text:span>tit<text:span text:style-name="T1">us</text:span></text:span> <text:span text:style-name="T7"/><text:span text:style-name="T7">in</text:span> <text:span text:style-name="T7">sermonib<text:span text:style-name="T1">us</text:span></text:span> <text:span text:style-name="T7">quos</text:span> <text:span text:style-name="T7">ego</text:span> <text:span text:style-name="T7">retuli</text:span><text:span text:style-name="T7">·</text:span><text:span text:style-name="T7"> | </text:span><text:span text:style-name="T7"/></text:p>
      <text:p>32. <text:span text:style-name="T7"/><text:span text:style-name="T7">sed</text:span> <text:span text:style-name="T7">magis</text:span> <text:span text:style-name="T7">doleo</text:span> <text:span text:style-name="T7">p<text:span text:style-name="T1">ro</text:span></text:span> <text:span text:style-name="T7">amicissimo</text:span> <text:span text:style-name="T7">meo</text:span><text:span text:style-name="T7">·</text:span> <text:span text:style-name="T7">cur</text:span> <text:span text:style-name="T7">hoc</text:span> <text:span text:style-name="T7">meruim<text:span text:style-name="T1">us</text:span></text:span> <text:span text:style-name="T7">audire</text:span><text:span text:style-name="T7"> | </text:span><text:span text:style-name="T7"/><text:span text:style-name="T7">tale</text:span> <text:span text:style-name="T7">responsum</text:span><text:span text:style-name="T7">;</text:span> <text:span text:style-name="T7"><text:span text:style-name="T3">C</text:span>ui</text:span> <text:span text:style-name="T7">ego</text:span> <text:span text:style-name="T7">credidi</text:span> <text:span text:style-name="T7">etiam</text:span> <text:span text:style-name="T7">anima<text:span text:style-name="T1">m</text:span></text:span><text:span text:style-name="T7">·</text:span> <text:span text:style-name="T7"><text:span text:style-name="T1">et</text:span></text:span> <text:span text:style-name="T7">co<text:span text:style-name="T1">m</text:span>peri</text:span><text:span text:style-name="T7"> | </text:span><text:span text:style-name="T7">ab</text:span> <text:span text:style-name="T7"/><text:span text:style-name="T7">aliq<text:span text:style-name="T1">u</text:span>ntis</text:span> <text:span text:style-name="T7">fr<text:span text:style-name="T1">atr</text:span>ib<text:span text:style-name="T1">us</text:span></text:span><text:span text:style-name="T7">·</text:span> <text:span text:style-name="T7">ante</text:span> <text:span text:style-name="T7">defensione<text:span text:style-name="T1">m</text:span></text:span> <text:span text:style-name="T7">illam</text:span> <text:span text:style-name="T7">q<text:span text:style-name="T1">uo</text:span>d</text:span> <text:span text:style-name="T7">ego</text:span> <text:span text:style-name="T7">
                    \n<text:span text:style-name="T1">on</text:span>/
                </text:span><text:span text:style-name="T7">interfui</text:span><text:span text:style-name="T7">·</text:span><text:span text:style-name="T7"> | </text:span><text:span text:style-name="T7"/><text:span text:style-name="T7"/><text:span text:style-name="T7">nec</text:span> <text:span text:style-name="T7">in</text:span> <text:span text:style-name="T7">brittanniis</text:span> <text:span text:style-name="T7">eram</text:span><text:span text:style-name="T7">·</text:span> <text:span text:style-name="T7">nec</text:span> <text:span text:style-name="T7">a</text:span> <text:span text:style-name="T7">me</text:span> <text:span text:style-name="T7">oriet<text:span text:style-name="T1">ur</text:span></text:span><text:span text:style-name="T7">·</text:span> <text:span text:style-name="T7">ut</text:span> <text:span text:style-name="T7"><text:span text:style-name="T1">et</text:span></text:span> <text:span text:style-name="T7">ille</text:span> <text:span text:style-name="T7">in</text:span> <text:span text:style-name="T7">mea</text:span><text:span text:style-name="T7"> | </text:span><text:span text:style-name="T7">absentia</text:span> <text:span text:style-name="T7"/><text:span text:style-name="T7">p<text:span text:style-name="T1">ro</text:span></text:span> <text:span text:style-name="T7">me</text:span> <text:span text:style-name="T7">pulsaret</text:span><text:span text:style-name="T7">·</text:span> <text:span text:style-name="T7">etiam</text:span> <text:span text:style-name="T7">m<text:span text:style-name="T1">ih</text:span>i</text:span> <text:span text:style-name="T7">ipse</text:span> <text:span text:style-name="T7">ore</text:span> <text:span text:style-name="T7">suo</text:span> <text:span text:style-name="T7">dixerat</text:span><text:span text:style-name="T7">;</text:span><text:span text:style-name="T7"> | </text:span><text:span text:style-name="T7"><text:span text:style-name="T3">E</text:span>cce</text:span> <text:span text:style-name="T7">dandus</text:span> <text:span text:style-name="T7">es</text:span> <text:span text:style-name="T7"/><text:span text:style-name="T7">tu</text:span> <text:span text:style-name="T7">ad</text:span> <text:span text:style-name="T7">gradum</text:span> <text:span text:style-name="T7">ep<text:span text:style-name="T1">iscop</text:span>atus</text:span> <text:span text:style-name="T7">q<text:span text:style-name="T1">uo</text:span>d</text:span> <text:span text:style-name="T7">n<text:span text:style-name="T1">on</text:span></text:span> <text:span text:style-name="T7">eram</text:span> <text:span text:style-name="T7">dign<text:span text:style-name="T1">us</text:span></text:span><text:span text:style-name="T7">;</text:span> <text:span text:style-name="T7">sed</text:span> <text:span text:style-name="T7">unde</text:span><text:span text:style-name="T7"> | </text:span><text:span text:style-name="T7">uenit</text:span> <text:span text:style-name="T7"/><text:span text:style-name="T7">illi</text:span> <text:span text:style-name="T7">po<text:span text:style-name="T1">st</text:span>modu<text:span text:style-name="T1">m</text:span></text:span> <text:span text:style-name="T7">ut</text:span> <text:span text:style-name="T7">cora<text:span text:style-name="T1">m</text:span></text:span> <text:span text:style-name="T7">cunctis</text:span> <text:span text:style-name="T7">bonis</text:span> <text:span text:style-name="T7"><text:span text:style-name="T1">et</text:span></text:span> <text:span text:style-name="T7">malis</text:span> <text:span text:style-name="T7"><text:span text:style-name="T1">et</text:span></text:span> <text:span text:style-name="T7">me</text:span><text:span text:style-name="T7">puplice</text:span><text:span text:style-name="T7"> | </text:span><text:span text:style-name="T7">dehonestaret</text:span><text:span text:style-name="T7">·</text:span> <text:span text:style-name="T7"/><text:span text:style-name="T7">q<text:span text:style-name="T1">uo</text:span>d</text:span> <text:span text:style-name="T7">ante</text:span> <text:span text:style-name="T7">sponte</text:span> <text:span text:style-name="T7"><text:span text:style-name="T1">et</text:span></text:span> <text:span text:style-name="T7">letus</text:span> <text:span text:style-name="T7">indulserat</text:span><text:span text:style-name="T7">;</text:span> <text:span text:style-name="T7"><text:span text:style-name="T3">E</text:span>t</text:span> <text:span text:style-name="T7">d<text:span text:style-name="T1">omi</text:span>n<text:span text:style-name="T1">u</text:span>s</text:span><text:span text:style-name="T7"> | </text:span><text:span text:style-name="T7">q<text:span text:style-name="T1">u</text:span>i</text:span> <text:span text:style-name="T7"/><text:span text:style-name="T7">maior</text:span> <text:span text:style-name="T7">om<text:span text:style-name="T1">n</text:span>ib<text:span text:style-name="T1">us</text:span></text:span> <text:span text:style-name="T7">e<text:span text:style-name="T1">st</text:span></text:span> <text:span text:style-name="T7"/></text:p>
      <text:p>33. <text:span text:style-name="T7"/><text:span text:style-name="T7">satis</text:span> <text:span text:style-name="T7">dico</text:span><text:span text:style-name="T7">·</text:span> <text:span text:style-name="T7">sed</text:span> <text:span text:style-name="T7">tam<text:span text:style-name="T1">en</text:span></text:span> <text:span text:style-name="T7">non</text:span> <text:span text:style-name="T7">debeo</text:span> <text:span text:style-name="T7">abscondere</text:span><text:span text:style-name="T7"> | </text:span><text:span text:style-name="T7">donum</text:span> <text:span text:style-name="T7">dei</text:span> <text:span text:style-name="T7">q<text:span text:style-name="T1">uo</text:span>d</text:span> <text:span text:style-name="T7"/><text:span text:style-name="T7">largitus</text:span> <text:span text:style-name="T7">e<text:span text:style-name="T1">st</text:span></text:span> <text:span text:style-name="T7">nobis</text:span> <text:span text:style-name="T7">in</text:span> <text:span text:style-name="T7">t<text:span text:style-name="T1">er</text:span>ra</text:span> <text:span text:style-name="T7">captiuitatis</text:span> <text:span text:style-name="T7">mee</text:span><text:span text:style-name="T7">;</text:span> <text:span text:style-name="T7">q<text:span text:style-name="T1">u</text:span>ia</text:span><text:span text:style-name="T7"> | </text:span><text:span text:style-name="T7">tunc</text:span> <text:span text:style-name="T7">fortiter</text:span> <text:span text:style-name="T7">inquisiui</text:span> <text:span text:style-name="T7"/><text:span text:style-name="T7">eum</text:span> <text:span text:style-name="T7"><text:span text:style-name="T1">et</text:span></text:span> <text:span text:style-name="T7">ibi</text:span> <text:span text:style-name="T7">inueni</text:span> <text:span text:style-name="T7">illu<text:span text:style-name="T1">m</text:span></text:span><text:span text:style-name="T7">·</text:span> <text:span text:style-name="T7"><text:span text:style-name="T1">et</text:span></text:span> <text:span text:style-name="T7">seruauit</text:span><text:span text:style-name="T7"> | </text:span><text:span text:style-name="T7">me</text:span> <text:span text:style-name="T7">ab</text:span> <text:span text:style-name="T7">om<text:span text:style-name="T1">n</text:span>ib<text:span text:style-name="T1">us</text:span></text:span> <text:span text:style-name="T7">iniq<text:span text:style-name="T1">u</text:span>tatib<text:span text:style-name="T1">us</text:span></text:span><text:span text:style-name="T7">;</text:span> <text:span text:style-name="T7"/><text:span text:style-name="T7"><text:span text:style-name="T3">S</text:span>ic</text:span> <text:span text:style-name="T7">credo</text:span> <text:span text:style-name="T7">p<text:span text:style-name="T1">ro</text:span>pter</text:span> <text:span text:style-name="T7">inhabitante<text:span text:style-name="T1">m</text:span></text:span> <text:span text:style-name="T7">sp<text:span text:style-name="T1">iritu</text:span>m</text:span><text:span text:style-name="T7"> | </text:span><text:span text:style-name="T7">ei<text:span text:style-name="T1">us</text:span></text:span><text:span text:style-name="T7">·</text:span> <text:span text:style-name="T7">qui</text:span> <text:span text:style-name="T7">op<text:span text:style-name="T1">er</text:span>atus</text:span> <text:span text:style-name="T7">e<text:span text:style-name="T1">st</text:span></text:span> <text:span text:style-name="T7">usq<text:span text:style-name="T1">us</text:span></text:span> <text:span text:style-name="T7"/><text:span text:style-name="T7">in</text:span> <text:span text:style-name="T7">hanc</text:span> <text:span text:style-name="T7">die<text:span text:style-name="T1">m</text:span></text:span> <text:span text:style-name="T7">in</text:span> <text:span text:style-name="T7">me</text:span> <text:span text:style-name="T7">audent<text:span text:style-name="T1">er</text:span></text:span> <text:span text:style-name="T7">rursus</text:span><text:span text:style-name="T7">·</text:span> <text:span text:style-name="T7">sed</text:span><text:span text:style-name="T7"> | </text:span><text:span text:style-name="T7">scit</text:span> <text:span text:style-name="T7">d<text:span text:style-name="T1">eu</text:span>s</text:span> <text:span text:style-name="T7">si</text:span> <text:span text:style-name="T7">m<text:span text:style-name="T1">ih</text:span>i</text:span> <text:span text:style-name="T7">homo</text:span> <text:span text:style-name="T7"/><text:span text:style-name="T7">hoc</text:span> <text:span text:style-name="T7">effatus</text:span> <text:span text:style-name="T7">fuisset</text:span><text:span text:style-name="T7">;</text:span> <text:span text:style-name="T7">forsitan</text:span> <text:span text:style-name="T7">tacuissem</text:span><text:span text:style-name="T7"> | </text:span><text:span text:style-name="T7">p<text:span text:style-name="T1">ro</text:span>pt<text:span text:style-name="T1">er</text:span></text:span> <text:span text:style-name="T7">caritate<text:span text:style-name="T1">m</text:span></text:span> <text:span text:style-name="T7">chr<text:span text:style-name="T1">ist</text:span>i</text:span><text:span text:style-name="T7">;</text:span> <text:span text:style-name="T7"/></text:p>
      <text:p>34. <text:span text:style-name="T7"/><text:span text:style-name="T7"><text:span text:style-name="T3">U</text:span>nde</text:span> <text:span text:style-name="T7"><text:span text:style-name="T1">er</text:span>go</text:span> <text:span text:style-name="T7">indefessam</text:span> <text:span text:style-name="T7">gr<text:span text:style-name="T1">ati</text:span>am</text:span> <text:span text:style-name="T7">ago</text:span> <text:span text:style-name="T7">deo</text:span> <text:span text:style-name="T7">meo</text:span><text:span text:style-name="T7">·</text:span><text:span text:style-name="T7"> | </text:span><text:span text:style-name="T7">q<text:span text:style-name="T1">u</text:span>i</text:span> <text:span text:style-name="T7">me</text:span> <text:span text:style-name="T7">fidele<text:span text:style-name="T1">m</text:span></text:span> <text:span text:style-name="T7"/><text:span text:style-name="T7">seruauit</text:span> <text:span text:style-name="T7">in</text:span> <text:span text:style-name="T7">die</text:span> <text:span text:style-name="T7">temptationis</text:span> <text:span text:style-name="T7">mee</text:span><text:span text:style-name="T7">·</text:span> <text:span text:style-name="T7">ita</text:span> <text:span text:style-name="T7">ut</text:span> <text:span text:style-name="T7">hodie</text:span><text:span text:style-name="T7"> | </text:span><text:span text:style-name="T7">confident<text:span text:style-name="T1">er</text:span></text:span> <text:span text:style-name="T7">offeram</text:span> <text:span text:style-name="T7">illi</text:span> <text:span text:style-name="T7"/><text:span text:style-name="T7">sacrificium</text:span><text:span text:style-name="T7">·</text:span> <text:span text:style-name="T7">ut</text:span> <text:span text:style-name="T7">hostia<text:span text:style-name="T1">m</text:span></text:span> <text:span text:style-name="T7">uiuentem</text:span><text:span text:style-name="T7"> | </text:span><text:span text:style-name="T7">anima<text:span text:style-name="T1">m</text:span></text:span> <text:span text:style-name="T7">mea<text:span text:style-name="T1">m</text:span></text:span> <text:span text:style-name="T7">chr<text:span text:style-name="T1">ist</text:span>o</text:span> <text:span text:style-name="T7">d<text:span text:style-name="T1">omi</text:span>no</text:span> <text:span text:style-name="T7">meo</text:span><text:span text:style-name="T7">·</text:span> <text:span text:style-name="T7"/><text:span text:style-name="T7">q<text:span text:style-name="T1">u</text:span>i</text:span> <text:span text:style-name="T7">me</text:span> <text:span text:style-name="T7">seruauit</text:span> <text:span text:style-name="T7">ab</text:span> <text:span text:style-name="T7">om<text:span text:style-name="T1">n</text:span>ib<text:span text:style-name="T1">us</text:span></text:span> <text:span text:style-name="T7">angustuiis</text:span><text:span text:style-name="T7"> | </text:span><text:span text:style-name="T7">meus</text:span><text:span text:style-name="T7">;</text:span> <text:span text:style-name="T7"><text:span text:style-name="T3">U</text:span>t</text:span> <text:span text:style-name="T7"><text:span text:style-name="T1">et</text:span></text:span> <text:span text:style-name="T7">dica<text:span text:style-name="T1">m</text:span></text:span> <text:span text:style-name="T7">quis</text:span> <text:span text:style-name="T7">ego</text:span> <text:span text:style-name="T7">sum</text:span> <text:span text:style-name="T7"/><text:span text:style-name="T7">d<text:span text:style-name="T1">omi</text:span>ne</text:span><text:span text:style-name="T7">·</text:span> <text:span text:style-name="T7">uel</text:span> <text:span text:style-name="T7">que</text:span> <text:span text:style-name="T7">e<text:span text:style-name="T1">st</text:span></text:span> <text:span text:style-name="T7">uocatio</text:span> <text:span text:style-name="T7">mea</text:span><text:span text:style-name="T7">·</text:span><text:span text:style-name="T7"> | </text:span><text:span text:style-name="T7">q<text:span text:style-name="T1">u</text:span>i</text:span> <text:span text:style-name="T7">m<text:span text:style-name="T1">ih</text:span>i</text:span> <text:span text:style-name="T7">tanta<text:span text:style-name="T1">m</text:span></text:span> <text:span text:style-name="T7">diuinitate<text:span text:style-name="T1">m</text:span></text:span> <text:span text:style-name="T7"/><text:span text:style-name="T7">coop<text:span text:style-name="T1">er</text:span>uisti</text:span><text:span text:style-name="T7">·</text:span> <text:span text:style-name="T7">ita</text:span> <text:span text:style-name="T7">ut</text:span> <text:span text:style-name="T7">hodie</text:span> <text:span text:style-name="T7">in</text:span> <text:span text:style-name="T7">gentib<text:span text:style-name="T1">us</text:span></text:span> <text:span text:style-name="T7">c<text:span text:style-name="T1">on</text:span>stant<text:span text:style-name="T1">er</text:span></text:span><text:span text:style-name="T7">(161v)</text:span><text:span text:style-name="T7"/><text:span text:style-name="T7"> | </text:span><text:span text:style-name="T7">exultare<text:span text:style-name="T1">m</text:span></text:span> <text:span text:style-name="T7"><text:span text:style-name="T1">et</text:span></text:span> <text:span text:style-name="T7">magnificare<text:span text:style-name="T1">m</text:span></text:span><text:span text:style-name="T7">·</text:span> <text:span text:style-name="T7"/><text:span text:style-name="T7">nom<text:span text:style-name="T1">en</text:span></text:span> <text:span text:style-name="T7">tuu<text:span text:style-name="T1">m</text:span></text:span> <text:span text:style-name="T7">ubicumq<text:span text:style-name="T1">ue</text:span></text:span> <text:span text:style-name="T7">fuero</text:span><text:span text:style-name="T7">;</text:span> <text:span text:style-name="T7"><text:span text:style-name="T3">N</text:span>ec</text:span> <text:span text:style-name="T7">n<text:span text:style-name="T1">on</text:span></text:span><text:span text:style-name="T7"> | </text:span><text:span text:style-name="T7">in</text:span> <text:span text:style-name="T7">s<text:span text:style-name="T1">e</text:span>c<text:span text:style-name="T1">un</text:span>dis</text:span><text:span text:style-name="T7">;</text:span> <text:span text:style-name="T7"/><text:span text:style-name="T7">sed</text:span> <text:span text:style-name="T7">etiam</text:span> <text:span text:style-name="T7">in</text:span> <text:span text:style-name="T7">pressuris</text:span><text:span text:style-name="T7">·</text:span> <text:span text:style-name="T7">ut</text:span> <text:span text:style-name="T7">quicq<text:span text:style-name="T1">u</text:span>d</text:span> <text:span text:style-name="T7">m<text:span text:style-name="T1">ih</text:span>i</text:span> <text:span text:style-name="T7">euenerit</text:span><text:span text:style-name="T7">·</text:span> <text:span text:style-name="T7">siue</text:span> <text:span text:style-name="T7">bonu<text:span text:style-name="T1">m</text:span></text:span><text:span text:style-name="T7"> | </text:span><text:span text:style-name="T7">siue</text:span> <text:span text:style-name="T7"/><text:span text:style-name="T7">malum</text:span><text:span text:style-name="T7">;</text:span> <text:span text:style-name="T7">equalit<text:span text:style-name="T1">er</text:span></text:span> <text:span text:style-name="T7">debeo</text:span> <text:span text:style-name="T7">suscip<text:span text:style-name="T1">er</text:span>e</text:span><text:span text:style-name="T7">·</text:span> <text:span text:style-name="T7"><text:span text:style-name="T1">et</text:span></text:span> <text:span text:style-name="T7">deo</text:span> <text:span text:style-name="T7">gr<text:span text:style-name="T1">ati</text:span>as</text:span> <text:span text:style-name="T7">semp<text:span text:style-name="T1">er</text:span></text:span> <text:span text:style-name="T7">agere</text:span><text:span text:style-name="T7">.</text:span><text:span text:style-name="T7"> | </text:span><text:span text:style-name="T7">q<text:span text:style-name="T1">u</text:span>i</text:span> <text:span text:style-name="T7"/><text:span text:style-name="T7">m<text:span text:style-name="T1">ih</text:span>i</text:span> <text:span text:style-name="T7">ostendit</text:span> <text:span text:style-name="T7">ut</text:span> <text:span text:style-name="T7">indubitabile<text:span text:style-name="T1">m</text:span></text:span> <text:span text:style-name="T7">eum</text:span> <text:span text:style-name="T7">sine</text:span> <text:span text:style-name="T7">fine</text:span> <text:span text:style-name="T7">credere<text:span text:style-name="T1">m</text:span></text:span><text:span text:style-name="T7">;</text:span> <text:span text:style-name="T7"><text:span text:style-name="T3">E</text:span>t</text:span> <text:span text:style-name="T7">qui</text:span> <text:span text:style-name="T7">me</text:span><text:span text:style-name="T7"> | </text:span><text:span text:style-name="T7"/><text:span text:style-name="T7">audierit</text:span> <text:span text:style-name="T7">ut</text:span> <text:span text:style-name="T7"><text:span text:style-name="T1">et</text:span></text:span> <text:span text:style-name="T7">ego</text:span> <text:span text:style-name="T7">inscius</text:span> <text:span text:style-name="T7">sim</text:span> <text:span text:style-name="T7">in</text:span> <text:span text:style-name="T7">nouissimis</text:span> <text:span text:style-name="T7">dieb<text:span text:style-name="T1">us</text:span></text:span><text:span text:style-name="T7">;</text:span> <text:span text:style-name="T7">hoc</text:span> <text:span text:style-name="T7">op<text:span text:style-name="T1">us</text:span></text:span> <text:span text:style-name="T7">tam</text:span><text:span text:style-name="T7"> | </text:span><text:span text:style-name="T7">piu<text:span text:style-name="T1">m</text:span></text:span> <text:span text:style-name="T7"><text:span text:style-name="T1">et</text:span></text:span> <text:span text:style-name="T7"/><text:span text:style-name="T7">ta<text:span text:style-name="T1">m</text:span></text:span> <text:span text:style-name="T7">mirificu<text:span text:style-name="T1">m</text:span></text:span> <text:span text:style-name="T7">adire</text:span> <text:span text:style-name="T7">aggrederer</text:span><text:span text:style-name="T7">.</text:span> <text:span text:style-name="T7">ita</text:span> <text:span text:style-name="T7">ut</text:span> <text:span text:style-name="T7">imitarer</text:span> <text:span text:style-name="T7">quospia<text:span text:style-name="T1">m</text:span></text:span><text:span text:style-name="T7"> | </text:span><text:span text:style-name="T7">illos</text:span><text:span text:style-name="T7">·</text:span> <text:span text:style-name="T7"/><text:span text:style-name="T7">quos</text:span> <text:span text:style-name="T7">ante</text:span> <text:span text:style-name="T7">d<text:span text:style-name="T1">omi</text:span>n<text:span text:style-name="T1">u</text:span>s</text:span> <text:span text:style-name="T7">iam</text:span> <text:span text:style-name="T7">olim</text:span> <text:span text:style-name="T7">p<text:span text:style-name="T1">rae</text:span>dixerat</text:span> <text:span text:style-name="T7">prenuntiatus</text:span> <text:span text:style-name="T7">euan</text:span><text:span text:style-name="T7">-</text:span><text:span text:style-name="T7">|</text:span><text:span text:style-name="T7">gelium</text:span> <text:span text:style-name="T7"/><text:span text:style-name="T7">su
                    \u/
                m</text:span> <text:span text:style-name="T7">in</text:span> <text:span text:style-name="T7">testimoniu<text:span text:style-name="T1">m</text:span></text:span> <text:span text:style-name="T7">om<text:span text:style-name="T1">n</text:span>ib<text:span text:style-name="T1">us</text:span></text:span> <text:span text:style-name="T7">gentib<text:span text:style-name="T1">us</text:span></text:span> <text:span text:style-name="T7">ante</text:span> <text:span text:style-name="T7">fine<text:span text:style-name="T1">m</text:span></text:span> <text:span text:style-name="T7">mundi</text:span><text:span text:style-name="T7">;</text:span><text:span text:style-name="T7"> | </text:span><text:span text:style-name="T7">quod</text:span> <text:span text:style-name="T7">ita</text:span> <text:span text:style-name="T7"/><text:span text:style-name="T7"><text:span text:style-name="T1">er</text:span>go</text:span> <text:span text:style-name="T7">ut</text:span> <text:span text:style-name="T7">uidim<text:span text:style-name="T1">us</text:span></text:span> <text:span text:style-name="T7">itaq<text:span text:style-name="T1">ue</text:span></text:span> <text:span text:style-name="T7">suppletum</text:span><text:span text:style-name="T7">·</text:span> <text:span text:style-name="T7">e<text:span text:style-name="T1">st</text:span></text:span><text:span text:style-name="T7">;</text:span> <text:span text:style-name="T7"><text:span text:style-name="T3">E</text:span>cce</text:span> <text:span text:style-name="T7">testes</text:span> <text:span text:style-name="T7">sumus</text:span><text:span text:style-name="T7">·</text:span><text:span text:style-name="T7"> | </text:span><text:span text:style-name="T7">q<text:span text:style-name="T1">u</text:span>ia</text:span> <text:span text:style-name="T7"/><text:span text:style-name="T7">euangeliu<text:span text:style-name="T1">m</text:span></text:span> <text:span text:style-name="T7">p<text:span text:style-name="T1">re</text:span>dicatu<text:span text:style-name="T1">m</text:span></text:span> <text:span text:style-name="T7">e<text:span text:style-name="T1">st</text:span></text:span> <text:span text:style-name="T7">usq<text:span text:style-name="T1">ue</text:span></text:span> <text:span text:style-name="T7">ubi</text:span> <text:span text:style-name="T7">nemo</text:span> <text:span text:style-name="T7">ultra</text:span> <text:span text:style-name="T7">e<text:span text:style-name="T1">st</text:span></text:span> <text:span text:style-name="T7"/><text:span text:style-name="T7"/></text:p>
      <text:p>35. <text:span text:style-name="T7"/><text:span text:style-name="T7"><text:span text:style-name="T3">L</text:span>ongu<text:span text:style-name="T1">m</text:span></text:span> <text:span text:style-name="T7">e<text:span text:style-name="T1">st</text:span></text:span><text:span text:style-name="T7"> | </text:span><text:span text:style-name="T7">aute<text:span text:style-name="T1">m</text:span></text:span> <text:span text:style-name="T7">totum</text:span> <text:span text:style-name="T7">p<text:span text:style-name="T1">er</text:span></text:span> <text:span text:style-name="T7">singula</text:span> <text:span text:style-name="T7">enarrare</text:span> <text:span text:style-name="T7">labore<text:span text:style-name="T1">m</text:span></text:span> <text:span text:style-name="T7">meu<text:span text:style-name="T1">m</text:span></text:span><text:span text:style-name="T7">·</text:span> <text:span text:style-name="T7"/><text:span text:style-name="T7">uel</text:span> <text:span text:style-name="T7">p<text:span text:style-name="T1">er</text:span></text:span> <text:span text:style-name="T7">partes</text:span><text:span text:style-name="T7"> | </text:span><text:span text:style-name="T7">breuiter</text:span> <text:span text:style-name="T7">dica<text:span text:style-name="T1">m</text:span></text:span> <text:span text:style-name="T7">qualiter</text:span> <text:span text:style-name="T7">piissimus</text:span> <text:span text:style-name="T7">deus</text:span> <text:span text:style-name="T7">de</text:span> <text:span text:style-name="T7">seruitute</text:span> <text:span text:style-name="T7"/><text:span text:style-name="T7">sepe</text:span> <text:span text:style-name="T7">libe</text:span><text:span text:style-name="T7">-</text:span><text:span text:style-name="T7"> | </text:span><text:span text:style-name="T7">-</text:span> <text:span text:style-name="T7">rauit</text:span> <text:span text:style-name="T7">ex</text:span> <text:span text:style-name="T7">duodecim</text:span> <text:span text:style-name="T7">p<text:span text:style-name="T1">er</text:span>iculis</text:span> <text:span text:style-name="T7">quib<text:span text:style-name="T1">us</text:span></text:span> <text:span text:style-name="T7">p<text:span text:style-name="T1">er</text:span>iclitata</text:span> <text:span text:style-name="T7">e<text:span text:style-name="T1">st</text:span></text:span> <text:span text:style-name="T7">anima</text:span> <text:span text:style-name="T7"/><text:span text:style-name="T7">mea</text:span><text:span text:style-name="T7">·</text:span><text:span text:style-name="T7"> | </text:span><text:span text:style-name="T7">preter</text:span> <text:span text:style-name="T7">insidias</text:span> <text:span text:style-name="T7">multas</text:span><text:span text:style-name="T7">;</text:span> <text:span text:style-name="T7"><text:span text:style-name="T3">E</text:span>t</text:span> <text:span text:style-name="T7">que</text:span> <text:span text:style-name="T7">uerbis</text:span> <text:span text:style-name="T7">exprimere</text:span> <text:span text:style-name="T7">n<text:span text:style-name="T1">on</text:span></text:span> <text:span text:style-name="T7">ualeo</text:span><text:span text:style-name="T7"> | </text:span><text:span text:style-name="T7">nec</text:span> <text:span text:style-name="T7"><text:span text:style-name="T1">et</text:span></text:span> <text:span text:style-name="T7"/><text:span text:style-name="T7">iniuriam</text:span> <text:span text:style-name="T7">legentib<text:span text:style-name="T1">us</text:span></text:span> <text:span text:style-name="T7">facia<text:span text:style-name="T1">m</text:span></text:span><text:span text:style-name="T7">;</text:span> <text:span text:style-name="T7">sed</text:span> <text:span text:style-name="T7">dum</text:span> <text:span text:style-name="T7">auctore<text:span text:style-name="T1">m</text:span></text:span> <text:span text:style-name="T7">habeo</text:span> <text:span text:style-name="T7">q<text:span text:style-name="T1">u</text:span>i</text:span><text:span text:style-name="T7"> | </text:span><text:span text:style-name="T7">nouit</text:span> <text:span text:style-name="T7"/><text:span text:style-name="T7">om<text:span text:style-name="T1">n</text:span>ia</text:span> <text:span text:style-name="T7">etiam</text:span> <text:span text:style-name="T7">antequa<text:span text:style-name="T1">m</text:span></text:span> <text:span text:style-name="T7">fiant</text:span><text:span text:style-name="T7">·</text:span> <text:span text:style-name="T7">ut</text:span> <text:span text:style-name="T7">me</text:span> <text:span text:style-name="T7">paup<text:span text:style-name="T1">er</text:span>culu<text:span text:style-name="T1">m</text:span></text:span> <text:span text:style-name="T7">pupillu<text:span text:style-name="T1">m</text:span></text:span><text:span text:style-name="T7">;</text:span><text:span text:style-name="T7"> | </text:span><text:span text:style-name="T7">ideo</text:span> <text:span text:style-name="T7"/><text:span text:style-name="T7">tamen</text:span> <text:span text:style-name="T7">responsum</text:span> <text:span text:style-name="T7">diuinu<text:span text:style-name="T1">m</text:span></text:span> <text:span text:style-name="T7">creberrime</text:span> <text:span text:style-name="T7">admonuit</text:span><text:span text:style-name="T7">·</text:span> <text:span text:style-name="T7"/></text:p>
      <text:p>36. <text:span text:style-name="T7"/><text:span text:style-name="T7">unde</text:span><text:span text:style-name="T7"> | </text:span><text:span text:style-name="T7">m<text:span text:style-name="T1">ih</text:span>i</text:span> <text:span text:style-name="T7">hec</text:span> <text:span text:style-name="T7">sapientia</text:span> <text:span text:style-name="T7">que</text:span> <text:span text:style-name="T7">in</text:span> <text:span text:style-name="T7">me</text:span> <text:span text:style-name="T7">n<text:span text:style-name="T1">on</text:span></text:span> <text:span text:style-name="T7">erat</text:span> <text:span text:style-name="T7">q<text:span text:style-name="T1">u</text:span>i</text:span> <text:span text:style-name="T7">nec</text:span> <text:span text:style-name="T7">numeru<text:span text:style-name="T1">m</text:span></text:span> <text:span text:style-name="T7"/><text:span text:style-name="T7">dierum</text:span><text:span text:style-name="T7"> | </text:span><text:span text:style-name="T7">noueram</text:span><text:span text:style-name="T7">·</text:span> <text:span text:style-name="T7">neq<text:span text:style-name="T1">ue</text:span></text:span> <text:span text:style-name="T7">d<text:span text:style-name="T1">eu</text:span>m</text:span> <text:span text:style-name="T7">sapiebam</text:span><text:span text:style-name="T7">;</text:span> <text:span text:style-name="T7">unde</text:span> <text:span text:style-name="T7">m<text:span text:style-name="T1">ih</text:span>i</text:span> <text:span text:style-name="T7">postmodu<text:span text:style-name="T1">m</text:span></text:span> <text:span text:style-name="T7"/><text:span text:style-name="T7">donu<text:span text:style-name="T1">m</text:span></text:span> <text:span text:style-name="T7">tam</text:span><text:span text:style-name="T7"> | </text:span><text:span text:style-name="T7">magnu<text:span text:style-name="T1">m</text:span></text:span> <text:span text:style-name="T7">tam</text:span> <text:span text:style-name="T7">salubre</text:span> <text:span text:style-name="T7">d<text:span text:style-name="T1">eu</text:span>m</text:span> <text:span text:style-name="T7">agnoscere</text:span> <text:span text:style-name="T7">uel</text:span> <text:span text:style-name="T7">diligere</text:span><text:span text:style-name="T7">;</text:span> <text:span text:style-name="T7">sed</text:span> <text:span text:style-name="T7"/><text:span text:style-name="T7">ut</text:span> <text:span text:style-name="T7">patria<text:span text:style-name="T1">m</text:span></text:span><text:span text:style-name="T7"> | </text:span><text:span text:style-name="T7"><text:span text:style-name="T1">et</text:span></text:span> <text:span text:style-name="T7">parentes</text:span> <text:span text:style-name="T7">amittere<text:span text:style-name="T1">m</text:span></text:span><text:span text:style-name="T7">;</text:span> <text:span text:style-name="T7"/></text:p>
      <text:p>37. <text:span text:style-name="T7"/><text:span text:style-name="T7"><text:span text:style-name="T1">et</text:span></text:span> <text:span text:style-name="T7">munera</text:span> <text:span text:style-name="T7">multa</text:span> <text:span text:style-name="T7">m<text:span text:style-name="T1">ih</text:span>i</text:span> <text:span text:style-name="T7">offerebant<text:span text:style-name="T1">ur</text:span></text:span> <text:span text:style-name="T7">cu<text:span text:style-name="T1">m</text:span></text:span> <text:span text:style-name="T7">fletu</text:span><text:span text:style-name="T7"> | </text:span><text:span text:style-name="T7"><text:span text:style-name="T1">et</text:span></text:span> <text:span text:style-name="T7">lacrimis</text:span> <text:span text:style-name="T7"><text:span text:style-name="T1">et</text:span></text:span> <text:span text:style-name="T7"/><text:span text:style-name="T7">offendi</text:span> <text:span text:style-name="T7">illos</text:span> <text:span text:style-name="T7">
                    ERROR
                </text:span><text:span text:style-name="T7">nec</text:span> <text:span text:style-name="T7">n<text:span text:style-name="T1">on</text:span></text:span> <text:span text:style-name="T7">contra</text:span> <text:span text:style-name="T7">uotum</text:span> <text:span text:style-name="T7">aliq<text:span text:style-name="T1">u</text:span>ntis</text:span> <text:span text:style-name="T7">de</text:span> <text:span text:style-name="T7">seni</text:span><text:span text:style-name="T7">-</text:span><text:span text:style-name="T7">|</text:span><text:span text:style-name="T7">orib<text:span text:style-name="T1">us</text:span></text:span> <text:span text:style-name="T7">meis</text:span><text:span text:style-name="T7">;</text:span> <text:span text:style-name="T7"/><text:span text:style-name="T7">sed</text:span> <text:span text:style-name="T7">gubernante</text:span> <text:span text:style-name="T7">deo</text:span> <text:span text:style-name="T7">nullo</text:span> <text:span text:style-name="T7">m<text:span text:style-name="T1">od</text:span>o</text:span> <text:span text:style-name="T7">consensi</text:span> <text:span text:style-name="T7">neq<text:span text:style-name="T1">ue</text:span></text:span> <text:span text:style-name="T7">adq<text:span text:style-name="T1">u</text:span>eui</text:span><text:span text:style-name="T7"> | </text:span><text:span text:style-name="T7">illis</text:span><text:span text:style-name="T7">·</text:span> <text:span text:style-name="T7">n<text:span text:style-name="T1">on</text:span></text:span> <text:span text:style-name="T7"/><text:span text:style-name="T7">mea</text:span> <text:span text:style-name="T7">gr<text:span text:style-name="T1">ati</text:span>a</text:span> <text:span text:style-name="T7">sed</text:span> <text:span text:style-name="T7">d<text:span text:style-name="T1">eu</text:span>s</text:span> <text:span text:style-name="T7">qui</text:span> <text:span text:style-name="T7">ui&lt;n&gt;cit</text:span> <text:span text:style-name="T7">in</text:span> <text:span text:style-name="T7">me</text:span><text:span text:style-name="T7">·</text:span> <text:span text:style-name="T7"><text:span text:style-name="T1">et</text:span></text:span> <text:span text:style-name="T7">restitit</text:span> <text:span text:style-name="T7">illis</text:span> <text:span text:style-name="T7">om<text:span text:style-name="T1">n</text:span>ib<text:span text:style-name="T1">us</text:span></text:span><text:span text:style-name="T7">;</text:span><text:span text:style-name="T7"> | </text:span><text:span text:style-name="T7">ut</text:span> <text:span text:style-name="T7"/><text:span text:style-name="T7">ego</text:span> <text:span text:style-name="T7">uenera<text:span text:style-name="T1">m</text:span></text:span> <text:span text:style-name="T7">ad</text:span> <text:span text:style-name="T7">hib<text:span text:style-name="T1">er</text:span>nas</text:span> <text:span text:style-name="T7">gentes</text:span> <text:span text:style-name="T7">euangeliu<text:span text:style-name="T1">m</text:span></text:span> <text:span text:style-name="T7">p<text:span text:style-name="T1">re</text:span>dicare</text:span><text:span text:style-name="T7">;</text:span> <text:span text:style-name="T7"><text:span text:style-name="T1">et</text:span></text:span> <text:span text:style-name="T7">ab</text:span> <text:span text:style-name="T7">in</text:span><text:span text:style-name="T7">-</text:span><text:span text:style-name="T7">|</text:span><text:span text:style-name="T7">credulis</text:span> <text:span text:style-name="T7"/><text:span text:style-name="T7">contumelias</text:span> <text:span text:style-name="T7">p<text:span text:style-name="T1">er</text:span>ferre</text:span><text:span text:style-name="T7">·</text:span> <text:span text:style-name="T7">ut</text:span> <text:span text:style-name="T7">
                    \h/
                au
                    \ri/
                re<text:span text:style-name="T1">m</text:span></text:span> <text:span text:style-name="T7">obp<text:span text:style-name="T1">ro</text:span>briu<text:span text:style-name="T1">m</text:span></text:span> <text:span text:style-name="T7">p<text:span text:style-name="T1">er</text:span>eg
                    \r/
                inationis</text:span><text:span text:style-name="T7"> | </text:span><text:span text:style-name="T7"/><text:span text:style-name="T7">mee</text:span><text:span text:style-name="T7">·</text:span> <text:span text:style-name="T7"><text:span text:style-name="T1">et</text:span></text:span> <text:span text:style-name="T7">p<text:span text:style-name="T1">er</text:span>secutiones</text:span> <text:span text:style-name="T7">multas</text:span> <text:span text:style-name="T7">usq<text:span text:style-name="T1">ue</text:span></text:span> <text:span text:style-name="T7">ad</text:span> <text:span text:style-name="T7">uincula</text:span><text:span text:style-name="T7">·</text:span> <text:span text:style-name="T7"><text:span text:style-name="T1">et</text:span></text:span> <text:span text:style-name="T7">ut</text:span> <text:span text:style-name="T7">dare<text:span text:style-name="T1">m</text:span></text:span> <text:span text:style-name="T7"/><text:span text:style-name="T7">inge</text:span><text:span text:style-name="T7"> | </text:span><text:span text:style-name="T7">-</text:span><text:span text:style-name="T7">nuitate<text:span text:style-name="T1">m</text:span></text:span> <text:span text:style-name="T7">mea<text:span text:style-name="T1">m</text:span></text:span> <text:span text:style-name="T7">p<text:span text:style-name="T1">ro</text:span></text:span> <text:span text:style-name="T7">utilitate</text:span> <text:span text:style-name="T7">alio<text:span text:style-name="T1">rum</text:span></text:span><text:span text:style-name="T7">;</text:span> <text:span text:style-name="T7"><text:span text:style-name="T3">E</text:span>t</text:span> <text:span text:style-name="T7">si</text:span> <text:span text:style-name="T7">dign<text:span text:style-name="T1">us</text:span></text:span> <text:span text:style-name="T7">fuero</text:span><text:span text:style-name="T7">;</text:span> <text:span text:style-name="T7"/><text:span text:style-name="T7">p<text:span text:style-name="T1">ro</text:span>mt<text:span text:style-name="T1">us</text:span></text:span> <text:span text:style-name="T7">sum</text:span><text:span text:style-name="T7">·</text:span><text:span text:style-name="T7"> | </text:span><text:span text:style-name="T7">ut</text:span> <text:span text:style-name="T7">etiam</text:span> <text:span text:style-name="T7">anima<text:span text:style-name="T1">m</text:span></text:span> <text:span text:style-name="T7">mea<text:span text:style-name="T1">m</text:span></text:span> <text:span text:style-name="T7">incu
                    \nc/
                tant<text:span text:style-name="T1">er</text:span></text:span> <text:span text:style-name="T7"><text:span text:style-name="T1">et</text:span></text:span> <text:span text:style-name="T7">libentissime</text:span> <text:span text:style-name="T7">p<text:span text:style-name="T1">ro</text:span></text:span> <text:span text:style-name="T7"/><text:span text:style-name="T7">nomine</text:span> <text:span text:style-name="T7">ei<text:span text:style-name="T1">us</text:span></text:span><text:span text:style-name="T7">;</text:span><text:span text:style-name="T7"> | </text:span><text:span text:style-name="T7"><text:span text:style-name="T1">et</text:span></text:span> <text:span text:style-name="T7">ibi</text:span> <text:span text:style-name="T7">opto</text:span> <text:span text:style-name="T7">inpendere</text:span> <text:span text:style-name="T7">ea<text:span text:style-name="T1">m</text:span></text:span> <text:span text:style-name="T7">usq<text:span text:style-name="T1">ue</text:span></text:span> <text:span text:style-name="T7">ad</text:span> <text:span text:style-name="T7">morte<text:span text:style-name="T1">m</text:span></text:span> <text:span text:style-name="T7">si</text:span> <text:span text:style-name="T7">d<text:span text:style-name="T1">omi</text:span>n<text:span text:style-name="T1">u</text:span>s</text:span> <text:span text:style-name="T7"/><text:span text:style-name="T7">m<text:span text:style-name="T1">ih</text:span>i</text:span> <text:span text:style-name="T7">indulgeret</text:span><text:span text:style-name="T7">·</text:span><text:span text:style-name="T7"> | </text:span><text:span text:style-name="T7"/></text:p>
      <text:p>38. <text:span text:style-name="T7"/><text:span text:style-name="T7">qi<text:span text:style-name="T1">u</text:span>a</text:span> <text:span text:style-name="T7">ualde</text:span> <text:span text:style-name="T7">debitor</text:span> <text:span text:style-name="T7">sum</text:span> <text:span text:style-name="T7">d<text:span text:style-name="T1">e</text:span>o</text:span> <text:span text:style-name="T7">q<text:span text:style-name="T1">u</text:span>i</text:span> <text:span text:style-name="T7">m<text:span text:style-name="T1">ih</text:span>i</text:span> <text:span text:style-name="T7">tanta<text:span text:style-name="T1">m</text:span></text:span> <text:span text:style-name="T7">gr<text:span text:style-name="T1">ati</text:span>am</text:span> <text:span text:style-name="T7">donauit</text:span><text:span text:style-name="T7">·</text:span> <text:span text:style-name="T7"/><text:span text:style-name="T7"/><text:span text:style-name="T7">
                    \ut/
                </text:span><text:span text:style-name="T7">populi</text:span><text:span text:style-name="T7"> | </text:span><text:span text:style-name="T7">multi</text:span> <text:span text:style-name="T7">p<text:span text:style-name="T1">er</text:span></text:span> <text:span text:style-name="T7">me</text:span> <text:span text:style-name="T7">in</text:span> <text:span text:style-name="T7">d<text:span text:style-name="T1">eu</text:span>m</text:span> <text:span text:style-name="T7">renascant<text:span text:style-name="T1">ur</text:span></text:span><text:span text:style-name="T7">;</text:span> <text:span text:style-name="T7"><text:span text:style-name="T1">et</text:span></text:span> <text:span text:style-name="T7">postmodu<text:span text:style-name="T1">m</text:span></text:span> <text:span text:style-name="T7">c<text:span text:style-name="T1">on</text:span>su<text:span text:style-name="T1">m</text:span>marentur</text:span><text:span text:style-name="T7">;</text:span><text:span text:style-name="T7"> | </text:span><text:span text:style-name="T7"/><text:span text:style-name="T7"><text:span text:style-name="T3">E</text:span>t</text:span> <text:span text:style-name="T7">ut</text:span> <text:span text:style-name="T7">clerici</text:span> <text:span text:style-name="T7">ubiq<text:span text:style-name="T1">ue</text:span></text:span> <text:span text:style-name="T7">illi</text:span> <text:span text:style-name="T7">ordinarent<text:span text:style-name="T1">ur</text:span></text:span> <text:span text:style-name="T7">ad</text:span><text:span text:style-name="T7">·</text:span> <text:span text:style-name="T7">plebe<text:span text:style-name="T1">m</text:span></text:span> <text:span text:style-name="T7"/><text:span text:style-name="T7">nup<text:span text:style-name="T1">er</text:span></text:span> <text:span text:style-name="T7">uenentente<text:span text:style-name="T1">m</text:span></text:span><text:span text:style-name="T7"> | </text:span><text:span text:style-name="T7">ad</text:span> <text:span text:style-name="T7">credulitate<text:span text:style-name="T1">m</text:span></text:span><text:span text:style-name="T7">.</text:span> <text:span text:style-name="T7">qua<text:span text:style-name="T1">m</text:span></text:span> <text:span text:style-name="T7">sumpsit</text:span> <text:span text:style-name="T7">d<text:span text:style-name="T1">omi</text:span>n<text:span text:style-name="T1">u</text:span>s</text:span> <text:span text:style-name="T7">ab</text:span> <text:span text:style-name="T7">extremis</text:span> <text:span text:style-name="T7"/><text:span text:style-name="T7">t<text:span text:style-name="T1">er</text:span>re</text:span><text:span text:style-name="T7">·</text:span> <text:span text:style-name="T7">sic<text:span text:style-name="T1">ut</text:span></text:span> <text:span text:style-name="T7">olim</text:span><text:span text:style-name="T7"> | </text:span><text:span text:style-name="T7">p<text:span text:style-name="T1">ro</text:span>miserat</text:span> <text:span text:style-name="T7">p<text:span text:style-name="T1">er</text:span></text:span> <text:span text:style-name="T7">p<text:span text:style-name="T1">ro</text:span>p<text:span text:style-name="T1">et</text:span>as</text:span> <text:span text:style-name="T7">suos</text:span> <text:span text:style-name="T7">ad</text:span> <text:span text:style-name="T7">gentes</text:span><text:span text:style-name="T7">;</text:span> <text:span text:style-name="T7">[u]
                    ERROR
                enient</text:span> <text:span text:style-name="T7"/><text:span text:style-name="T7">ab</text:span> <text:span text:style-name="T7">extremis</text:span> <text:span text:style-name="T7">t<text:span text:style-name="T1">er</text:span>re</text:span><text:span text:style-name="T7"> | </text:span><text:span text:style-name="T7"><text:span text:style-name="T1">et</text:span></text:span> <text:span text:style-name="T7">dicent</text:span><text:span text:style-name="T7">;</text:span> <text:span text:style-name="T7"><text:span text:style-name="T3">S</text:span>ic<text:span text:style-name="T1">ut</text:span></text:span> <text:span text:style-name="T7">falsa</text:span> <text:span text:style-name="T7">conpar
                    \a/
                uer<text:span text:style-name="T1">unt</text:span></text:span> <text:span text:style-name="T7">patres</text:span> <text:span text:style-name="T7">n<text:span text:style-name="T1">ost</text:span>ri</text:span> <text:span text:style-name="T7">idola</text:span><text:span text:style-name="T7">·</text:span> <text:span text:style-name="T7"/><text:span text:style-name="T7"/><text:span text:style-name="T7"><text:span text:style-name="T1">et</text:span></text:span> <text:span text:style-name="T7">non</text:span> <text:span text:style-name="T7">est</text:span><text:span text:style-name="T7">(162r)</text:span><text:span text:style-name="T7"/><text:span text:style-name="T7"> | </text:span><text:span text:style-name="T7">utilitas</text:span> <text:span text:style-name="T7">in</text:span> <text:span text:style-name="T7">eis</text:span><text:span text:style-name="T7">·</text:span> <text:span text:style-name="T7"><text:span text:style-name="T3">E</text:span>t</text:span><text:span text:style-name="T7">it<text:span text:style-name="T1">er</text:span>um</text:span><text:span text:style-name="T7">;</text:span> <text:span text:style-name="T7"><text:span text:style-name="T3">P</text:span>osuite</text:span> <text:span text:style-name="T7">lum<text:span text:style-name="T1">en</text:span></text:span> <text:span text:style-name="T7">in</text:span> <text:span text:style-name="T7">gentib<text:span text:style-name="T1">us</text:span></text:span> <text:span text:style-name="T7">ut</text:span> <text:span text:style-name="T7"/><text:span text:style-name="T7">sis</text:span> <text:span text:style-name="T7">in</text:span> <text:span text:style-name="T7">salute<text:span text:style-name="T1">m</text:span></text:span><text:span text:style-name="T7"> | </text:span><text:span text:style-name="T7">usq<text:span text:style-name="T1">ue</text:span></text:span> <text:span text:style-name="T7">ad</text:span> <text:span text:style-name="T7">extremu<text:span text:style-name="T1">m</text:span></text:span> <text:span text:style-name="T7">t<text:span text:style-name="T1">er</text:span>re</text:span><text:span text:style-name="T7">;</text:span> <text:span text:style-name="T7"/></text:p>
      <text:p>39. <text:span text:style-name="T7"/><text:span text:style-name="T7"><text:span text:style-name="T3">E</text:span>t</text:span> <text:span text:style-name="T7">ibi</text:span> <text:span text:style-name="T7">uolo</text:span> <text:span text:style-name="T7">expectare<text:span text:style-name="T1">m</text:span></text:span> <text:span text:style-name="T7">p<text:span text:style-name="T1">ro</text:span>missu<text:span text:style-name="T1">m</text:span></text:span> <text:span text:style-name="T7">ipsi<text:span text:style-name="T1">us</text:span></text:span> <text:span text:style-name="T7">q<text:span text:style-name="T1">u</text:span>i</text:span> <text:span text:style-name="T7">utiq<text:span text:style-name="T1">ue</text:span></text:span><text:span text:style-name="T7"> | </text:span><text:span text:style-name="T7">nunqua<text:span text:style-name="T1">m</text:span></text:span> <text:span text:style-name="T7"/><text:span text:style-name="T7">fallit</text:span><text:span text:style-name="T7">·</text:span> <text:span text:style-name="T7">sic<text:span text:style-name="T1">ut</text:span></text:span> <text:span text:style-name="T7">in</text:span> <text:span text:style-name="T7">euangelio</text:span> <text:span text:style-name="T7">pollic[i]
                    ERROR
                t<text:span text:style-name="T1">ur</text:span></text:span><text:span text:style-name="T7">;</text:span> <text:span text:style-name="T7"><text:span text:style-name="T3">U</text:span>enient</text:span> <text:span text:style-name="T7">ab</text:span> <text:span text:style-name="T7">oriente</text:span><text:span text:style-name="T7"> | </text:span><text:span text:style-name="T7"><text:span text:style-name="T1">et</text:span></text:span> <text:span text:style-name="T7">occidente</text:span><text:span text:style-name="T7">·</text:span> <text:span text:style-name="T7"/><text:span text:style-name="T7">recumbent</text:span> <text:span text:style-name="T7">cum</text:span> <text:span text:style-name="T7">abraha<text:span text:style-name="T1">m</text:span></text:span> <text:span text:style-name="T7"><text:span text:style-name="T1">et</text:span></text:span> <text:span text:style-name="T7">isaac</text:span> <text:span text:style-name="T7"><text:span text:style-name="T1">et</text:span></text:span> <text:span text:style-name="T7">iacob</text:span><text:span text:style-name="T7">·</text:span> <text:span text:style-name="T7"/><text:span text:style-name="T7">sicut</text:span><text:span text:style-name="T7"> | </text:span><text:span text:style-name="T7">credim<text:span text:style-name="T1">us</text:span></text:span> <text:span text:style-name="T7">ab</text:span> <text:span text:style-name="T7">om<text:span text:style-name="T1">n</text:span>i</text:span> <text:span text:style-name="T7">mundo</text:span> <text:span text:style-name="T7">uenturi</text:span> <text:span text:style-name="T7">sunt</text:span> <text:span text:style-name="T7">credentes</text:span><text:span text:style-name="T7">;</text:span> <text:span text:style-name="T7"/></text:p>
      <text:p>40. <text:span text:style-name="T7"/><text:span text:style-name="T7"><text:span text:style-name="T3">I</text:span>dcirco</text:span> <text:span text:style-name="T7">oportet</text:span><text:span text:style-name="T7"> | </text:span><text:span text:style-name="T7">quidem</text:span> <text:span text:style-name="T7">bene</text:span> <text:span text:style-name="T7"><text:span text:style-name="T1">et</text:span></text:span> <text:span text:style-name="T7">diligent<text:span text:style-name="T1">er</text:span></text:span> <text:span text:style-name="T7">piscari</text:span><text:span text:style-name="T7">;</text:span> <text:span text:style-name="T7">sic<text:span text:style-name="T1">ut</text:span></text:span> <text:span text:style-name="T7"/><text:span text:style-name="T7">d<text:span text:style-name="T1">omi</text:span>n<text:span text:style-name="T1">u</text:span>s</text:span> <text:span text:style-name="T7">p<text:span text:style-name="T1">rae</text:span>monet</text:span> <text:span text:style-name="T7">dicens</text:span><text:span text:style-name="T7">;</text:span><text:span text:style-name="T7"> | </text:span><text:span text:style-name="T7"><text:span text:style-name="T3">U</text:span>enit</text:span> <text:span text:style-name="T7">post</text:span> <text:span text:style-name="T7">me</text:span><text:span text:style-name="T7">·</text:span> <text:span text:style-name="T7"><text:span text:style-name="T1">et</text:span></text:span> <text:span text:style-name="T7">faciam</text:span> <text:span text:style-name="T7">uos</text:span> <text:span text:style-name="T7"/><text:span text:style-name="T7">piscatores</text:span> <text:span text:style-name="T7">hominu<text:span text:style-name="T1">m</text:span></text:span><text:span text:style-name="T7">;</text:span> <text:span text:style-name="T7"><text:span text:style-name="T3">E</text:span>t</text:span> <text:span text:style-name="T7">it<text:span text:style-name="T1">er</text:span>um</text:span> <text:span text:style-name="T7">dicit</text:span><text:span text:style-name="T7"> | </text:span><text:span text:style-name="T7">p<text:span text:style-name="T1">er</text:span></text:span> <text:span text:style-name="T7">p<text:span text:style-name="T1">ro</text:span>p<text:span text:style-name="T1">et</text:span>as</text:span><text:span text:style-name="T7">;</text:span> <text:span text:style-name="T7"><text:span text:style-name="T3">E</text:span>cce</text:span> <text:span text:style-name="T7">ego</text:span> <text:span text:style-name="T7">mitto</text:span> <text:span text:style-name="T7"/><text:span text:style-name="T7">piscatores</text:span> <text:span text:style-name="T7"><text:span text:style-name="T1">et</text:span></text:span> <text:span text:style-name="T7">uenatores</text:span> <text:span text:style-name="T7">multos</text:span> <text:span text:style-name="T7">dicit</text:span><text:span text:style-name="T7"> | </text:span><text:span text:style-name="T7">d<text:span text:style-name="T1">omi</text:span>n<text:span text:style-name="T1">u</text:span>s</text:span><text:span text:style-name="T7">.</text:span> <text:span text:style-name="T7"><text:span text:style-name="T1">et</text:span></text:span> <text:span text:style-name="T7">cet<text:span text:style-name="T1">er</text:span>a</text:span><text:span text:style-name="T7">;</text:span> <text:span text:style-name="T7"/><text:span text:style-name="T7"><text:span text:style-name="T3">U</text:span>nde</text:span> <text:span text:style-name="T7">aute<text:span text:style-name="T1">m</text:span></text:span> <text:span text:style-name="T7">ualde</text:span> <text:span text:style-name="T7">oportebat</text:span> <text:span text:style-name="T7">retia</text:span> <text:span text:style-name="T7">n<text:span text:style-name="T1">ost</text:span>ra</text:span> <text:span text:style-name="T7">tendere</text:span><text:span text:style-name="T7">.</text:span><text:span text:style-name="T7"> | </text:span><text:span text:style-name="T7">ita</text:span> <text:span text:style-name="T7">ut</text:span> <text:span text:style-name="T7">multitudo</text:span> <text:span text:style-name="T7"/><text:span text:style-name="T7">copiosa</text:span> <text:span text:style-name="T7"><text:span text:style-name="T1">et</text:span></text:span> <text:span text:style-name="T7">turba</text:span> <text:span text:style-name="T7">deo</text:span> <text:span text:style-name="T7">cap<text:span text:style-name="T1">er</text:span>et<text:span text:style-name="T1">ur</text:span></text:span><text:span text:style-name="T7">·</text:span> <text:span text:style-name="T7">ut</text:span> <text:span text:style-name="T7">ubiq<text:span text:style-name="T1">ue</text:span></text:span> <text:span text:style-name="T7">essent</text:span><text:span text:style-name="T7"> | </text:span><text:span text:style-name="T7">clerici</text:span> <text:span text:style-name="T7">qui</text:span> <text:span text:style-name="T7"/><text:span text:style-name="T7">baptizarent</text:span><text:span text:style-name="T7">·</text:span> <text:span text:style-name="T7"><text:span text:style-name="T1">et</text:span></text:span> <text:span text:style-name="T7">exortarent</text:span><text:span text:style-name="T7">
                    \a/
                </text:span> <text:span text:style-name="T7">populu<text:span text:style-name="T1">m</text:span></text:span> <text:span text:style-name="T7">indigente<text:span text:style-name="T1">m</text:span></text:span><text:span text:style-name="T7"> | </text:span><text:span text:style-name="T7"><text:span text:style-name="T1">et</text:span></text:span> <text:span text:style-name="T7">desiderante<text:span text:style-name="T1">m</text:span></text:span><text:span text:style-name="T7">·</text:span> <text:span text:style-name="T7"/><text:span text:style-name="T7">sic<text:span text:style-name="T1">ut</text:span></text:span> <text:span text:style-name="T7">d<text:span text:style-name="T1">omi</text:span>n<text:span text:style-name="T1">u</text:span>s</text:span> <text:span text:style-name="T7">in</text:span> <text:span text:style-name="T7">euangelio</text:span> <text:span text:style-name="T7">admonet</text:span> <text:span text:style-name="T7"><text:span text:style-name="T1">et</text:span></text:span> <text:span text:style-name="T7">doc<text:span text:style-name="T1">et</text:span></text:span><text:span text:style-name="T7"> | </text:span><text:span text:style-name="T7">dicens</text:span><text:span text:style-name="T7">;</text:span> <text:span text:style-name="T7"><text:span text:style-name="T3">E</text:span>untes</text:span> <text:span text:style-name="T7"/><text:span text:style-name="T7"><text:span text:style-name="T1">er</text:span>go</text:span> <text:span text:style-name="T7">docete</text:span> <text:span text:style-name="T7">om<text:span text:style-name="T1">ne</text:span>s</text:span> <text:span text:style-name="T7">gentes</text:span><text:span text:style-name="T7">·</text:span> <text:span text:style-name="T7">baptizantes</text:span> <text:span text:style-name="T7">eos</text:span> <text:span text:style-name="T7">in</text:span> <text:span text:style-name="T7">nomine</text:span><text:span text:style-name="T7"> | </text:span><text:span text:style-name="T7">patris</text:span> <text:span text:style-name="T7"><text:span text:style-name="T1">et</text:span></text:span> <text:span text:style-name="T7">filii</text:span> <text:span text:style-name="T7"/><text:span text:style-name="T7"><text:span text:style-name="T1">et</text:span></text:span> <text:span text:style-name="T7">sp<text:span text:style-name="T1">iritu</text:span>s</text:span> <text:span text:style-name="T7">s<text:span text:style-name="T1">an</text:span>c<text:span text:style-name="T1">t</text:span>i</text:span><text:span text:style-name="T7">;</text:span> <text:span text:style-name="T7">docentes</text:span> <text:span text:style-name="T7">eos</text:span> <text:span text:style-name="T7">obseruare</text:span> <text:span text:style-name="T7">om<text:span text:style-name="T1">n</text:span>ia</text:span> <text:span text:style-name="T7">quecu<text:span text:style-name="T1">m</text:span>q<text:span text:style-name="T1">ue</text:span></text:span><text:span text:style-name="T7"> | </text:span><text:span text:style-name="T7">mandaui</text:span> <text:span text:style-name="T7"/><text:span text:style-name="T7">uobis</text:span><text:span text:style-name="T7">;</text:span> <text:span text:style-name="T7"><text:span text:style-name="T3">E</text:span>t</text:span> <text:span text:style-name="T7">ecce</text:span> <text:span text:style-name="T7">ego</text:span> <text:span text:style-name="T7">uobiscu<text:span text:style-name="T1">m</text:span></text:span> <text:span text:style-name="T7">su<text:span text:style-name="T1">m</text:span></text:span> <text:span text:style-name="T7">om<text:span text:style-name="T1">n</text:span>ib<text:span text:style-name="T1">us</text:span></text:span> <text:span text:style-name="T7">dieb<text:span text:style-name="T1">us</text:span></text:span><text:span text:style-name="T7">·</text:span> <text:span text:style-name="T7">usq<text:span text:style-name="T1">ue</text:span></text:span> <text:span text:style-name="T7">ad</text:span> <text:span text:style-name="T7">con</text:span><text:span text:style-name="T7">|</text:span><text:span text:style-name="T7">su<text:span text:style-name="T1">m</text:span>matione<text:span text:style-name="T1">m</text:span></text:span> <text:span text:style-name="T7"/><text:span text:style-name="T7">s<text:span text:style-name="T1">ae</text:span>c<text:span text:style-name="T1">u</text:span>li</text:span><text:span text:style-name="T7">;</text:span> <text:span text:style-name="T7"><text:span text:style-name="T3">E</text:span>t</text:span> <text:span text:style-name="T7">it<text:span text:style-name="T1">er</text:span>um</text:span> <text:span text:style-name="T7">dicit</text:span><text:span text:style-name="T7">;</text:span> <text:span text:style-name="T7"><text:span text:style-name="T3">E</text:span>untes</text:span> <text:span text:style-name="T7"><text:span text:style-name="T1">er</text:span>go</text:span> <text:span text:style-name="T7">in</text:span> <text:span text:style-name="T7">mundu<text:span text:style-name="T1">m</text:span></text:span> <text:span text:style-name="T7">universu<text:span text:style-name="T1">m</text:span></text:span><text:span text:style-name="T7">·</text:span><text:span text:style-name="T7"> | </text:span><text:span text:style-name="T7">p<text:span text:style-name="T1">rae</text:span>dicate</text:span> <text:span text:style-name="T7"/><text:span text:style-name="T7">euangeliu<text:span text:style-name="T1">m</text:span></text:span> <text:span text:style-name="T7">om<text:span text:style-name="T1">n</text:span>i</text:span> <text:span text:style-name="T7">creature</text:span><text:span text:style-name="T7">·</text:span> <text:span text:style-name="T7">q<text:span text:style-name="T1">u</text:span>i</text:span> <text:span text:style-name="T7">crediderit</text:span> <text:span text:style-name="T7"><text:span text:style-name="T1">et</text:span></text:span> <text:span text:style-name="T7">baptiza<text:span text:style-name="T1">us</text:span></text:span><text:span text:style-name="T7"> | </text:span><text:span text:style-name="T7">fuerit</text:span><text:span text:style-name="T7">·</text:span> <text:span text:style-name="T7"/><text:span text:style-name="T7">saluus</text:span> <text:span text:style-name="T7">erit</text:span><text:span text:style-name="T7">;</text:span> <text:span text:style-name="T7"><text:span text:style-name="T3">Q</text:span>ui</text:span> <text:span text:style-name="T7">u<text:span text:style-name="T1">er</text:span>o</text:span> <text:span text:style-name="T7">n<text:span text:style-name="T1">on</text:span></text:span> <text:span text:style-name="T7">crediderit</text:span><text:span text:style-name="T7">·</text:span> <text:span text:style-name="T7">condempnabit<text:span text:style-name="T1">ur</text:span></text:span><text:span text:style-name="T7">;</text:span> <text:span text:style-name="T7"><text:span text:style-name="T3">E</text:span>t</text:span> <text:span text:style-name="T7">it<text:span text:style-name="T1">er</text:span>um</text:span><text:span text:style-name="T7">;</text:span><text:span text:style-name="T7"> | </text:span><text:span text:style-name="T7"/><text:span text:style-name="T7"><text:span text:style-name="T3">P</text:span>redicabit<text:span text:style-name="T1">ur</text:span></text:span> <text:span text:style-name="T7">hoc</text:span> <text:span text:style-name="T7">euangeliu<text:span text:style-name="T1">m</text:span></text:span> <text:span text:style-name="T7">regni</text:span> <text:span text:style-name="T7">in</text:span> <text:span text:style-name="T7">uniuerso</text:span> <text:span text:style-name="T7">mundo</text:span><text:span text:style-name="T7">·</text:span> <text:span text:style-name="T7">in</text:span> <text:span text:style-name="T7">testimo</text:span><text:span text:style-name="T7">-</text:span><text:span text:style-name="T7"> | </text:span><text:span text:style-name="T7">-</text:span> <text:span text:style-name="T7">niu<text:span text:style-name="T1">m</text:span></text:span> <text:span text:style-name="T7"/><text:span text:style-name="T7">om<text:span text:style-name="T1">n</text:span>ib<text:span text:style-name="T1">us</text:span></text:span> <text:span text:style-name="T7">gentib<text:span text:style-name="T1">us</text:span></text:span> <text:span text:style-name="T7"><text:span text:style-name="T1">et</text:span></text:span> <text:span text:style-name="T7">tunc</text:span> <text:span text:style-name="T7">ueniet</text:span> <text:span text:style-name="T7">finis</text:span><text:span text:style-name="T7">;</text:span> <text:span text:style-name="T7"/><text:span text:style-name="T7"><text:span text:style-name="T3">E</text:span>t</text:span> <text:span text:style-name="T7">item</text:span> <text:span text:style-name="T7">d<text:span text:style-name="T1">omi</text:span>n<text:span text:style-name="T1">u</text:span>s</text:span> <text:span text:style-name="T7">p<text:span text:style-name="T1">er</text:span></text:span> <text:span text:style-name="T7">p<text:span text:style-name="T1">ro</text:span>p<text:span text:style-name="T1">et</text:span>am</text:span><text:span text:style-name="T7"> | </text:span><text:span text:style-name="T7">p<text:span text:style-name="T1">rae</text:span>nuntians</text:span> <text:span text:style-name="T7">inq<text:span text:style-name="T1">u</text:span>it</text:span><text:span text:style-name="T7">;</text:span> <text:span text:style-name="T7"><text:span text:style-name="T3">E</text:span>t</text:span> <text:span text:style-name="T7">erit</text:span> <text:span text:style-name="T7"/><text:span text:style-name="T7">in</text:span> <text:span text:style-name="T7">nouissimis</text:span> <text:span text:style-name="T7">dieb<text:span text:style-name="T1">us</text:span></text:span> <text:span text:style-name="T7">dicit</text:span> <text:span text:style-name="T7">d<text:span text:style-name="T1">omi</text:span>n<text:span text:style-name="T1">u</text:span>s</text:span><text:span text:style-name="T7">·</text:span> <text:span text:style-name="T7">effunda<text:span text:style-name="T1">m</text:span></text:span><text:span text:style-name="T7"> | </text:span><text:span text:style-name="T7">de</text:span> <text:span text:style-name="T7">sp<text:span text:style-name="T1">irit</text:span>u</text:span> <text:span text:style-name="T7">meo</text:span> <text:span text:style-name="T7">sup<text:span text:style-name="T1">er</text:span></text:span> <text:span text:style-name="T7">omne<text:span text:style-name="T1">m</text:span></text:span> <text:span text:style-name="T7"/><text:span text:style-name="T7">carnem</text:span> <text:span text:style-name="T7"><text:span text:style-name="T1">et</text:span></text:span> <text:span text:style-name="T7">p<text:span text:style-name="T1">ro</text:span>phetabunt</text:span> <text:span text:style-name="T7">fili</text:span> <text:span text:style-name="T7">u<text:span text:style-name="T1">est</text:span>ri</text:span> <text:span text:style-name="T7"><text:span text:style-name="T1">et</text:span></text:span> <text:span text:style-name="T7">filie</text:span><text:span text:style-name="T7"> | </text:span><text:span text:style-name="T7">uestre</text:span><text:span text:style-name="T7">·</text:span> <text:span text:style-name="T7"><text:span text:style-name="T1">et</text:span></text:span> <text:span text:style-name="T7">filii</text:span> <text:span text:style-name="T7">u<text:span text:style-name="T1">est</text:span>ri</text:span> <text:span text:style-name="T7"/><text:span text:style-name="T7"/><text:span text:style-name="T7">uisiones</text:span> <text:span text:style-name="T7">uidebunt</text:span> <text:span text:style-name="T7"><text:span text:style-name="T1">et</text:span></text:span> <text:span text:style-name="T7">seniores</text:span> <text:span text:style-name="T7">u<text:span text:style-name="T1">est</text:span>ri</text:span> <text:span text:style-name="T7">so<text:span text:style-name="T1">m</text:span>nia</text:span> <text:span text:style-name="T7">som</text:span><text:span text:style-name="T7">-</text:span><text:span text:style-name="T7"> | </text:span><text:span text:style-name="T7">-</text:span> <text:span text:style-name="T7">niabunt</text:span><text:span text:style-name="T7">·</text:span> <text:span text:style-name="T7"><text:span text:style-name="T1">et</text:span></text:span> <text:span text:style-name="T7">q<text:span text:style-name="T1">u</text:span>idem</text:span> <text:span text:style-name="T7">sup<text:span text:style-name="T1">er</text:span></text:span> <text:span text:style-name="T7"/><text:span text:style-name="T7">seruos</text:span> <text:span text:style-name="T7">meos</text:span> <text:span text:style-name="T7"><text:span text:style-name="T1">et</text:span></text:span> <text:span text:style-name="T7">sup<text:span text:style-name="T1">er</text:span></text:span> <text:span text:style-name="T7">ancillas</text:span> <text:span text:style-name="T7">meas</text:span> <text:span text:style-name="T7">in</text:span> <text:span text:style-name="T7">dieb<text:span text:style-name="T1">us</text:span></text:span><text:span text:style-name="T7"> | </text:span><text:span text:style-name="T7">illis</text:span> <text:span text:style-name="T7">effunda<text:span text:style-name="T1">m</text:span></text:span> <text:span text:style-name="T7">de</text:span> <text:span text:style-name="T7">sp<text:span text:style-name="T1">irit</text:span>u</text:span> <text:span text:style-name="T7">meo</text:span> <text:span text:style-name="T7"/><text:span text:style-name="T7"><text:span text:style-name="T1">et</text:span></text:span> <text:span text:style-name="T7">p<text:span text:style-name="T1">ro</text:span>phetabunt</text:span><text:span text:style-name="T7">;</text:span> <text:span text:style-name="T7"><text:span text:style-name="T3">E</text:span>t</text:span> <text:span text:style-name="T7">in</text:span> <text:span text:style-name="T7">osee</text:span> <text:span text:style-name="T7">dicit</text:span><text:span text:style-name="T7">;</text:span><text:span text:style-name="T7"> | </text:span><text:span text:style-name="T7"><text:span text:style-name="T3">U</text:span>ocabo</text:span> <text:span text:style-name="T7">n<text:span text:style-name="T1">on</text:span></text:span> <text:span text:style-name="T7">plebe<text:span text:style-name="T1">m</text:span></text:span> <text:span text:style-name="T7">mea<text:span text:style-name="T1">m</text:span></text:span> <text:span text:style-name="T7">plebe<text:span text:style-name="T1">m</text:span></text:span> <text:span text:style-name="T7">mea<text:span text:style-name="T1">m</text:span></text:span> <text:span text:style-name="T7"/><text:span text:style-name="T7"><text:span text:style-name="T1">et</text:span></text:span> <text:span text:style-name="T7">n<text:span text:style-name="T1">on</text:span></text:span> <text:span text:style-name="T7">mis<text:span text:style-name="T1">eri</text:span>c<text:span text:style-name="T1">or</text:span>diam</text:span> <text:span text:style-name="T7">co<text:span text:style-name="T1">n</text:span>secutam</text:span><text:span text:style-name="T7">·</text:span> <text:span text:style-name="T7">mis<text:span text:style-name="T1">eri</text:span>c<text:span text:style-name="T1">or</text:span>dia<text:span text:style-name="T1">m</text:span></text:span><text:span text:style-name="T7"> | </text:span><text:span text:style-name="T7">consecuta<text:span text:style-name="T1">m</text:span></text:span><text:span text:style-name="T7">;</text:span> <text:span text:style-name="T7"><text:span text:style-name="T3">E</text:span>t</text:span> <text:span text:style-name="T7">erit</text:span> <text:span text:style-name="T7">in</text:span> <text:span text:style-name="T7"/><text:span text:style-name="T7">loco</text:span> <text:span text:style-name="T7">ubi</text:span> <text:span text:style-name="T7">dictu<text:span text:style-name="T1">m</text:span></text:span> <text:span text:style-name="T7">e<text:span text:style-name="T1">st</text:span></text:span> <text:span text:style-name="T7">n<text:span text:style-name="T1">on</text:span></text:span> <text:span text:style-name="T7">plebs</text:span> <text:span text:style-name="T7">mea</text:span> <text:span text:style-name="T7">uo
                    \s/
                </text:span><text:span text:style-name="T7">·</text:span> <text:span text:style-name="T7">ibi</text:span> <text:span text:style-name="T7">uo</text:span><text:span text:style-name="T7">-</text:span><text:span text:style-name="T7">|</text:span><text:span text:style-name="T7">cabunt<text:span text:style-name="T1">ur</text:span></text:span> <text:span text:style-name="T7">filii</text:span> <text:span text:style-name="T7">dei</text:span> <text:span text:style-name="T7">uiui</text:span><text:span text:style-name="T7">;</text:span> <text:span text:style-name="T7"/></text:p>
      <text:p>41. <text:span text:style-name="T7"/><text:span text:style-name="T7"><text:span text:style-name="T3">U</text:span>nde</text:span> <text:span text:style-name="T7">aute<text:span text:style-name="T1">m</text:span></text:span> <text:span text:style-name="T7">hib<text:span text:style-name="T1">er</text:span>ione</text:span> <text:span text:style-name="T7">q<text:span text:style-name="T1">u</text:span>i</text:span> <text:span text:style-name="T7">nunqua<text:span text:style-name="T1">m</text:span></text:span> <text:span text:style-name="T7">notitia<text:span text:style-name="T1">m</text:span></text:span><text:span text:style-name="T7"> | </text:span><text:span text:style-name="T7">dei</text:span> <text:span text:style-name="T7">habuerant</text:span><text:span text:style-name="T7">·</text:span> <text:span text:style-name="T7"/><text:span text:style-name="T7">nisi</text:span> <text:span text:style-name="T7">idola</text:span> <text:span text:style-name="T7"><text:span text:style-name="T1">et</text:span></text:span> <text:span text:style-name="T7">inmunda</text:span> <text:span text:style-name="T7">usq<text:span text:style-name="T1">ue</text:span></text:span> <text:span text:style-name="T7">nunc</text:span> <text:span text:style-name="T7">semp<text:span text:style-name="T1">er</text:span></text:span> <text:span text:style-name="T7">coluer<text:span text:style-name="T1">unt</text:span></text:span><text:span text:style-name="T7"> | </text:span><text:span text:style-name="T7">quomodo</text:span> <text:span text:style-name="T7"/><text:span text:style-name="T7">nup<text:span text:style-name="T1">er</text:span></text:span> <text:span text:style-name="T7">p<text:span text:style-name="T1">er</text:span>fects</text:span> <text:span text:style-name="T7">e<text:span text:style-name="T1">st</text:span></text:span> <text:span text:style-name="T7">plebs</text:span> <text:span text:style-name="T7">d<text:span text:style-name="T1">omi</text:span>ni</text:span> <text:span text:style-name="T7"><text:span text:style-name="T1">et</text:span></text:span> <text:span text:style-name="T7">filii</text:span> <text:span text:style-name="T7">dei</text:span> <text:span text:style-name="T7">nuncupantur</text:span><text:span text:style-name="T7"> | </text:span><text:span text:style-name="T7">filii</text:span> <text:span text:style-name="T7">scotto<text:span text:style-name="T1">rum</text:span></text:span> <text:span text:style-name="T7"/><text:span text:style-name="T7"><text:span text:style-name="T1">et</text:span></text:span> <text:span text:style-name="T7">filie</text:span> <text:span text:style-name="T7">regulo<text:span text:style-name="T1">rum</text:span></text:span> <text:span text:style-name="T7">monachi</text:span> <text:span text:style-name="T7"><text:span text:style-name="T1">et</text:span></text:span> <text:span text:style-name="T7">uirgines</text:span> <text:span text:style-name="T7">chr<text:span text:style-name="T1">ist</text:span>i</text:span> <text:span text:style-name="T7">ipse</text:span><text:span text:style-name="T7"> | </text:span><text:span text:style-name="T7">uident<text:span text:style-name="T1">ur</text:span></text:span><text:span text:style-name="T7">;</text:span> <text:span text:style-name="T7"/></text:p>
      <text:p>42. <text:span text:style-name="T7"/><text:span text:style-name="T7"><text:span text:style-name="T3">E</text:span>t</text:span> <text:span text:style-name="T7">etiam</text:span> <text:span text:style-name="T7">una</text:span> <text:span text:style-name="T7">benedicta</text:span> <text:span text:style-name="T7">scotta</text:span> <text:span text:style-name="T7">genetiua</text:span> <text:span text:style-name="T7">nobilis</text:span><text:span text:style-name="T7"> | </text:span><text:span text:style-name="T7">pulcherrima</text:span> <text:span text:style-name="T7"/><text:span text:style-name="T7">adulta</text:span> <text:span text:style-name="T7">erat</text:span><text:span text:style-name="T7">·</text:span> <text:span text:style-name="T7">qua<text:span text:style-name="T1">m</text:span></text:span> <text:span text:style-name="T7">ego</text:span> <text:span text:style-name="T7">baptizaui</text:span><text:span text:style-name="T7">;</text:span> <text:span text:style-name="T7"><text:span text:style-name="T3">E</text:span>t</text:span> <text:span text:style-name="T7">po<text:span text:style-name="T1">st</text:span></text:span> <text:span text:style-name="T7">paucos</text:span><text:span text:style-name="T7"> | </text:span><text:span text:style-name="T7">dies</text:span> <text:span text:style-name="T7">una</text:span> <text:span text:style-name="T7">causa</text:span> <text:span text:style-name="T7">uenit</text:span> <text:span text:style-name="T7"/><text:span text:style-name="T7">ad</text:span> <text:span text:style-name="T7">nos</text:span><text:span text:style-name="T7">·</text:span> <text:span text:style-name="T7">insinuauit</text:span> <text:span text:style-name="T7">nobis</text:span> <text:span text:style-name="T7">responsu<text:span text:style-name="T1">m</text:span></text:span><text:span text:style-name="T7"> | </text:span><text:span text:style-name="T7">accepisse</text:span> <text:span text:style-name="T7">a</text:span> <text:span text:style-name="T7">nutu</text:span> <text:span text:style-name="T7">dei</text:span><text:span text:style-name="T7">·</text:span> <text:span text:style-name="T7"><text:span text:style-name="T1">et</text:span></text:span> <text:span text:style-name="T7"/><text:span text:style-name="T7">monuit</text:span> <text:span text:style-name="T7">etiam</text:span> <text:span text:style-name="T7">ut</text:span> <text:span text:style-name="T7">esset</text:span> <text:span text:style-name="T7">uirgo</text:span> <text:span text:style-name="T7">chr<text:span text:style-name="T1">ist</text:span>i</text:span><text:span text:style-name="T7"> | </text:span><text:span text:style-name="T7"><text:span text:style-name="T1">et</text:span></text:span> <text:span text:style-name="T7">ipsa</text:span> <text:span text:style-name="T7">deo</text:span> <text:span text:style-name="T7">p<text:span text:style-name="T1">ro</text:span>ximaret</text:span><text:span text:style-name="T7">;</text:span> <text:span text:style-name="T7"><text:span text:style-name="T3">D</text:span>eo</text:span> <text:span text:style-name="T7"/><text:span text:style-name="T7">gr<text:span text:style-name="T1">ati</text:span>as</text:span> <text:span text:style-name="T7">sexta</text:span> <text:span text:style-name="T7">ab</text:span> <text:span text:style-name="T7">hac</text:span> <text:span text:style-name="T7">die</text:span> <text:span text:style-name="T7">optime</text:span><text:span text:style-name="T7">(162v)</text:span><text:span text:style-name="T7"/><text:span text:style-name="T7"> | </text:span><text:span text:style-name="T7"><text:span text:style-name="T1">et</text:span></text:span> <text:span text:style-name="T7">auidissime</text:span> <text:span text:style-name="T7">arripuit</text:span> <text:span text:style-name="T7">illud</text:span><text:span text:style-name="T7">·</text:span> <text:span text:style-name="T7">q<text:span text:style-name="T1">uo</text:span>d</text:span> <text:span text:style-name="T7"/><text:span text:style-name="T7">etiam</text:span> <text:span text:style-name="T7">om<text:span text:style-name="T1">n</text:span>s</text:span> <text:span text:style-name="T7">uirgines</text:span> <text:span text:style-name="T7">dei</text:span> <text:span text:style-name="T7">ita</text:span> <text:span text:style-name="T7">hoc</text:span><text:span text:style-name="T7"> | </text:span><text:span text:style-name="T7">faciunt</text:span> <text:span text:style-name="T7">n<text:span text:style-name="T1">on</text:span></text:span> <text:span text:style-name="T7">sponte</text:span> <text:span text:style-name="T7">patru<text:span text:style-name="T1">m</text:span></text:span> <text:span text:style-name="T7"/><text:span text:style-name="T7">earum</text:span><text:span text:style-name="T7">·</text:span> <text:span text:style-name="T7">sed</text:span> <text:span text:style-name="T7"><text:span text:style-name="T1">et</text:span></text:span> <text:span text:style-name="T7">p<text:span text:style-name="T1">er</text:span>secutione<text:span text:style-name="T1">m</text:span></text:span> <text:span text:style-name="T7">patiant<text:span text:style-name="T1">ur</text:span></text:span><text:span text:style-name="T7"> | </text:span><text:span text:style-name="T7"><text:span text:style-name="T1">et</text:span></text:span> <text:span text:style-name="T7">inp<text:span text:style-name="T1">ro</text:span>p<text:span text:style-name="T1">er</text:span>ia</text:span> <text:span text:style-name="T7">falsa</text:span> <text:span text:style-name="T7">a</text:span> <text:span text:style-name="T7">parentib<text:span text:style-name="T1">us</text:span></text:span> <text:span text:style-name="T7"/><text:span text:style-name="T7">suis</text:span><text:span text:style-name="T7">·</text:span> <text:span text:style-name="T7"><text:span text:style-name="T1">et</text:span></text:span> <text:span text:style-name="T7">nichil</text:span> <text:span text:style-name="T7">omin<text:span text:style-name="T1">us</text:span></text:span> <text:span text:style-name="T7">plus</text:span> <text:span text:style-name="T7">auget<text:span text:style-name="T1">ur</text:span></text:span><text:span text:style-name="T7"> | </text:span><text:span text:style-name="T7">numerus</text:span><text:span text:style-name="T7">·</text:span> <text:span text:style-name="T7"><text:span text:style-name="T1">et</text:span></text:span> <text:span text:style-name="T7">de</text:span> <text:span text:style-name="T7">genere</text:span> <text:span text:style-name="T7">n<text:span text:style-name="T1">ost</text:span>ro</text:span> <text:span text:style-name="T7"/><text:span text:style-name="T7">q<text:span text:style-name="T1">u</text:span>i</text:span> <text:span text:style-name="T7">ibi</text:span> <text:span text:style-name="T7">nati</text:span> <text:span text:style-name="T7">sunt</text:span> <text:span text:style-name="T7">nescim<text:span text:style-name="T1">us</text:span></text:span><text:span text:style-name="T7">numeru<text:span text:style-name="T1">m</text:span></text:span><text:span text:style-name="T7"> | </text:span><text:span text:style-name="T7">eorum</text:span> <text:span text:style-name="T7">pret<text:span text:style-name="T1">er</text:span></text:span> <text:span text:style-name="T7">uiduas</text:span> <text:span text:style-name="T7"><text:span text:style-name="T1">et</text:span></text:span> <text:span text:style-name="T7">c<text:span text:style-name="T1">on</text:span>tinentes</text:span><text:span text:style-name="T7">;</text:span> <text:span text:style-name="T7"/><text:span text:style-name="T7"/><text:span text:style-name="T7"><text:span text:style-name="T3">S</text:span>ed</text:span> <text:span text:style-name="T7">et</text:span> <text:span text:style-name="T7">illa</text:span> <text:span text:style-name="T7">maxime</text:span><text:span text:style-name="T7"> | </text:span><text:span text:style-name="T7">laborant</text:span> <text:span text:style-name="T7">que</text:span> <text:span text:style-name="T7">seruitio</text:span> <text:span text:style-name="T7">detinent<text:span text:style-name="T1">ur</text:span></text:span> <text:span text:style-name="T7">usq<text:span text:style-name="T1">ue</text:span></text:span> <text:span text:style-name="T7"/><text:span text:style-name="T7">ad</text:span> <text:span text:style-name="T7">terrores</text:span> <text:span text:style-name="T7"><text:span text:style-name="T1">et</text:span></text:span> <text:span text:style-name="T7">minas</text:span><text:span text:style-name="T7"> | </text:span><text:span text:style-name="T7">assidue</text:span> <text:span text:style-name="T7">p<text:span text:style-name="T1">er</text:span>suaser<text:span text:style-name="T1">unt</text:span></text:span><text:span text:style-name="T7">·</text:span> <text:span text:style-name="T7">sed</text:span> <text:span text:style-name="T7">d<text:span text:style-name="T1">omi</text:span>n<text:span text:style-name="T1">u</text:span>s</text:span> <text:span text:style-name="T7">gr<text:span text:style-name="T1">ati</text:span>am</text:span> <text:span text:style-name="T7">dedit</text:span> <text:span text:style-name="T7"/><text:span text:style-name="T7">multis</text:span> <text:span text:style-name="T7">ex</text:span> <text:span text:style-name="T7">ancillis</text:span><text:span text:style-name="T7"> | </text:span><text:span text:style-name="T7">meis</text:span><text:span text:style-name="T7">·</text:span> <text:span text:style-name="T7">nam</text:span> <text:span text:style-name="T7">siue</text:span> <text:span text:style-name="T7">tantu<text:span text:style-name="T1">m</text:span></text:span> <text:span text:style-name="T7">tam<text:span text:style-name="T1">en</text:span></text:span> <text:span text:style-name="T7">fortit<text:span text:style-name="T1">er</text:span></text:span> <text:span text:style-name="T7">imitant<text:span text:style-name="T1">ur</text:span></text:span><text:span text:style-name="T7">;</text:span> <text:span text:style-name="T7"/></text:p>
      <text:p>43. <text:span text:style-name="T7"/><text:span text:style-name="T7"><text:span text:style-name="T3">U</text:span>nde</text:span> <text:span text:style-name="T7">aute<text:span text:style-name="T1">m</text:span></text:span> <text:span text:style-name="T7">et</text:span><text:span text:style-name="T7">|</text:span><text:span text:style-name="T7">si</text:span> <text:span text:style-name="T7">uoluero</text:span> <text:span text:style-name="T7">amittere</text:span> <text:span text:style-name="T7">illas</text:span> <text:span text:style-name="T7"><text:span text:style-name="T1">et</text:span></text:span> <text:span text:style-name="T7">ut</text:span> <text:span text:style-name="T7">p<text:span text:style-name="T1">er</text:span>gens</text:span><text:span text:style-name="T7">in</text:span> <text:span text:style-name="T7">bri
                    \t/
                tanniis</text:span><text:span text:style-name="T7"> | </text:span><text:span text:style-name="T7"/><text:span text:style-name="T7"><text:span text:style-name="T1">et</text:span></text:span> <text:span text:style-name="T7">libentissime</text:span> <text:span text:style-name="T7">parat<text:span text:style-name="T1">us</text:span></text:span> <text:span text:style-name="T7">eram</text:span> <text:span text:style-name="T7">quasi</text:span> <text:span text:style-name="T7">ad</text:span> <text:span text:style-name="T7">patria<text:span text:style-name="T1">m</text:span></text:span> <text:span text:style-name="T7"><text:span text:style-name="T1">et</text:span></text:span> <text:span text:style-name="T7"/><text:span text:style-name="T7">parentes</text:span> <text:span text:style-name="T7">non</text:span><text:span text:style-name="T7"> | </text:span><text:span text:style-name="T7">id</text:span> <text:span text:style-name="T7">solum</text:span> <text:span text:style-name="T7">sed</text:span> <text:span text:style-name="T7">etiam</text:span> <text:span text:style-name="T7">usq<text:span text:style-name="T1">ue</text:span></text:span> <text:span text:style-name="T7">gallias</text:span> <text:span text:style-name="T7">uisitare</text:span> <text:span text:style-name="T7">f&lt;r<text:span text:style-name="T1">atre</text:span>s&gt;</text:span><text:span text:style-name="T7">;</text:span> <text:span text:style-name="T7"><text:span text:style-name="T1">et</text:span></text:span> <text:span text:style-name="T7"/><text:span text:style-name="T7">ut</text:span> <text:span text:style-name="T7">uidere<text:span text:style-name="T1">m</text:span></text:span><text:span text:style-name="T7"> | </text:span><text:span text:style-name="T7">facie<text:span text:style-name="T1">m</text:span></text:span> <text:span text:style-name="T7">s<text:span text:style-name="T1">an</text:span>c<text:span text:style-name="T1">t</text:span>o<text:span text:style-name="T1">rum</text:span></text:span> <text:span text:style-name="T7">d<text:span text:style-name="T1">omi</text:span>ni</text:span> <text:span text:style-name="T7">mei</text:span><text:span text:style-name="T7">;</text:span> <text:span text:style-name="T7">scit</text:span> <text:span text:style-name="T7">d<text:span text:style-name="T1">eu</text:span>s</text:span> <text:span text:style-name="T7">q<text:span text:style-name="T1">uo</text:span>d</text:span> <text:span text:style-name="T7">ego</text:span> <text:span text:style-name="T7">ualde</text:span> <text:span text:style-name="T7"/><text:span text:style-name="T7">optabam</text:span><text:span text:style-name="T7">·</text:span> <text:span text:style-name="T7">sed</text:span> <text:span text:style-name="T7">alligat<text:span text:style-name="T1">us</text:span></text:span><text:span text:style-name="T7"> | </text:span><text:span text:style-name="T7">sp<text:span text:style-name="T1">iritu</text:span>s</text:span> <text:span text:style-name="T7">q<text:span text:style-name="T1">u</text:span>i</text:span> <text:span text:style-name="T7">m<text:span text:style-name="T1">ih</text:span>i</text:span> <text:span text:style-name="T7">p<text:span text:style-name="T1">ro</text:span>testat<text:span text:style-name="T1">ur</text:span></text:span> <text:span text:style-name="T7">si</text:span> <text:span text:style-name="T7">hoc</text:span> <text:span text:style-name="T7">fecero</text:span> <text:span text:style-name="T7">ut</text:span> <text:span text:style-name="T7"/><text:span text:style-name="T7">fut<text:span text:style-name="T1">ur</text:span>um</text:span> <text:span text:style-name="T7">reum</text:span> <text:span text:style-name="T7">me</text:span> <text:span text:style-name="T7">e<text:span text:style-name="T1">ss</text:span>e</text:span> <text:span text:style-name="T7">de</text:span><text:span text:style-name="T7">-</text:span><text:span text:style-name="T7">|</text:span><text:span text:style-name="T7">signat<text:span text:style-name="T1">us</text:span></text:span><text:span text:style-name="T7">·</text:span> <text:span text:style-name="T7"><text:span text:style-name="T1">et</text:span></text:span> <text:span text:style-name="T7">timeo</text:span> <text:span text:style-name="T7">p<text:span text:style-name="T1">er</text:span>dere</text:span> <text:span text:style-name="T7">labore<text:span text:style-name="T1">m</text:span></text:span> <text:span text:style-name="T7">que<text:span text:style-name="T1">m</text:span></text:span> <text:span text:style-name="T7"/><text:span text:style-name="T7">inchoaui</text:span><text:span text:style-name="T7">·</text:span> <text:span text:style-name="T7"><text:span text:style-name="T1">et</text:span></text:span> <text:span text:style-name="T7">n<text:span text:style-name="T1">on</text:span></text:span> <text:span text:style-name="T7">ego</text:span> <text:span text:style-name="T7">sed</text:span> <text:span text:style-name="T7">chr<text:span text:style-name="T1">istu</text:span>s</text:span><text:span text:style-name="T7"> | </text:span><text:span text:style-name="T7">d<text:span text:style-name="T1">omi</text:span>n<text:span text:style-name="T1">u</text:span>s</text:span> <text:span text:style-name="T7">q<text:span text:style-name="T1">u</text:span>i</text:span> <text:span text:style-name="T7">me</text:span> <text:span text:style-name="T7">imp<text:span text:style-name="T1">er</text:span>auit</text:span> <text:span text:style-name="T7">ut</text:span> <text:span text:style-name="T7"/><text:span text:style-name="T7"/><text:span text:style-name="T7">uenire<text:span text:style-name="T1">m</text:span></text:span> <text:span text:style-name="T7">esse</text:span> <text:span text:style-name="T7">&lt;m&gt;ecu<text:span text:style-name="T1">m</text:span></text:span> <text:span text:style-name="T7">illis</text:span> <text:span text:style-name="T7">residuu<text:span text:style-name="T1">m</text:span></text:span> <text:span text:style-name="T7">etatis</text:span><text:span text:style-name="T7"> | </text:span><text:span text:style-name="T7">mee</text:span> <text:span text:style-name="T7">si</text:span> <text:span text:style-name="T7">d<text:span text:style-name="T1">omi</text:span>n<text:span text:style-name="T1">u</text:span>s</text:span> <text:span text:style-name="T7"/><text:span text:style-name="T7">uoluerit</text:span><text:span text:style-name="T7">·</text:span> <text:span text:style-name="T7"><text:span text:style-name="T1">et</text:span></text:span> <text:span text:style-name="T7">custodierit</text:span> <text:span text:style-name="T7">me</text:span> <text:span text:style-name="T7">ab</text:span> <text:span text:style-name="T7">om<text:span text:style-name="T1">n</text:span>i</text:span> <text:span text:style-name="T7">uia</text:span> <text:span text:style-name="T7">mala</text:span> <text:span text:style-name="T7">ut</text:span><text:span text:style-name="T7"> | </text:span><text:span text:style-name="T7">n<text:span text:style-name="T1">on</text:span></text:span> <text:span text:style-name="T7">pecce<text:span text:style-name="T1">m</text:span></text:span> <text:span text:style-name="T7">coram</text:span> <text:span text:style-name="T7">illo</text:span><text:span text:style-name="T7">;</text:span> <text:span text:style-name="T7"/></text:p>
      <text:p>44. <text:span text:style-name="T7"/><text:span text:style-name="T7"><text:span text:style-name="T3">S</text:span>p<text:span text:style-name="T1">er</text:span>o</text:span> <text:span text:style-name="T7">aute<text:span text:style-name="T1">m</text:span></text:span> <text:span text:style-name="T7">hoc</text:span> <text:span text:style-name="T7">debuera<text:span text:style-name="T1">m</text:span></text:span><text:span text:style-name="T7">·</text:span> <text:span text:style-name="T7">sed</text:span> <text:span text:style-name="T7">memet</text:span> <text:span text:style-name="T7">ipsu<text:span text:style-name="T1">m</text:span></text:span><text:span text:style-name="T7"> | </text:span><text:span text:style-name="T7">n<text:span text:style-name="T1">on</text:span></text:span> <text:span text:style-name="T7">credo</text:span> <text:span text:style-name="T7"/><text:span text:style-name="T7">qua<text:span text:style-name="T1">m</text:span>diu</text:span> <text:span text:style-name="T7">fuero</text:span> <text:span text:style-name="T7">in</text:span> <text:span text:style-name="T7">hoc</text:span> <text:span text:style-name="T7">corpore</text:span> <text:span text:style-name="T7">mortis</text:span><text:span text:style-name="T7">·</text:span> <text:span text:style-name="T7">q<text:span text:style-name="T1">u</text:span>ia</text:span> <text:span text:style-name="T7">fortis</text:span> <text:span text:style-name="T7">e<text:span text:style-name="T1">st</text:span></text:span> <text:span text:style-name="T7">qui</text:span><text:span text:style-name="T7"> | </text:span><text:span text:style-name="T7">cotidie</text:span> <text:span text:style-name="T7">nitit<text:span text:style-name="T1">ur</text:span></text:span> <text:span text:style-name="T7"/><text:span text:style-name="T7">subuertete</text:span> <text:span text:style-name="T7">me</text:span> <text:span text:style-name="T7">a</text:span> <text:span text:style-name="T7">fide</text:span> <text:span text:style-name="T7"><text:span text:style-name="T1">et</text:span></text:span> <text:span text:style-name="T7">p<text:span text:style-name="T1">ro</text:span>posita</text:span> <text:span text:style-name="T7">castitate</text:span><text:span text:style-name="T7"> | </text:span><text:span text:style-name="T7">religionis</text:span> <text:span text:style-name="T7">n<text:span text:style-name="T1">on</text:span></text:span> <text:span text:style-name="T7">ficte</text:span> <text:span text:style-name="T7">usq<text:span text:style-name="T1">ue</text:span></text:span> <text:span text:style-name="T7"/><text:span text:style-name="T7">in</text:span> <text:span text:style-name="T7">fine<text:span text:style-name="T1">m</text:span></text:span> <text:span text:style-name="T7">uite</text:span> <text:span text:style-name="T7">mee</text:span> <text:span text:style-name="T7">chr<text:span text:style-name="T1">ist</text:span>o</text:span> <text:span text:style-name="T7">d<text:span text:style-name="T1">e</text:span>o</text:span> <text:span text:style-name="T7">meo</text:span><text:span text:style-name="T7">;</text:span> <text:span text:style-name="T7"><text:span text:style-name="T3">S</text:span>ed</text:span><text:span text:style-name="T7"> | </text:span><text:span text:style-name="T7">caro</text:span> <text:span text:style-name="T7">inimica</text:span> <text:span text:style-name="T7">semp<text:span text:style-name="T1">er</text:span></text:span> <text:span text:style-name="T7"/><text:span text:style-name="T7">trahit</text:span> <text:span text:style-name="T7">ad</text:span> <text:span text:style-name="T7">morte<text:span text:style-name="T1">m</text:span></text:span><text:span text:style-name="T7">·</text:span> <text:span text:style-name="T7">id</text:span> <text:span text:style-name="T7">e<text:span text:style-name="T1">st</text:span></text:span> <text:span text:style-name="T7">ad</text:span> <text:span text:style-name="T7">illecebras</text:span> <text:span text:style-name="T7">in</text:span><text:span text:style-name="T7">-</text:span><text:span text:style-name="T7"> | </text:span><text:span text:style-name="T7">-</text:span><text:span text:style-name="T7">licitate</text:span> <text:span text:style-name="T7">p<text:span text:style-name="T1">er</text:span>ficiendas</text:span><text:span text:style-name="T7">;</text:span> <text:span text:style-name="T7"/><text:span text:style-name="T7"><text:span text:style-name="T3">E</text:span>t</text:span> <text:span text:style-name="T7">scio</text:span> <text:span text:style-name="T7">ex</text:span> <text:span text:style-name="T7">parte</text:span> <text:span text:style-name="T7">quare</text:span> <text:span text:style-name="T7">uita<text:span text:style-name="T1">m</text:span></text:span> <text:span text:style-name="T7">p<text:span text:style-name="T1">er</text:span>fecta<text:span text:style-name="T1">m</text:span></text:span> <text:span text:style-name="T7">ego</text:span><text:span text:style-name="T7"> | </text:span><text:span text:style-name="T7">n<text:span text:style-name="T1">on</text:span></text:span> <text:span text:style-name="T7">egi</text:span> <text:span text:style-name="T7">sic<text:span text:style-name="T1">ut</text:span></text:span> <text:span text:style-name="T7"><text:span text:style-name="T1">et</text:span></text:span> <text:span text:style-name="T7">cet<text:span text:style-name="T1">er</text:span>i</text:span> <text:span text:style-name="T7"/><text:span text:style-name="T7">credentes</text:span><text:span text:style-name="T7">·</text:span> <text:span text:style-name="T7">sed</text:span> <text:span text:style-name="T7">confiteor</text:span> <text:span text:style-name="T7">d<text:span text:style-name="T1">omi</text:span>no</text:span> <text:span text:style-name="T7">meo</text:span> <text:span text:style-name="T7"><text:span text:style-name="T1">et</text:span></text:span> <text:span text:style-name="T7">non</text:span> <text:span text:style-name="T7">erubesco</text:span><text:span text:style-name="T7"> | </text:span><text:span text:style-name="T7">in</text:span> <text:span text:style-name="T7">conspectu</text:span> <text:span text:style-name="T7"/><text:span text:style-name="T7">ipsius</text:span> <text:span text:style-name="T7">q<text:span text:style-name="T1">u</text:span>ia</text:span> <text:span text:style-name="T7">n<text:span text:style-name="T1">on</text:span></text:span> <text:span text:style-name="T7">mentior</text:span><text:span text:style-name="T7">·</text:span> <text:span text:style-name="T7">ex</text:span> <text:span text:style-name="T7">quo</text:span> <text:span text:style-name="T7">cognoui</text:span> <text:span text:style-name="T7">eum</text:span> <text:span text:style-name="T7">a</text:span> <text:span text:style-name="T7">iuuen</text:span><text:span text:style-name="T7">-</text:span><text:span text:style-name="T7"> | </text:span><text:span text:style-name="T7">-</text:span> <text:span text:style-name="T7">tute</text:span> <text:span text:style-name="T7">mea</text:span> <text:span text:style-name="T7">oreuit</text:span> <text:span text:style-name="T7"/><text:span text:style-name="T7">in</text:span> <text:span text:style-name="T7">me</text:span> <text:span text:style-name="T7">amor</text:span> <text:span text:style-name="T7">d<text:span text:style-name="T1">e</text:span>i</text:span><text:span text:style-name="T7">·</text:span> <text:span text:style-name="T7"><text:span text:style-name="T1">et</text:span></text:span> <text:span text:style-name="T7">timor</text:span> <text:span text:style-name="T7">ipsius</text:span> <text:span text:style-name="T7"><text:span text:style-name="T1">et</text:span></text:span> <text:span text:style-name="T7">usq<text:span text:style-name="T1">ue</text:span></text:span> <text:span text:style-name="T7">nunc</text:span><text:span text:style-name="T7"> | </text:span><text:span text:style-name="T7">fauente</text:span> <text:span text:style-name="T7">d<text:span text:style-name="T1">omi</text:span>no</text:span> <text:span text:style-name="T7">fide<text:span text:style-name="T1">m</text:span></text:span> <text:span text:style-name="T7"/><text:span text:style-name="T7">seruaui</text:span><text:span text:style-name="T7">;</text:span><text:span text:style-name="T7"/></text:p>
      <text:p>45. <text:span text:style-name="T7"/> <text:span text:style-name="T7"><text:span text:style-name="T3">R</text:span>ideat</text:span> <text:span text:style-name="T7">aute<text:span text:style-name="T1">m</text:span></text:span> <text:span text:style-name="T7"><text:span text:style-name="T1">et</text:span></text:span> <text:span text:style-name="T7">insultet</text:span> <text:span text:style-name="T7">q<text:span text:style-name="T1">u</text:span>i</text:span> <text:span text:style-name="T7">uo</text:span><text:span text:style-name="T7">-</text:span><text:span text:style-name="T7"> | </text:span><text:span text:style-name="T7">-</text:span> <text:span text:style-name="T7">luerit</text:span><text:span text:style-name="T7">;</text:span> <text:span text:style-name="T7">ego</text:span> <text:span text:style-name="T7">non</text:span> <text:span text:style-name="T7">silebo</text:span> <text:span text:style-name="T7">neq<text:span text:style-name="T1">ue</text:span></text:span> <text:span text:style-name="T7"/><text:span text:style-name="T7">abscondo</text:span> <text:span text:style-name="T7">signa</text:span> <text:span text:style-name="T7"><text:span text:style-name="T1">et</text:span></text:span> <text:span text:style-name="T7">mirabilia</text:span><text:span text:style-name="T7"> | </text:span><text:span text:style-name="T7">que</text:span> <text:span text:style-name="T7">m<text:span text:style-name="T1">ih</text:span>i</text:span> <text:span text:style-name="T7">a</text:span> <text:span text:style-name="T7">d<text:span text:style-name="T1">omi</text:span>no</text:span> <text:span text:style-name="T7">ministrata</text:span> <text:span text:style-name="T7">sunt</text:span> <text:span text:style-name="T7"/><text:span text:style-name="T7">ante</text:span> <text:span text:style-name="T7">multos</text:span> <text:span text:style-name="T7">annos</text:span><text:span text:style-name="T7">.</text:span> <text:span text:style-name="T7">quam</text:span> <text:span text:style-name="T7">fue</text:span><text:span text:style-name="T7">-</text:span><text:span text:style-name="T7">|</text:span><text:span text:style-name="T7">rant</text:span> <text:span text:style-name="T7">quasi</text:span> <text:span text:style-name="T7">q<text:span text:style-name="T1">u</text:span>i</text:span> <text:span text:style-name="T7">nouit</text:span> <text:span text:style-name="T7">om<text:span text:style-name="T1">n</text:span>ia</text:span> <text:span text:style-name="T7">etia<text:span text:style-name="T1">m</text:span></text:span> <text:span text:style-name="T7">ante</text:span> <text:span text:style-name="T7"/><text:span text:style-name="T7">tempora</text:span> <text:span text:style-name="T7">s<text:span text:style-name="T1">ae</text:span>c<text:span text:style-name="T1">ul</text:span>aria</text:span><text:span text:style-name="T7">;</text:span> <text:span text:style-name="T7"/></text:p>
      <text:p>46. <text:span text:style-name="T7"/><text:span text:style-name="T7"><text:span text:style-name="T3">U</text:span>nde</text:span><text:span text:style-name="T7"> | </text:span><text:span text:style-name="T7">aute<text:span text:style-name="T1">m</text:span></text:span> <text:span text:style-name="T7">debuero</text:span> <text:span text:style-name="T7">sine</text:span> <text:span text:style-name="T7">cessatione</text:span> <text:span text:style-name="T7">d<text:span text:style-name="T1">e</text:span>o</text:span> <text:span text:style-name="T7">gr<text:span text:style-name="T1">ati</text:span>as</text:span> <text:span text:style-name="T7">agere</text:span> <text:span text:style-name="T7">q<text:span text:style-name="T1">u</text:span>i</text:span> <text:span text:style-name="T7"/><text:span text:style-name="T7">sepe</text:span> <text:span text:style-name="T7">indul</text:span><text:span text:style-name="T7">-</text:span><text:span text:style-name="T7"> | </text:span><text:span text:style-name="T7">-</text:span> <text:span text:style-name="T7">sit</text:span> <text:span text:style-name="T7">insipientie</text:span> <text:span text:style-name="T7">mee</text:span><text:span text:style-name="T7">·</text:span> <text:span text:style-name="T7">neglegentie</text:span> <text:span text:style-name="T7">mee</text:span><text:span text:style-name="T7">·</text:span> <text:span text:style-name="T7"><text:span text:style-name="T1">et</text:span></text:span> <text:span text:style-name="T7">de</text:span> <text:span text:style-name="T7">loco</text:span> <text:span text:style-name="T7">n<text:span text:style-name="T1">on</text:span></text:span> <text:span text:style-name="T7"/><text:span text:style-name="T7">in</text:span> <text:span text:style-name="T7">uno</text:span> <text:span text:style-name="T7">q<text:span text:style-name="T1">u</text:span>oq<text:span text:style-name="T1">ue</text:span></text:span><text:span text:style-name="T7"> | </text:span><text:span text:style-name="T7">ut</text:span> <text:span text:style-name="T7">non</text:span> <text:span text:style-name="T7">m<text:span text:style-name="T1">ih</text:span>i</text:span> <text:span text:style-name="T7">uehem<text:span text:style-name="T1">en</text:span>ter</text:span> <text:span text:style-name="T7">irasceret<text:span text:style-name="T1">ur</text:span></text:span> <text:span text:style-name="T7">q<text:span text:style-name="T1">u</text:span>i</text:span> <text:span text:style-name="T7">adiutor</text:span> <text:span text:style-name="T7">dat<text:span text:style-name="T1">us</text:span></text:span> <text:span text:style-name="T7"/><text:span text:style-name="T7">sum</text:span><text:span text:style-name="T7">·</text:span> <text:span text:style-name="T7"><text:span text:style-name="T1">et</text:span></text:span> <text:span text:style-name="T7">n<text:span text:style-name="T1">on</text:span></text:span> <text:span text:style-name="T7">cito</text:span><text:span text:style-name="T7"> | </text:span><text:span text:style-name="T7">adq<text:span text:style-name="T1">u</text:span>eui</text:span> <text:span text:style-name="T7">s<text:span text:style-name="T1">e</text:span>c<text:span text:style-name="T1">un</text:span>d<text:span text:style-name="T1">u</text:span>m</text:span> <text:span text:style-name="T7">q<text:span text:style-name="T1">uo</text:span>d</text:span> <text:span text:style-name="T7">m<text:span text:style-name="T1">ih</text:span>i</text:span> <text:span text:style-name="T7">ostensum</text:span> <text:span text:style-name="T7">fuerat</text:span><text:span text:style-name="T7">·</text:span> <text:span text:style-name="T7"><text:span text:style-name="T1">et</text:span></text:span> <text:span text:style-name="T7"/><text:span text:style-name="T7">sic<text:span text:style-name="T1">ut</text:span></text:span> <text:span text:style-name="T7">sp<text:span text:style-name="T1">iritu</text:span>s</text:span> <text:span text:style-name="T7">suggerebat</text:span><text:span text:style-name="T7">·</text:span><text:span text:style-name="T7"> | </text:span><text:span text:style-name="T7"><text:span text:style-name="T1">et</text:span></text:span> <text:span text:style-name="T7">misertus</text:span> <text:span text:style-name="T7">e<text:span text:style-name="T1">st</text:span></text:span> <text:span text:style-name="T7">m<text:span text:style-name="T1">ih</text:span>i</text:span> <text:span text:style-name="T7">d<text:span text:style-name="T1">omi</text:span>n<text:span text:style-name="T1">u</text:span>s</text:span> <text:span text:style-name="T7">in</text:span> <text:span text:style-name="T7">milia</text:span> <text:span text:style-name="T7"/><text:span text:style-name="T7">miliu<text:span text:style-name="T1">m</text:span></text:span><text:span text:style-name="T7">·</text:span> <text:span text:style-name="T7">q<text:span text:style-name="T1">u</text:span>ia</text:span> <text:span text:style-name="T7">uidit</text:span> <text:span text:style-name="T7">in</text:span> <text:span text:style-name="T7">me</text:span> <text:span text:style-name="T7">q<text:span text:style-name="T1">uo</text:span>d</text:span> <text:span text:style-name="T7">parat<text:span text:style-name="T1">us</text:span></text:span><text:span text:style-name="T7"> | </text:span><text:span text:style-name="T7">eram</text:span><text:span text:style-name="T7">·</text:span> <text:span text:style-name="T7">sed</text:span> <text:span text:style-name="T7">q<text:span text:style-name="T1">uo</text:span>d</text:span> <text:span text:style-name="T7">michi</text:span> <text:span text:style-name="T7">p<text:span text:style-name="T1">er</text:span></text:span> <text:span text:style-name="T7"/><text:span text:style-name="T7">his</text:span> <text:span text:style-name="T7">nescieba<text:span text:style-name="T1">m</text:span></text:span> <text:span text:style-name="T7">de</text:span> <text:span text:style-name="T7">statu</text:span> <text:span text:style-name="T7">meo</text:span> <text:span text:style-name="T7">quid</text:span> <text:span text:style-name="T7">facere<text:span text:style-name="T1">m</text:span></text:span><text:span text:style-name="T7">·</text:span><text:span text:style-name="T7"> | </text:span><text:span text:style-name="T7">q<text:span text:style-name="T1">u</text:span>ia</text:span> <text:span text:style-name="T7">multi</text:span> <text:span text:style-name="T7">hanc</text:span> <text:span text:style-name="T7">legatione<text:span text:style-name="T1">m</text:span></text:span> <text:span text:style-name="T7"/><text:span text:style-name="T7">p<text:span text:style-name="T1">ro</text:span>hibebant</text:span><text:span text:style-name="T7">·</text:span> <text:span text:style-name="T7">etiam</text:span> <text:span text:style-name="T7">int<text:span text:style-name="T1">er</text:span></text:span> <text:span text:style-name="T7">se</text:span> <text:span text:style-name="T7">ipsos</text:span><text:span text:style-name="T7">(163r)</text:span><text:span text:style-name="T7"/><text:span text:style-name="T7"> | </text:span><text:span text:style-name="T7">post
                    \t/
                ergu<text:span text:style-name="T1">m</text:span></text:span> <text:span text:style-name="T7">meu<text:span text:style-name="T1">m</text:span></text:span> <text:span text:style-name="T7">narrabant</text:span> <text:span text:style-name="T7"><text:span text:style-name="T1">et</text:span></text:span> <text:span text:style-name="T7"/><text:span text:style-name="T7">dicebant</text:span><text:span text:style-name="T7">;</text:span> <text:span text:style-name="T7"><text:span text:style-name="T3">I</text:span>ste</text:span> <text:span text:style-name="T7">quare</text:span> <text:span text:style-name="T7">se</text:span> <text:span text:style-name="T7">mittit</text:span> <text:span text:style-name="T7">in</text:span><text:span text:style-name="T7"> | </text:span><text:span text:style-name="T7">p<text:span text:style-name="T1">er</text:span>iculu<text:span text:style-name="T1">m</text:span></text:span> <text:span text:style-name="T7">int<text:span text:style-name="T1">er</text:span></text:span> <text:span text:style-name="T7">hostes</text:span> <text:span text:style-name="T7">q<text:span text:style-name="T1">u</text:span>i</text:span> <text:span text:style-name="T7">d<text:span text:style-name="T1">eu</text:span>m</text:span> <text:span text:style-name="T7"/><text:span text:style-name="T7">n<text:span text:style-name="T1">on</text:span></text:span> <text:span text:style-name="T7">nouer<text:span text:style-name="T1">unt</text:span></text:span><text:span text:style-name="T7">?</text:span> <text:span text:style-name="T7"><text:span text:style-name="T3">N</text:span>on</text:span> <text:span text:style-name="T7">ut</text:span> <text:span text:style-name="T7">causa</text:span> <text:span text:style-name="T7">malitie</text:span><text:span text:style-name="T7">·</text:span> <text:span text:style-name="T7">sed</text:span><text:span text:style-name="T7"> | </text:span><text:span text:style-name="T7">non</text:span> <text:span text:style-name="T7">sapiebat</text:span> <text:span text:style-name="T7">illis</text:span> <text:span text:style-name="T7">sic<text:span text:style-name="T1">ut</text:span></text:span> <text:span text:style-name="T7"/><text:span text:style-name="T7"><text:span text:style-name="T1">et</text:span></text:span> <text:span text:style-name="T7">ego</text:span> <text:span text:style-name="T7">ipse</text:span> <text:span text:style-name="T7">testor</text:span> <text:span text:style-name="T7">intelligi</text:span> <text:span text:style-name="T7">p<text:span text:style-name="T1">ro</text:span>pt<text:span text:style-name="T1">er</text:span></text:span> <text:span text:style-name="T7">rusticitate<text:span text:style-name="T1">m</text:span></text:span><text:span text:style-name="T7"> | </text:span><text:span text:style-name="T7">mea<text:span text:style-name="T1">m</text:span></text:span><text:span text:style-name="T7">·</text:span> <text:span text:style-name="T7"><text:span text:style-name="T1">et</text:span></text:span> <text:span text:style-name="T7">n<text:span text:style-name="T1">on</text:span></text:span> <text:span text:style-name="T7"/><text:span text:style-name="T7">cito</text:span> <text:span text:style-name="T7">agnoui</text:span> <text:span text:style-name="T7">gr<text:span text:style-name="T1">ati</text:span>am</text:span> <text:span text:style-name="T7">que</text:span> <text:span text:style-name="T7">tunc</text:span> <text:span text:style-name="T7">erat</text:span> <text:span text:style-name="T7">in</text:span> <text:span text:style-name="T7">me</text:span><text:span text:style-name="T7">·</text:span> <text:span text:style-name="T7">nunc</text:span> <text:span text:style-name="T7">m<text:span text:style-name="T1">ih</text:span>i</text:span><text:span text:style-name="T7"> | </text:span><text:span text:style-name="T7">capit</text:span> <text:span text:style-name="T7">q<text:span text:style-name="T1">uo</text:span>d</text:span> <text:span text:style-name="T7"/><text:span text:style-name="T7">ante</text:span> <text:span text:style-name="T7">debuera<text:span text:style-name="T1">m</text:span></text:span><text:span text:style-name="T7">;</text:span> <text:span text:style-name="T7"/></text:p>
      <text:p>47. <text:span text:style-name="T7"/><text:span text:style-name="T7"><text:span text:style-name="T3">N</text:span>unc</text:span> <text:span text:style-name="T7"><text:span text:style-name="T1">er</text:span>go</text:span> <text:span text:style-name="T7">simplicit<text:span text:style-name="T1">er</text:span></text:span> <text:span text:style-name="T7">insi
                    \nu/
                aui</text:span> <text:span text:style-name="T7">fr<text:span text:style-name="T1">atr</text:span>ib<text:span text:style-name="T1">us</text:span></text:span><text:span text:style-name="T7"> | </text:span><text:span text:style-name="T7"><text:span text:style-name="T1">et</text:span></text:span> <text:span text:style-name="T7">conseruis</text:span> <text:span text:style-name="T7">meis</text:span><text:span text:style-name="T7">·</text:span> <text:span text:style-name="T7"/><text:span text:style-name="T7">q<text:span text:style-name="T1">u</text:span>i</text:span> <text:span text:style-name="T7">m<text:span text:style-name="T1">ih</text:span>i</text:span> <text:span text:style-name="T7">credider<text:span text:style-name="T1">un</text:span>t</text:span> <text:span text:style-name="T7">p<text:span text:style-name="T1">ro</text:span>pt<text:span text:style-name="T1">er</text:span></text:span> <text:span text:style-name="T7">q<text:span text:style-name="T1">uo</text:span>d</text:span> <text:span text:style-name="T7">p<text:span text:style-name="T1">rae</text:span>dixi</text:span> <text:span text:style-name="T7"><text:span text:style-name="T1">et</text:span></text:span> <text:span text:style-name="T7">p<text:span text:style-name="T1">rae</text:span>dico</text:span> <text:span text:style-name="T7">ad</text:span> <text:span text:style-name="T7">ro</text:span><text:span text:style-name="T7">-</text:span><text:span text:style-name="T7">|</text:span><text:span text:style-name="T7">boranda<text:span text:style-name="T1">m</text:span></text:span> <text:span text:style-name="T7"/><text:span text:style-name="T7"><text:span text:style-name="T1">et</text:span></text:span> <text:span text:style-name="T7">confirmanda<text:span text:style-name="T1">m</text:span></text:span> <text:span text:style-name="T7">fide<text:span text:style-name="T1">m</text:span></text:span> <text:span text:style-name="T7">u<text:span text:style-name="T1">est</text:span>ram</text:span> <text:span text:style-name="T7">utinam</text:span> <text:span text:style-name="T7">ut</text:span> <text:span text:style-name="T7"><text:span text:style-name="T1">et</text:span></text:span> <text:span text:style-name="T7">uos</text:span> <text:span text:style-name="T7">imitemini</text:span><text:span text:style-name="T7"> | </text:span><text:span text:style-name="T7">maiora</text:span> <text:span text:style-name="T7"><text:span text:style-name="T1">et</text:span></text:span> <text:span text:style-name="T7"/><text:span text:style-name="T7"/><text:span text:style-name="T7">potiora</text:span> <text:span text:style-name="T7">faciatis</text:span><text:span text:style-name="T7">;</text:span> <text:span text:style-name="T7">hoc</text:span> <text:span text:style-name="T7">erit</text:span> <text:span text:style-name="T7">gl<text:span text:style-name="T1">ori</text:span>a</text:span> <text:span text:style-name="T7">mea</text:span><text:span text:style-name="T7">·</text:span> <text:span text:style-name="T7">q<text:span text:style-name="T1">u</text:span>ia</text:span> <text:span text:style-name="T7">filius</text:span> <text:span text:style-name="T7">sapiens</text:span><text:span text:style-name="T7">;</text:span><text:span text:style-name="T7"> | </text:span><text:span text:style-name="T7">gl<text:span text:style-name="T1">ori</text:span>a</text:span> <text:span text:style-name="T7"/><text:span text:style-name="T7">patris</text:span> <text:span text:style-name="T7">e<text:span text:style-name="T1">st</text:span></text:span> <text:span text:style-name="T7"/></text:p>
      <text:p>48. <text:span text:style-name="T7"/><text:span text:style-name="T7"><text:span text:style-name="T3">U</text:span>os</text:span> <text:span text:style-name="T7">scitis</text:span> <text:span text:style-name="T7"><text:span text:style-name="T1">et</text:span></text:span> <text:span text:style-name="T7">d<text:span text:style-name="T1">eu</text:span>s</text:span> <text:span text:style-name="T7">qualit<text:span text:style-name="T1">er</text:span></text:span> <text:span text:style-name="T7">apud</text:span> <text:span text:style-name="T7">uos</text:span> <text:span text:style-name="T7">conuersat<text:span text:style-name="T1">us</text:span></text:span> <text:span text:style-name="T7">su<text:span text:style-name="T1">m</text:span></text:span><text:span text:style-name="T7"> | </text:span><text:span text:style-name="T7">a</text:span> <text:span text:style-name="T7">iuuentute</text:span> <text:span text:style-name="T7"/><text:span text:style-name="T7">mea</text:span><text:span text:style-name="T7">·</text:span> <text:span text:style-name="T7"><text:span text:style-name="T1">et</text:span></text:span> <text:span text:style-name="T7">fide</text:span> <text:span text:style-name="T7">ueritatis</text:span> <text:span text:style-name="T7"><text:span text:style-name="T1">et</text:span></text:span> <text:span text:style-name="T7">in</text:span> <text:span text:style-name="T7">sinceritate</text:span> <text:span text:style-name="T7">cordis</text:span><text:span text:style-name="T7">·</text:span><text:span text:style-name="T7"> | </text:span><text:span text:style-name="T7"><text:span text:style-name="T1">et</text:span>iam</text:span> <text:span text:style-name="T7">ad</text:span> <text:span text:style-name="T7">gentes</text:span> <text:span text:style-name="T7"/><text:span text:style-name="T7">illas</text:span> <text:span text:style-name="T7">int<text:span text:style-name="T1">er</text:span></text:span> <text:span text:style-name="T7">quas</text:span> <text:span text:style-name="T7">habito</text:span> <text:span text:style-name="T7">ego</text:span> <text:span text:style-name="T7">fidem</text:span> <text:span text:style-name="T7">illis</text:span> <text:span text:style-name="T7">p<text:span text:style-name="T1">rae</text:span>staui</text:span><text:span text:style-name="T7"> | </text:span><text:span text:style-name="T7"><text:span text:style-name="T1">et</text:span></text:span> <text:span text:style-name="T7">p<text:span text:style-name="T1">rae</text:span>abo</text:span><text:span text:style-name="T7">;</text:span> <text:span text:style-name="T7"><text:span text:style-name="T3">D</text:span><text:span text:style-name="T1">eu</text:span>s</text:span> <text:span text:style-name="T7"/><text:span text:style-name="T7">scit</text:span> <text:span text:style-name="T7">nemine<text:span text:style-name="T1">m</text:span></text:span> <text:span text:style-name="T7">illo<text:span text:style-name="T1">rum</text:span></text:span> <text:span text:style-name="T7">circu<text:span text:style-name="T1">m</text:span>ueni</text:span><text:span text:style-name="T7">·</text:span> <text:span text:style-name="T7">nec</text:span> <text:span text:style-name="T7">cogito</text:span> <text:span text:style-name="T7">p<text:span text:style-name="T1">ro</text:span>pt<text:span text:style-name="T1">er</text:span></text:span><text:span text:style-name="T7"> | </text:span><text:span text:style-name="T7">d<text:span text:style-name="T1">eu</text:span>m</text:span> <text:span text:style-name="T7"><text:span text:style-name="T1">et</text:span></text:span> <text:span text:style-name="T7"/><text:span text:style-name="T7">eccl<text:span text:style-name="T1">esi</text:span>am</text:span> <text:span text:style-name="T7">ipsius</text:span><text:span text:style-name="T7">·</text:span> <text:span text:style-name="T7">ne</text:span> <text:span text:style-name="T7">excitem</text:span> <text:span text:style-name="T7">illis</text:span> <text:span text:style-name="T7"><text:span text:style-name="T1">et</text:span></text:span> <text:span text:style-name="T7">nobis</text:span> <text:span text:style-name="T7">om<text:span text:style-name="T1">n</text:span>ib<text:span text:style-name="T1">us</text:span></text:span> <text:span text:style-name="T7">per</text:span><text:span text:style-name="T7">-</text:span><text:span text:style-name="T7">|</text:span><text:span text:style-name="T7">secutione<text:span text:style-name="T1">m</text:span></text:span><text:span text:style-name="T7">·</text:span> <text:span text:style-name="T7"/><text:span text:style-name="T7"><text:span text:style-name="T1">et</text:span></text:span> <text:span text:style-name="T7">ne</text:span> <text:span text:style-name="T7">p<text:span text:style-name="T1">er</text:span></text:span> <text:span text:style-name="T7">me</text:span> <text:span text:style-name="T7">blasphemaret<text:span text:style-name="T1">ur</text:span></text:span> <text:span text:style-name="T7">nom<text:span text:style-name="T1">en</text:span></text:span> <text:span text:style-name="T7">d<text:span text:style-name="T1">omi</text:span>ni</text:span> <text:span text:style-name="T7">q<text:span text:style-name="T1">u</text:span>ia</text:span> <text:span text:style-name="T7">scriptum</text:span><text:span text:style-name="T7"> | </text:span><text:span text:style-name="T7">est</text:span><text:span text:style-name="T7">;</text:span> <text:span text:style-name="T7">ue</text:span> <text:span text:style-name="T7"/><text:span text:style-name="T7">homini</text:span> <text:span text:style-name="T7">p<text:span text:style-name="T1">er</text:span></text:span> <text:span text:style-name="T7">que<text:span text:style-name="T1">m</text:span></text:span> <text:span text:style-name="T7">nomen</text:span> <text:span text:style-name="T7">d<text:span text:style-name="T1">omi</text:span>ni</text:span> <text:span text:style-name="T7">blasphemat<text:span text:style-name="T1">ur</text:span></text:span><text:span text:style-name="T7">;</text:span> <text:span text:style-name="T7"/></text:p>
      <text:p>49. <text:span text:style-name="T7"/><text:span text:style-name="T7"><text:span text:style-name="T3">N</text:span>am</text:span> <text:span text:style-name="T7"><text:span text:style-name="T1">et</text:span></text:span><text:span text:style-name="T7">|</text:span><text:span text:style-name="T7">si</text:span> <text:span text:style-name="T7">imp<text:span text:style-name="T1">er</text:span>it<text:span text:style-name="T1">us</text:span></text:span> <text:span text:style-name="T7">sum</text:span><text:span text:style-name="T7">;</text:span> <text:span text:style-name="T7">in</text:span> <text:span text:style-name="T7">om<text:span text:style-name="T1">n</text:span>ib<text:span text:style-name="T1">us</text:span></text:span> <text:span text:style-name="T7">tamen</text:span> <text:span text:style-name="T7">conat<text:span text:style-name="T1">us</text:span></text:span> <text:span text:style-name="T7">sum</text:span> <text:span text:style-name="T7">quippia<text:span text:style-name="T1">m</text:span></text:span> <text:span text:style-name="T7"/><text:span text:style-name="T7">seruare</text:span><text:span text:style-name="T7"> | </text:span><text:span text:style-name="T7">me</text:span><text:span text:style-name="T7">·</text:span> <text:span text:style-name="T7"><text:span text:style-name="T1">et</text:span>iam</text:span> <text:span text:style-name="T7"><text:span text:style-name="T1">et</text:span></text:span> <text:span text:style-name="T7">fr<text:span text:style-name="T1">atr</text:span>ib<text:span text:style-name="T1">us</text:span></text:span> <text:span text:style-name="T7">chr<text:span text:style-name="T1">ist</text:span>ianis</text:span> <text:span text:style-name="T7"><text:span text:style-name="T1">et</text:span></text:span> <text:span text:style-name="T7">uirginib<text:span text:style-name="T1">us</text:span></text:span> <text:span text:style-name="T7">chr<text:span text:style-name="T1">ist</text:span>i</text:span> <text:span text:style-name="T7"/><text:span text:style-name="T7"><text:span text:style-name="T1">et</text:span></text:span> <text:span text:style-name="T7">mulieribus</text:span><text:span text:style-name="T7"> | </text:span><text:span text:style-name="T7">religiosis</text:span> <text:span text:style-name="T7">que</text:span> <text:span text:style-name="T7">m<text:span text:style-name="T1">ih</text:span>i</text:span> <text:span text:style-name="T7">ultronea</text:span> <text:span text:style-name="T7">munuscula</text:span> <text:span text:style-name="T7">donabant</text:span> <text:span text:style-name="T7"><text:span text:style-name="T1">et</text:span></text:span> <text:span text:style-name="T7"/><text:span text:style-name="T7">sup<text:span text:style-name="T1">er</text:span></text:span><text:span text:style-name="T7"> | </text:span><text:span text:style-name="T7">altare</text:span> <text:span text:style-name="T7">iactabant</text:span> <text:span text:style-name="T7">
                    \ex/
                </text:span><text:span text:style-name="T7">ornam<text:span text:style-name="T1">en</text:span>tis</text:span> <text:span text:style-name="T7">suis</text:span><text:span text:style-name="T7">·</text:span> <text:span text:style-name="T7"><text:span text:style-name="T1">et</text:span></text:span> <text:span text:style-name="T7">it<text:span text:style-name="T1">er</text:span>um</text:span> <text:span text:style-name="T7">reddebam</text:span> <text:span text:style-name="T7">illis</text:span><text:span text:style-name="T7"> | </text:span><text:span text:style-name="T7"/><text:span text:style-name="T7"><text:span text:style-name="T1">et</text:span></text:span> <text:span text:style-name="T7">aduersu<text:span text:style-name="T1">m</text:span></text:span> <text:span text:style-name="T7">me</text:span> <text:span text:style-name="T7">scandalizabant<text:span text:style-name="T1">ur</text:span></text:span> <text:span text:style-name="T7">cur</text:span> <text:span text:style-name="T7">ego</text:span> <text:span text:style-name="T7">facieba<text:span text:style-name="T1">m</text:span></text:span><text:span text:style-name="T7">;</text:span> <text:span text:style-name="T7"><text:span text:style-name="T3">S</text:span>ed</text:span> <text:span text:style-name="T7">ego</text:span><text:span text:style-name="T7"> | </text:span><text:span text:style-name="T7">p<text:span text:style-name="T1">ro</text:span>pt<text:span text:style-name="T1">er</text:span></text:span> <text:span text:style-name="T7"/><text:span text:style-name="T7">spem</text:span> <text:span text:style-name="T7">p<text:span text:style-name="T1">er</text:span>hennitatis</text:span><text:span text:style-name="T7">·</text:span> <text:span text:style-name="T7">ut</text:span> <text:span text:style-name="T7">me</text:span> <text:span text:style-name="T7">in</text:span> <text:span text:style-name="T7">omnib<text:span text:style-name="T1">us</text:span></text:span> <text:span text:style-name="T7">caute</text:span> <text:span text:style-name="T7">p<text:span text:style-name="T1">ro</text:span>pt<text:span text:style-name="T1">er</text:span>ea</text:span><text:span text:style-name="T7"> | </text:span><text:span text:style-name="T7">conseruare<text:span text:style-name="T1">m</text:span></text:span><text:span text:style-name="T7">·</text:span> <text:span text:style-name="T7"/><text:span text:style-name="T7">ita</text:span> <text:span text:style-name="T7">ut</text:span> <text:span text:style-name="T7">me</text:span> <text:span text:style-name="T7">in</text:span> <text:span text:style-name="T7">aliquo</text:span> <text:span text:style-name="T7">titulo</text:span> <text:span text:style-name="T7">infideli</text:span> <text:span text:style-name="T7">caperent</text:span><text:span text:style-name="T7"> | </text:span><text:span text:style-name="T7">u<text:span text:style-name="T1">e</text:span>l</text:span> <text:span text:style-name="T7">ministeriu<text:span text:style-name="T1">m</text:span></text:span> <text:span text:style-name="T7">seruitutis</text:span> <text:span text:style-name="T7">mee</text:span><text:span text:style-name="T7">·</text:span> <text:span text:style-name="T7"/><text:span text:style-name="T7">nec</text:span> <text:span text:style-name="T7">etiam</text:span> <text:span text:style-name="T7">in</text:span> <text:span text:style-name="T7">minimo</text:span> <text:span text:style-name="T7">in</text:span><text:span text:style-name="T7">-</text:span><text:span text:style-name="T7">|</text:span><text:span text:style-name="T7">credulis</text:span> <text:span text:style-name="T7">locu<text:span text:style-name="T1">m</text:span></text:span> <text:span text:style-name="T7">dare<text:span text:style-name="T1">m</text:span></text:span> <text:span text:style-name="T7">infamare</text:span> <text:span text:style-name="T7">siue</text:span> <text:span text:style-name="T7"/><text:span text:style-name="T7">detractare</text:span><text:span text:style-name="T7">;</text:span> <text:span text:style-name="T7"/></text:p>
      <text:p>50. <text:span text:style-name="T7"/><text:span text:style-name="T7">forte</text:span><text:span text:style-name="T7"> | </text:span><text:span text:style-name="T7">aute<text:span text:style-name="T1">m</text:span></text:span> <text:span text:style-name="T7">quando</text:span> <text:span text:style-name="T7">baptizaui</text:span> <text:span text:style-name="T7">tot</text:span> <text:span text:style-name="T7">milia</text:span> <text:span text:style-name="T7">hominum</text:span><text:span text:style-name="T7">·</text:span> <text:span text:style-name="T7">sp<text:span text:style-name="T1">er</text:span>auerim</text:span><text:span text:style-name="T7"> | </text:span><text:span text:style-name="T7"/><text:span text:style-name="T7">ab</text:span> <text:span text:style-name="T7">aliquo</text:span> <text:span text:style-name="T7">illo<text:span text:style-name="T1">rum</text:span></text:span> <text:span text:style-name="T7">uel</text:span> <text:span text:style-name="T7">dimidiu<text:span text:style-name="T1">m</text:span></text:span> <text:span text:style-name="T7">scriptule</text:span><text:span text:style-name="T7">·</text:span> <text:span text:style-name="T7">dicite</text:span> <text:span text:style-name="T7">m<text:span text:style-name="T1">ih</text:span>i</text:span><text:span text:style-name="T7">;</text:span> <text:span text:style-name="T7"><text:span text:style-name="T1">et</text:span></text:span> <text:span text:style-name="T7">redda<text:span text:style-name="T1">m</text:span></text:span><text:span text:style-name="T7"> | </text:span><text:span text:style-name="T7"/><text:span text:style-name="T7">uobis</text:span><text:span text:style-name="T7">;</text:span> <text:span text:style-name="T7">aut</text:span> <text:span text:style-name="T7">quando</text:span> <text:span text:style-name="T7">ordinauit</text:span> <text:span text:style-name="T7">ubiq<text:span text:style-name="T1">ue</text:span></text:span> <text:span text:style-name="T7">d<text:span text:style-name="T1">omi</text:span>n<text:span text:style-name="T1">u</text:span>s</text:span> <text:span text:style-name="T7">clericos</text:span> <text:span text:style-name="T7">p<text:span text:style-name="T1">er</text:span></text:span> <text:span text:style-name="T7">modi</text:span><text:span text:style-name="T7">-</text:span><text:span text:style-name="T7"> | </text:span><text:span text:style-name="T7">-</text:span> <text:span text:style-name="T7">citate<text:span text:style-name="T1">m</text:span></text:span> <text:span text:style-name="T7"/><text:span text:style-name="T7">mea<text:span text:style-name="T1">m</text:span></text:span> <text:span text:style-name="T7"><text:span text:style-name="T1">et</text:span></text:span> <text:span text:style-name="T7">ministeriu<text:span text:style-name="T1">m</text:span></text:span><text:span text:style-name="T7">;</text:span> <text:span text:style-name="T7">gratis</text:span> <text:span text:style-name="T7">distribui</text:span> <text:span text:style-name="T7">illis</text:span><text:span text:style-name="T7">;</text:span> <text:span text:style-name="T7">si</text:span> <text:span text:style-name="T7">poposci</text:span><text:span text:style-name="T7"> | </text:span><text:span text:style-name="T7">ab</text:span> <text:span text:style-name="T7">aliquo</text:span> <text:span text:style-name="T7"/><text:span text:style-name="T7">illo<text:span text:style-name="T1">rum</text:span></text:span> <text:span text:style-name="T7">uel</text:span> <text:span text:style-name="T7">p<text:span text:style-name="T1">re</text:span>tiu<text:span text:style-name="T1">m</text:span></text:span> <text:span text:style-name="T7">uel</text:span> <text:span text:style-name="T7">calciam<text:span text:style-name="T1">en</text:span>ti</text:span> <text:span text:style-name="T7">mei</text:span><text:span text:style-name="T7">;</text:span> <text:span text:style-name="T7">dicite</text:span> <text:span text:style-name="T7">ad</text:span><text:span text:style-name="T7">-</text:span><text:span text:style-name="T7">|</text:span><text:span text:style-name="T7">uersus</text:span> <text:span text:style-name="T7">me</text:span><text:span text:style-name="T7">·</text:span> <text:span text:style-name="T7"><text:span text:style-name="T1">et</text:span></text:span> <text:span text:style-name="T7">redda<text:span text:style-name="T1">m</text:span></text:span> <text:span text:style-name="T7"/><text:span text:style-name="T7">uobis</text:span> <text:span text:style-name="T7"/></text:p>
      <text:p>51. <text:span text:style-name="T7"/><text:span text:style-name="T7">magis</text:span><text:span text:style-name="T7">;</text:span> <text:span text:style-name="T7"><text:span text:style-name="T3">E</text:span>go</text:span> <text:span text:style-name="T7">impendi</text:span> <text:span text:style-name="T7">p<text:span text:style-name="T1">ro</text:span></text:span> <text:span text:style-name="T7">uobis</text:span> <text:span text:style-name="T7">ut</text:span><text:span text:style-name="T7"> | </text:span><text:span text:style-name="T7">me</text:span> <text:span text:style-name="T7">cap<text:span text:style-name="T1">er</text:span>et</text:span> <text:span text:style-name="T7"><text:span text:style-name="T1">et</text:span></text:span> <text:span text:style-name="T7">int<text:span text:style-name="T1">er</text:span></text:span> <text:span text:style-name="T7">uos</text:span> <text:span text:style-name="T7"><text:span text:style-name="T1">et</text:span></text:span> <text:span text:style-name="T7">ubiq<text:span text:style-name="T1">ue</text:span></text:span> <text:span text:style-name="T7"/><text:span text:style-name="T7">p<text:span text:style-name="T1">er</text:span>gebam</text:span> <text:span text:style-name="T7">causa</text:span> <text:span text:style-name="T7">u<text:span text:style-name="T1">est</text:span>ra</text:span> <text:span text:style-name="T7">in</text:span> <text:span text:style-name="T7">multis</text:span><text:span text:style-name="T7"> | </text:span><text:span text:style-name="T7">p<text:span text:style-name="T1">er</text:span>iculis</text:span> <text:span text:style-name="T7">etiam</text:span> <text:span text:style-name="T7">usq<text:span text:style-name="T1">ue</text:span></text:span> <text:span text:style-name="T7">ad</text:span> <text:span text:style-name="T7">ext
                    \e/
                ras</text:span> <text:span text:style-name="T7"/><text:span text:style-name="T7">partes</text:span> <text:span text:style-name="T7">ubi</text:span> <text:span text:style-name="T7">nemo</text:span> <text:span text:style-name="T7">ultra</text:span> <text:span text:style-name="T7">erat</text:span><text:span text:style-name="T7">·</text:span><text:span text:style-name="T7"> | </text:span><text:span text:style-name="T7"><text:span text:style-name="T1">et</text:span></text:span> <text:span text:style-name="T7">ubi</text:span> <text:span text:style-name="T7">nunqua<text:span text:style-name="T1">m</text:span></text:span> <text:span text:style-name="T7">aliquis</text:span> <text:span text:style-name="T7">p<text:span text:style-name="T1">er</text:span>uenerat</text:span> <text:span text:style-name="T7">qui</text:span> <text:span text:style-name="T7"/><text:span text:style-name="T7">baptizar<text:span text:style-name="T1">et</text:span></text:span> <text:span text:style-name="T7">aut</text:span><text:span text:style-name="T7"> | </text:span><text:span text:style-name="T7">clericos</text:span> <text:span text:style-name="T7">ordinaret</text:span><text:span text:style-name="T7">·</text:span> <text:span text:style-name="T7">aut</text:span> <text:span text:style-name="T7">populu<text:span text:style-name="T1">m</text:span></text:span> <text:span text:style-name="T7">consu<text:span text:style-name="T1">m</text:span>maret</text:span><text:span text:style-name="T7">·</text:span> <text:span text:style-name="T7">donante</text:span><text:span text:style-name="T7"> | </text:span><text:span text:style-name="T7"/><text:span text:style-name="T7">d<text:span text:style-name="T1">omi</text:span>no</text:span> <text:span text:style-name="T7">diligent<text:span text:style-name="T1">er</text:span></text:span> <text:span text:style-name="T7"><text:span text:style-name="T1">et</text:span></text:span> <text:span text:style-name="T7">libentissime</text:span> <text:span text:style-name="T7">p<text:span text:style-name="T1">ro</text:span></text:span> <text:span text:style-name="T7">salute</text:span> <text:span text:style-name="T7">u<text:span text:style-name="T1">ost</text:span>ra</text:span> <text:span text:style-name="T7">om<text:span text:style-name="T1">n</text:span>ia</text:span> <text:span text:style-name="T7">generaui</text:span><text:span text:style-name="T7">;</text:span><text:span text:style-name="T7"> | </text:span><text:span text:style-name="T7"/></text:p>
      <text:p>52. <text:span text:style-name="T7"/><text:span text:style-name="T7"><text:span text:style-name="T3">I</text:span>nterim</text:span> <text:span text:style-name="T7">p<text:span text:style-name="T1">re</text:span>mia</text:span> <text:span text:style-name="T7">daba<text:span text:style-name="T1">m</text:span></text:span> <text:span text:style-name="T7">regib<text:span text:style-name="T1">us</text:span></text:span> <text:span text:style-name="T7">p<text:span text:style-name="T1">ro</text:span>pt<text:span text:style-name="T1">er</text:span></text:span> <text:span text:style-name="T7">q<text:span text:style-name="T1">uo</text:span>d</text:span> <text:span text:style-name="T7">daba<text:span text:style-name="T1">m</text:span></text:span> <text:span text:style-name="T7"/><text:span text:style-name="T7">mercede<text:span text:style-name="T1">m</text:span></text:span><text:span text:style-name="T7">·</text:span> <text:span text:style-name="T7">filiis</text:span><text:span text:style-name="T7">(163v)</text:span><text:span text:style-name="T7"/><text:span text:style-name="T7"> | </text:span><text:span text:style-name="T7">ipso<text:span text:style-name="T1">rum</text:span></text:span> <text:span text:style-name="T7">q<text:span text:style-name="T1">u</text:span>i</text:span> <text:span text:style-name="T7">mecu<text:span text:style-name="T1">m</text:span></text:span> <text:span text:style-name="T7">ambulant</text:span> <text:span text:style-name="T7"><text:span text:style-name="T1">et</text:span></text:span> <text:span text:style-name="T7">nichil</text:span> <text:span text:style-name="T7"/><text:span text:style-name="T7"/><text:span text:style-name="T7">comp<text:span text:style-name="T1">re</text:span>hender<text:span text:style-name="T1">unt</text:span></text:span> <text:span text:style-name="T7">me</text:span> <text:span text:style-name="T7">cu<text:span text:style-name="T1">m</text:span></text:span> <text:span text:style-name="T7">comitib<text:span text:style-name="T1">us</text:span></text:span><text:span text:style-name="T7"> | </text:span><text:span text:style-name="T7">meis</text:span><text:span text:style-name="T7">;</text:span> <text:span text:style-name="T7"><text:span text:style-name="T3">E</text:span>t</text:span> <text:span text:style-name="T7">illa</text:span> <text:span text:style-name="T7">die</text:span> <text:span text:style-name="T7">auidissime</text:span> <text:span text:style-name="T7">cupieba<text:span text:style-name="T1">m</text:span></text:span> <text:span text:style-name="T7"/><text:span text:style-name="T7">int<text:span text:style-name="T1">er</text:span>ficere</text:span> <text:span text:style-name="T7">me</text:span><text:span text:style-name="T7">·</text:span> <text:span text:style-name="T7">sed</text:span><text:span text:style-name="T7">te<text:span text:style-name="T1">m</text:span>p<text:span text:style-name="T1">us</text:span></text:span><text:span text:style-name="T7"> | </text:span><text:span text:style-name="T7">n<text:span text:style-name="T1">on</text:span>dum</text:span> <text:span text:style-name="T7">uenerat</text:span><text:span text:style-name="T7">·</text:span> <text:span text:style-name="T7"><text:span text:style-name="T1">et</text:span></text:span> <text:span text:style-name="T7">om<text:span text:style-name="T1">n</text:span>ia</text:span> <text:span text:style-name="T7">quecumq<text:span text:style-name="T1">ue</text:span></text:span> <text:span text:style-name="T7"/><text:span text:style-name="T7">nobiscum</text:span> <text:span text:style-name="T7">inuener<text:span text:style-name="T1">unt</text:span></text:span> <text:span text:style-name="T7">rapuer<text:span text:style-name="T1">unt</text:span></text:span><text:span text:style-name="T7"> | </text:span><text:span text:style-name="T7">illa</text:span><text:span text:style-name="T7">·</text:span> <text:span text:style-name="T7"><text:span text:style-name="T1">et</text:span></text:span> <text:span text:style-name="T7">me</text:span> <text:span text:style-name="T7">ipsum</text:span> <text:span text:style-name="T7">ferro</text:span> <text:span text:style-name="T7">uinxerunt</text:span><text:span text:style-name="T7">;</text:span> <text:span text:style-name="T7"><text:span text:style-name="T3">E</text:span>t</text:span> <text:span text:style-name="T7"/><text:span text:style-name="T7">quartodecimo</text:span> <text:span text:style-name="T7">die</text:span><text:span text:style-name="T7"> | </text:span><text:span text:style-name="T7">absoluit</text:span> <text:span text:style-name="T7">me</text:span> <text:span text:style-name="T7">d<text:span text:style-name="T1">omi</text:span>n<text:span text:style-name="T1">u</text:span>s</text:span> <text:span text:style-name="T7">de</text:span> <text:span text:style-name="T7">potestate</text:span> <text:span text:style-name="T7">eo<text:span text:style-name="T1">rum</text:span></text:span><text:span text:style-name="T7">·</text:span> <text:span text:style-name="T7"><text:span text:style-name="T1">et</text:span></text:span> <text:span text:style-name="T7"/><text:span text:style-name="T7">quicquid</text:span> <text:span text:style-name="T7">n<text:span text:style-name="T1">ost</text:span>r<text:span text:style-name="T1">u</text:span>m</text:span> <text:span text:style-name="T7">fuit</text:span> <text:span text:style-name="T7">re</text:span><text:span text:style-name="T7"> | </text:span><text:span text:style-name="T7">-</text:span> <text:span text:style-name="T7">ditum</text:span> <text:span text:style-name="T7">e<text:span text:style-name="T1">st</text:span></text:span> <text:span text:style-name="T7">nobis</text:span> <text:span text:style-name="T7">p<text:span text:style-name="T1">ro</text:span>pt<text:span text:style-name="T1">er</text:span></text:span> <text:span text:style-name="T7">d<text:span text:style-name="T1">eu</text:span>m</text:span> <text:span text:style-name="T7"><text:span text:style-name="T1">et</text:span></text:span> <text:span text:style-name="T7">necessarios</text:span> <text:span text:style-name="T7"/><text:span text:style-name="T7">amicos</text:span> <text:span text:style-name="T7">quos</text:span> <text:span text:style-name="T7">ante</text:span> <text:span text:style-name="T7">pre</text:span><text:span text:style-name="T7">|</text:span><text:span text:style-name="T7">uidim<text:span text:style-name="T1">us</text:span></text:span><text:span text:style-name="T7">;</text:span> <text:span text:style-name="T7"/></text:p>
      <text:p>53. <text:span text:style-name="T7"/><text:span text:style-name="T7"><text:span text:style-name="T3">U</text:span>os</text:span> <text:span text:style-name="T7">aute<text:span text:style-name="T1">m</text:span></text:span> <text:span text:style-name="T7">exp<text:span text:style-name="T1">er</text:span>ti</text:span> <text:span text:style-name="T7">estis</text:span> <text:span text:style-name="T7">quantu<text:span text:style-name="T1">m</text:span></text:span> <text:span text:style-name="T7">ego</text:span> <text:span text:style-name="T7">erogaui</text:span> <text:span text:style-name="T7">illis</text:span><text:span text:style-name="T7">·</text:span> <text:span text:style-name="T7">qui</text:span><text:span text:style-name="T7"> | </text:span><text:span text:style-name="T7">iudicabant</text:span> <text:span text:style-name="T7"/><text:span text:style-name="T7">p<text:span text:style-name="T1">er</text:span></text:span> <text:span text:style-name="T7">om<text:span text:style-name="T1">ne</text:span>s</text:span> <text:span text:style-name="T7">regiones</text:span> <text:span text:style-name="T7">quos</text:span> <text:span text:style-name="T7">ego</text:span> <text:span text:style-name="T7">frequentius</text:span> <text:span text:style-name="T7">uisitaba<text:span text:style-name="T1">m</text:span></text:span><text:span text:style-name="T7">;</text:span><text:span text:style-name="T7"> | </text:span><text:span text:style-name="T7"><text:span text:style-name="T3">C</text:span>enseo</text:span> <text:span text:style-name="T7">enim</text:span> <text:span text:style-name="T7"/><text:span text:style-name="T7">n<text:span text:style-name="T1">on</text:span></text:span> <text:span text:style-name="T7">minimu<text:span text:style-name="T1">m</text:span></text:span> <text:span text:style-name="T7">p<text:span text:style-name="T1">re</text:span>tium</text:span> <text:span text:style-name="T7">quindeci<text:span text:style-name="T1">m</text:span></text:span> <text:span text:style-name="T7">hominu<text:span text:style-name="T1">m</text:span></text:span> <text:span text:style-name="T7">distribui</text:span><text:span text:style-name="T7"> | </text:span><text:span text:style-name="T7">illis</text:span><text:span text:style-name="T7">·</text:span> <text:span text:style-name="T7">ita</text:span> <text:span text:style-name="T7"/><text:span text:style-name="T7">ut</text:span> <text:span text:style-name="T7">me</text:span> <text:span text:style-name="T7">fruamini</text:span><text:span text:style-name="T7">·</text:span> <text:span text:style-name="T7"><text:span text:style-name="T1">et</text:span></text:span> <text:span text:style-name="T7">ego</text:span> <text:span text:style-name="T7">uobis</text:span> <text:span text:style-name="T7">semp<text:span text:style-name="T1">er</text:span></text:span> <text:span text:style-name="T7">fruar</text:span> <text:span text:style-name="T7">in</text:span> <text:span text:style-name="T7">d<text:span text:style-name="T1">eu</text:span>m</text:span> <text:span text:style-name="T7">n<text:span text:style-name="T1">on</text:span></text:span> <text:span text:style-name="T7">me</text:span><text:span text:style-name="T7"> | </text:span><text:span text:style-name="T7">penitet</text:span><text:span text:style-name="T7">·</text:span> <text:span text:style-name="T7"/><text:span text:style-name="T7">nec</text:span> <text:span text:style-name="T7">satis</text:span> <text:span text:style-name="T7">e<text:span text:style-name="T1">st</text:span></text:span> <text:span text:style-name="T7">m<text:span text:style-name="T1">ih</text:span>i</text:span> <text:span text:style-name="T7">
                    ERROR
                </text:span><text:span text:style-name="T7">adhuc</text:span> <text:span text:style-name="T7">impendo</text:span> <text:span text:style-name="T7"><text:span text:style-name="T1">et</text:span></text:span> <text:span text:style-name="T7">sup<text:span text:style-name="T1">er</text:span>impenda<text:span text:style-name="T1">m</text:span></text:span><text:span text:style-name="T7">;</text:span><text:span text:style-name="T7"> | </text:span><text:span text:style-name="T7"><text:span text:style-name="T3">P</text:span>otens</text:span> <text:span text:style-name="T7">e<text:span text:style-name="T1">st</text:span></text:span> <text:span text:style-name="T7"/><text:span text:style-name="T7">d<text:span text:style-name="T1">omi</text:span>n<text:span text:style-name="T1">u</text:span>s</text:span> <text:span text:style-name="T7">ut</text:span> <text:span text:style-name="T7">det</text:span> <text:span text:style-name="T7">m<text:span text:style-name="T1">ih</text:span>i</text:span> <text:span text:style-name="T7">postmodum</text:span><text:span text:style-name="T7">·</text:span> <text:span text:style-name="T7">ut</text:span> <text:span text:style-name="T7">meipsum</text:span> <text:span text:style-name="T7">impendam</text:span><text:span text:style-name="T7"> | </text:span><text:span text:style-name="T7">p<text:span text:style-name="T1">ro</text:span></text:span> <text:span text:style-name="T7">animab<text:span text:style-name="T1">us</text:span></text:span> <text:span text:style-name="T7"/><text:span text:style-name="T7">u<text:span text:style-name="T1">est</text:span>ris</text:span><text:span text:style-name="T7">;</text:span> <text:span text:style-name="T7"/></text:p>
      <text:p>54. <text:span text:style-name="T7"/><text:span text:style-name="T7"><text:span text:style-name="T3">E</text:span>cce</text:span> <text:span text:style-name="T7">teste<text:span text:style-name="T1">m</text:span></text:span> <text:span text:style-name="T7">d<text:span text:style-name="T1">eu</text:span>m</text:span> <text:span text:style-name="T7">inuoco</text:span> <text:span text:style-name="T7">in</text:span> <text:span text:style-name="T7">anima<text:span text:style-name="T1">m</text:span></text:span> <text:span text:style-name="T7">mea<text:span text:style-name="T1">m</text:span></text:span> <text:span text:style-name="T7">quia</text:span><text:span text:style-name="T7"> | </text:span><text:span text:style-name="T7">n<text:span text:style-name="T1">on</text:span></text:span> <text:span text:style-name="T7">mentior</text:span><text:span text:style-name="T7">·</text:span> <text:span text:style-name="T7"/><text:span text:style-name="T7">neq<text:span text:style-name="T1">ue</text:span></text:span> <text:span text:style-name="T7">ut</text:span> <text:span text:style-name="T7">sit</text:span> <text:span text:style-name="T7">occasio</text:span> <text:span text:style-name="T7">adulationis</text:span> <text:span text:style-name="T7">uel</text:span> <text:span text:style-name="T7">auaritie</text:span> <text:span text:style-name="T7">scrip</text:span><text:span text:style-name="T7">-</text:span><text:span text:style-name="T7"> | </text:span><text:span text:style-name="T7">-</text:span> <text:span text:style-name="T7">serim</text:span> <text:span text:style-name="T7">uobis</text:span> <text:span text:style-name="T7"/><text:span text:style-name="T7">neq<text:span text:style-name="T1">ue</text:span></text:span> <text:span text:style-name="T7">ut</text:span> <text:span text:style-name="T7">honore<text:span text:style-name="T1">m</text:span></text:span> <text:span text:style-name="T7">sp<text:span text:style-name="T1">er</text:span>are<text:span text:style-name="T1">m</text:span></text:span> <text:span text:style-name="T7">u<text:span text:style-name="T1">est</text:span>r<text:span text:style-name="T1">u</text:span>m</text:span><text:span text:style-name="T7">·</text:span> <text:span text:style-name="T7">sufficit</text:span> <text:span text:style-name="T7">enim</text:span> <text:span text:style-name="T7">m<text:span text:style-name="T1">ih</text:span>i</text:span><text:span text:style-name="T7"> | </text:span><text:span text:style-name="T7">honor</text:span> <text:span text:style-name="T7">q<text:span text:style-name="T1">u</text:span>i</text:span> <text:span text:style-name="T7"/><text:span text:style-name="T7">nondu<text:span text:style-name="T1">m</text:span></text:span> <text:span text:style-name="T7">uidet<text:span text:style-name="T1">ur</text:span></text:span> <text:span text:style-name="T7">sed</text:span> <text:span text:style-name="T7">corde</text:span><text:span text:style-name="T7">credit<text:span text:style-name="T1">ur</text:span></text:span><text:span text:style-name="T7">;</text:span> <text:span text:style-name="T7"><text:span text:style-name="T3">F</text:span>idelis</text:span> <text:span text:style-name="T7">aute<text:span text:style-name="T1">m</text:span></text:span> <text:span text:style-name="T7">qui</text:span><text:span text:style-name="T7"> | </text:span><text:span text:style-name="T7">p<text:span text:style-name="T1">ro</text:span>misit</text:span><text:span text:style-name="T7">;</text:span> <text:span text:style-name="T7"/><text:span text:style-name="T7">nunqua<text:span text:style-name="T1">m</text:span></text:span> <text:span text:style-name="T7">m<text:span text:style-name="T1">en</text:span>tit<text:span text:style-name="T1">ur</text:span></text:span><text:span text:style-name="T7">;</text:span> <text:span text:style-name="T7"/></text:p>
      <text:p>55. <text:span text:style-name="T7"/><text:span text:style-name="T7"><text:span text:style-name="T3">S</text:span>ed</text:span> <text:span text:style-name="T7">uideo</text:span> <text:span text:style-name="T7">iam</text:span> <text:span text:style-name="T7">in</text:span> <text:span text:style-name="T7">p<text:span text:style-name="T1">rae</text:span>senti</text:span> <text:span text:style-name="T7">s<text:span text:style-name="T1">ae</text:span>c<text:span text:style-name="T1">u</text:span>lo</text:span> <text:span text:style-name="T7">me</text:span><text:span text:style-name="T7"> | </text:span><text:span text:style-name="T7">supra</text:span> <text:span text:style-name="T7">modu<text:span text:style-name="T1">m</text:span></text:span> <text:span text:style-name="T7">exultatum</text:span> <text:span text:style-name="T7"/><text:span text:style-name="T7">a</text:span> <text:span text:style-name="T7">d<text:span text:style-name="T1">omi</text:span>no</text:span><text:span text:style-name="T7">;</text:span> <text:span text:style-name="T7"><text:span text:style-name="T1">et</text:span></text:span> <text:span text:style-name="T7">n<text:span text:style-name="T1">on</text:span></text:span> <text:span text:style-name="T7">eram</text:span> <text:span text:style-name="T7">dignus</text:span><text:span text:style-name="T7">·</text:span> <text:span text:style-name="T7">neq<text:span text:style-name="T1">ue</text:span></text:span> <text:span text:style-name="T7">talis</text:span><text:span text:style-name="T7"> | </text:span><text:span text:style-name="T7">ut</text:span> <text:span text:style-name="T7">hoc</text:span> <text:span text:style-name="T7">m<text:span text:style-name="T1">ih</text:span>i</text:span> <text:span text:style-name="T7">p<text:span text:style-name="T1">rae</text:span>staret</text:span> <text:span text:style-name="T7"/><text:span text:style-name="T7">dum</text:span> <text:span text:style-name="T7">scio</text:span> <text:span text:style-name="T7">certissime</text:span> <text:span text:style-name="T7">q<text:span text:style-name="T1">uo</text:span>d</text:span> <text:span text:style-name="T7">m<text:span text:style-name="T1">ih</text:span>i</text:span> <text:span text:style-name="T7">melius</text:span> <text:span text:style-name="T7">conuenit</text:span><text:span text:style-name="T7"> | </text:span><text:span text:style-name="T7">paup<text:span text:style-name="T1">er</text:span>tas</text:span> <text:span text:style-name="T7"><text:span text:style-name="T1">et</text:span></text:span> <text:span text:style-name="T7">calamitas</text:span><text:span text:style-name="T7">;</text:span> <text:span text:style-name="T7"/><text:span text:style-name="T7">qua<text:span text:style-name="T1">m</text:span></text:span> <text:span text:style-name="T7">deliciae</text:span> <text:span text:style-name="T7"><text:span text:style-name="T1">et</text:span></text:span> <text:span text:style-name="T7">diuitiae</text:span><text:span text:style-name="T7">;</text:span> <text:span text:style-name="T7"><text:span text:style-name="T3">S</text:span>ed</text:span> <text:span text:style-name="T7"><text:span text:style-name="T1">et</text:span></text:span> <text:span text:style-name="T7">chr<text:span text:style-name="T1">istu</text:span>s</text:span><text:span text:style-name="T7"> | </text:span><text:span text:style-name="T7">d<text:span text:style-name="T1">omi</text:span>n<text:span text:style-name="T1">u</text:span>s</text:span> <text:span text:style-name="T7">paup<text:span text:style-name="T1">er</text:span></text:span> <text:span text:style-name="T7">fuit</text:span> <text:span text:style-name="T7"/><text:span text:style-name="T7">p<text:span text:style-name="T1">ro</text:span></text:span> <text:span text:style-name="T7">nobis</text:span><text:span text:style-name="T7">·</text:span> <text:span text:style-name="T7">ego</text:span> <text:span text:style-name="T7">miser<text:span text:style-name="T1">et</text:span></text:span> <text:span text:style-name="T7">infelix</text:span> <text:span text:style-name="T7"><text:span text:style-name="T3">E</text:span>tsi</text:span> <text:span text:style-name="T7">opus<text:note text:id="ftn1" text:note-class="footnote"><text:note-citation>0</text:note-citation><text:note-body><text:p text:style-name="Footnote">Bieler:
                            opes;</text:p></text:note-body></text:note></text:span> <text:span text:style-name="T7">uoluero</text:span><text:span text:style-name="T7"> | </text:span><text:span text:style-name="T7">iam</text:span> <text:span text:style-name="T7"/><text:span text:style-name="T7">non</text:span> <text:span text:style-name="T7">habeo</text:span> <text:span text:style-name="T7">neq<text:span text:style-name="T1">ue</text:span></text:span> <text:span text:style-name="T7">me</text:span> <text:span text:style-name="T7">ipsum</text:span> <text:span text:style-name="T7">iudico</text:span><text:span text:style-name="T7">·</text:span> <text:span text:style-name="T7">q<text:span text:style-name="T1">u</text:span>ia</text:span> <text:span text:style-name="T7">cotidie</text:span> <text:span text:style-name="T7">sperno</text:span><text:span text:style-name="T7"> | </text:span><text:span text:style-name="T7">aut</text:span> <text:span text:style-name="T7"/><text:span text:style-name="T7">internicione<text:span text:style-name="T1">m</text:span></text:span><text:span text:style-name="T7">·</text:span> <text:span text:style-name="T7">aut</text:span> <text:span text:style-name="T7">circumueniri</text:span><text:span text:style-name="T7">·</text:span> <text:span text:style-name="T7">aut</text:span> <text:span text:style-name="T7">redigi</text:span> <text:span text:style-name="T7">in</text:span> <text:span text:style-name="T7">seruitute<text:span text:style-name="T1">m</text:span></text:span><text:span text:style-name="T7"> | </text:span><text:span text:style-name="T7">siue</text:span> <text:span text:style-name="T7">occasio
                    \n<text:span text:style-name="T1">m</text:span>/
                </text:span> <text:span text:style-name="T7"/><text:span text:style-name="T7">cuiuslib<text:span text:style-name="T1">et</text:span></text:span><text:span text:style-name="T7">;</text:span> <text:span text:style-name="T7"><text:span text:style-name="T3">S</text:span>ed</text:span> <text:span text:style-name="T7">nichil</text:span> <text:span text:style-name="T7">ho<text:span text:style-name="T1">rum</text:span></text:span> <text:span text:style-name="T7">uereor</text:span> <text:span text:style-name="T7">p<text:span text:style-name="T1">ro</text:span>pt<text:span text:style-name="T1">er</text:span></text:span> <text:span text:style-name="T7">p<text:span text:style-name="T1">ro</text:span>missa</text:span><text:span text:style-name="T7"> | </text:span><text:span text:style-name="T7">celo<text:span text:style-name="T1">rum</text:span></text:span><text:span text:style-name="T7">·</text:span> <text:span text:style-name="T7"/><text:span text:style-name="T7">q<text:span text:style-name="T1">u</text:span>ia</text:span> <text:span text:style-name="T7">iactaui</text:span> <text:span text:style-name="T7">meipsu<text:span text:style-name="T1">m</text:span></text:span> <text:span text:style-name="T7">in</text:span> <text:span text:style-name="T7">manus</text:span> <text:span text:style-name="T7">dei</text:span> <text:span text:style-name="T7">om<text:span text:style-name="T1">n</text:span>ipotentis</text:span><text:span text:style-name="T7">·</text:span> <text:span text:style-name="T7">qui</text:span><text:span text:style-name="T7"> | </text:span><text:span text:style-name="T7">ubiq<text:span text:style-name="T1">ue</text:span></text:span> <text:span text:style-name="T7"/><text:span text:style-name="T7">d<text:span text:style-name="T1">omi</text:span>nat<text:span text:style-name="T1">ur</text:span></text:span> <text:span text:style-name="T7">sic<text:span text:style-name="T1">ut</text:span></text:span> <text:span text:style-name="T7">p<text:span text:style-name="T1">ro</text:span>ph<text:span text:style-name="T1">et</text:span>a</text:span> <text:span text:style-name="T7">dicit</text:span><text:span text:style-name="T7">;</text:span> <text:span text:style-name="T7"><text:span text:style-name="T3">I</text:span>acta</text:span> <text:span text:style-name="T7">cogitatu<text:span text:style-name="T1">m</text:span></text:span> <text:span text:style-name="T7">tuu<text:span text:style-name="T1">m</text:span></text:span> <text:span text:style-name="T7">in</text:span> <text:span text:style-name="T7">d<text:span text:style-name="T1">eu</text:span>m</text:span><text:span text:style-name="T7">·</text:span> <text:span text:style-name="T7"><text:span text:style-name="T1">et</text:span></text:span> <text:span text:style-name="T7"/><text:span text:style-name="T7">ipse</text:span><text:span text:style-name="T7"> | </text:span><text:span text:style-name="T7">te</text:span> <text:span text:style-name="T7">enutriet</text:span><text:span text:style-name="T7">;</text:span> <text:span text:style-name="T7"/></text:p>
      <text:p>56. <text:span text:style-name="T7"/><text:span text:style-name="T7"><text:span text:style-name="T3">E</text:span>cce</text:span> <text:span text:style-name="T7">co<text:span text:style-name="T1">m</text:span>m<text:span text:style-name="T1">en</text:span>do</text:span> <text:span text:style-name="T7">nunc</text:span> <text:span text:style-name="T7">anima<text:span text:style-name="T1">m</text:span></text:span> <text:span text:style-name="T7">mea<text:span text:style-name="T1">m</text:span></text:span> <text:span text:style-name="T7">fidelissimo</text:span> <text:span text:style-name="T7">deo</text:span><text:span text:style-name="T7"> | </text:span><text:span text:style-name="T7">meo</text:span><text:span text:style-name="T7">·</text:span> <text:span text:style-name="T7">p<text:span text:style-name="T1">ro</text:span></text:span> <text:span text:style-name="T7"/><text:span text:style-name="T7"/><text:span text:style-name="T7">quo</text:span> <text:span text:style-name="T7">legatione</text:span> <text:span text:style-name="T7">fungor</text:span> <text:span text:style-name="T7">in</text:span> <text:span text:style-name="T7">ignobilitate</text:span> <text:span text:style-name="T7">mea</text:span><text:span text:style-name="T7">·</text:span> <text:span text:style-name="T7">sed</text:span><text:span text:style-name="T7">q<text:span text:style-name="T1">u</text:span>ia</text:span><text:span text:style-name="T7"> | </text:span><text:span text:style-name="T7">p<text:span text:style-name="T1">er</text:span>sonam</text:span> <text:span text:style-name="T7">n<text:span text:style-name="T1">on</text:span></text:span> <text:span text:style-name="T7">accipit</text:span> <text:span text:style-name="T7"/><text:span text:style-name="T7"><text:span text:style-name="T1">et</text:span></text:span> <text:span text:style-name="T7">elegit</text:span> <text:span text:style-name="T7">me</text:span> <text:span text:style-name="T7">ad</text:span> <text:span text:style-name="T7">hoc</text:span> <text:span text:style-name="T7">officiu<text:span text:style-name="T1">m</text:span></text:span> <text:span text:style-name="T7">ut</text:span> <text:span text:style-name="T7">un<text:span text:style-name="T1">us</text:span></text:span> <text:span text:style-name="T7">essem</text:span><text:span text:style-name="T7"> | </text:span><text:span text:style-name="T7">de</text:span> <text:span text:style-name="T7">suis</text:span> <text:span text:style-name="T7">minimis</text:span> <text:span text:style-name="T7">minister</text:span><text:span text:style-name="T7">;</text:span> <text:span text:style-name="T7"/></text:p>
      <text:p>57. <text:span text:style-name="T7"/><text:span text:style-name="T7"><text:span text:style-name="T3">U</text:span>nde</text:span> <text:span text:style-name="T7">aute<text:span text:style-name="T1">m</text:span></text:span> <text:span text:style-name="T7">retribuam</text:span> <text:span text:style-name="T7">illi</text:span> <text:span text:style-name="T7">pro</text:span><text:span text:style-name="T7"> | </text:span><text:span text:style-name="T7">omib<text:span text:style-name="T1">us</text:span></text:span> <text:span text:style-name="T7">que</text:span> <text:span text:style-name="T7">retribuat</text:span> <text:span text:style-name="T7">m<text:span text:style-name="T1">ih</text:span>i</text:span><text:span text:style-name="T7">?</text:span> <text:span text:style-name="T7"/><text:span text:style-name="T7"><text:span text:style-name="T3">S</text:span>ed</text:span> <text:span text:style-name="T7">q<text:span text:style-name="T1">u</text:span>id</text:span> <text:span text:style-name="T7">dica<text:span text:style-name="T1">m</text:span></text:span> <text:span text:style-name="T7">uel</text:span> <text:span text:style-name="T7">quid</text:span> <text:span text:style-name="T7">p<text:span text:style-name="T1">ro</text:span>mitta<text:span text:style-name="T1">m</text:span></text:span><text:span text:style-name="T7"> | </text:span><text:span text:style-name="T7">d<text:span text:style-name="T1">omi</text:span>no</text:span> <text:span text:style-name="T7">meo</text:span><text:span text:style-name="T7">?</text:span> <text:span text:style-name="T7">quia</text:span> <text:span text:style-name="T7">nichil</text:span> <text:span text:style-name="T7">uideo</text:span> <text:span text:style-name="T7"/><text:span text:style-name="T7">nisi</text:span> <text:span text:style-name="T7">ipse</text:span> <text:span text:style-name="T7">m<text:span text:style-name="T1">ih</text:span>i</text:span> <text:span text:style-name="T7">dederit</text:span><text:span text:style-name="T7">·</text:span> <text:span text:style-name="T7">sed</text:span> <text:span text:style-name="T7">scru</text:span><text:span text:style-name="T7">-</text:span><text:span text:style-name="T7"> | </text:span><text:span text:style-name="T7">-</text:span> <text:span text:style-name="T7">tabor</text:span> <text:span text:style-name="T7">corda</text:span><text:span text:style-name="T7">·</text:span> <text:span text:style-name="T7"><text:span text:style-name="T1">et</text:span></text:span> <text:span text:style-name="T7">renes</text:span><text:span text:style-name="T7">·</text:span> <text:span text:style-name="T7">quia</text:span> <text:span text:style-name="T7">satis</text:span> <text:span text:style-name="T7"><text:span text:style-name="T1">et</text:span></text:span> <text:span text:style-name="T7">nimis</text:span> <text:span text:style-name="T7"/><text:span text:style-name="T7">cupio</text:span><text:span text:style-name="T7">·</text:span> <text:span text:style-name="T7"><text:span text:style-name="T1">et</text:span></text:span> <text:span text:style-name="T7">paratus</text:span><text:span text:style-name="T7"> | </text:span><text:span text:style-name="T7">eram</text:span> <text:span text:style-name="T7">ut</text:span> <text:span text:style-name="T7">donaret</text:span> <text:span text:style-name="T7">m<text:span text:style-name="T1">ih</text:span>i</text:span> <text:span text:style-name="T7">bibere</text:span> <text:span text:style-name="T7">calice<text:span text:style-name="T1">m</text:span></text:span> <text:span text:style-name="T7">eius</text:span><text:span text:style-name="T7">·</text:span> <text:span text:style-name="T7">sic<text:span text:style-name="T1">ut</text:span></text:span> <text:span text:style-name="T7">indulsit</text:span> <text:span text:style-name="T7"/><text:span text:style-name="T7">cet<text:span text:style-name="T1">er</text:span>is</text:span><text:span text:style-name="T7"> | </text:span><text:span text:style-name="T7">amantib<text:span text:style-name="T1">us</text:span></text:span> <text:span text:style-name="T7">se</text:span><text:span text:style-name="T7">;</text:span> <text:span text:style-name="T7"/></text:p>
      <text:p>58. <text:span text:style-name="T7"/><text:span text:style-name="T7"><text:span text:style-name="T3">Q</text:span>uap<text:span text:style-name="T1">ro</text:span>pt<text:span text:style-name="T1">er</text:span></text:span> <text:span text:style-name="T7">non</text:span> <text:span text:style-name="T7">contingunt</text:span> <text:span text:style-name="T7">m<text:span text:style-name="T1">ih</text:span>i</text:span> <text:span text:style-name="T7">a</text:span> <text:span text:style-name="T7">deo</text:span> <text:span text:style-name="T7">meo</text:span><text:span text:style-name="T7">·</text:span><text:span text:style-name="T7"> | </text:span><text:span text:style-name="T7">ut</text:span> <text:span text:style-name="T7">nu<text:span text:style-name="T1">m</text:span>qua<text:span text:style-name="T1">m</text:span></text:span> <text:span text:style-name="T7"/><text:span text:style-name="T7">amitta<text:span text:style-name="T1">m</text:span></text:span> <text:span text:style-name="T7">plebe<text:span text:style-name="T1">m</text:span></text:span> <text:span text:style-name="T7">sua<text:span text:style-name="T1">m</text:span></text:span> <text:span text:style-name="T7">qua<text:span text:style-name="T1">m</text:span></text:span> <text:span text:style-name="T7">adq<text:span text:style-name="T1">u</text:span>isiuit</text:span> <text:span text:style-name="T7">in</text:span> <text:span text:style-name="T7">ultimis</text:span> <text:span text:style-name="T7">t<text:span text:style-name="T1">er</text:span>re</text:span><text:span text:style-name="T7">;</text:span><text:span text:style-name="T7">(164r)</text:span><text:span text:style-name="T7"/><text:span text:style-name="T7"> | </text:span><text:span text:style-name="T7"><text:span text:style-name="T3">O</text:span>ro</text:span> <text:span text:style-name="T7">d<text:span text:style-name="T1">eu</text:span>m</text:span> <text:span text:style-name="T7"/><text:span text:style-name="T7">ut</text:span> <text:span text:style-name="T7">det</text:span> <text:span text:style-name="T7">m<text:span text:style-name="T1">ih</text:span>i</text:span> <text:span text:style-name="T7">p<text:span text:style-name="T1">er</text:span>seuerantia<text:span text:style-name="T1">m</text:span></text:span><text:span text:style-name="T7">·</text:span> <text:span text:style-name="T7"><text:span text:style-name="T1">et</text:span></text:span> <text:span text:style-name="T7">dignet<text:span text:style-name="T1">ur</text:span></text:span> <text:span text:style-name="T7">ut</text:span> <text:span text:style-name="T7">reddam</text:span> <text:span text:style-name="T7">illi</text:span> <text:span text:style-name="T7">teste<text:span text:style-name="T1">m</text:span></text:span><text:span text:style-name="T7"> | </text:span><text:span text:style-name="T7"/><text:span text:style-name="T7">fidelem</text:span> <text:span text:style-name="T7">usq<text:span text:style-name="T1">ue</text:span></text:span> <text:span text:style-name="T7">ad</text:span> <text:span text:style-name="T7">transitu<text:span text:style-name="T1">m</text:span></text:span> <text:span text:style-name="T7">meu<text:span text:style-name="T1">m</text:span></text:span> <text:span text:style-name="T7">p<text:span text:style-name="T1">ro</text:span>pt<text:span text:style-name="T1">er</text:span></text:span> <text:span text:style-name="T7">d<text:span text:style-name="T1">eu</text:span>m</text:span> <text:span text:style-name="T7">meu<text:span text:style-name="T1">m</text:span></text:span><text:span text:style-name="T7">;</text:span> <text:span text:style-name="T7"/></text:p>
      <text:p>59. <text:span text:style-name="T7"/><text:span text:style-name="T7"><text:span text:style-name="T3">E</text:span>t</text:span> <text:span text:style-name="T7">si</text:span> <text:span text:style-name="T7">aliq<text:span text:style-name="T1">u</text:span>id</text:span> <text:span text:style-name="T7">boni</text:span><text:span text:style-name="T7"> | </text:span><text:span text:style-name="T7">umqua<text:span text:style-name="T1">m</text:span></text:span> <text:span text:style-name="T7">imitat<text:span text:style-name="T1">us</text:span></text:span> <text:span text:style-name="T7">su<text:span text:style-name="T1">m</text:span></text:span> <text:span text:style-name="T7">p<text:span text:style-name="T1">ro</text:span>pt<text:span text:style-name="T1">er</text:span></text:span> <text:span text:style-name="T7">d<text:span text:style-name="T1">eu</text:span>m</text:span> <text:span text:style-name="T7">meu<text:span text:style-name="T1">m</text:span></text:span> <text:span text:style-name="T7"/><text:span text:style-name="T7">que<text:span text:style-name="T1">m</text:span></text:span> <text:span text:style-name="T7">diligo</text:span><text:span text:style-name="T7">·</text:span> <text:span text:style-name="T7">peto</text:span> <text:span text:style-name="T7">illu<text:span text:style-name="T1">m</text:span></text:span> <text:span text:style-name="T7">d<text:span text:style-name="T1">et</text:span></text:span> <text:span text:style-name="T7">m<text:span text:style-name="T1">ih</text:span>i</text:span><text:span text:style-name="T7"> | </text:span><text:span text:style-name="T7">ut</text:span> <text:span text:style-name="T7">cum</text:span> <text:span text:style-name="T7">illis</text:span> <text:span text:style-name="T7">p<text:span text:style-name="T1">ro</text:span>selitis</text:span> <text:span text:style-name="T7"><text:span text:style-name="T1">et</text:span></text:span> <text:span text:style-name="T7">captiuis</text:span> <text:span text:style-name="T7"/><text:span text:style-name="T7">p<text:span text:style-name="T1">ro</text:span></text:span> <text:span text:style-name="T7">nomine</text:span> <text:span text:style-name="T7">suo</text:span> <text:span text:style-name="T7">effunda<text:span text:style-name="T1">m</text:span></text:span> <text:span text:style-name="T7">sangui</text:span><text:span text:style-name="T7">-</text:span><text:span text:style-name="T7"> | </text:span><text:span text:style-name="T7">-</text:span> <text:span text:style-name="T7">nem</text:span> <text:span text:style-name="T7">meu<text:span text:style-name="T1">m</text:span></text:span><text:span text:style-name="T7">·</text:span> <text:span text:style-name="T7"><text:span text:style-name="T1">et</text:span>si</text:span> <text:span text:style-name="T7">ipse</text:span> <text:span text:style-name="T7">etiam</text:span> <text:span text:style-name="T7">caream</text:span> <text:span text:style-name="T7"/><text:span text:style-name="T7">sepult<text:span text:style-name="T1">ur</text:span>a</text:span> <text:span text:style-name="T7">aut</text:span> <text:span text:style-name="T7">miser</text:span><text:span text:style-name="T7">-</text:span><text:span text:style-name="T7"> | </text:span><text:span text:style-name="T7">-</text:span> <text:span text:style-name="T7">rime</text:span> <text:span text:style-name="T7">cadauer</text:span> <text:span text:style-name="T7">p<text:span text:style-name="T1">er</text:span></text:span> <text:span text:style-name="T7">singula</text:span> <text:span text:style-name="T7">membra</text:span> <text:span text:style-name="T7">diuidat<text:span text:style-name="T1">ur</text:span></text:span> <text:span text:style-name="T7"/><text:span text:style-name="T7">canib<text:span text:style-name="T1">us</text:span></text:span><text:span text:style-name="T7">·</text:span> <text:span text:style-name="T7">aut</text:span><text:span text:style-name="T7"> | </text:span><text:span text:style-name="T7">bestiis</text:span> <text:span text:style-name="T7">asperis</text:span> <text:span text:style-name="T7">aut</text:span> <text:span text:style-name="T7">uolucres</text:span> <text:span text:style-name="T7">celi</text:span> <text:span text:style-name="T7">comederint</text:span> <text:span text:style-name="T7">illud</text:span><text:span text:style-name="T7">;</text:span> <text:span text:style-name="T7"/><text:span text:style-name="T7">certissime</text:span><text:span text:style-name="T7"> | </text:span><text:span text:style-name="T7">reor</text:span><text:span text:style-name="T7">·</text:span> <text:span text:style-name="T7">si</text:span> <text:span text:style-name="T7">m<text:span text:style-name="T1">ih</text:span>i</text:span> <text:span text:style-name="T7">hoc</text:span> <text:span text:style-name="T7">incurriss<text:span text:style-name="T1">et</text:span></text:span> <text:span text:style-name="T7">lucratus</text:span> <text:span text:style-name="T7">su<text:span text:style-name="T1">m</text:span></text:span> <text:span text:style-name="T7">anima<text:span text:style-name="T1">m</text:span></text:span> <text:span text:style-name="T7">cu<text:span text:style-name="T1">m</text:span></text:span> <text:span text:style-name="T7"/><text:span text:style-name="T7">corpore</text:span><text:span text:style-name="T7"> | </text:span><text:span text:style-name="T7">meo</text:span><text:span text:style-name="T7">;</text:span> <text:span text:style-name="T7">q<text:span text:style-name="T1">u</text:span>ia</text:span> <text:span text:style-name="T7">sine</text:span> <text:span text:style-name="T7">ulla</text:span> <text:span text:style-name="T7">dubitatione</text:span> <text:span text:style-name="T7">in</text:span> <text:span text:style-name="T7">die</text:span> <text:span text:style-name="T7">illa</text:span> <text:span text:style-name="T7">resurgemus</text:span><text:span text:style-name="T7"> | </text:span><text:span text:style-name="T7">in</text:span> <text:span text:style-name="T7"/><text:span text:style-name="T7">claritate</text:span> <text:span text:style-name="T7">solis</text:span><text:span text:style-name="T7">;</text:span> <text:span text:style-name="T7"><text:span text:style-name="T3">h</text:span>oc</text:span> <text:span text:style-name="T7">est</text:span> <text:span text:style-name="T7">in</text:span> <text:span text:style-name="T7">gl<text:span text:style-name="T1">ori</text:span>a</text:span> <text:span text:style-name="T7">chr<text:span text:style-name="T1">ist</text:span>i</text:span> <text:span text:style-name="T7">ie<text:span text:style-name="T1">s</text:span>u</text:span> <text:span text:style-name="T7">redemptoris</text:span> <text:span text:style-name="T7">n<text:span text:style-name="T1">ost</text:span>ri</text:span><text:span text:style-name="T7">·</text:span><text:span text:style-name="T7"> | </text:span><text:span text:style-name="T7"/><text:span text:style-name="T7">quasi</text:span> <text:span text:style-name="T7">filii</text:span> <text:span text:style-name="T7">dei</text:span> <text:span text:style-name="T7">uiui</text:span> <text:span text:style-name="T7"><text:span text:style-name="T1">et</text:span></text:span> <text:span text:style-name="T7">coheredes</text:span> <text:span text:style-name="T7">chr<text:span text:style-name="T1">ist</text:span>i</text:span><text:span text:style-name="T7">·</text:span> <text:span text:style-name="T7"><text:span text:style-name="T1">et</text:span></text:span> <text:span text:style-name="T7">conformes</text:span> <text:span text:style-name="T7">future</text:span><text:span text:style-name="T7"> | </text:span><text:span text:style-name="T7">imaginis</text:span> <text:span text:style-name="T7"/><text:span text:style-name="T7">ipsius</text:span><text:span text:style-name="T7">;</text:span> <text:span text:style-name="T7"><text:span text:style-name="T3">Q</text:span><text:span text:style-name="T1">ua</text:span>m</text:span> <text:span text:style-name="T7">ex</text:span> <text:span text:style-name="T7">ipso</text:span> <text:span text:style-name="T7">et</text:span> <text:span text:style-name="T7">p<text:span text:style-name="T1">er</text:span></text:span> <text:span text:style-name="T7">ipsum</text:span><text:span text:style-name="T7">·</text:span> <text:span text:style-name="T7"><text:span text:style-name="T1">et</text:span></text:span> <text:span text:style-name="T7">in</text:span> <text:span text:style-name="T7">ipso</text:span> <text:span text:style-name="T7">regnaturi</text:span> <text:span text:style-name="T7">sum<text:span text:style-name="T1">us</text:span></text:span><text:span text:style-name="T7">;</text:span><text:span text:style-name="T7"> | </text:span><text:span text:style-name="T7"/></text:p>
      <text:p>60. <text:span text:style-name="T7"/><text:span text:style-name="T7"><text:span text:style-name="T3">N</text:span>am</text:span> <text:span text:style-name="T7">sol</text:span> <text:span text:style-name="T7">iste</text:span> <text:span text:style-name="T7">que<text:span text:style-name="T1">m</text:span></text:span> <text:span text:style-name="T7">uidem<text:span text:style-name="T1">us</text:span></text:span> <text:span text:style-name="T7"/><text:span text:style-name="T7">
                    \d<text:span text:style-name="T1">e</text:span>o/
                </text:span><text:span text:style-name="T7">iubente</text:span> <text:span text:style-name="T7">p<text:span text:style-name="T1">ro</text:span>pt<text:span text:style-name="T1">er</text:span></text:span> <text:span text:style-name="T7">nos</text:span> <text:span text:style-name="T7">cotidie</text:span> <text:span text:style-name="T7">orit<text:span text:style-name="T1">ur</text:span></text:span><text:span text:style-name="T7">·</text:span> <text:span text:style-name="T7"/><text:span text:style-name="T7">sed</text:span><text:span text:style-name="T7"> | </text:span><text:span text:style-name="T7">numqua<text:span text:style-name="T1">m</text:span></text:span> <text:span text:style-name="T7">regnabit</text:span> <text:span text:style-name="T7"><text:span text:style-name="T1">et</text:span></text:span> <text:span text:style-name="T7">neq<text:span text:style-name="T1">ue</text:span></text:span> <text:span text:style-name="T7">p<text:span text:style-name="T1">er</text:span>manebit</text:span> <text:span text:style-name="T7">splendor</text:span> <text:span text:style-name="T7">ei<text:span text:style-name="T1">us</text:span></text:span><text:span text:style-name="T7">·</text:span> <text:span text:style-name="T7">sed</text:span> <text:span text:style-name="T7"><text:span text:style-name="T1">et</text:span></text:span> <text:span text:style-name="T7"/><text:span text:style-name="T7">om<text:span text:style-name="T1">ne</text:span>s</text:span><text:span text:style-name="T7"> | </text:span><text:span text:style-name="T7">q<text:span text:style-name="T1">u</text:span>i</text:span> <text:span text:style-name="T7">adorant</text:span> <text:span text:style-name="T7">eum</text:span> <text:span text:style-name="T7">in</text:span> <text:span text:style-name="T7">pena<text:span text:style-name="T1">m</text:span></text:span> <text:span text:style-name="T7">miseri</text:span> <text:span text:style-name="T7">male</text:span> <text:span text:style-name="T7">deuenient</text:span><text:span text:style-name="T7">;</text:span> <text:span text:style-name="T7"><text:span text:style-name="T3">N</text:span>os</text:span> <text:span text:style-name="T7">autem</text:span><text:span text:style-name="T7"> | </text:span><text:span text:style-name="T7"/> <text:span text:style-name="T7">credim<text:span text:style-name="T1">us</text:span></text:span> <text:span text:style-name="T7"><text:span text:style-name="T1">et</text:span></text:span> <text:span text:style-name="T7">adoram<text:span text:style-name="T1">us</text:span></text:span> <text:span text:style-name="T7">sole<text:span text:style-name="T1">m</text:span></text:span> <text:span text:style-name="T7">uerum</text:span> <text:span text:style-name="T7">chr<text:span text:style-name="T1">istu</text:span>m</text:span> <text:span text:style-name="T7">q<text:span text:style-name="T1">u</text:span>i</text:span> <text:span text:style-name="T7">nunqua<text:span text:style-name="T1">m</text:span></text:span> <text:span text:style-name="T7"/><text:span text:style-name="T7"/><text:span text:style-name="T7">int<text:span text:style-name="T1">er</text:span>ibit</text:span><text:span text:style-name="T7"> | </text:span><text:span text:style-name="T7">neq<text:span text:style-name="T1">ue</text:span></text:span> <text:span text:style-name="T7">qui</text:span> <text:span text:style-name="T7">fecerit</text:span> <text:span text:style-name="T7">uoluntate<text:span text:style-name="T1">m</text:span></text:span> <text:span text:style-name="T7">ipsius</text:span> <text:span text:style-name="T7">sed</text:span> <text:span text:style-name="T7">manebit</text:span> <text:span text:style-name="T7">in</text:span> <text:span text:style-name="T7">eternum</text:span><text:span text:style-name="T7">;</text:span><text:span text:style-name="T7"> | </text:span><text:span text:style-name="T7"/><text:span text:style-name="T7"><text:span text:style-name="T3">Q</text:span>uom<text:span text:style-name="T1">od</text:span></text:span> <text:span text:style-name="T7"><text:span text:style-name="T1">et</text:span></text:span> <text:span text:style-name="T7">chr<text:span text:style-name="T1">istu</text:span>s</text:span> <text:span text:style-name="T7">p<text:span text:style-name="T1">er</text:span>manebit</text:span> <text:span text:style-name="T7">in</text:span> <text:span text:style-name="T7">et<text:span text:style-name="T1">er</text:span>num</text:span> <text:span text:style-name="T7">q<text:span text:style-name="T1">u</text:span>i</text:span> <text:span text:style-name="T7">regnat</text:span> <text:span text:style-name="T7">cu<text:span text:style-name="T1">m</text:span></text:span> <text:span text:style-name="T7"/><text:span text:style-name="T7">d<text:span text:style-name="T1">e</text:span>o</text:span> <text:span text:style-name="T7">patre</text:span> <text:span text:style-name="T7">om<text:span text:style-name="T1">n</text:span>i</text:span><text:span text:style-name="T7">-</text:span><text:span text:style-name="T7"> | </text:span><text:span text:style-name="T7">-</text:span> <text:span text:style-name="T7">potente</text:span> <text:span text:style-name="T7"><text:span text:style-name="T1">et</text:span></text:span> <text:span text:style-name="T7">cum</text:span> <text:span text:style-name="T7">sp<text:span text:style-name="T1">irit</text:span>u</text:span> <text:span text:style-name="T7">s<text:span text:style-name="T1">an</text:span>c<text:span text:style-name="T1">t</text:span>o</text:span> <text:span text:style-name="T7">ante</text:span> <text:span text:style-name="T7">s<text:span text:style-name="T1">ae</text:span>c<text:span text:style-name="T1">u</text:span>la</text:span> <text:span text:style-name="T7"><text:span text:style-name="T1">et</text:span></text:span> <text:span text:style-name="T7">nunc</text:span> <text:span text:style-name="T7"><text:span text:style-name="T1">et</text:span></text:span> <text:span text:style-name="T7"/><text:span text:style-name="T7">p<text:span text:style-name="T1">er</text:span></text:span> <text:span text:style-name="T7">om<text:span text:style-name="T1">n</text:span>ia</text:span> <text:span text:style-name="T7">s<text:span text:style-name="T1">ae</text:span>c<text:span text:style-name="T1">u</text:span>la</text:span><text:span text:style-name="T7"> | </text:span><text:span text:style-name="T7">s<text:span text:style-name="T1">ae</text:span>culo<text:span text:style-name="T1">rum</text:span></text:span> <text:span text:style-name="T7">amen</text:span><text:span text:style-name="T7">;</text:span> <text:span text:style-name="T7"/></text:p>
      <text:p>61. <text:span text:style-name="T7"/><text:span text:style-name="T7"><text:span text:style-name="T3">E</text:span>cce</text:span><text:span text:style-name="T7">it<text:span text:style-name="T1">er</text:span>um</text:span> <text:span text:style-name="T7">iterumq<text:span text:style-name="T1">ue</text:span></text:span> <text:span text:style-name="T7">breuit<text:span text:style-name="T1">er</text:span></text:span> <text:span text:style-name="T7">exponam</text:span> <text:span text:style-name="T7">uerba</text:span><text:span text:style-name="T7"> | </text:span><text:span text:style-name="T7">confessionis</text:span> <text:span text:style-name="T7"/><text:span text:style-name="T7">mee</text:span><text:span text:style-name="T7">·</text:span> <text:span text:style-name="T7">testificor</text:span> <text:span text:style-name="T7">in</text:span> <text:span text:style-name="T7">ueritate</text:span> <text:span text:style-name="T7"><text:span text:style-name="T1">et</text:span></text:span> <text:span text:style-name="T7">in</text:span> <text:span text:style-name="T7">exultatione</text:span><text:span text:style-name="T7"> | </text:span><text:span text:style-name="T7">cordis</text:span> <text:span text:style-name="T7">coram</text:span> <text:span text:style-name="T7">deo</text:span> <text:span text:style-name="T7"><text:span text:style-name="T1">et</text:span></text:span> <text:span text:style-name="T7"/><text:span text:style-name="T7">s<text:span text:style-name="T1">an</text:span>c<text:span text:style-name="T1">t</text:span>is</text:span> <text:span text:style-name="T7">angelis</text:span> <text:span text:style-name="T7">eius</text:span><text:span text:style-name="T7">·</text:span> <text:span text:style-name="T7">q<text:span text:style-name="T1">u</text:span>i</text:span> <text:span text:style-name="T7">nunqua<text:span text:style-name="T1">m</text:span></text:span> <text:span text:style-name="T7">habui</text:span> <text:span text:style-name="T7">aliqua<text:span text:style-name="T1">m</text:span></text:span><text:span text:style-name="T7"> | </text:span><text:span text:style-name="T7">occasione<text:span text:style-name="T1">m</text:span></text:span> <text:span text:style-name="T7">p<text:span text:style-name="T1">ro</text:span></text:span> <text:span text:style-name="T7">p<text:span text:style-name="T1">rae</text:span>t<text:span text:style-name="T1">er</text:span><text:note text:id="ftn1" text:note-class="footnote"><text:note-citation>0</text:note-citation><text:note-body><text:p text:style-name="Footnote">Bieler: propter;</text:p></text:note-body></text:note></text:span> <text:span text:style-name="T7"/><text:span text:style-name="T7">euangelium</text:span> <text:span text:style-name="T7"><text:span text:style-name="T1">et</text:span></text:span> <text:span text:style-name="T7">p<text:span text:style-name="T1">ro</text:span>missa</text:span> <text:span text:style-name="T7">illius</text:span> <text:span text:style-name="T7">ut</text:span> <text:span text:style-name="T7">unqua<text:span text:style-name="T1">m</text:span></text:span> <text:span text:style-name="T7">redd<text:span text:style-name="T1">er</text:span>em</text:span><text:span text:style-name="T7"> | </text:span><text:span text:style-name="T7">agente<text:span text:style-name="T1">m</text:span></text:span> <text:span text:style-name="T7">illam</text:span><text:span text:style-name="T7">;</text:span> <text:span text:style-name="T7"/><text:span text:style-name="T7"><text:span text:style-name="T3">U</text:span>nde</text:span> <text:span text:style-name="T7">aute<text:span text:style-name="T1">m</text:span></text:span> <text:span text:style-name="T7">prius</text:span> <text:span text:style-name="T7">uix</text:span> <text:span text:style-name="T7">euaseram</text:span> <text:span text:style-name="T7"/></text:p>
      <text:p>62. <text:span text:style-name="T7"/><text:span text:style-name="T7">sed</text:span> <text:span text:style-name="T7">p<text:span text:style-name="T1">re</text:span>cor</text:span> <text:span text:style-name="T7">credentib<text:span text:style-name="T1">us</text:span></text:span><text:span text:style-name="T7"> | </text:span><text:span text:style-name="T7"><text:span text:style-name="T1">et</text:span></text:span> <text:span text:style-name="T7">timentib<text:span text:style-name="T1">us</text:span></text:span> <text:span text:style-name="T7">d<text:span text:style-name="T1">eu</text:span>m</text:span> <text:span text:style-name="T7">quicumq<text:span text:style-name="T1">ue</text:span></text:span> <text:span text:style-name="T7"/><text:span text:style-name="T7">dignatus</text:span> <text:span text:style-name="T7">fuerit</text:span> <text:span text:style-name="T7">inspicere</text:span> <text:span text:style-name="T7"><text:span text:style-name="T1">ue</text:span>l</text:span> <text:span text:style-name="T7">recip<text:span text:style-name="T1">er</text:span>e</text:span><text:span text:style-name="T7"> | </text:span><text:span text:style-name="T7">hanc</text:span> <text:span text:style-name="T7">scriptura<text:span text:style-name="T1">m</text:span></text:span> <text:span text:style-name="T7">qua<text:span text:style-name="T1">m</text:span></text:span> <text:span text:style-name="T7">patricius</text:span> <text:span text:style-name="T7"/><text:span text:style-name="T7">peccator</text:span> <text:span text:style-name="T7">indoct<text:span text:style-name="T1">us</text:span></text:span> <text:span text:style-name="T7">scilic<text:span text:style-name="T1">et</text:span></text:span> <text:span text:style-name="T7">hib<text:span text:style-name="T1">er</text:span>ione</text:span><text:span text:style-name="T7"> | </text:span><text:span text:style-name="T7">conscripsit</text:span><text:span text:style-name="T7">·</text:span> <text:span text:style-name="T7">ut</text:span> <text:span text:style-name="T7">nemo</text:span> <text:span text:style-name="T7">umqua<text:span text:style-name="T1">m</text:span></text:span> <text:span text:style-name="T7"/><text:span text:style-name="T7">dicat</text:span> <text:span text:style-name="T7">q<text:span text:style-name="T1">uo</text:span>d</text:span> <text:span text:style-name="T7">mea</text:span> <text:span text:style-name="T7">ignoratia</text:span> <text:span text:style-name="T7">si</text:span><text:span text:style-name="T7"> | </text:span><text:span text:style-name="T7">aliquid</text:span> <text:span text:style-name="T7">pusillu<text:span text:style-name="T1">m</text:span></text:span> <text:span text:style-name="T7">ego</text:span> <text:span text:style-name="T7">uel</text:span> <text:span text:style-name="T7">demonstrauerim</text:span> <text:span text:style-name="T7"/><text:span text:style-name="T7">s<text:span text:style-name="T1">an</text:span>c<text:span text:style-name="T1">tu</text:span>m</text:span> <text:span text:style-name="T7">dei</text:span> <text:span text:style-name="T7">placitum</text:span><text:span text:style-name="T7">·</text:span><text:span text:style-name="T7"> | </text:span><text:span text:style-name="T7">sed</text:span> <text:span text:style-name="T7">arbitramini</text:span> <text:span text:style-name="T7"><text:span text:style-name="T1">et</text:span></text:span> <text:span text:style-name="T7">uerissime</text:span> <text:span text:style-name="T7">credat<text:span text:style-name="T1">ur</text:span></text:span> <text:span text:style-name="T7"/><text:span text:style-name="T7">q<text:span text:style-name="T1">uo</text:span>d</text:span> <text:span text:style-name="T7">dei</text:span> <text:span text:style-name="T7">fuisset</text:span><text:span text:style-name="T7">·</text:span> <text:span text:style-name="T7"><text:span text:style-name="T1">et</text:span></text:span> <text:span text:style-name="T7">hec</text:span> <text:span text:style-name="T7">e<text:span text:style-name="T1">st</text:span></text:span><text:span text:style-name="T7"> | </text:span><text:span text:style-name="T7">confessio</text:span> <text:span text:style-name="T7">mea</text:span> <text:span text:style-name="T7">antequa<text:span text:style-name="T1">m</text:span></text:span> <text:span text:style-name="T7"/><text:span text:style-name="T7">moriar</text:span><text:span text:style-name="T7">;</text:span> <text:span text:style-name="T7"/><text:span text:style-name="T7">EXPLICIT</text:span> <text:span text:style-name="T7">LIBER</text:span><text:span text:style-name="T7">·</text:span> <text:span text:style-name="T7">I</text:span><text:span text:style-name="T7">·</text:span> <text:span text:style-name="T7">INCIP<text:span text:style-name="T1">IT</text:span></text:span> <text:span text:style-name="T7">LIB<text:span text:style-name="T1">ER</text:span></text:span><text:span text:style-name="T7">·</text:span> <text:span text:style-name="T7">II</text:span><text:span text:style-name="T7">·</text:span><text:span text:style-name="T7"> | </text:span><text:span text:style-name="T7"/></text:p>
      <text:p>1. <text:span text:style-name="T7"/><text:span text:style-name="T7"><text:span text:style-name="T3">P</text:span>atricius</text:span> <text:span text:style-name="T7">peccator</text:span> <text:span text:style-name="T7">indoctus</text:span> <text:span text:style-name="T7">scilic<text:span text:style-name="T1">et</text:span></text:span><text:span text:style-name="T7">·</text:span> <text:span text:style-name="T7">hiberione</text:span> <text:span text:style-name="T7">constitutu<text:span text:style-name="T1">m</text:span></text:span><text:span text:style-name="T7"> | </text:span> <text:span text:style-name="T7"/><text:span text:style-name="T7">ep<text:span text:style-name="T1">iscopu</text:span>m</text:span> <text:span text:style-name="T7">me</text:span> <text:span text:style-name="T7">esse</text:span> <text:span text:style-name="T7">fateor</text:span><text:span text:style-name="T7">;</text:span> <text:span text:style-name="T7">certissime</text:span> <text:span text:style-name="T7">reor</text:span><text:span text:style-name="T7">·</text:span> <text:span text:style-name="T7">a</text:span> <text:span text:style-name="T7">d<text:span text:style-name="T1">e</text:span>o</text:span> <text:span text:style-name="T7">accepi</text:span><text:span text:style-name="T7">·</text:span> <text:span text:style-name="T7">id</text:span> <text:span text:style-name="T7">q<text:span text:style-name="T1">uo</text:span>d</text:span> <text:span text:style-name="T7">sum</text:span><text:span text:style-name="T7">;</text:span><text:span text:style-name="T7"> | </text:span><text:span text:style-name="T7"/><text:span text:style-name="T7"><text:span text:style-name="T3">I</text:span>nter</text:span> <text:span text:style-name="T7">barbaras</text:span> <text:span text:style-name="T7">itaq<text:span text:style-name="T1">ue</text:span></text:span> <text:span text:style-name="T7">habito</text:span> <text:span text:style-name="T7">p<text:span text:style-name="T1">ro</text:span>selitus</text:span><text:span text:style-name="T7">·</text:span> <text:span text:style-name="T7"><text:span text:style-name="T1">et</text:span></text:span> <text:span text:style-name="T7">p<text:span text:style-name="T1">ro</text:span>fuga</text:span> <text:span text:style-name="T7">ab</text:span> <text:span text:style-name="T7">amore<text:span text:style-name="T1">m</text:span></text:span> <text:span text:style-name="T7"/><text:span text:style-name="T7">dei</text:span><text:span text:style-name="T7">;</text:span><text:span text:style-name="T7"> | </text:span><text:span text:style-name="T7">testis</text:span> <text:span text:style-name="T7">e<text:span text:style-name="T1">st</text:span></text:span> <text:span text:style-name="T7">
                    \ille/
                </text:span><text:span text:style-name="T7">si</text:span> <text:span text:style-name="T7">ita</text:span> <text:span text:style-name="T7">e<text:span text:style-name="T1">st</text:span></text:span> <text:span text:style-name="T7">non</text:span> <text:span text:style-name="T7">q<text:span text:style-name="T1">uo</text:span>d</text:span> <text:span text:style-name="T7">obtabam</text:span> <text:span text:style-name="T7">tam</text:span> <text:span text:style-name="T7">dure</text:span> <text:span text:style-name="T7"><text:span text:style-name="T1">et</text:span></text:span> <text:span text:style-name="T7">tam</text:span> <text:span text:style-name="T7"/><text:span text:style-name="T7">asp<text:span text:style-name="T1">er</text:span>e</text:span> <text:span text:style-name="T7">aliq<text:span text:style-name="T1">u</text:span>id</text:span><text:span text:style-name="T7"> | </text:span><text:span text:style-name="T7">ex</text:span> <text:span text:style-name="T7">ore</text:span> <text:span text:style-name="T7">meo</text:span> <text:span text:style-name="T7">effundere</text:span><text:span text:style-name="T7">·</text:span> <text:span text:style-name="T7">sed</text:span> <text:span text:style-name="T7">cogor</text:span> <text:span text:style-name="T7">zelo</text:span> <text:span text:style-name="T7">dei</text:span> <text:span text:style-name="T7"><text:span text:style-name="T1">et</text:span></text:span> <text:span text:style-name="T7">ueritatis</text:span> <text:span text:style-name="T7"/><text:span text:style-name="T7">chr<text:span text:style-name="T1">ist</text:span>i</text:span><text:span text:style-name="T7">;</text:span> <text:span text:style-name="T7">exci</text:span><text:span text:style-name="T7">-</text:span><text:span text:style-name="T7"> | </text:span><text:span text:style-name="T7">-</text:span> <text:span text:style-name="T7">tauit</text:span><text:span text:style-name="T7"/><text:span text:style-name="T7">
                    \me/
                </text:span><text:span text:style-name="T7">p<text:span text:style-name="T1">ro</text:span></text:span> <text:span text:style-name="T7">dilectione</text:span> <text:span text:style-name="T7">p<text:span text:style-name="T1">ro</text:span>ximo<text:span text:style-name="T1">rum</text:span></text:span> <text:span text:style-name="T7">atq<text:span text:style-name="T1">ue</text:span></text:span> <text:span text:style-name="T7">filio<text:span text:style-name="T1">rum</text:span></text:span> <text:span text:style-name="T7">p<text:span text:style-name="T1">ro</text:span></text:span> <text:span text:style-name="T7"/><text:span text:style-name="T7">quib<text:span text:style-name="T1">us</text:span></text:span> <text:span text:style-name="T7">tradidi</text:span> <text:span text:style-name="T7">patria<text:span text:style-name="T1">m</text:span></text:span><text:span text:style-name="T7">(164v)</text:span><text:span text:style-name="T7"/><text:span text:style-name="T7"> | </text:span><text:span text:style-name="T7"><text:span text:style-name="T1">et</text:span></text:span> <text:span text:style-name="T7">parentes</text:span> <text:span text:style-name="T7"><text:span text:style-name="T1">et</text:span></text:span> <text:span text:style-name="T7">anima<text:span text:style-name="T1">m</text:span></text:span> <text:span text:style-name="T7">mea<text:span text:style-name="T1">m</text:span></text:span> <text:span text:style-name="T7">usq<text:span text:style-name="T1">ue</text:span></text:span> <text:span text:style-name="T7">ad</text:span> <text:span text:style-name="T7">morte<text:span text:style-name="T1">m</text:span></text:span><text:span text:style-name="T7">;</text:span> <text:span text:style-name="T7"/><text:span text:style-name="T7">si</text:span> <text:span text:style-name="T7">dignus</text:span> <text:span text:style-name="T7">su<text:span text:style-name="T1">m</text:span></text:span> <text:span text:style-name="T7">
                    ERROR
                </text:span><text:span text:style-name="T7">uoui</text:span> <text:span text:style-name="T7">deo</text:span><text:span text:style-name="T7"> | </text:span><text:span text:style-name="T7">meo</text:span> <text:span text:style-name="T7">docere</text:span> <text:span text:style-name="T7">gentes</text:span><text:span text:style-name="T7">·</text:span> <text:span text:style-name="T7"><text:span text:style-name="T1">et</text:span>si</text:span> <text:span text:style-name="T7">conte<text:span text:style-name="T1">m</text:span>pnor</text:span> <text:span text:style-name="T7"/><text:span text:style-name="T7">q<text:span text:style-name="T1">u</text:span>ib<text:span text:style-name="T1">us</text:span></text:span> <text:span text:style-name="T7"/></text:p>
      <text:p>2. <text:span text:style-name="T7"/><text:span text:style-name="T7">manu</text:span> <text:span text:style-name="T7">mea</text:span> <text:span text:style-name="T7">scripsi</text:span><text:span text:style-name="T7"> | </text:span><text:span text:style-name="T7">atq<text:span text:style-name="T1">ue</text:span></text:span> <text:span text:style-name="T7">condidi</text:span> <text:span text:style-name="T7">uerba</text:span> <text:span text:style-name="T7">ista</text:span> <text:span text:style-name="T7">danda</text:span> <text:span text:style-name="T7"><text:span text:style-name="T1">et</text:span></text:span> <text:span text:style-name="T7">tradenda</text:span> <text:span text:style-name="T7"/><text:span text:style-name="T7">militib<text:span text:style-name="T1">us</text:span></text:span> <text:span text:style-name="T7">mittenda</text:span><text:span text:style-name="T7">·</text:span><text:span text:style-name="T7"> | </text:span><text:span text:style-name="T7">corotici</text:span> <text:span text:style-name="T7">n<text:span text:style-name="T1">on</text:span></text:span> <text:span text:style-name="T7">dico</text:span> <text:span text:style-name="T7">ciuib<text:span text:style-name="T1">us</text:span></text:span> <text:span text:style-name="T7">meis</text:span> <text:span text:style-name="T7">neq<text:span text:style-name="T1">ue</text:span></text:span> <text:span text:style-name="T7">ciuib<text:span text:style-name="T1">us</text:span></text:span> <text:span text:style-name="T7"/><text:span text:style-name="T7">s<text:span text:style-name="T1">an</text:span>c<text:span text:style-name="T1">t</text:span>o<text:span text:style-name="T1">rum</text:span></text:span> <text:span text:style-name="T7">romano<text:span text:style-name="T1">rum</text:span></text:span><text:span text:style-name="T7">·</text:span> <text:span text:style-name="T7">sed</text:span> <text:span text:style-name="T7">ciuib<text:span text:style-name="T1">us</text:span></text:span><text:span text:style-name="T7"> | </text:span><text:span text:style-name="T7">demonio<text:span text:style-name="T1">rum</text:span></text:span> <text:span text:style-name="T7">ob</text:span> <text:span text:style-name="T7">mala</text:span> <text:span text:style-name="T7">op<text:span text:style-name="T1">er</text:span>a</text:span> <text:span text:style-name="T7">ipso<text:span text:style-name="T1">rum</text:span></text:span> <text:span text:style-name="T7"/><text:span text:style-name="T7">ritu</text:span> <text:span text:style-name="T7">
                    \h/
                ostili</text:span> <text:span text:style-name="T7">in</text:span> <text:span text:style-name="T7">morte</text:span> <text:span text:style-name="T7">uiuunt</text:span><text:span text:style-name="T7"> | </text:span><text:span text:style-name="T7">socii</text:span> <text:span text:style-name="T7">scotto<text:span text:style-name="T1">rum</text:span></text:span><text:span text:style-name="T7">·</text:span> <text:span text:style-name="T7">atq<text:span text:style-name="T1">ue</text:span></text:span> <text:span text:style-name="T7">picto<text:span text:style-name="T1">rum</text:span></text:span> <text:span text:style-name="T7"/><text:span text:style-name="T7">apostataru<text:span text:style-name="T1">m</text:span></text:span><text:span text:style-name="T7">·</text:span> <text:span text:style-name="T7">que</text:span> <text:span text:style-name="T7">sangui
                    \no/
                lentos</text:span> <text:span text:style-name="T7">san</text:span><text:span text:style-name="T7">-</text:span><text:span text:style-name="T7"> | </text:span><text:span text:style-name="T7">-</text:span> <text:span text:style-name="T7">guinare</text:span> <text:span text:style-name="T7">de</text:span> <text:span text:style-name="T7">sanguine</text:span> <text:span text:style-name="T7">innocentiu<text:span text:style-name="T1">m</text:span></text:span> <text:span text:style-name="T7">chr<text:span text:style-name="T1">ist</text:span>iano<text:span text:style-name="T1">rum</text:span></text:span><text:span text:style-name="T7">·</text:span> <text:span text:style-name="T7"/><text:span text:style-name="T7">quos</text:span> <text:span text:style-name="T7">ego</text:span> <text:span text:style-name="T7">innu</text:span><text:span text:style-name="T7">-</text:span><text:span text:style-name="T7"> | </text:span><text:span text:style-name="T7">-</text:span> <text:span text:style-name="T7">meru<text:span text:style-name="T1">m</text:span></text:span> <text:span text:style-name="T7">d<text:span text:style-name="T1">e</text:span>o</text:span> <text:span text:style-name="T7">genui</text:span><text:span text:style-name="T7">·</text:span> <text:span text:style-name="T7">atq<text:span text:style-name="T1">ue</text:span></text:span> <text:span text:style-name="T7">in</text:span> <text:span text:style-name="T7">chr<text:span text:style-name="T1">ist</text:span>o</text:span> <text:span text:style-name="T7">confirmaui</text:span> <text:span text:style-name="T7"/></text:p>
      <text:p>3. <text:span text:style-name="T7"/><text:span text:style-name="T7">postera</text:span> <text:span text:style-name="T7">die</text:span> <text:span text:style-name="T7">qua</text:span><text:span text:style-name="T7"> | </text:span><text:span text:style-name="T7">crismate</text:span> <text:span text:style-name="T7">neofiti</text:span> <text:span text:style-name="T7">in</text:span> <text:span text:style-name="T7">ueste</text:span> <text:span text:style-name="T7">candida</text:span> <text:span text:style-name="T7">flagraba[t]
                    ERROR
                </text:span> <text:span text:style-name="T7"/><text:span text:style-name="T7">in</text:span> <text:span text:style-name="T7">fronte</text:span> <text:span text:style-name="T7">ipso<text:span text:style-name="T1">rum</text:span></text:span><text:span text:style-name="T7">·</text:span><text:span text:style-name="T7"> | </text:span><text:span text:style-name="T7">dum</text:span> <text:span text:style-name="T7">crudelit<text:span text:style-name="T1">er</text:span></text:span> <text:span text:style-name="T7">trucidati</text:span> <text:span text:style-name="T7">atq<text:span text:style-name="T1">ue</text:span></text:span> <text:span text:style-name="T7">mactati</text:span> <text:span text:style-name="T7">gladio</text:span><text:span text:style-name="T7">;</text:span> <text:span text:style-name="T7"/><text:span text:style-name="T7">sup<text:span text:style-name="T1">r</text:span>adictis</text:span><text:span text:style-name="T7"> | </text:span><text:span text:style-name="T7">misi</text:span> <text:span text:style-name="T7">ep<text:span text:style-name="T1">isto</text:span>lam</text:span> <text:span text:style-name="T7">cum</text:span> <text:span text:style-name="T7">s<text:span text:style-name="T1">an</text:span>c<text:span text:style-name="T1">t</text:span>o</text:span> <text:span text:style-name="T7">p<text:span text:style-name="T1">res</text:span>b<text:span text:style-name="T1">yte</text:span>ro</text:span> <text:span text:style-name="T7">que<text:span text:style-name="T1">m</text:span></text:span> <text:span text:style-name="T7">ego</text:span> <text:span text:style-name="T7">ex</text:span> <text:span text:style-name="T7">infantia</text:span> <text:span text:style-name="T7"/><text:span text:style-name="T7">docui</text:span> <text:span text:style-name="T7">cu<text:span text:style-name="T1">m</text:span></text:span> <text:span text:style-name="T7">clericis</text:span><text:span text:style-name="T7">·</text:span><text:span text:style-name="T7"> | </text:span><text:span text:style-name="T7">ut</text:span> <text:span text:style-name="T7">nobis</text:span> <text:span text:style-name="T7">aliq<text:span text:style-name="T1">u</text:span>id</text:span> <text:span text:style-name="T7">indulgerent</text:span> <text:span text:style-name="T7">de</text:span> <text:span text:style-name="T7">preda</text:span><text:span text:style-name="T7">·</text:span> <text:span text:style-name="T7">u<text:span text:style-name="T1">e</text:span>l</text:span> <text:span text:style-name="T7"/><text:span text:style-name="T7">de</text:span> <text:span text:style-name="T7">captiuis</text:span> <text:span text:style-name="T7">bapti</text:span><text:span text:style-name="T7">-</text:span><text:span text:style-name="T7">|</text:span><text:span text:style-name="T7">zatis</text:span> <text:span text:style-name="T7">quos</text:span> <text:span text:style-name="T7">cep<text:span text:style-name="T1">er</text:span>ant</text:span><text:span text:style-name="T7">·</text:span> <text:span text:style-name="T7">cachinnos</text:span> <text:span text:style-name="T7">fecer<text:span text:style-name="T1">unt</text:span></text:span> <text:span text:style-name="T7">de</text:span> <text:span text:style-name="T7">illis</text:span><text:span text:style-name="T7">;</text:span> <text:span text:style-name="T7"/></text:p>
      <text:p>4. <text:span text:style-name="T7"/><text:span text:style-name="T7"><text:span text:style-name="T3">I</text:span>dcirco</text:span> <text:span text:style-name="T7">nescio</text:span><text:span text:style-name="T7"> | </text:span><text:span text:style-name="T7">q<text:span text:style-name="T1">u</text:span>os</text:span> <text:span text:style-name="T7">magis</text:span> <text:span text:style-name="T7">lugeba<text:span text:style-name="T1">m</text:span></text:span> <text:span text:style-name="T7">an</text:span> <text:span text:style-name="T7">q<text:span text:style-name="T1">u</text:span>i</text:span> <text:span text:style-name="T7">int<text:span text:style-name="T1">er</text:span>fecti</text:span> <text:span text:style-name="T7">uel</text:span> <text:span text:style-name="T7">quos</text:span> <text:span text:style-name="T7"/><text:span text:style-name="T7">cep<text:span text:style-name="T1">er</text:span>unt</text:span><text:span text:style-name="T7">·</text:span> <text:span text:style-name="T7">u<text:span text:style-name="T1">e</text:span>l</text:span> <text:span text:style-name="T7">quos</text:span> <text:span text:style-name="T7">gra</text:span><text:span text:style-name="T7">-</text:span><text:span text:style-name="T7"> | </text:span><text:span text:style-name="T7">-</text:span> <text:span text:style-name="T7">uit<text:span text:style-name="T1">er</text:span></text:span> <text:span text:style-name="T7">zabulus</text:span> <text:span text:style-name="T7">inlaqueauit</text:span> <text:span text:style-name="T7">p<text:span text:style-name="T1">er</text:span>henni</text:span> <text:span text:style-name="T7">pena<text:note text:id="ftn1" text:note-class="footnote"><text:note-citation>0</text:note-citation><text:note-body><text:p text:style-name="Footnote">Bieler: poena;</text:p></text:note-body></text:note></text:span> <text:span text:style-name="T7"/><text:span text:style-name="T7">gehennae</text:span> <text:span text:style-name="T7">parit<text:span text:style-name="T1">er</text:span></text:span><text:span text:style-name="T7"> | </text:span><text:span text:style-name="T7">cum</text:span> <text:span text:style-name="T7">ipso</text:span> <text:span text:style-name="T7">mancipab[a]
                    \u/
                nt</text:span><text:span text:style-name="T7">;</text:span> <text:span text:style-name="T7"><text:span text:style-name="T3">Q</text:span>uia</text:span> <text:span text:style-name="T7">utiq<text:span text:style-name="T1">ue</text:span></text:span> <text:span text:style-name="T7">q<text:span text:style-name="T1">u</text:span>i</text:span> <text:span text:style-name="T7">facit</text:span> <text:span text:style-name="T7"/><text:span text:style-name="T7">peccatu<text:span text:style-name="T1">m</text:span></text:span> <text:span text:style-name="T7">seruus</text:span><text:span text:style-name="T7"> | </text:span><text:span text:style-name="T7">est</text:span><text:span text:style-name="T7">·</text:span> <text:span text:style-name="T7"><text:span text:style-name="T1">et</text:span></text:span> <text:span text:style-name="T7">filius</text:span> <text:span text:style-name="T7">zabuli</text:span> <text:span text:style-name="T7">nuncupat<text:span text:style-name="T1">ur</text:span></text:span><text:span text:style-name="T7">;</text:span> <text:span text:style-name="T7"/></text:p>
      <text:p>5. <text:span text:style-name="T7"/><text:span text:style-name="T7"><text:span text:style-name="T3">P</text:span>ropt<text:span text:style-name="T1">er</text:span></text:span> <text:span text:style-name="T7">quare</text:span> <text:span text:style-name="T7">sciat</text:span> <text:span text:style-name="T7">omnis</text:span><text:span text:style-name="T7"> | </text:span><text:span text:style-name="T7">homo</text:span> <text:span text:style-name="T7">timens</text:span> <text:span text:style-name="T7">d<text:span text:style-name="T1">eu</text:span>m</text:span> <text:span text:style-name="T7">q<text:span text:style-name="T1">uo</text:span>d</text:span> <text:span text:style-name="T7">a</text:span> <text:span text:style-name="T7">me</text:span> <text:span text:style-name="T7">alieni</text:span> <text:span text:style-name="T7"/><text:span text:style-name="T7">sunt</text:span> <text:span text:style-name="T7"><text:span text:style-name="T1">et</text:span></text:span> <text:span text:style-name="T7">a</text:span> <text:span text:style-name="T7">chr<text:span text:style-name="T1">ist</text:span>o</text:span> <text:span text:style-name="T7">d<text:span text:style-name="T1">e</text:span>o</text:span> <text:span text:style-name="T7">meo</text:span> <text:span text:style-name="T7">p<text:span text:style-name="T1">ro</text:span></text:span> <text:span text:style-name="T7">quo</text:span><text:span text:style-name="T7"> | </text:span><text:span text:style-name="T7">legatione</text:span> <text:span text:style-name="T7">fungor</text:span><text:span text:style-name="T7">;</text:span> <text:span text:style-name="T7">patricida</text:span> <text:span text:style-name="T7">fratricida</text:span><text:span text:style-name="T7">·</text:span> <text:span text:style-name="T7"/><text:span text:style-name="T7">lupi</text:span> <text:span text:style-name="T7">rapaces</text:span> <text:span text:style-name="T7">
                    ERROR
                </text:span> <text:span text:style-name="T7">deuo</text:span><text:span text:style-name="T7">-</text:span><text:span text:style-name="T7"> | </text:span><text:span text:style-name="T7">-</text:span> <text:span text:style-name="T7">rantes</text:span> <text:span text:style-name="T7">plebe<text:span text:style-name="T1">m</text:span></text:span> <text:span text:style-name="T7">d<text:span text:style-name="T1">omi</text:span>ni</text:span> <text:span text:style-name="T7">ut</text:span> <text:span text:style-name="T7">cibu<text:span text:style-name="T1">m</text:span></text:span> <text:span text:style-name="T7">panis</text:span> <text:span text:style-name="T7">sic<text:span text:style-name="T1">ut</text:span></text:span> <text:span text:style-name="T7">ait</text:span><text:span text:style-name="T7">;</text:span> <text:span text:style-name="T7"/><text:span text:style-name="T7"><text:span text:style-name="T3">I</text:span>niqui</text:span> <text:span text:style-name="T7">dissipauer<text:span text:style-name="T1">un</text:span>t</text:span><text:span text:style-name="T7"> | </text:span><text:span text:style-name="T7">lege<text:span text:style-name="T1">m</text:span></text:span> <text:span text:style-name="T7">tua<text:span text:style-name="T1">m</text:span></text:span> <text:span text:style-name="T7">d<text:span text:style-name="T1">omi</text:span>ne</text:span><text:span text:style-name="T7">;</text:span> <text:span text:style-name="T7"><text:span text:style-name="T3">Q</text:span>ua<text:span text:style-name="T1">m</text:span></text:span> <text:span text:style-name="T7">in</text:span> <text:span text:style-name="T7">supremis</text:span> <text:span text:style-name="T7">temporib<text:span text:style-name="T1">us</text:span></text:span> <text:span text:style-name="T7"/><text:span text:style-name="T7">hiberione</text:span> <text:span text:style-name="T7">optime</text:span><text:span text:style-name="T7"> | </text:span><text:span text:style-name="T7">benigne</text:span> <text:span text:style-name="T7">plantauerat</text:span><text:span text:style-name="T7">·</text:span> <text:span text:style-name="T7">atq<text:span text:style-name="T1">ue</text:span></text:span> <text:span text:style-name="T7">instructa</text:span> <text:span text:style-name="T7">erat</text:span> <text:span text:style-name="T7"/><text:span text:style-name="T7">fauente</text:span> <text:span text:style-name="T7">deo</text:span> <text:span text:style-name="T7"/></text:p>
      <text:p>6. <text:span text:style-name="T7"/><text:span text:style-name="T7">non</text:span><text:span text:style-name="T7"> | </text:span><text:span text:style-name="T7">usurpo</text:span><text:span text:style-name="T7">·</text:span> <text:span text:style-name="T7">parte<text:span text:style-name="T1">m</text:span></text:span> <text:span text:style-name="T7">habeo</text:span> <text:span text:style-name="T7">cum</text:span> <text:span text:style-name="T7">his</text:span> <text:span text:style-name="T7">quos</text:span> <text:span text:style-name="T7">aduocauit</text:span> <text:span text:style-name="T7"><text:span text:style-name="T1">et</text:span></text:span> <text:span text:style-name="T7">p<text:span text:style-name="T1">re</text:span>destinauit</text:span><text:span text:style-name="T7"> | </text:span><text:span text:style-name="T7"/><text:span text:style-name="T7">euangeliu<text:span text:style-name="T1">m</text:span></text:span> <text:span text:style-name="T7">p<text:span text:style-name="T1">rae</text:span>dicare</text:span> <text:span text:style-name="T7">in</text:span> <text:span text:style-name="T7">p<text:span text:style-name="T1">er</text:span>secutionib<text:span text:style-name="T1">us</text:span></text:span> <text:span text:style-name="T7">n<text:span text:style-name="T1">on</text:span></text:span> <text:span text:style-name="T7">paruis</text:span><text:span text:style-name="T7">·</text:span> <text:span text:style-name="T7">usq<text:span text:style-name="T1">ue</text:span></text:span> <text:span text:style-name="T7"/><text:span text:style-name="T7">ad</text:span> <text:span text:style-name="T7">extremu<text:span text:style-name="T1">m</text:span></text:span><text:span text:style-name="T7"> | </text:span><text:span text:style-name="T7">terre</text:span><text:span text:style-name="T7">;</text:span> <text:span text:style-name="T7"><text:span text:style-name="T3">E</text:span>tsi</text:span> <text:span text:style-name="T7">inuid<text:span text:style-name="T1">et</text:span></text:span> <text:span text:style-name="T7">inimicus</text:span> <text:span text:style-name="T7">p<text:span text:style-name="T1">er</text:span></text:span> <text:span text:style-name="T7">tirannide<text:span text:style-name="T1">m</text:span></text:span> <text:span text:style-name="T7">corotici</text:span><text:span text:style-name="T7">·</text:span> <text:span text:style-name="T7">qui</text:span> <text:span text:style-name="T7"/><text:span text:style-name="T7">d<text:span text:style-name="T1">eu</text:span>m</text:span><text:span text:style-name="T7"> | </text:span><text:span text:style-name="T7">non</text:span> <text:span text:style-name="T7">ueret<text:span text:style-name="T1">ur</text:span></text:span> <text:span text:style-name="T7">nec</text:span> <text:span text:style-name="T7">sacerdotes</text:span> <text:span text:style-name="T7">ipsi<text:span text:style-name="T1">us</text:span></text:span> <text:span text:style-name="T7">quos</text:span> <text:span text:style-name="T7">elegit</text:span> <text:span text:style-name="T7">et</text:span> <text:span text:style-name="T7">indulsit</text:span> <text:span text:style-name="T7">illis</text:span><text:span text:style-name="T7"> | </text:span><text:span text:style-name="T7"/><text:span text:style-name="T7">su<text:span text:style-name="T1">m</text:span>ma<text:span text:style-name="T1">m</text:span></text:span><text:span text:style-name="T7">·</text:span> <text:span text:style-name="T7">diuina<text:span text:style-name="T1">m</text:span></text:span><text:span text:style-name="T7">·</text:span> <text:span text:style-name="T7">sublime<text:span text:style-name="T1">m</text:span></text:span> <text:span text:style-name="T7">potestate<text:span text:style-name="T1">m</text:span></text:span><text:span text:style-name="T7">·</text:span> <text:span text:style-name="T7">quos</text:span> <text:span text:style-name="T7">ligarent</text:span> <text:span text:style-name="T7">sup<text:span text:style-name="T1">er</text:span></text:span> <text:span text:style-name="T7">terram</text:span><text:span text:style-name="T7"> | </text:span><text:span text:style-name="T7"/><text:span text:style-name="T7">ligatos</text:span> <text:span text:style-name="T7">e<text:span text:style-name="T1">ss</text:span>e</text:span> <text:span text:style-name="T7"><text:span text:style-name="T1">et</text:span></text:span> <text:span text:style-name="T7">in</text:span> <text:span text:style-name="T7">celis</text:span><text:span text:style-name="T7">;</text:span> <text:span text:style-name="T7"/></text:p>
      <text:p>7. <text:span text:style-name="T7"/><text:span text:style-name="T7"><text:span text:style-name="T3">U</text:span>nde</text:span> <text:span text:style-name="T7">ergo</text:span> <text:span text:style-name="T7">queso</text:span> <text:span text:style-name="T7">plurimu<text:span text:style-name="T1">m</text:span></text:span> <text:span text:style-name="T7">s<text:span text:style-name="T1">an</text:span>c<text:span text:style-name="T1">t</text:span>i</text:span> <text:span text:style-name="T7"><text:span text:style-name="T1">et</text:span></text:span> <text:span text:style-name="T7">humiles</text:span><text:span text:style-name="T7"> | </text:span><text:span text:style-name="T7">corde</text:span> <text:span text:style-name="T7">adulari</text:span> <text:span text:style-name="T7"/><text:span text:style-name="T7">talib<text:span text:style-name="T1">us</text:span></text:span> <text:span text:style-name="T7">non</text:span> <text:span text:style-name="T7">lic<text:span text:style-name="T1">et</text:span></text:span><text:span text:style-name="T7">·</text:span> <text:span text:style-name="T7">nec</text:span> <text:span text:style-name="T7">cibum</text:span> <text:span text:style-name="T7">nec</text:span> <text:span text:style-name="T7">potu<text:span text:style-name="T1">m</text:span></text:span> <text:span text:style-name="T7">sumere</text:span><text:span text:style-name="T7"> | </text:span><text:span text:style-name="T7">cum</text:span> <text:span text:style-name="T7">ipsis</text:span><text:span text:style-name="T7">·</text:span> <text:span text:style-name="T7">nec</text:span> <text:span text:style-name="T7"/><text:span text:style-name="T7">elemosinas</text:span> <text:span text:style-name="T7">ipso<text:span text:style-name="T1">rum</text:span></text:span> <text:span text:style-name="T7">recip<text:span text:style-name="T1">er</text:span>e</text:span> <text:span text:style-name="T7">debere</text:span><text:span text:style-name="T7">·</text:span> <text:span text:style-name="T7">donec</text:span> <text:span text:style-name="T7">crudelit<text:span text:style-name="T1">er</text:span></text:span><text:span text:style-name="T7"> | </text:span><text:span text:style-name="T7">penetentia<text:span text:style-name="T1">m</text:span></text:span> <text:span text:style-name="T7"/><text:span text:style-name="T7">effusis</text:span> <text:span text:style-name="T7">lacrimis</text:span> <text:span text:style-name="T7">satis</text:span> <text:span text:style-name="T7">deo</text:span> <text:span text:style-name="T7">faciant</text:span><text:span text:style-name="T7">·</text:span> <text:span text:style-name="T7"><text:span text:style-name="T1">et</text:span></text:span> <text:span text:style-name="T7">liberent</text:span> <text:span text:style-name="T7">seruos</text:span><text:span text:style-name="T7"> | </text:span><text:span text:style-name="T7">dei</text:span> <text:span text:style-name="T7"><text:span text:style-name="T1">et</text:span></text:span> <text:span text:style-name="T7">ancillas</text:span> <text:span text:style-name="T7"/><text:span text:style-name="T7">chr<text:span text:style-name="T1">ist</text:span>i</text:span> <text:span text:style-name="T7">baptizatas</text:span><text:span text:style-name="T7">·</text:span> <text:span text:style-name="T7">p<text:span text:style-name="T1">ro</text:span></text:span> <text:span text:style-name="T7">quib<text:span text:style-name="T1">us</text:span></text:span> <text:span text:style-name="T7">mortuus</text:span> <text:span text:style-name="T7">e<text:span text:style-name="T1">st</text:span></text:span> <text:span text:style-name="T7"><text:span text:style-name="T1">et</text:span></text:span> <text:span text:style-name="T7">crucifixus</text:span><text:span text:style-name="T7">;</text:span><text:span text:style-name="T7"> | </text:span><text:span text:style-name="T7"/></text:p>
      <text:p>8. <text:span text:style-name="T7"/><text:span text:style-name="T7"><text:span text:style-name="T3">D</text:span>ona</text:span> <text:span text:style-name="T7">iniquo<text:span text:style-name="T1">rum</text:span></text:span> <text:span text:style-name="T7">rep<text:span text:style-name="T1">ro</text:span>bat</text:span> <text:span text:style-name="T7">altissim<text:span text:style-name="T1">us</text:span></text:span> <text:span text:style-name="T7">qui</text:span> <text:span text:style-name="T7">offert</text:span> <text:span text:style-name="T7">sacrificiu<text:span text:style-name="T1">m</text:span></text:span> <text:span text:style-name="T7"/><text:span text:style-name="T7">ex</text:span> <text:span text:style-name="T7">substantia</text:span><text:span text:style-name="T7"> | </text:span><text:span text:style-name="T7">paup<text:span text:style-name="T1">er</text:span>um</text:span><text:span text:style-name="T7">;</text:span> <text:span text:style-name="T7">quasi</text:span> <text:span text:style-name="T7">uictimat</text:span> <text:span text:style-name="T7">filiu<text:span text:style-name="T1">m</text:span></text:span> <text:span text:style-name="T7">in</text:span> <text:span text:style-name="T7">conspectu</text:span> <text:span text:style-name="T7">patris</text:span> <text:span text:style-name="T7"/><text:span text:style-name="T7">sui</text:span><text:span text:style-name="T7">;</text:span> <text:span text:style-name="T7"><text:span text:style-name="T3">D</text:span>iuitiae<text:note text:id="ftn1" text:note-class="footnote"><text:note-citation>0</text:note-citation><text:note-body><text:p text:style-name="Footnote">Bieler: diuitia (ex -ae, ut uid.)
                            G'</text:p></text:note-body></text:note></text:span><text:span text:style-name="T7"> | </text:span><text:span text:style-name="T7">inq<text:span text:style-name="T1">u</text:span>it</text:span> <text:span text:style-name="T7">quas</text:span> <text:span text:style-name="T7">congregabit</text:span> <text:span text:style-name="T7">iniustus</text:span><text:span text:style-name="T7">;</text:span> <text:span text:style-name="T7">euoment<text:span text:style-name="T1">ur</text:span></text:span> <text:span text:style-name="T7">de</text:span> <text:span text:style-name="T7">uentre</text:span> <text:span text:style-name="T7"/><text:span text:style-name="T7">ei<text:span text:style-name="T1">us</text:span></text:span> <text:span text:style-name="T7">t<text:span text:style-name="T1">r</text:span>ahit</text:span><text:span text:style-name="T7"> | </text:span><text:span text:style-name="T7">illu<text:span text:style-name="T1">m</text:span></text:span> <text:span text:style-name="T7">angelus</text:span> <text:span text:style-name="T7">mortis</text:span><text:span text:style-name="T7">·</text:span> <text:span text:style-name="T7">ira</text:span> <text:span text:style-name="T7">draconu<text:span text:style-name="T1">m</text:span></text:span> <text:span text:style-name="T7">multabit<text:span text:style-name="T1">ur</text:span></text:span><text:span text:style-name="T7">·</text:span> <text:span text:style-name="T7">int<text:span text:style-name="T1">er</text:span>ficiet</text:span> <text:span text:style-name="T7"/><text:span text:style-name="T7">illu<text:span text:style-name="T1">m</text:span></text:span> <text:span text:style-name="T7">lingua</text:span><text:span text:style-name="T7">(165r)</text:span><text:span text:style-name="T7"/><text:span text:style-name="T7"> | </text:span><text:span text:style-name="T7">colu
                    \b/
                ris</text:span><text:span text:style-name="T7">·</text:span> <text:span text:style-name="T7">comedit</text:span> <text:span text:style-name="T7">eum</text:span> <text:span text:style-name="T7">ignis</text:span> <text:span text:style-name="T7">inextinguibilis</text:span><text:span text:style-name="T7">;</text:span> <text:span text:style-name="T7"><text:span text:style-name="T3">I</text:span>deoq<text:span text:style-name="T1">ue</text:span></text:span> <text:span text:style-name="T7"/><text:span text:style-name="T7">ue</text:span> <text:span text:style-name="T7">q<text:span text:style-name="T1">u</text:span>i</text:span> <text:span text:style-name="T7">replent</text:span><text:span text:style-name="T7"> | </text:span><text:span text:style-name="T7">se</text:span> <text:span text:style-name="T7">que</text:span> <text:span text:style-name="T7">non</text:span> <text:span text:style-name="T7">sunt</text:span> <text:span text:style-name="T7">sua</text:span><text:span text:style-name="T7">;</text:span> <text:span text:style-name="T7"><text:span text:style-name="T3">U</text:span>el</text:span> <text:span text:style-name="T7">quid</text:span> <text:span text:style-name="T7">p<text:span text:style-name="T1">ro</text:span>dest</text:span> <text:span text:style-name="T7">homini</text:span> <text:span text:style-name="T7"/><text:span text:style-name="T7">ut</text:span> <text:span text:style-name="T7">totu<text:span text:style-name="T1">m</text:span></text:span> <text:span text:style-name="T7">mundum</text:span><text:span text:style-name="T7"> | </text:span><text:span text:style-name="T7">lucret<text:span text:style-name="T1">ur</text:span></text:span><text:span text:style-name="T7">·</text:span> <text:span text:style-name="T7"><text:span text:style-name="T1">et</text:span></text:span> <text:span text:style-name="T7">anime</text:span> <text:span text:style-name="T7">sue</text:span> <text:span text:style-name="T7">detrim<text:span text:style-name="T1">en</text:span>tu<text:span text:style-name="T1">m</text:span></text:span> <text:span text:style-name="T7">patiat<text:span text:style-name="T1">ur</text:span></text:span><text:span text:style-name="T7">?</text:span> <text:span text:style-name="T7"/></text:p>
      <text:p>9. <text:span text:style-name="T7"/><text:span text:style-name="T7"><text:span text:style-name="T3">L</text:span>ongum</text:span> <text:span text:style-name="T7">e<text:span text:style-name="T1">st</text:span></text:span> <text:span text:style-name="T7">p<text:span text:style-name="T1">er</text:span></text:span> <text:span text:style-name="T7">sing<text:span text:style-name="T1">u</text:span>la</text:span><text:span text:style-name="T7"> | </text:span><text:span text:style-name="T7">discutere</text:span><text:span text:style-name="T7">·</text:span> <text:span text:style-name="T7">u<text:span text:style-name="T1">e</text:span>l</text:span> <text:span text:style-name="T7">insinuare</text:span> <text:span text:style-name="T7">p<text:span text:style-name="T1">er</text:span></text:span> <text:span text:style-name="T7">totam</text:span> <text:span text:style-name="T7"/><text:span text:style-name="T7">legem</text:span> <text:span text:style-name="T7">carp<text:span text:style-name="T1">er</text:span>e</text:span> <text:span text:style-name="T7">testimonia</text:span><text:span text:style-name="T7">·</text:span><text:span text:style-name="T7"> | </text:span><text:span text:style-name="T7">de</text:span> <text:span text:style-name="T7">tali</text:span> <text:span text:style-name="T7">cupiditate</text:span><text:span text:style-name="T7">;</text:span> <text:span text:style-name="T7"><text:span text:style-name="T3">A</text:span>uaritia</text:span> <text:span text:style-name="T7">mortale</text:span> <text:span text:style-name="T7"/><text:span text:style-name="T7">crimen</text:span><text:span text:style-name="T7">·</text:span> <text:span text:style-name="T7">n<text:span text:style-name="T1">on</text:span></text:span> <text:span text:style-name="T7">concupisces</text:span><text:span text:style-name="T7"> | </text:span><text:span text:style-name="T7">rem</text:span> <text:span text:style-name="T7">p<text:span text:style-name="T1">ro</text:span>ximi</text:span> <text:span text:style-name="T7">tui</text:span><text:span text:style-name="T7">.</text:span> <text:span text:style-name="T7">n<text:span text:style-name="T1">on</text:span></text:span> <text:span text:style-name="T7">occides</text:span><text:span text:style-name="T7">;</text:span> <text:span text:style-name="T7"><text:span text:style-name="T3">h</text:span>omicida</text:span> <text:span text:style-name="T7"/><text:span text:style-name="T7">n<text:span text:style-name="T1">on</text:span></text:span> <text:span text:style-name="T7">potest</text:span> <text:span text:style-name="T7">e<text:span text:style-name="T1">ss</text:span>e</text:span> <text:span text:style-name="T7">cum</text:span> <text:span text:style-name="T7">chr<text:span text:style-name="T1">ist</text:span>o</text:span><text:span text:style-name="T7">;</text:span><text:span text:style-name="T7"> | </text:span><text:span text:style-name="T7"><text:span text:style-name="T3">Q</text:span>ui</text:span> <text:span text:style-name="T7">odit</text:span> <text:span text:style-name="T7">fr<text:span text:style-name="T1">atr</text:span>em</text:span> <text:span text:style-name="T7">suu<text:span text:style-name="T1">m</text:span></text:span><text:span text:style-name="T7">;</text:span> <text:span text:style-name="T7">homicidia</text:span> <text:span text:style-name="T7">adscribit<text:span text:style-name="T1">ur</text:span></text:span><text:span text:style-name="T7">·</text:span> <text:span text:style-name="T7">u<text:span text:style-name="T1">e</text:span>l</text:span> <text:span text:style-name="T7">q<text:span text:style-name="T1">u</text:span>i</text:span> <text:span text:style-name="T7">n<text:span text:style-name="T1">on</text:span></text:span> <text:span text:style-name="T7">diligit</text:span> <text:span text:style-name="T7">fr<text:span text:style-name="T1">atr</text:span>em</text:span> <text:span text:style-name="T7">suu<text:span text:style-name="T1">m</text:span></text:span><text:span text:style-name="T7"> | </text:span><text:span text:style-name="T7">in</text:span> <text:span text:style-name="T7">morte</text:span> <text:span text:style-name="T7">manet</text:span><text:span text:style-name="T7">·</text:span> <text:span text:style-name="T7">quanto</text:span> <text:span text:style-name="T7"/><text:span text:style-name="T7">magis</text:span> <text:span text:style-name="T7">reus</text:span> <text:span text:style-name="T7">e<text:span text:style-name="T1">st</text:span></text:span> <text:span text:style-name="T7">q<text:span text:style-name="T1">u</text:span>i</text:span> <text:span text:style-name="T7">manus</text:span> <text:span text:style-name="T7">suas</text:span> <text:span text:style-name="T7">coinq<text:span text:style-name="T1">u</text:span></text:span><text:span text:style-name="T7">-</text:span><text:span text:style-name="T7"> | </text:span><text:span text:style-name="T7">-</text:span> <text:span text:style-name="T7">nauit</text:span> <text:span text:style-name="T7">i<text:span text:style-name="T1">n</text:span></text:span> <text:span text:style-name="T7">sanguine</text:span> <text:span text:style-name="T7">filio<text:span text:style-name="T1">rum</text:span></text:span> <text:span text:style-name="T7"/><text:span text:style-name="T7">dei</text:span> <text:span text:style-name="T7">quos</text:span> <text:span text:style-name="T7">nup<text:span text:style-name="T1">er</text:span></text:span> <text:span text:style-name="T7">adquisiuit</text:span> <text:span text:style-name="T7">in</text:span> <text:span text:style-name="T7">ultimis</text:span><text:span text:style-name="T7"> | </text:span><text:span text:style-name="T7">t<text:span text:style-name="T1">er</text:span>re</text:span> <text:span text:style-name="T7">p<text:span text:style-name="T1">er</text:span></text:span> <text:span text:style-name="T7">exhortatione<text:span text:style-name="T1">m</text:span></text:span> <text:span text:style-name="T7"/><text:span text:style-name="T7">paruitatis</text:span> <text:span text:style-name="T7">n<text:span text:style-name="T1">ost</text:span>r<text:span text:style-name="T1">a</text:span>e</text:span><text:span text:style-name="T7">;</text:span> <text:span text:style-name="T7"/></text:p>
      <text:p>10. <text:span text:style-name="T7"/><text:span text:style-name="T7"><text:span text:style-name="T3">N</text:span>umq<text:span text:style-name="T1">u</text:span>id</text:span> <text:span text:style-name="T7">sine</text:span> <text:span text:style-name="T7">d<text:span text:style-name="T1">e</text:span>o</text:span> <text:span text:style-name="T7"><text:span text:style-name="T1">ue</text:span>l</text:span> <text:span text:style-name="T7">s<text:span text:style-name="T1">e</text:span>c<text:span text:style-name="T1">un</text:span>d<text:span text:style-name="T1">u</text:span>m</text:span><text:span text:style-name="T7"> | </text:span><text:span text:style-name="T7">carne<text:span text:style-name="T1">m</text:span></text:span> <text:span text:style-name="T7">hiberione</text:span> <text:span text:style-name="T7">ueni</text:span><text:span text:style-name="T7">·</text:span> <text:span text:style-name="T7"/><text:span text:style-name="T7">q<text:span text:style-name="T1">u</text:span>is</text:span> <text:span text:style-name="T7">me</text:span> <text:span text:style-name="T7">compulit</text:span> <text:span text:style-name="T7">alligatus</text:span> <text:span text:style-name="T7">sp<text:span text:style-name="T1">irit</text:span>u</text:span><text:span text:style-name="T7">·</text:span> <text:span text:style-name="T7">ut</text:span> <text:span text:style-name="T7">non</text:span><text:span text:style-name="T7"> | </text:span><text:span text:style-name="T7">uideam</text:span> <text:span text:style-name="T7">alique<text:span text:style-name="T1">m</text:span></text:span> <text:span text:style-name="T7">de</text:span> <text:span text:style-name="T7"/><text:span text:style-name="T7">cognatione</text:span> <text:span text:style-name="T7">mea</text:span><text:span text:style-name="T7">;</text:span> <text:span text:style-name="T7"><text:span text:style-name="T3">N</text:span>unquid<text:note text:id="ftn1" text:note-class="footnote"><text:note-citation>0</text:note-citation><text:note-body><text:p text:style-name="Footnote">Bieler:
                                Numquid; </text:p></text:note-body></text:note></text:span><text:span text:style-name="T7">[[±5]]</text:span><text:span text:style-name="T7">piam</text:span><text:span text:style-name="T7"> | </text:span><text:span text:style-name="T7">mis<text:span text:style-name="T1">eri</text:span>c<text:span text:style-name="T1">or</text:span>diam</text:span><text:span text:style-name="T7">[[±5]]</text:span><text:span text:style-name="T7">ago</text:span> <text:span text:style-name="T7"/><text:span text:style-name="T7">erga</text:span> <text:span text:style-name="T7">gente<text:span text:style-name="T1">m</text:span></text:span> <text:span text:style-name="T7">illam</text:span> <text:span text:style-name="T7">[q<text:span text:style-name="T1">ua</text:span>e]
                    ERROR
                <text:note text:id="ftn1" text:note-class="footnote"><text:note-citation>0</text:note-citation><text:note-body><text:p text:style-name="Footnote">See Bieler;</text:p></text:note-body></text:note></text:span> <text:span text:style-name="T7">me</text:span> <text:span text:style-name="T7">aliq<text:span text:style-name="T1">u</text:span>ando</text:span> <text:span text:style-name="T7">ceperunt</text:span><text:span text:style-name="T7"> | </text:span><text:span text:style-name="T7"><text:span text:style-name="T1">et</text:span></text:span> <text:span text:style-name="T7">deuastauerunt</text:span> <text:span text:style-name="T7"/><text:span text:style-name="T7">seruos</text:span> <text:span text:style-name="T7"><text:span text:style-name="T1">et</text:span></text:span> <text:span text:style-name="T7">ancillas</text:span> <text:span text:style-name="T7">dom<text:span text:style-name="T1">us</text:span></text:span> <text:span text:style-name="T7">patris</text:span> <text:span text:style-name="T7">mei</text:span><text:span text:style-name="T7">;</text:span> <text:span text:style-name="T7"><text:span text:style-name="T3">I</text:span>ngenuus</text:span><text:span text:style-name="T7"> | </text:span><text:span text:style-name="T7">fui</text:span> <text:span text:style-name="T7">s<text:span text:style-name="T1">e</text:span>c<text:span text:style-name="T1">un</text:span>d<text:span text:style-name="T1">u</text:span>m</text:span> <text:span text:style-name="T7"/><text:span text:style-name="T7">carne<text:span text:style-name="T1">m</text:span></text:span> <text:span text:style-name="T7">decorione</text:span> <text:span text:style-name="T7">patre</text:span> <text:span text:style-name="T7">nascor</text:span><text:span text:style-name="T7">·</text:span> <text:span text:style-name="T7">uendidi</text:span> <text:span text:style-name="T7">eni<text:span text:style-name="T1">m</text:span></text:span> <text:span text:style-name="T7">nobili</text:span><text:span text:style-name="T7">-</text:span><text:span text:style-name="T7"> | </text:span><text:span text:style-name="T7">-</text:span><text:span text:style-name="T7">tate<text:span text:style-name="T1">m</text:span></text:span> <text:span text:style-name="T7"/><text:span text:style-name="T7">mea<text:span text:style-name="T1">m</text:span></text:span><text:span text:style-name="T7">·</text:span> <text:span text:style-name="T7">n<text:span text:style-name="T1">on</text:span></text:span> <text:span text:style-name="T7">erubesco</text:span> <text:span text:style-name="T7">neq<text:span text:style-name="T1">ue</text:span></text:span> <text:span text:style-name="T7">me</text:span> <text:span text:style-name="T7">penitet</text:span> <text:span text:style-name="T7">p<text:span text:style-name="T1">ro</text:span></text:span> <text:span text:style-name="T7">utilitate</text:span> <text:span text:style-name="T7">alioru<text:span text:style-name="T1">m</text:span></text:span><text:span text:style-name="T7">;</text:span><text:span text:style-name="T7"> | </text:span><text:span text:style-name="T7"/><text:span text:style-name="T7"><text:span text:style-name="T3">D</text:span>eniq<text:span text:style-name="T1">ue</text:span></text:span> <text:span text:style-name="T7">seruus</text:span> <text:span text:style-name="T7">su<text:span text:style-name="T1">m</text:span></text:span> <text:span text:style-name="T7">in</text:span> <text:span text:style-name="T7">chr<text:span text:style-name="T1">ist</text:span>o</text:span> <text:span text:style-name="T7">genti</text:span> <text:span text:style-name="T7">extere</text:span><text:span text:style-name="T7">·</text:span> <text:span text:style-name="T7">ob</text:span> <text:span text:style-name="T7">gl<text:span text:style-name="T1">ori</text:span>am</text:span> <text:span text:style-name="T7">ineffabile<text:span text:style-name="T1">m</text:span></text:span> <text:span text:style-name="T7"/><text:span text:style-name="T7">p<text:span text:style-name="T1">er</text:span>hennis</text:span><text:span text:style-name="T7"> | </text:span><text:span text:style-name="T7">uite</text:span><text:span text:style-name="T7">·</text:span> <text:span text:style-name="T7">que</text:span> <text:span text:style-name="T7">est</text:span> <text:span text:style-name="T7">in</text:span> <text:span text:style-name="T7">chr<text:span text:style-name="T1">ist</text:span>o</text:span> <text:span text:style-name="T7">ie<text:span text:style-name="T1">s</text:span>u</text:span> <text:span text:style-name="T7">do<text:span text:style-name="T1">min</text:span>o</text:span> <text:span text:style-name="T7">n<text:span text:style-name="T1">ost</text:span>ro</text:span><text:span text:style-name="T7">;</text:span> <text:span text:style-name="T7"/></text:p>
      <text:p>11. <text:span text:style-name="T7"/><text:span text:style-name="T7"><text:span text:style-name="T3">E</text:span>t</text:span> <text:span text:style-name="T7">si</text:span> <text:span text:style-name="T7">mei</text:span> <text:span text:style-name="T7">me</text:span> <text:span text:style-name="T7">n<text:span text:style-name="T1">on</text:span></text:span> <text:span text:style-name="T7">cognoscunt</text:span><text:span text:style-name="T7">·</text:span><text:span text:style-name="T7"> | </text:span><text:span text:style-name="T7">p<text:span text:style-name="T1">ro</text:span>ph<text:span text:style-name="T1">et</text:span>a</text:span> <text:span text:style-name="T7">in</text:span> <text:span text:style-name="T7">patria</text:span> <text:span text:style-name="T7">sua</text:span> <text:span text:style-name="T7">honore<text:span text:style-name="T1">m</text:span></text:span> <text:span text:style-name="T7"/><text:span text:style-name="T7">n<text:span text:style-name="T1">on</text:span></text:span> <text:span text:style-name="T7">hab<text:span text:style-name="T1">et</text:span></text:span><text:span text:style-name="T7">·</text:span> <text:span text:style-name="T7">forte</text:span> <text:span text:style-name="T7">n<text:span text:style-name="T1">on</text:span></text:span> <text:span text:style-name="T7">sum<text:span text:style-name="T1">us</text:span></text:span> <text:span text:style-name="T7">ex</text:span> <text:span text:style-name="T7">uno</text:span> <text:span text:style-name="T7">ouili</text:span><text:span text:style-name="T7">·</text:span><text:span text:style-name="T7"> | </text:span><text:span text:style-name="T7">neq<text:span text:style-name="T1">ue</text:span></text:span> <text:span text:style-name="T7">d<text:span text:style-name="T1">eu</text:span>m</text:span> <text:span text:style-name="T7">unu<text:span text:style-name="T1">m</text:span></text:span> <text:span text:style-name="T7"/><text:span text:style-name="T7">patre<text:span text:style-name="T1">m</text:span></text:span> <text:span text:style-name="T7">habem<text:span text:style-name="T1">us</text:span></text:span><text:span text:style-name="T7">·</text:span> <text:span text:style-name="T7">sic<text:span text:style-name="T1">ut</text:span></text:span> <text:span text:style-name="T7">ait</text:span><text:span text:style-name="T7">·</text:span> <text:span text:style-name="T7">q<text:span text:style-name="T1">u</text:span>i</text:span> <text:span text:style-name="T7">n<text:span text:style-name="T1">on</text:span></text:span> <text:span text:style-name="T7">est</text:span> <text:span text:style-name="T7">mecu<text:span text:style-name="T1">m</text:span></text:span><text:span text:style-name="T7">;</text:span> <text:span text:style-name="T7">contra</text:span> <text:span text:style-name="T7">me</text:span><text:span text:style-name="T7"> | </text:span><text:span text:style-name="T7">est</text:span><text:span text:style-name="T7">·</text:span> <text:span text:style-name="T7"><text:span text:style-name="T1">et</text:span></text:span> <text:span text:style-name="T7">qui</text:span> <text:span text:style-name="T7"/><text:span text:style-name="T7">non</text:span> <text:span text:style-name="T7">congregat</text:span> <text:span text:style-name="T7">mecu<text:span text:style-name="T1">m</text:span></text:span> <text:span text:style-name="T7">
                    ERROR
                </text:span><text:span text:style-name="T7">spargit</text:span><text:span text:style-name="T7">;</text:span> <text:span text:style-name="T7"><text:span text:style-name="T3">N</text:span>on</text:span> <text:span text:style-name="T7">c<text:span text:style-name="T1">on</text:span>uenit</text:span><text:span text:style-name="T7">;</text:span> <text:span text:style-name="T7">[u]
                    ERROR
                nus</text:span><text:span text:style-name="T7"> | </text:span><text:span text:style-name="T7">destruit</text:span><text:span text:style-name="T7">·</text:span> <text:span text:style-name="T7">alter</text:span> <text:span text:style-name="T7">edificat</text:span><text:span text:style-name="T7">;</text:span> <text:span text:style-name="T7"/><text:span text:style-name="T7"><text:span text:style-name="T3">N</text:span>on</text:span> <text:span text:style-name="T7">quero</text:span> <text:span text:style-name="T7">que</text:span> <text:span text:style-name="T7">mea</text:span> <text:span text:style-name="T7">sunt</text:span> <text:span text:style-name="T7"/><text:span text:style-name="T7">n<text:span text:style-name="T1">on</text:span></text:span> <text:span text:style-name="T7">mea</text:span> <text:span text:style-name="T7">gr<text:span text:style-name="T1">ati</text:span>a</text:span><text:span text:style-name="T7">·</text:span><text:span text:style-name="T7"> | </text:span><text:span text:style-name="T7">sed</text:span> <text:span text:style-name="T7">d<text:span text:style-name="T1">eu</text:span>s</text:span> <text:span text:style-name="T7">quide<text:span text:style-name="T1">m</text:span></text:span> <text:span text:style-name="T7">hanc</text:span> <text:span text:style-name="T7">sollicitudine<text:span text:style-name="T1">m</text:span></text:span> <text:span text:style-name="T7">in</text:span> <text:span text:style-name="T7"/><text:span text:style-name="T7">corde</text:span> <text:span text:style-name="T7">meo</text:span><text:span text:style-name="T7">·</text:span> <text:span text:style-name="T7">ut</text:span> <text:span text:style-name="T7">unus</text:span> <text:span text:style-name="T7">essem</text:span><text:span text:style-name="T7"> | </text:span><text:span text:style-name="T7">de</text:span> <text:span text:style-name="T7">uenatorib<text:span text:style-name="T1">us</text:span></text:span> <text:span text:style-name="T7">siue</text:span> <text:span text:style-name="T7">piscatorib<text:span text:style-name="T1">us</text:span></text:span> <text:span text:style-name="T7">quos</text:span> <text:span text:style-name="T7">olim</text:span> <text:span text:style-name="T7"/><text:span text:style-name="T7">d<text:span text:style-name="T1">eu</text:span>s</text:span> <text:span text:style-name="T7">in</text:span> <text:span text:style-name="T7">nouissimis</text:span> <text:span text:style-name="T7">dieb<text:span text:style-name="T1">us</text:span></text:span><text:span text:style-name="T7"> | </text:span><text:span text:style-name="T7">ante</text:span> <text:span text:style-name="T7">p<text:span text:style-name="T1">re</text:span>nuntiauit</text:span><text:span text:style-name="T7">;</text:span> <text:span text:style-name="T7"/></text:p>
      <text:p>12. <text:span text:style-name="T7"/><text:span text:style-name="T7"><text:span text:style-name="T3">I</text:span>nuidet<text:span text:style-name="T1">ur</text:span></text:span> <text:span text:style-name="T7">m<text:span text:style-name="T1">ih</text:span>i</text:span> <text:span text:style-name="T7">q<text:span text:style-name="T1">u</text:span>id</text:span> <text:span text:style-name="T7">faciam</text:span> <text:span text:style-name="T7">d<text:span text:style-name="T1">omi</text:span>ne</text:span><text:span text:style-name="T7">;</text:span> <text:span text:style-name="T7"><text:span text:style-name="T3">U</text:span>alde</text:span> <text:span text:style-name="T7">despicior</text:span><text:span text:style-name="T7">;</text:span><text:span text:style-name="T7"> | </text:span><text:span text:style-name="T7"/><text:span text:style-name="T7"><text:span text:style-name="T3">E</text:span>cce</text:span> <text:span text:style-name="T7">oues</text:span> <text:span text:style-name="T7">tue</text:span> <text:span text:style-name="T7">circa</text:span> <text:span text:style-name="T7">me</text:span> <text:span text:style-name="T7">laniant<text:span text:style-name="T1">ur</text:span></text:span> <text:span text:style-name="T7">atq<text:span text:style-name="T1">ue</text:span></text:span> <text:span text:style-name="T7">dep<text:span text:style-name="T1">rae</text:span>dant<text:span text:style-name="T1">ur</text:span></text:span><text:span text:style-name="T7">·</text:span> <text:span text:style-name="T7"><text:span text:style-name="T1">et</text:span></text:span> <text:span text:style-name="T7">supradictis</text:span><text:span text:style-name="T7"> | </text:span><text:span text:style-name="T7"/><text:span text:style-name="T7">latrunculis</text:span> <text:span text:style-name="T7">iubente</text:span> <text:span text:style-name="T7">corotico</text:span> <text:span text:style-name="T7">hostili</text:span><text:span text:style-name="T7">·</text:span> <text:span text:style-name="T7">m<text:span text:style-name="T1">en</text:span>te</text:span> <text:span text:style-name="T7">longe</text:span> <text:span text:style-name="T7">e<text:span text:style-name="T1">st</text:span></text:span> <text:span text:style-name="T7">a</text:span> <text:span text:style-name="T7">caritate</text:span><text:span text:style-name="T7"> | </text:span><text:span text:style-name="T7"/><text:span text:style-name="T7">dei</text:span> <text:span text:style-name="T7">traditor</text:span> <text:span text:style-name="T7">chr<text:span text:style-name="T1">ist</text:span>iano<text:span text:style-name="T1">rum</text:span></text:span> <text:span text:style-name="T7">in</text:span> <text:span text:style-name="T7">manus</text:span> <text:span text:style-name="T7">scotto<text:span text:style-name="T1">rum</text:span></text:span> <text:span text:style-name="T7">atq<text:span text:style-name="T1">ue</text:span></text:span> <text:span text:style-name="T7">picto<text:span text:style-name="T1">rum</text:span></text:span> <text:span text:style-name="T7"/><text:span text:style-name="T7">lupi</text:span> <text:span text:style-name="T7">rapaces</text:span><text:span text:style-name="T7"> | </text:span><text:span text:style-name="T7">deglutierunt</text:span> <text:span text:style-name="T7">gregem</text:span> <text:span text:style-name="T7">d<text:span text:style-name="T1">omi</text:span>ni</text:span><text:span text:style-name="T7">·</text:span> <text:span text:style-name="T7">q<text:span text:style-name="T1">u</text:span>i</text:span> <text:span text:style-name="T7">utiq<text:span text:style-name="T1">ue</text:span></text:span> <text:span text:style-name="T7">hiberione</text:span> <text:span text:style-name="T7">cu<text:span text:style-name="T1">m</text:span></text:span> <text:span text:style-name="T7">su<text:span text:style-name="T1">m</text:span>ma</text:span> <text:span text:style-name="T7"/><text:span text:style-name="T7">diligen</text:span><text:span text:style-name="T7">-</text:span><text:span text:style-name="T7"> | </text:span><text:span text:style-name="T7">-</text:span> <text:span text:style-name="T7">tia</text:span> <text:span text:style-name="T7">crescebat</text:span> <text:span text:style-name="T7">optime</text:span><text:span text:style-name="T7">·</text:span> <text:span text:style-name="T7"><text:span text:style-name="T1">et</text:span></text:span> <text:span text:style-name="T7">filii</text:span> <text:span text:style-name="T7">scotto<text:span text:style-name="T1">rum</text:span></text:span> <text:span text:style-name="T7"><text:span text:style-name="T1">et</text:span></text:span> <text:span text:style-name="T7">filie</text:span> <text:span text:style-name="T7"/><text:span text:style-name="T7">regulo<text:span text:style-name="T1">rum</text:span></text:span><text:span text:style-name="T7">·</text:span> <text:span text:style-name="T7">monachi</text:span><text:span text:style-name="T7"> | </text:span><text:span text:style-name="T7"><text:span text:style-name="T1">et</text:span></text:span> <text:span text:style-name="T7">uirgines</text:span> <text:span text:style-name="T7">chr<text:span text:style-name="T1">ist</text:span>i</text:span> <text:span text:style-name="T7">enumerare</text:span> <text:span text:style-name="T7">nequeo</text:span><text:span text:style-name="T7">;</text:span> <text:span text:style-name="T7"><text:span text:style-name="T3">Q</text:span>uam</text:span> <text:span text:style-name="T7">ob</text:span> <text:span text:style-name="T7"/><text:span text:style-name="T7">rem</text:span> <text:span text:style-name="T7">iniuria</text:span><text:span text:style-name="T7"> | </text:span><text:span text:style-name="T7">iusto<text:span text:style-name="T1">rum</text:span></text:span> <text:span text:style-name="T7">non</text:span> <text:span text:style-name="T7">t<text:span text:style-name="T1">ibi</text:span></text:span> <text:span text:style-name="T7">placeat</text:span><text:span text:style-name="T7">·</text:span> <text:span text:style-name="T7">etiam</text:span> <text:span text:style-name="T7">usq<text:span text:style-name="T1">ue</text:span></text:span> <text:span text:style-name="T7">ad</text:span> <text:span text:style-name="T7">inferos</text:span> <text:span text:style-name="T7">non</text:span> <text:span text:style-name="T7"/><text:span text:style-name="T7">placebit</text:span><text:span text:style-name="T7">;</text:span><text:span text:style-name="T7"> | </text:span><text:span text:style-name="T7"/></text:p>
      <text:p>13. <text:span text:style-name="T7"/><text:span text:style-name="T7"><text:span text:style-name="T3">Q</text:span>uis</text:span> <text:span text:style-name="T7">s<text:span text:style-name="T1">an</text:span>c<text:span text:style-name="T1">t</text:span>o<text:span text:style-name="T1">rum</text:span></text:span> <text:span text:style-name="T7">n<text:span text:style-name="T1">on</text:span></text:span> <text:span text:style-name="T7">horreat</text:span> <text:span text:style-name="T7">iocundare</text:span> <text:span text:style-name="T7">u<text:span text:style-name="T1">e</text:span>l</text:span> <text:span text:style-name="T7">conuiui[u]
                    ERROR
                </text:span> <text:span text:style-name="T7">frui[[±3]]</text:span> <text:span text:style-name="T7"/><text:span text:style-name="T7">cu<text:span text:style-name="T1">m</text:span></text:span> <text:span text:style-name="T7">talib<text:span text:style-name="T1">us</text:span></text:span><text:span text:style-name="T7"> | </text:span><text:span text:style-name="T7">de</text:span> <text:span text:style-name="T7">spoliis</text:span><text:span text:style-name="T7">defunctoru<text:span text:style-name="T1">m</text:span></text:span> <text:span text:style-name="T7">chr<text:span text:style-name="T1">ist</text:span>iano<text:span text:style-name="T1">rum</text:span></text:span> <text:span text:style-name="T7">repleuer<text:span text:style-name="T1">un</text:span>t</text:span> <text:span text:style-name="T7"/><text:span text:style-name="T7">dom[u]
                    ERROR
                s</text:span> <text:span text:style-name="T7">suas</text:span><text:span text:style-name="T7">;</text:span> <text:span text:style-name="T7"><text:span text:style-name="T3">D</text:span>e</text:span><text:span text:style-name="T7"> | </text:span><text:span text:style-name="T7">rapinis</text:span> <text:span text:style-name="T7">uiuunt</text:span><text:span text:style-name="T7">·</text:span> <text:span text:style-name="T7">nesciunt</text:span> <text:span text:style-name="T7">miseri</text:span> <text:span text:style-name="T7">uenenu<text:span text:style-name="T1">m</text:span></text:span><text:span text:style-name="T7">·</text:span> <text:span text:style-name="T7"/><text:span text:style-name="T7">letale<text:span text:style-name="T1">m</text:span><text:note text:id="ftn1" text:note-class="footnote"><text:note-citation>0</text:note-citation><text:note-body><text:p text:style-name="Footnote">Bieler: letale</text:p></text:note-body></text:note></text:span> <text:span text:style-name="T7">cibu<text:span text:style-name="T1">m</text:span></text:span> <text:span text:style-name="T7">porri</text:span><text:span text:style-name="T7">-</text:span><text:span text:style-name="T7">|</text:span><text:span text:style-name="T7">gunt</text:span> <text:span text:style-name="T7">ad</text:span> <text:span text:style-name="T7">amicos</text:span> <text:span text:style-name="T7"><text:span text:style-name="T1">et</text:span></text:span> <text:span text:style-name="T7">filios</text:span> <text:span text:style-name="T7">suos</text:span><text:span text:style-name="T7">·</text:span> <text:span text:style-name="T7">sic<text:span text:style-name="T1">ut</text:span></text:span> <text:span text:style-name="T7">eua</text:span> <text:span text:style-name="T7">n<text:span text:style-name="T1">on</text:span></text:span> <text:span text:style-name="T7"/><text:span text:style-name="T7">intellex<text:span text:style-name="T1">it</text:span></text:span> <text:span text:style-name="T7">q<text:span text:style-name="T1">uo</text:span>d</text:span> <text:span text:style-name="T7">utiq<text:span text:style-name="T1">ue</text:span></text:span> <text:span text:style-name="T7">morte<text:span text:style-name="T1">m</text:span></text:span><text:span text:style-name="T7">.</text:span><text:span text:style-name="T7">(165v)</text:span><text:span text:style-name="T7"/><text:span text:style-name="T7"> | </text:span><text:span text:style-name="T7"/><text:span text:style-name="T7">p<text:span text:style-name="T1">er</text:span>enne<text:span text:style-name="T1">m</text:span></text:span> <text:span text:style-name="T7">penam</text:span> <text:span text:style-name="T7">op<text:span text:style-name="T1">er</text:span>at<text:span text:style-name="T1">ur</text:span><text:note text:id="ftn1" text:note-class="footnote"><text:note-citation>0</text:note-citation><text:note-body><text:p text:style-name="Footnote">Bieler: operantur;</text:p></text:note-body></text:note></text:span><text:span text:style-name="T7">;</text:span> <text:span text:style-name="T7"/></text:p>
      <text:p>14. <text:span text:style-name="T7"/><text:span text:style-name="T7"><text:span text:style-name="T3">C</text:span>onsuetudo</text:span> <text:span text:style-name="T7">romano<text:span text:style-name="T1">rum</text:span></text:span> <text:span text:style-name="T7">gallo<text:span text:style-name="T1">rum</text:span></text:span> <text:span text:style-name="T7">chr<text:span text:style-name="T1">ist</text:span>iano<text:span text:style-name="T1">rum</text:span></text:span> <text:span text:style-name="T7">mit</text:span><text:span text:style-name="T7">-</text:span><text:span text:style-name="T7">|</text:span><text:span text:style-name="T7">tunt</text:span> <text:span text:style-name="T7"/><text:span text:style-name="T7">uiros</text:span> <text:span text:style-name="T7">s<text:span text:style-name="T1">an</text:span>c<text:span text:style-name="T1">t</text:span>os</text:span> <text:span text:style-name="T7">idoneos</text:span> <text:span text:style-name="T7">ad</text:span> <text:span text:style-name="T7">francos</text:span><text:span text:style-name="T7">·</text:span> <text:span text:style-name="T7"><text:span text:style-name="T1">et</text:span></text:span> <text:span text:style-name="T7">cet<text:span text:style-name="T1">er</text:span>as</text:span> <text:span text:style-name="T7">gentes</text:span><text:span text:style-name="T7">·</text:span> <text:span text:style-name="T7">cu<text:span text:style-name="T1">m</text:span></text:span> <text:span text:style-name="T7">tot</text:span> <text:span text:style-name="T7"/><text:span text:style-name="T7">milia</text:span> <text:span text:style-name="T7">soli</text:span><text:span text:style-name="T7">-</text:span><text:span text:style-name="T7"> | </text:span><text:span text:style-name="T7">-</text:span> <text:span text:style-name="T7">doru<text:span text:style-name="T1">m</text:span></text:span> <text:span text:style-name="T7">ad</text:span> <text:span text:style-name="T7">redim<text:span text:style-name="T1">en</text:span>dos</text:span> <text:span text:style-name="T7">captiuos</text:span> <text:span text:style-name="T7">baptizat</text:span><text:span text:style-name="T7">·</text:span> <text:span text:style-name="T7">tu</text:span> <text:span text:style-name="T7">toties</text:span> <text:span text:style-name="T7">int<text:span text:style-name="T1">er</text:span>ficis</text:span> <text:span text:style-name="T7"/><text:span text:style-name="T7"><text:span text:style-name="T1">et</text:span></text:span> <text:span text:style-name="T7">uendis</text:span><text:span text:style-name="T7"> | </text:span><text:span text:style-name="T7">illos</text:span> <text:span text:style-name="T7">genti</text:span> <text:span text:style-name="T7">extere</text:span> <text:span text:style-name="T7">ignoranti</text:span> <text:span text:style-name="T7">d<text:span text:style-name="T1">eu</text:span>m</text:span><text:span text:style-name="T7">·</text:span> <text:span text:style-name="T7">quasi</text:span> <text:span text:style-name="T7">in</text:span> <text:span text:style-name="T7">lupanar</text:span> <text:span text:style-name="T7"/><text:span text:style-name="T7">tardis</text:span> <text:span text:style-name="T7">me<text:span text:style-name="T1">m</text:span>bra</text:span><text:span text:style-name="T7"> | </text:span><text:span text:style-name="T7">chr<text:span text:style-name="T1">ist</text:span>i</text:span><text:span text:style-name="T7">;</text:span> <text:span text:style-name="T7"><text:span text:style-name="T3">Q</text:span>ualem</text:span> <text:span text:style-name="T7">spem</text:span> <text:span text:style-name="T7">habes</text:span> <text:span text:style-name="T7">in</text:span> <text:span text:style-name="T7">d<text:span text:style-name="T1">eu</text:span>m</text:span><text:span text:style-name="T7">·</text:span> <text:span text:style-name="T7">u<text:span text:style-name="T1">e</text:span>l</text:span> <text:span text:style-name="T7">qui</text:span> <text:span text:style-name="T7"/><text:span text:style-name="T7">te</text:span> <text:span text:style-name="T7">consentit</text:span><text:span text:style-name="T7">·</text:span> <text:span text:style-name="T7">aut</text:span> <text:span text:style-name="T7">qui</text:span> <text:span text:style-name="T7">te</text:span><text:span text:style-name="T7"> | </text:span><text:span text:style-name="T7">co<text:span text:style-name="T1">m</text:span>municat</text:span> <text:span text:style-name="T7">uerbis</text:span> <text:span text:style-name="T7">adulationis</text:span><text:span text:style-name="T7">·</text:span> <text:span text:style-name="T7">d<text:span text:style-name="T1">eu</text:span>s</text:span> <text:span text:style-name="T7"/><text:span text:style-name="T7">iudicabit</text:span><text:span text:style-name="T7">?</text:span> <text:span text:style-name="T7"><text:span text:style-name="T3">S</text:span>criptu<text:span text:style-name="T1">m</text:span></text:span> <text:span text:style-name="T7">e<text:span text:style-name="T1">st</text:span></text:span> <text:span text:style-name="T7">enim</text:span><text:span text:style-name="T7">;</text:span><text:span text:style-name="T7"> | </text:span><text:span text:style-name="T7"><text:span text:style-name="T3">N</text:span>on</text:span> <text:span text:style-name="T7">solum</text:span> <text:span text:style-name="T7">facientes</text:span> <text:span text:style-name="T7">mala</text:span><text:span text:style-name="T7">·</text:span> <text:span text:style-name="T7">sed</text:span> <text:span text:style-name="T7">etiam</text:span> <text:span text:style-name="T7"/><text:span text:style-name="T7">c<text:span text:style-name="T1">on</text:span>sentientes</text:span> <text:span text:style-name="T7">da<text:span text:style-name="T1">m</text:span>pnandi</text:span> <text:span text:style-name="T7">sunt</text:span><text:span text:style-name="T7">;</text:span><text:span text:style-name="T7"> | </text:span><text:span text:style-name="T7"/></text:p>
      <text:p>15. <text:span text:style-name="T7"/><text:span text:style-name="T7"><text:span text:style-name="T3">N</text:span>escio</text:span> <text:span text:style-name="T7">q<text:span text:style-name="T1">u</text:span>id</text:span> <text:span text:style-name="T7">dica<text:span text:style-name="T1">m</text:span></text:span> <text:span text:style-name="T7">uel</text:span> <text:span text:style-name="T7">q<text:span text:style-name="T1">u</text:span>id</text:span> <text:span text:style-name="T7">loquar</text:span> <text:span text:style-name="T7">amplius</text:span> <text:span text:style-name="T7">de</text:span> <text:span text:style-name="T7">defunctis</text:span> <text:span text:style-name="T7"/><text:span text:style-name="T7">filio<text:span text:style-name="T1">rum</text:span></text:span> <text:span text:style-name="T7">dei</text:span><text:span text:style-name="T7">·</text:span> <text:span text:style-name="T7">quos</text:span><text:span text:style-name="T7"> | </text:span><text:span text:style-name="T7">gladius</text:span> <text:span text:style-name="T7">supra</text:span> <text:span text:style-name="T7">modu<text:span text:style-name="T1">m</text:span></text:span> <text:span text:style-name="T7">dure</text:span> <text:span text:style-name="T7">tetigit</text:span><text:span text:style-name="T7">;</text:span> <text:span text:style-name="T7"><text:span text:style-name="T3">S</text:span>criptu<text:span text:style-name="T1">m</text:span></text:span> <text:span text:style-name="T7">e<text:span text:style-name="T1">st</text:span></text:span> <text:span text:style-name="T7"/><text:span text:style-name="T7">enim</text:span><text:span text:style-name="T7">·</text:span> <text:span text:style-name="T7">flete</text:span> <text:span text:style-name="T7">cum</text:span><text:span text:style-name="T7"> | </text:span><text:span text:style-name="T7">flentib<text:span text:style-name="T1">us</text:span></text:span><text:span text:style-name="T7">;</text:span><text:span text:style-name="T7">;</text:span> <text:span text:style-name="T7"><text:span text:style-name="T3">E</text:span>t</text:span> <text:span text:style-name="T7">it<text:span text:style-name="T1">er</text:span>um</text:span><text:span text:style-name="T7">;</text:span> <text:span text:style-name="T7"><text:span text:style-name="T3">S</text:span>i</text:span> <text:span text:style-name="T7">dol<text:span text:style-name="T1">et</text:span></text:span> <text:span text:style-name="T7">unu<text:span text:style-name="T1">m</text:span></text:span> <text:span text:style-name="T7">membru<text:span text:style-name="T1">m</text:span></text:span><text:span text:style-name="T7">·</text:span> <text:span text:style-name="T7"/><text:span text:style-name="T7">condoleant</text:span> <text:span text:style-name="T7">omnia</text:span><text:span text:style-name="T7"> | </text:span><text:span text:style-name="T7">membra</text:span><text:span text:style-name="T7">;</text:span> <text:span text:style-name="T7"><text:span text:style-name="T3">Q</text:span>uap<text:span text:style-name="T1">ro</text:span>pt<text:span text:style-name="T1">er</text:span></text:span> <text:span text:style-name="T7">eccl<text:span text:style-name="T1">esi</text:span>a</text:span> <text:span text:style-name="T7">plorat</text:span> <text:span text:style-name="T7"><text:span text:style-name="T1">et</text:span></text:span> <text:span text:style-name="T7">planget</text:span> <text:span text:style-name="T7"/><text:span text:style-name="T7">filios</text:span> <text:span text:style-name="T7"><text:span text:style-name="T1">et</text:span></text:span> <text:span text:style-name="T7">filias</text:span> <text:span text:style-name="T7">suas</text:span><text:span text:style-name="T7"> | </text:span><text:span text:style-name="T7">quas</text:span> <text:span text:style-name="T7">adhuc</text:span> <text:span text:style-name="T7">gladi[o]
                    \u/
                s</text:span> <text:span text:style-name="T7">n<text:span text:style-name="T1">on</text:span>dum</text:span> <text:span text:style-name="T7">int<text:span text:style-name="T1">er</text:span>fecit</text:span><text:span text:style-name="T7">·</text:span> <text:span text:style-name="T7">sed</text:span> <text:span text:style-name="T7"/><text:span text:style-name="T7">p<text:span text:style-name="T1">ro</text:span>longati</text:span> <text:span text:style-name="T7"><text:span text:style-name="T1">et</text:span></text:span> <text:span text:style-name="T7">exportati</text:span><text:span text:style-name="T7"> | </text:span><text:span text:style-name="T7">in</text:span> <text:span text:style-name="T7">longa</text:span> <text:span text:style-name="T7">t<text:span text:style-name="T1">er</text:span>rarum</text:span><text:span text:style-name="T7">·</text:span> <text:span text:style-name="T7">ubi</text:span> <text:span text:style-name="T7">peccatu<text:span text:style-name="T1">m</text:span></text:span> <text:span text:style-name="T7">manifeste</text:span> <text:span text:style-name="T7"/><text:span text:style-name="T7">grauet<text:span text:style-name="T1">ur</text:span></text:span> <text:span text:style-name="T7">inpudent<text:span text:style-name="T1">er</text:span></text:span><text:span text:style-name="T7"> | </text:span><text:span text:style-name="T7">habundat</text:span><text:span text:style-name="T7">·</text:span> <text:span text:style-name="T7">ibi</text:span> <text:span text:style-name="T7">uenundati</text:span> <text:span text:style-name="T7">ingenui</text:span> <text:span text:style-name="T7"/><text:span text:style-name="T7">homines</text:span> <text:span text:style-name="T7">chr<text:span text:style-name="T1">ist</text:span>iani</text:span> <text:span text:style-name="T7">in</text:span> <text:span text:style-name="T7">seruitute</text:span><text:span text:style-name="T7"> | </text:span><text:span text:style-name="T7">redacti</text:span> <text:span text:style-name="T7">sunt</text:span><text:span text:style-name="T7">;</text:span> <text:span text:style-name="T7"><text:span text:style-name="T3">P</text:span>resertim</text:span> <text:span text:style-name="T7">indignissimo<text:span text:style-name="T1">rum</text:span></text:span> <text:span text:style-name="T7"/><text:span text:style-name="T7">pessimo<text:span text:style-name="T1">rum</text:span></text:span> <text:span text:style-name="T7">apostataru<text:span text:style-name="T1">m</text:span>que</text:span><text:span text:style-name="T7"> | </text:span><text:span text:style-name="T7">pictoru<text:span text:style-name="T1">m</text:span></text:span><text:span text:style-name="T7">·</text:span> <text:span text:style-name="T7"/></text:p>
      <text:p>16. <text:span text:style-name="T7"/><text:span text:style-name="T7">idcirco</text:span> <text:span text:style-name="T7">cum</text:span> <text:span text:style-name="T7">tristitia</text:span> <text:span text:style-name="T7"><text:span text:style-name="T1">et</text:span></text:span> <text:span text:style-name="T7">merore</text:span> <text:span text:style-name="T7">uociferabor</text:span><text:span text:style-name="T7">;</text:span> <text:span text:style-name="T7">
                    ERROR
                </text:span><text:span text:style-name="T7"><text:span text:style-name="T3">O</text:span></text:span> <text:span text:style-name="T7">specio</text:span><text:span text:style-name="T7">-</text:span><text:span text:style-name="T7">|</text:span><text:span text:style-name="T7">sissimi</text:span> <text:span text:style-name="T7"/><text:span text:style-name="T7">atq<text:span text:style-name="T1">ue</text:span></text:span> <text:span text:style-name="T7">amantissimi</text:span> <text:span text:style-name="T7">fr<text:span text:style-name="T1">atre</text:span>s</text:span> <text:span text:style-name="T7"><text:span text:style-name="T1">et</text:span></text:span> <text:span text:style-name="T7">filii</text:span> <text:span text:style-name="T7">quos</text:span> <text:span text:style-name="T7">in</text:span> <text:span text:style-name="T7">chr<text:span text:style-name="T1">ist</text:span>o</text:span> <text:span text:style-name="T7">genui</text:span> <text:span text:style-name="T7">enumerare</text:span><text:span text:style-name="T7"> | </text:span><text:span text:style-name="T7"/><text:span text:style-name="T7">nequeo</text:span><text:span text:style-name="T7">·</text:span> <text:span text:style-name="T7">quid</text:span><text:span text:style-name="T7">facia<text:span text:style-name="T1">m</text:span></text:span> <text:span text:style-name="T7">uobis</text:span><text:span text:style-name="T7">;</text:span> <text:span text:style-name="T7"><text:span text:style-name="T3">N</text:span>on</text:span> <text:span text:style-name="T7">sum</text:span> <text:span text:style-name="T7">dignus</text:span> <text:span text:style-name="T7">d<text:span text:style-name="T1">e</text:span>o</text:span> <text:span text:style-name="T7">neq<text:span text:style-name="T1">ue</text:span></text:span> <text:span text:style-name="T7">hominib<text:span text:style-name="T1">us</text:span></text:span><text:span text:style-name="T7"> | </text:span><text:span text:style-name="T7"/><text:span text:style-name="T7">subuenire</text:span><text:span text:style-name="T7">·</text:span> <text:span text:style-name="T7">p<text:span text:style-name="T1">rae</text:span>ualuit</text:span> <text:span text:style-name="T7">iniquitas</text:span> <text:span text:style-name="T7">iniquo<text:span text:style-name="T1">rum</text:span></text:span><text:span text:style-name="T7">·</text:span> <text:span text:style-name="T7">sup<text:span text:style-name="T1">er</text:span></text:span> <text:span text:style-name="T7">nos</text:span><text:span text:style-name="T7">;</text:span> <text:span text:style-name="T7"><text:span text:style-name="T3">Q</text:span>uasi</text:span> <text:span text:style-name="T7">extranei</text:span><text:span text:style-name="T7"> | </text:span><text:span text:style-name="T7"/><text:span text:style-name="T7">facti</text:span> <text:span text:style-name="T7">sumus</text:span><text:span text:style-name="T7">·</text:span> <text:span text:style-name="T7">forte</text:span> <text:span text:style-name="T7">non</text:span> <text:span text:style-name="T7">credunt</text:span><text:span text:style-name="T7">;</text:span> <text:span text:style-name="T7">unum</text:span> <text:span text:style-name="T7">baptismu<text:span text:style-name="T1">m</text:span></text:span> <text:span text:style-name="T7">p<text:span text:style-name="T1">er</text:span>cipim<text:span text:style-name="T1">us</text:span></text:span><text:span text:style-name="T7">·</text:span> <text:span text:style-name="T7"><text:span text:style-name="T1">ue</text:span>l</text:span> <text:span text:style-name="T7"/><text:span text:style-name="T7">unum</text:span><text:span text:style-name="T7"> | </text:span><text:span text:style-name="T7">d<text:span text:style-name="T1">eu</text:span>m</text:span> <text:span text:style-name="T7">patrem</text:span> <text:span text:style-name="T7">habemus</text:span><text:span text:style-name="T7">;</text:span> <text:span text:style-name="T7"><text:span text:style-name="T3">I</text:span>ndignum</text:span> <text:span text:style-name="T7">e<text:span text:style-name="T1">st</text:span></text:span> <text:span text:style-name="T7">illis</text:span> <text:span text:style-name="T7">hiberia</text:span> <text:span text:style-name="T7">nati</text:span> <text:span text:style-name="T7"/><text:span text:style-name="T7">sum<text:span text:style-name="T1">us</text:span></text:span><text:span text:style-name="T7">·</text:span> <text:span text:style-name="T7">sic<text:span text:style-name="T1">ut</text:span></text:span> <text:span text:style-name="T7">ait</text:span><text:span text:style-name="T7">;</text:span><text:span text:style-name="T7"> | </text:span><text:span text:style-name="T7"><text:span text:style-name="T3">N</text:span>on<text:note text:id="ftn1" text:note-class="footnote"><text:note-citation>0</text:note-citation><text:note-body><text:p text:style-name="Footnote">Bieler: Nonne;</text:p></text:note-body></text:note></text:span> <text:span text:style-name="T7">me</text:span> <text:span text:style-name="T7">unum</text:span> <text:span text:style-name="T7">d<text:span text:style-name="T1">eu</text:span>m</text:span> <text:span text:style-name="T7">habetis</text:span><text:span text:style-name="T7">?</text:span> <text:span text:style-name="T7"><text:span text:style-name="T3">Q</text:span>uid</text:span> <text:span text:style-name="T7">dereliquistis</text:span> <text:span text:style-name="T7"/><text:span text:style-name="T7">unusq<text:span text:style-name="T1">u</text:span>sq<text:span text:style-name="T1">ue</text:span></text:span> <text:span text:style-name="T7">p<text:span text:style-name="T1">ro</text:span>ximu<text:span text:style-name="T1">m</text:span></text:span><text:span text:style-name="T7"> | </text:span><text:span text:style-name="T7">suu<text:span text:style-name="T1">m</text:span></text:span><text:span text:style-name="T7">;</text:span> <text:span text:style-name="T7"/></text:p>
      <text:p>17. <text:span text:style-name="T7"/><text:span text:style-name="T7"><text:span text:style-name="T3">I</text:span>ccirco</text:span> <text:span text:style-name="T7">doleo</text:span> <text:span text:style-name="T7">p<text:span text:style-name="T1">ro</text:span></text:span> <text:span text:style-name="T7">uobis</text:span><text:span text:style-name="T7">·</text:span> <text:span text:style-name="T7">doleo</text:span> <text:span text:style-name="T7">carissimi</text:span> <text:span text:style-name="T7">m<text:span text:style-name="T1">ih</text:span>i</text:span> <text:span text:style-name="T7">sed</text:span> <text:span text:style-name="T7">it<text:span text:style-name="T1">er</text:span>um</text:span> <text:span text:style-name="T7"/><text:span text:style-name="T7">gaudeo</text:span><text:span text:style-name="T7"> | </text:span><text:span text:style-name="T7">intra</text:span> <text:span text:style-name="T7">meipsum</text:span> <text:span text:style-name="T7">n<text:span text:style-name="T1">on</text:span></text:span> <text:span text:style-name="T7">gratis</text:span> <text:span text:style-name="T7">laboraui</text:span><text:span text:style-name="T7">·</text:span> <text:span text:style-name="T7">uel</text:span> <text:span text:style-name="T7">p<text:span text:style-name="T1">er</text:span>egrinatio</text:span> <text:span text:style-name="T7">mea</text:span> <text:span text:style-name="T7"/><text:span text:style-name="T7">in</text:span> <text:span text:style-name="T7">uacuu<text:span text:style-name="T1">m</text:span></text:span><text:span text:style-name="T7"> | </text:span><text:span text:style-name="T7">n<text:span text:style-name="T1">on</text:span></text:span> <text:span text:style-name="T7">fuit</text:span><text:span text:style-name="T7">·</text:span> <text:span text:style-name="T7"><text:span text:style-name="T1">et</text:span></text:span> <text:span text:style-name="T7">contigit</text:span> <text:span text:style-name="T7">s
                    \c/
                elus</text:span> <text:span text:style-name="T7">tam</text:span> <text:span text:style-name="T7">horrendu<text:span text:style-name="T1">m</text:span></text:span> <text:span text:style-name="T7"/><text:span text:style-name="T7">ineffabile</text:span><text:span text:style-name="T7">;</text:span> <text:span text:style-name="T7"><text:span text:style-name="T3">D</text:span>eo</text:span> <text:span text:style-name="T7">gr<text:span text:style-name="T1">ati</text:span>as</text:span><text:span text:style-name="T7"> | </text:span><text:span text:style-name="T7">creduli</text:span> <text:span text:style-name="T7">baptizati</text:span> <text:span text:style-name="T7">de</text:span> <text:span text:style-name="T7">s<text:span text:style-name="T1">ae</text:span>c<text:span text:style-name="T1">u</text:span>l<text:span text:style-name="T1">o</text:span></text:span> <text:span text:style-name="T7">recessistis</text:span> <text:span text:style-name="T7"/><text:span text:style-name="T7">ad</text:span> <text:span text:style-name="T7">paradisum</text:span><text:span text:style-name="T7">;</text:span> <text:span text:style-name="T7"><text:span text:style-name="T3">C</text:span>e
                    \r/
                no</text:span> <text:span text:style-name="T7">uos</text:span><text:span text:style-name="T7"> | </text:span><text:span text:style-name="T7">migrare</text:span> <text:span text:style-name="T7">cepistis<text:note text:id="ftn1" text:note-class="footnote"><text:note-citation>0</text:note-citation><text:note-body><text:p text:style-name="Footnote">Bieler: coepistis.</text:p></text:note-body></text:note></text:span> <text:span text:style-name="T7">ubi</text:span> <text:span text:style-name="T7">nox</text:span> <text:span text:style-name="T7">n<text:span text:style-name="T1">on</text:span></text:span> <text:span text:style-name="T7">erit</text:span> <text:span text:style-name="T7"/><text:span text:style-name="T7">neq<text:span text:style-name="T1">ue</text:span></text:span> <text:span text:style-name="T7">luctus</text:span> <text:span text:style-name="T7">neq<text:span text:style-name="T1">ue</text:span></text:span> <text:span text:style-name="T7">mors</text:span> <text:span text:style-name="T7">ampli<text:span text:style-name="T1">us</text:span></text:span><text:span text:style-name="T7">·</text:span><text:span text:style-name="T7"> | </text:span><text:span text:style-name="T7">sed</text:span> <text:span text:style-name="T7">exultabitis</text:span> <text:span text:style-name="T7">sic<text:span text:style-name="T1">ut</text:span></text:span> <text:span text:style-name="T7">uituli</text:span> <text:span text:style-name="T7">ex</text:span> <text:span text:style-name="T7"/><text:span text:style-name="T7">uinculis</text:span> <text:span text:style-name="T7">resoluti</text:span><text:span text:style-name="T7">·</text:span> <text:span text:style-name="T7"><text:span text:style-name="T1">et</text:span></text:span> <text:span text:style-name="T7">c<text:span text:style-name="T1">on</text:span>culcabitis</text:span> <text:span text:style-name="T7">iniquos</text:span><text:span text:style-name="T7">·</text:span><text:span text:style-name="T7"> | </text:span><text:span text:style-name="T7"><text:span text:style-name="T1">et</text:span></text:span> <text:span text:style-name="T7">erunt</text:span> <text:span text:style-name="T7">cinis</text:span> <text:span text:style-name="T7">sub</text:span> <text:span text:style-name="T7">pedib<text:span text:style-name="T1">us</text:span></text:span> <text:span text:style-name="T7"/><text:span text:style-name="T7">u<text:span text:style-name="T1">est</text:span>ris</text:span><text:span text:style-name="T7">;</text:span> <text:span text:style-name="T7"/></text:p>
      <text:p>18. <text:span text:style-name="T7"/><text:span text:style-name="T7"><text:span text:style-name="T3">U</text:span>os</text:span> <text:span text:style-name="T7"><text:span text:style-name="T1">er</text:span>go</text:span> <text:span text:style-name="T7">regnabitis</text:span> <text:span text:style-name="T7">cum</text:span> <text:span text:style-name="T7">ap<text:span text:style-name="T1">osto</text:span>lis</text:span> <text:span text:style-name="T7"><text:span text:style-name="T1">et</text:span></text:span><text:span text:style-name="T7"> | </text:span><text:span text:style-name="T7">p<text:span text:style-name="T1">ro</text:span>phetis</text:span> <text:span text:style-name="T7">atq<text:span text:style-name="T1">ue</text:span></text:span> <text:span text:style-name="T7">martirib<text:span text:style-name="T1">us</text:span></text:span> <text:span text:style-name="T7"/><text:span text:style-name="T7">et<text:span text:style-name="T1">er</text:span>na</text:span> <text:span text:style-name="T7">regna</text:span> <text:span text:style-name="T7">capietis</text:span><text:span text:style-name="T7">·</text:span> <text:span text:style-name="T7">sic<text:span text:style-name="T1">ut</text:span></text:span> <text:span text:style-name="T7">ipse</text:span> <text:span text:style-name="T7">testat<text:span text:style-name="T1">ur</text:span></text:span><text:span text:style-name="T7">;</text:span><text:span text:style-name="T7"> | </text:span><text:span text:style-name="T7"><text:span text:style-name="T3">I</text:span>nquit</text:span><text:span text:style-name="T7">;</text:span> <text:span text:style-name="T7"><text:span text:style-name="T3">U</text:span>enient</text:span> <text:span text:style-name="T7"/><text:span text:style-name="T7">ab</text:span> <text:span text:style-name="T7">oriente</text:span><text:span text:style-name="T7">·</text:span> <text:span text:style-name="T7">ab</text:span> <text:span text:style-name="T7">occidente</text:span><text:span text:style-name="T7">·</text:span> <text:span text:style-name="T7"><text:span text:style-name="T1">et</text:span></text:span> <text:span text:style-name="T7">recumbent</text:span> <text:span text:style-name="T7">cu<text:span text:style-name="T1">m</text:span></text:span><text:span text:style-name="T7"> | </text:span><text:span text:style-name="T7">abraham</text:span><text:span text:style-name="T7">·</text:span> <text:span text:style-name="T7"><text:span text:style-name="T1">et</text:span></text:span> <text:span text:style-name="T7">isaac</text:span> <text:span text:style-name="T7"><text:span text:style-name="T1">et</text:span></text:span> <text:span text:style-name="T7">iacob</text:span> <text:span text:style-name="T7">in</text:span> <text:span text:style-name="T7"/><text:span text:style-name="T7">regno</text:span> <text:span text:style-name="T7">celo<text:span text:style-name="T1">rum</text:span></text:span><text:span text:style-name="T7">;</text:span> <text:span text:style-name="T7"><text:span text:style-name="T3">F</text:span>oris</text:span> <text:span text:style-name="T7">canes</text:span> <text:span text:style-name="T7"><text:span text:style-name="T1">et</text:span></text:span> <text:span text:style-name="T7">uene</text:span><text:span text:style-name="T7">-</text:span><text:span text:style-name="T7"> | </text:span><text:span text:style-name="T7">-</text:span> <text:span text:style-name="T7">fici</text:span><text:span text:style-name="T7">·</text:span> <text:span text:style-name="T7"><text:span text:style-name="T1">et</text:span></text:span> <text:span text:style-name="T7">homicide</text:span><text:span text:style-name="T7">·</text:span> <text:span text:style-name="T7"><text:span text:style-name="T1">et</text:span></text:span> <text:span text:style-name="T7">mendaces</text:span><text:span text:style-name="T7">·</text:span> <text:span text:style-name="T7"/><text:span text:style-name="T7">p<text:span text:style-name="T1">er</text:span>iuri</text:span><text:span text:style-name="T7">·</text:span> <text:span text:style-name="T7">pars</text:span> <text:span text:style-name="T7">eo<text:span text:style-name="T1">rum</text:span></text:span> <text:span text:style-name="T7">in</text:span> <text:span text:style-name="T7">stagnum</text:span><text:span text:style-name="T7"> | </text:span><text:span text:style-name="T7">ignis</text:span> <text:span text:style-name="T7">et<text:span text:style-name="T1">er</text:span>ni</text:span><text:span text:style-name="T7">·</text:span> <text:span text:style-name="T7">n<text:span text:style-name="T1">on</text:span></text:span> <text:span text:style-name="T7">
                    \i<text:span text:style-name="T1">n</text:span>/
                merito</text:span> <text:span text:style-name="T7">ait</text:span> <text:span text:style-name="T7"/><text:span text:style-name="T7">ap<text:span text:style-name="T1">osto</text:span>l<text:span text:style-name="T1">u</text:span>s</text:span><text:span text:style-name="T7">.</text:span> <text:span text:style-name="T7">[u]
                    ERROR
                bi</text:span> <text:span text:style-name="T7">iustus</text:span> <text:span text:style-name="T7">uix</text:span> <text:span text:style-name="T7">saluus</text:span> <text:span text:style-name="T7">erit</text:span><text:span text:style-name="T7">;</text:span><text:span text:style-name="T7"> | </text:span><text:span text:style-name="T7">peccator</text:span> <text:span text:style-name="T7"><text:span text:style-name="T1">et</text:span></text:span> <text:span text:style-name="T7">impi<text:span text:style-name="T1">us</text:span></text:span> <text:span text:style-name="T7">transgressor</text:span> <text:span text:style-name="T7"/><text:span text:style-name="T7">legis</text:span> <text:span text:style-name="T7">ubi</text:span> <text:span text:style-name="T7">se</text:span> <text:span text:style-name="T7">recognoscit</text:span><text:span text:style-name="T7">?</text:span> <text:span text:style-name="T7"/></text:p>
      <text:p>19. <text:span text:style-name="T7"/><text:span text:style-name="T7"><text:span text:style-name="T3">U</text:span>nde</text:span><text:span text:style-name="T7"> | </text:span><text:span text:style-name="T7">enim</text:span> <text:span text:style-name="T7">corotic<text:span text:style-name="T1">us</text:span></text:span> <text:span text:style-name="T7">cu<text:span text:style-name="T1">m</text:span></text:span> <text:span text:style-name="T7">suis</text:span> <text:span text:style-name="T7">sceleratissimis</text:span> <text:span text:style-name="T7">rebellatorib<text:span text:style-name="T1">us</text:span></text:span> <text:span text:style-name="T7"/><text:span text:style-name="T7">chr<text:span text:style-name="T1">ist</text:span>i</text:span> <text:span text:style-name="T7">ubi</text:span> <text:span text:style-name="T7">se</text:span> <text:span text:style-name="T7">uideb<text:span text:style-name="T1">un</text:span>t</text:span><text:span text:style-name="T7">·</text:span><text:span text:style-name="T7">(166r)</text:span><text:span text:style-name="T7"/><text:span text:style-name="T7"> | </text:span><text:span text:style-name="T7"><text:span text:style-name="T3">Q</text:span>ui</text:span> <text:span text:style-name="T7">mulierculas</text:span> <text:span text:style-name="T7">baptizatas</text:span> <text:span text:style-name="T7">p<text:span text:style-name="T1">rae</text:span>mia</text:span> <text:span text:style-name="T7"/><text:span text:style-name="T7">distribuunt</text:span><text:span text:style-name="T7">·</text:span> <text:span text:style-name="T7">ob</text:span> <text:span text:style-name="T7">miserum</text:span> <text:span text:style-name="T7">regnu<text:span text:style-name="T1">m</text:span></text:span><text:span text:style-name="T7"> | </text:span><text:span text:style-name="T7">temporale</text:span><text:span text:style-name="T7">;</text:span> <text:span text:style-name="T7">q<text:span text:style-name="T1">uo</text:span>d</text:span> <text:span text:style-name="T7">utiq<text:span text:style-name="T1">ue</text:span></text:span> <text:span text:style-name="T7">in</text:span> <text:span text:style-name="T7">mom<text:span text:style-name="T1">en</text:span>to</text:span> <text:span text:style-name="T7"/><text:span text:style-name="T7">transeat</text:span><text:span text:style-name="T7">;</text:span> <text:span text:style-name="T7">sic<text:span text:style-name="T1">ut</text:span></text:span> <text:span text:style-name="T7">nubes</text:span> <text:span text:style-name="T7">u<text:span text:style-name="T1">e</text:span>l</text:span> <text:span text:style-name="T7">fum<text:span text:style-name="T1">us</text:span></text:span><text:span text:style-name="T7">·</text:span> <text:span text:style-name="T7">q<text:span text:style-name="T1">u</text:span>i</text:span> <text:span text:style-name="T7">utiq<text:span text:style-name="T1">ue</text:span></text:span><text:span text:style-name="T7"> | </text:span><text:span text:style-name="T7">uento</text:span> <text:span text:style-name="T7">disp<text:span text:style-name="T1">er</text:span>git<text:span text:style-name="T1">ur</text:span></text:span><text:span text:style-name="T7">·</text:span> <text:span text:style-name="T7">ita</text:span> <text:span text:style-name="T7"/><text:span text:style-name="T7">peccatores</text:span> <text:span text:style-name="T7">fraudulenti</text:span> <text:span text:style-name="T7">a</text:span> <text:span text:style-name="T7">facie</text:span> <text:span text:style-name="T7">d<text:span text:style-name="T1">omi</text:span>ni</text:span> <text:span text:style-name="T7">p<text:span text:style-name="T1">er</text:span>ibunt</text:span><text:span text:style-name="T7">;</text:span><text:span text:style-name="T7"> | </text:span><text:span text:style-name="T7"><text:span text:style-name="T3">I</text:span>usti</text:span> <text:span text:style-name="T7">aute<text:span text:style-name="T1">m</text:span></text:span> <text:span text:style-name="T7">epulent<text:span text:style-name="T1">ur</text:span></text:span> <text:span text:style-name="T7"/><text:span text:style-name="T7">in</text:span> <text:span text:style-name="T7">magna</text:span> <text:span text:style-name="T7">constantia</text:span> <text:span text:style-name="T7">cum</text:span> <text:span text:style-name="T7">chr<text:span text:style-name="T1">ist</text:span>o</text:span><text:span text:style-name="T7">·</text:span> <text:span text:style-name="T7">iudicabunt</text:span><text:span text:style-name="T7"> | </text:span><text:span text:style-name="T7">nationes</text:span><text:span text:style-name="T7">·</text:span> <text:span text:style-name="T7"><text:span text:style-name="T1">et</text:span></text:span> <text:span text:style-name="T7">regib<text:span text:style-name="T1">us</text:span></text:span> <text:span text:style-name="T7"/><text:span text:style-name="T7">iniq<text:span text:style-name="T1">u</text:span>is</text:span> <text:span text:style-name="T7">d<text:span text:style-name="T1">omin</text:span>abunt<text:span text:style-name="T1">ur</text:span></text:span> <text:span text:style-name="T7">in</text:span> <text:span text:style-name="T7">s<text:span text:style-name="T1">ae</text:span>c<text:span text:style-name="T1">u</text:span>la</text:span> <text:span text:style-name="T7">s<text:span text:style-name="T1">ae</text:span>c<text:span text:style-name="T1">u</text:span>lor<text:span text:style-name="T1">um</text:span></text:span> <text:span text:style-name="T7">amen</text:span><text:span text:style-name="T7">;</text:span> <text:span text:style-name="T7"/></text:p>
      <text:p>20. <text:span text:style-name="T7"/><text:span text:style-name="T7"><text:span text:style-name="T3">T</text:span>estificor</text:span><text:span text:style-name="T7"> | </text:span><text:span text:style-name="T7">coram</text:span> <text:span text:style-name="T7">d<text:span text:style-name="T1">e</text:span>o</text:span> <text:span text:style-name="T7"><text:span text:style-name="T1">et</text:span></text:span> <text:span text:style-name="T7">angelis</text:span> <text:span text:style-name="T7">suis</text:span> <text:span text:style-name="T7">q<text:span text:style-name="T1">uo</text:span>d</text:span> <text:span text:style-name="T7">ita</text:span> <text:span text:style-name="T7">erit</text:span> <text:span text:style-name="T7">sic<text:span text:style-name="T1">ut</text:span></text:span> <text:span text:style-name="T7"/><text:span text:style-name="T7">intimauer<text:span text:style-name="T1">unt</text:span></text:span> <text:span text:style-name="T7">imp<text:span text:style-name="T1">er</text:span>itie</text:span> <text:span text:style-name="T7">mee</text:span><text:span text:style-name="T7"> | </text:span><text:span text:style-name="T7">n<text:span text:style-name="T1">on</text:span></text:span> <text:span text:style-name="T7">mea</text:span> <text:span text:style-name="T7">uerba</text:span><text:span text:style-name="T7">·</text:span> <text:span text:style-name="T7">sed</text:span> <text:span text:style-name="T7">dei</text:span><text:span text:style-name="T7">·</text:span> <text:span text:style-name="T7"><text:span text:style-name="T1">et</text:span></text:span> <text:span text:style-name="T7">ap<text:span text:style-name="T1">osto</text:span>lo<text:span text:style-name="T1">rum</text:span></text:span> <text:span text:style-name="T7"/><text:span text:style-name="T7">atq<text:span text:style-name="T1">ue</text:span></text:span> <text:span text:style-name="T7">p<text:span text:style-name="T1">ro</text:span>phetarum</text:span><text:span text:style-name="T7">;</text:span> <text:span text:style-name="T7">q<text:span text:style-name="T1">uo</text:span>d</text:span> <text:span text:style-name="T7">ego</text:span> <text:span text:style-name="T7">latinu<text:span text:style-name="T1">m</text:span></text:span><text:span text:style-name="T7"> | </text:span><text:span text:style-name="T7">exposui</text:span><text:span text:style-name="T7">;</text:span> <text:span text:style-name="T7">q<text:span text:style-name="T1">u</text:span>i</text:span> <text:span text:style-name="T7">numqua<text:span text:style-name="T1">m</text:span></text:span> <text:span text:style-name="T7">enim</text:span> <text:span text:style-name="T7"/><text:span text:style-name="T7">m<text:span text:style-name="T1">en</text:span>titi</text:span> <text:span text:style-name="T7">sunt</text:span><text:span text:style-name="T7">·</text:span> <text:span text:style-name="T7">qui</text:span> <text:span text:style-name="T7">crediderit</text:span> <text:span text:style-name="T7">saluus</text:span> <text:span text:style-name="T7">erit</text:span><text:span text:style-name="T7">·</text:span><text:span text:style-name="T7"> | </text:span><text:span text:style-name="T7">q<text:span text:style-name="T1">u</text:span>i</text:span> <text:span text:style-name="T7">uero</text:span> <text:span text:style-name="T7">non</text:span> <text:span text:style-name="T7">crediderit</text:span><text:span text:style-name="T7">;</text:span> <text:span text:style-name="T7">conde<text:span text:style-name="T1">m</text:span>pnabit <text:span text:style-name="T1">ur</text:span></text:span><text:span text:style-name="T7">;</text:span> <text:span text:style-name="T7"/><text:span text:style-name="T7"><text:span text:style-name="T3">D</text:span><text:span text:style-name="T1">eu</text:span>s</text:span> <text:span text:style-name="T7">locutus</text:span> <text:span text:style-name="T7">e<text:span text:style-name="T1">st</text:span></text:span> <text:span text:style-name="T7"/></text:p>
      <text:p>21. <text:span text:style-name="T7"/><text:span text:style-name="T7">queso</text:span><text:span text:style-name="T7"> | </text:span><text:span text:style-name="T7">plurimu<text:span text:style-name="T1">m</text:span></text:span><text:span text:style-name="T7">·</text:span> <text:span text:style-name="T7">ut</text:span> <text:span text:style-name="T7">quicumq<text:span text:style-name="T1">ue</text:span></text:span> <text:span text:style-name="T7">famulus</text:span> <text:span text:style-name="T7">d<text:span text:style-name="T1">e</text:span>i</text:span><text:span text:style-name="T7">·</text:span> <text:span text:style-name="T7">ut</text:span> <text:span text:style-name="T7">p<text:span text:style-name="T1">ro</text:span>m
                    \p/
                tus</text:span> <text:span text:style-name="T7"/><text:span text:style-name="T7">fuerit</text:span><text:span text:style-name="T7">;</text:span> <text:span text:style-name="T7">ut</text:span> <text:span text:style-name="T7">sit</text:span><text:span text:style-name="T7"> | </text:span><text:span text:style-name="T7">gerulus</text:span> <text:span text:style-name="T7">litterarum</text:span> <text:span text:style-name="T7">harum</text:span><text:span text:style-name="T7">·</text:span> <text:span text:style-name="T7">ut</text:span> <text:span text:style-name="T7">nequaqua<text:span text:style-name="T1">m</text:span></text:span> <text:span text:style-name="T7">subtrahat<text:span text:style-name="T1">ur</text:span></text:span> <text:span text:style-name="T7"/><text:span text:style-name="T7">a</text:span> <text:span text:style-name="T7">nimine</text:span><text:span text:style-name="T7">·</text:span><text:span text:style-name="T7"> | </text:span><text:span text:style-name="T7">sed</text:span> <text:span text:style-name="T7">magis</text:span> <text:span text:style-name="T7">potius</text:span> <text:span text:style-name="T7">legat<text:span text:style-name="T1">ur</text:span></text:span> <text:span text:style-name="T7">coram</text:span> <text:span text:style-name="T7">cunctis</text:span> <text:span text:style-name="T7">plebib<text:span text:style-name="T1">us</text:span></text:span><text:span text:style-name="T7">·</text:span> <text:span text:style-name="T7"><text:span text:style-name="T1">et</text:span></text:span> <text:span text:style-name="T7">p<text:span text:style-name="T1">rae</text:span>sente</text:span> <text:span text:style-name="T7"/><text:span text:style-name="T7">ipso</text:span><text:span text:style-name="T7"> | </text:span><text:span text:style-name="T7">corotico</text:span><text:span text:style-name="T7">;</text:span> <text:span text:style-name="T7"><text:span text:style-name="T3">Q</text:span><text:span text:style-name="T1">uo</text:span>d</text:span> <text:span text:style-name="T7">si</text:span> <text:span text:style-name="T7">d<text:span text:style-name="T1">eu</text:span>s</text:span> <text:span text:style-name="T7">inspirat</text:span> <text:span text:style-name="T7">illos</text:span> <text:span text:style-name="T7">ut</text:span> <text:span text:style-name="T7">quandoq<text:span text:style-name="T1">ue</text:span></text:span> <text:span text:style-name="T7">deo</text:span> <text:span text:style-name="T7"/><text:span text:style-name="T7">resipiscant</text:span><text:span text:style-name="T7">·</text:span><text:span text:style-name="T7"> | </text:span><text:span text:style-name="T7">ita</text:span> <text:span text:style-name="T7">ut</text:span> <text:span text:style-name="T7">uel</text:span> <text:span text:style-name="T7">sero</text:span> <text:span text:style-name="T7">penitea[t]
                    ERROR
                </text:span><text:span text:style-name="T7">.</text:span> <text:span text:style-name="T7">q<text:span text:style-name="T1">uo</text:span>d</text:span> <text:span text:style-name="T7">tam</text:span> <text:span text:style-name="T7">impie</text:span> <text:span text:style-name="T7">gesser<text:span text:style-name="T1">un</text:span>t</text:span><text:span text:style-name="T7">;</text:span> <text:span text:style-name="T7"/><text:span text:style-name="T7">homicidae</text:span><text:span text:style-name="T7"> | </text:span><text:span text:style-name="T7">erga</text:span> <text:span text:style-name="T7">fr<text:span text:style-name="T1">atri</text:span>s</text:span> <text:span text:style-name="T7">d<text:span text:style-name="T1">omi</text:span>ni</text:span> <text:span text:style-name="T7">liberent</text:span> <text:span text:style-name="T7">captiuas</text:span> <text:span text:style-name="T7">baptizatas</text:span> <text:span text:style-name="T7"/><text:span text:style-name="T7">quos</text:span> <text:span text:style-name="T7">ante</text:span> <text:span text:style-name="T7">cep<text:span text:style-name="T1">er</text:span>unt</text:span><text:span text:style-name="T7">·</text:span><text:span text:style-name="T7"> | </text:span><text:span text:style-name="T7">ita</text:span> <text:span text:style-name="T7">ut</text:span> <text:span text:style-name="T7">mereant<text:span text:style-name="T1">ur</text:span></text:span> <text:span text:style-name="T7">deo</text:span> <text:span text:style-name="T7">uiuere</text:span><text:span text:style-name="T7">·</text:span> <text:span text:style-name="T7"><text:span text:style-name="T1">et</text:span></text:span> <text:span text:style-name="T7">sani</text:span> <text:span text:style-name="T7">efficiant<text:span text:style-name="T1">ur</text:span></text:span> <text:span text:style-name="T7"/><text:span text:style-name="T7">hic</text:span> <text:span text:style-name="T7"><text:span text:style-name="T1">et</text:span></text:span> <text:span text:style-name="T7">in</text:span><text:span text:style-name="T7"> | </text:span><text:span text:style-name="T7">et<text:span text:style-name="T1">er</text:span>num</text:span><text:span text:style-name="T7">·</text:span> <text:span text:style-name="T7">pax</text:span> <text:span text:style-name="T7">patri</text:span> <text:span text:style-name="T7"><text:span text:style-name="T1">et</text:span></text:span> <text:span text:style-name="T7">filio</text:span> <text:span text:style-name="T7"><text:span text:style-name="T1">et</text:span></text:span> <text:span text:style-name="T7">sp<text:span text:style-name="T1">irit</text:span>ui</text:span> <text:span text:style-name="T7">s<text:span text:style-name="T1">an</text:span>c<text:span text:style-name="T1">t</text:span>o</text:span> <text:span text:style-name="T7">amen</text:span><text:span text:style-name="T7">;</text:span> <text:span text:style-name="T7"/></text:p>
    </office:tex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1" style:family="paragraph" style:parent-style-name="Footer">
      <style:paragraph-properties fo:text-align="center" style:justify-single-word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2" style:family="paragraph" style:parent-style-name="Standard">
      <style:paragraph-properties fo:line-height="150%"/>
      <style:text-properties fo:font-size="12pt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3" style:family="paragraph" style:parent-style-name="Table_20_Contents">
      <style:paragraph-properties fo:line-height="150%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P4" style:family="paragraph" style:parent-style-name="Heading">
      <style:paragraph-properties fo:line-height="150%"/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1" style:family="text">
      <style:text-properties fo:font-style="italic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2" style:family="text">
      <style:text-properties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3" style:family="text">
      <style:text-properties fo:font-size="18pt" fo:font-weight="bold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" style:family="table">
      <style:table-properties style:width="16.999cm" table:align="margins" style:shadow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" style:family="table-column">
      <style:table-column-properties style:column-width="8.5cm" style:rel-column-width="32767*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1" style:family="table-row">
      <style:table-row-properties style:min-row-height="1.402cm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A1" style:family="table-cell">
      <style:table-cell-properties fo:padding="0.097cm" fo:border="non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xmlns:xforms="http://www.w3.org/2002/xforms" xmlns:xsd="http://www.w3.org/2001/XMLSchema" xmlns:xsi="http://www.w3.org/2001/XMLSchema-instance" xmlns:rdfa="http://docs.oasis-open.org/opendocument/meta/rdfa#" xmlns:field="urn:openoffice:names:experimental:ooo-ms-interop:xmlns:field:1.0" style:name="H1" style:family="paragraph" style:parent-style-name="Heading" style:class="text">
      <style:text-properties fo:font-size="85%" fo:font-weight="bold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09-23T19:17:00.328000</meta:creation-date>
    <dc:date>2015-09-23T19:17:00.383000</dc:date>
    <meta:generator>http://pypi.python.org/pypi/ezodf/0.1.0$Python2.7.5 (default, May 15 2013, 22:43:36) [MSC v.1500 32 bit (Intel)]</meta:generator>
    <meta:document-statistic/>
    <meta:editing-cycles>1</meta:editing-cycles>
  </office:meta>
</office:document-meta>
</file>